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4.3346in" svg:height="6.787in" svg:x="0.498in" svg:y="0.0417in">
            <draw:object draw:notify-on-update-of-ranges="data.B1:data.B1 data.B2:data.B601 data.C1:data.C1 data.C2:data.C601 data.D1:data.D1 data.D2:data.D6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7638in" svg:height="8.4079in" svg:x="0.498in" svg:y="0.0417in">
            <draw:object draw:notify-on-update-of-ranges="data.B1:data.B1 data.B2:data.B601 data.C1:data.C1 data.C2:data.C601 data.D1:data.D1 data.D2:data.D6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ormal mult</text:p>
          </table:table-cell>
          <table:table-cell office:value-type="string" calcext:value-type="string">
            <text:p>D.C mult</text:p>
          </table:table-cell>
          <table:table-cell office:value-type="string" calcext:value-type="string">
            <text:p>strassen m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38000" calcext:value-type="float">
            <text:p>38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9000" calcext:value-type="float">
            <text:p>90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000" calcext:value-type="float">
            <text:p>13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00" calcext:value-type="float">
            <text:p>25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00" calcext:value-type="float">
            <text:p>3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000" calcext:value-type="float">
            <text:p>41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7000" calcext:value-type="float">
            <text:p>47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000" calcext:value-type="float">
            <text:p>53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7000" calcext:value-type="float">
            <text:p>57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000" calcext:value-type="float">
            <text:p>62000</text:p>
          </table:table-cell>
          <table:table-cell office:value-type="float" office:value="69000" calcext:value-type="float">
            <text:p>69000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5000" calcext:value-type="float">
            <text:p>85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6000" calcext:value-type="float">
            <text:p>4060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99000" calcext:value-type="float">
            <text:p>99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6000" calcext:value-type="float">
            <text:p>206000</text:p>
          </table:table-cell>
          <table:table-cell office:value-type="float" office:value="124000" calcext:value-type="float">
            <text:p>124000</text:p>
          </table:table-cell>
          <table:table-cell office:value-type="float" office:value="137000" calcext:value-type="float">
            <text:p>137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7000" calcext:value-type="float">
            <text:p>1370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156000" calcext:value-type="float">
            <text:p>156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6000" calcext:value-type="float">
            <text:p>166000</text:p>
          </table:table-cell>
          <table:table-cell office:value-type="float" office:value="172000" calcext:value-type="float">
            <text:p>172000</text:p>
          </table:table-cell>
          <table:table-cell office:value-type="float" office:value="181000" calcext:value-type="float">
            <text:p>181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000" calcext:value-type="float">
            <text:p>187000</text:p>
          </table:table-cell>
          <table:table-cell office:value-type="float" office:value="42000" calcext:value-type="float">
            <text:p>42000</text:p>
          </table:table-cell>
          <table:table-cell office:value-type="float" office:value="53000" calcext:value-type="float">
            <text:p>53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2000" calcext:value-type="float">
            <text:p>232000</text:p>
          </table:table-cell>
          <table:table-cell office:value-type="float" office:value="31000" calcext:value-type="float">
            <text:p>3100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1000" calcext:value-type="float">
            <text:p>25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5000" calcext:value-type="float">
            <text:p>325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000" calcext:value-type="float">
            <text:p>54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4000" calcext:value-type="float">
            <text:p>44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000" calcext:value-type="float">
            <text:p>45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000" calcext:value-type="float">
            <text:p>57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6000" calcext:value-type="float">
            <text:p>86000</text:p>
          </table:table-cell>
          <table:table-cell office:value-type="float" office:value="59000" calcext:value-type="float">
            <text:p>59000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2000" calcext:value-type="float">
            <text:p>6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7000" calcext:value-type="float">
            <text:p>57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000" calcext:value-type="float">
            <text:p>670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000" calcext:value-type="float">
            <text:p>7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000" calcext:value-type="float">
            <text:p>101000</text:p>
          </table:table-cell>
          <table:table-cell office:value-type="float" office:value="131000" calcext:value-type="float">
            <text:p>131000</text:p>
          </table:table-cell>
          <table:table-cell office:value-type="float" office:value="119000" calcext:value-type="float">
            <text:p>119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1000" calcext:value-type="float">
            <text:p>151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000" calcext:value-type="float">
            <text:p>101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53000" calcext:value-type="float">
            <text:p>153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7000" calcext:value-type="float">
            <text:p>107000</text:p>
          </table:table-cell>
          <table:table-cell office:value-type="float" office:value="176000" calcext:value-type="float">
            <text:p>176000</text:p>
          </table:table-cell>
          <table:table-cell office:value-type="float" office:value="144000" calcext:value-type="float">
            <text:p>144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4000" calcext:value-type="float">
            <text:p>104000</text:p>
          </table:table-cell>
          <table:table-cell office:value-type="float" office:value="161000" calcext:value-type="float">
            <text:p>161000</text:p>
          </table:table-cell>
          <table:table-cell office:value-type="float" office:value="298000" calcext:value-type="float">
            <text:p>298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4000" calcext:value-type="float">
            <text:p>104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7000" calcext:value-type="float">
            <text:p>127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000" calcext:value-type="float">
            <text:p>41000</text:p>
          </table:table-cell>
          <table:table-cell office:value-type="float" office:value="164000" calcext:value-type="float">
            <text:p>164000</text:p>
          </table:table-cell>
          <table:table-cell office:value-type="float" office:value="134000" calcext:value-type="float">
            <text:p>134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000" calcext:value-type="float">
            <text:p>41000</text:p>
          </table:table-cell>
          <table:table-cell office:value-type="float" office:value="161000" calcext:value-type="float">
            <text:p>161000</text:p>
          </table:table-cell>
          <table:table-cell office:value-type="float" office:value="139000" calcext:value-type="float">
            <text:p>139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000" calcext:value-type="float">
            <text:p>44000</text:p>
          </table:table-cell>
          <table:table-cell office:value-type="float" office:value="61000" calcext:value-type="float">
            <text:p>61000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000" calcext:value-type="float">
            <text:p>46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00" calcext:value-type="float">
            <text:p>50000</text:p>
          </table:table-cell>
          <table:table-cell office:value-type="float" office:value="63000" calcext:value-type="float">
            <text:p>6300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000" calcext:value-type="float">
            <text:p>52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7000" calcext:value-type="float">
            <text:p>57000</text:p>
          </table:table-cell>
          <table:table-cell office:value-type="float" office:value="69000" calcext:value-type="float">
            <text:p>69000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7000" calcext:value-type="float">
            <text:p>670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4000" calcext:value-type="float">
            <text:p>64000</text:p>
          </table:table-cell>
          <table:table-cell office:value-type="float" office:value="91000" calcext:value-type="float">
            <text:p>91000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000" calcext:value-type="float">
            <text:p>78000</text:p>
          </table:table-cell>
          <table:table-cell office:value-type="float" office:value="87000" calcext:value-type="float">
            <text:p>87000</text:p>
          </table:table-cell>
          <table:table-cell office:value-type="float" office:value="76000" calcext:value-type="float">
            <text:p>76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1000" calcext:value-type="float">
            <text:p>71000</text:p>
          </table:table-cell>
          <table:table-cell office:value-type="float" office:value="91000" calcext:value-type="float">
            <text:p>91000</text:p>
          </table:table-cell>
          <table:table-cell office:value-type="float" office:value="88000" calcext:value-type="float">
            <text:p>88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6000" calcext:value-type="float">
            <text:p>76000</text:p>
          </table:table-cell>
          <table:table-cell office:value-type="float" office:value="99000" calcext:value-type="float">
            <text:p>99000</text:p>
          </table:table-cell>
          <table:table-cell office:value-type="float" office:value="86000" calcext:value-type="float">
            <text:p>86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3000" calcext:value-type="float">
            <text:p>83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8000" calcext:value-type="float">
            <text:p>88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98000" calcext:value-type="float">
            <text:p>98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0000" calcext:value-type="float">
            <text:p>110000</text:p>
          </table:table-cell>
          <table:table-cell office:value-type="float" office:value="156000" calcext:value-type="float">
            <text:p>15600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3000" calcext:value-type="float">
            <text:p>143000</text:p>
          </table:table-cell>
          <table:table-cell office:value-type="float" office:value="117000" calcext:value-type="float">
            <text:p>117000</text:p>
          </table:table-cell>
          <table:table-cell office:value-type="float" office:value="108000" calcext:value-type="float">
            <text:p>108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000" calcext:value-type="float">
            <text:p>99000</text:p>
          </table:table-cell>
          <table:table-cell office:value-type="float" office:value="122000" calcext:value-type="float">
            <text:p>122000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5000" calcext:value-type="float">
            <text:p>105000</text:p>
          </table:table-cell>
          <table:table-cell office:value-type="float" office:value="129000" calcext:value-type="float">
            <text:p>129000</text:p>
          </table:table-cell>
          <table:table-cell office:value-type="float" office:value="122000" calcext:value-type="float">
            <text:p>122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1000" calcext:value-type="float">
            <text:p>111000</text:p>
          </table:table-cell>
          <table:table-cell office:value-type="float" office:value="141000" calcext:value-type="float">
            <text:p>141000</text:p>
          </table:table-cell>
          <table:table-cell office:value-type="float" office:value="134000" calcext:value-type="float">
            <text:p>13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8000" calcext:value-type="float">
            <text:p>1180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142000" calcext:value-type="float">
            <text:p>142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8000" calcext:value-type="float">
            <text:p>128000</text:p>
          </table:table-cell>
          <table:table-cell office:value-type="float" office:value="151000" calcext:value-type="float">
            <text:p>151000</text:p>
          </table:table-cell>
          <table:table-cell office:value-type="float" office:value="142000" calcext:value-type="float">
            <text:p>142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8000" calcext:value-type="float">
            <text:p>128000</text:p>
          </table:table-cell>
          <table:table-cell office:value-type="float" office:value="159000" calcext:value-type="float">
            <text:p>159000</text:p>
          </table:table-cell>
          <table:table-cell office:value-type="float" office:value="154000" calcext:value-type="float">
            <text:p>154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3000" calcext:value-type="float">
            <text:p>163000</text:p>
          </table:table-cell>
          <table:table-cell office:value-type="float" office:value="207000" calcext:value-type="float">
            <text:p>207000</text:p>
          </table:table-cell>
          <table:table-cell office:value-type="float" office:value="218000" calcext:value-type="float">
            <text:p>218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6000" calcext:value-type="float">
            <text:p>266000</text:p>
          </table:table-cell>
          <table:table-cell office:value-type="float" office:value="206000" calcext:value-type="float">
            <text:p>206000</text:p>
          </table:table-cell>
          <table:table-cell office:value-type="float" office:value="172000" calcext:value-type="float">
            <text:p>172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1000" calcext:value-type="float">
            <text:p>151000</text:p>
          </table:table-cell>
          <table:table-cell office:value-type="float" office:value="182000" calcext:value-type="float">
            <text:p>182000</text:p>
          </table:table-cell>
          <table:table-cell office:value-type="float" office:value="178000" calcext:value-type="float">
            <text:p>178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7000" calcext:value-type="float">
            <text:p>157000</text:p>
          </table:table-cell>
          <table:table-cell office:value-type="float" office:value="267000" calcext:value-type="float">
            <text:p>267000</text:p>
          </table:table-cell>
          <table:table-cell office:value-type="float" office:value="188000" calcext:value-type="float">
            <text:p>188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8000" calcext:value-type="float">
            <text:p>168000</text:p>
          </table:table-cell>
          <table:table-cell office:value-type="float" office:value="303000" calcext:value-type="float">
            <text:p>303000</text:p>
          </table:table-cell>
          <table:table-cell office:value-type="float" office:value="201000" calcext:value-type="float">
            <text:p>201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2000" calcext:value-type="float">
            <text:p>172000</text:p>
          </table:table-cell>
          <table:table-cell office:value-type="float" office:value="207000" calcext:value-type="float">
            <text:p>207000</text:p>
          </table:table-cell>
          <table:table-cell office:value-type="float" office:value="202000" calcext:value-type="float">
            <text:p>202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4000" calcext:value-type="float">
            <text:p>184000</text:p>
          </table:table-cell>
          <table:table-cell office:value-type="float" office:value="221000" calcext:value-type="float">
            <text:p>221000</text:p>
          </table:table-cell>
          <table:table-cell office:value-type="float" office:value="209000" calcext:value-type="float">
            <text:p>209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7000" calcext:value-type="float">
            <text:p>187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222000" calcext:value-type="float">
            <text:p>222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3000" calcext:value-type="float">
            <text:p>203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33000" calcext:value-type="float">
            <text:p>233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5000" calcext:value-type="float">
            <text:p>205000</text:p>
          </table:table-cell>
          <table:table-cell office:value-type="float" office:value="249000" calcext:value-type="float">
            <text:p>249000</text:p>
          </table:table-cell>
          <table:table-cell office:value-type="float" office:value="238000" calcext:value-type="float">
            <text:p>238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0000" calcext:value-type="float">
            <text:p>220000</text:p>
          </table:table-cell>
          <table:table-cell office:value-type="float" office:value="254000" calcext:value-type="float">
            <text:p>254000</text:p>
          </table:table-cell>
          <table:table-cell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5000" calcext:value-type="float">
            <text:p>235000</text:p>
          </table:table-cell>
          <table:table-cell office:value-type="float" office:value="292000" calcext:value-type="float">
            <text:p>292000</text:p>
          </table:table-cell>
          <table:table-cell office:value-type="float" office:value="262000" calcext:value-type="float">
            <text:p>262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1000" calcext:value-type="float">
            <text:p>231000</text:p>
          </table:table-cell>
          <table:table-cell office:value-type="float" office:value="291000" calcext:value-type="float">
            <text:p>291000</text:p>
          </table:table-cell>
          <table:table-cell office:value-type="float" office:value="286000" calcext:value-type="float">
            <text:p>286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2000" calcext:value-type="float">
            <text:p>242000</text:p>
          </table:table-cell>
          <table:table-cell office:value-type="float" office:value="293000" calcext:value-type="float">
            <text:p>293000</text:p>
          </table:table-cell>
          <table:table-cell office:value-type="float" office:value="284000" calcext:value-type="float">
            <text:p>284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9000" calcext:value-type="float">
            <text:p>289000</text:p>
          </table:table-cell>
          <table:table-cell office:value-type="float" office:value="302000" calcext:value-type="float">
            <text:p>302000</text:p>
          </table:table-cell>
          <table:table-cell office:value-type="float" office:value="293000" calcext:value-type="float">
            <text:p>293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1000" calcext:value-type="float">
            <text:p>281000</text:p>
          </table:table-cell>
          <table:table-cell office:value-type="float" office:value="432000" calcext:value-type="float">
            <text:p>432000</text:p>
          </table:table-cell>
          <table:table-cell office:value-type="float" office:value="309000" calcext:value-type="float">
            <text:p>309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3000" calcext:value-type="float">
            <text:p>293000</text:p>
          </table:table-cell>
          <table:table-cell office:value-type="float" office:value="476000" calcext:value-type="float">
            <text:p>476000</text:p>
          </table:table-cell>
          <table:table-cell office:value-type="float" office:value="474000" calcext:value-type="float">
            <text:p>474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24000" calcext:value-type="float">
            <text:p>424000</text:p>
          </table:table-cell>
          <table:table-cell office:value-type="float" office:value="346000" calcext:value-type="float">
            <text:p>346000</text:p>
          </table:table-cell>
          <table:table-cell office:value-type="float" office:value="330000" calcext:value-type="float">
            <text:p>330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9000" calcext:value-type="float">
            <text:p>379000</text:p>
          </table:table-cell>
          <table:table-cell office:value-type="float" office:value="424000" calcext:value-type="float">
            <text:p>424000</text:p>
          </table:table-cell>
          <table:table-cell office:value-type="float" office:value="344000" calcext:value-type="float">
            <text:p>344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5000" calcext:value-type="float">
            <text:p>305000</text:p>
          </table:table-cell>
          <table:table-cell office:value-type="float" office:value="370000" calcext:value-type="float">
            <text:p>370000</text:p>
          </table:table-cell>
          <table:table-cell office:value-type="float" office:value="388000" calcext:value-type="float">
            <text:p>388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6000" calcext:value-type="float">
            <text:p>316000</text:p>
          </table:table-cell>
          <table:table-cell office:value-type="float" office:value="391000" calcext:value-type="float">
            <text:p>391000</text:p>
          </table:table-cell>
          <table:table-cell office:value-type="float" office:value="371000" calcext:value-type="float">
            <text:p>371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0000" calcext:value-type="float">
            <text:p>330000</text:p>
          </table:table-cell>
          <table:table-cell office:value-type="float" office:value="434000" calcext:value-type="float">
            <text:p>434000</text:p>
          </table:table-cell>
          <table:table-cell office:value-type="float" office:value="423000" calcext:value-type="float">
            <text:p>423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6000" calcext:value-type="float">
            <text:p>346000</text:p>
          </table:table-cell>
          <table:table-cell office:value-type="float" office:value="428000" calcext:value-type="float">
            <text:p>428000</text:p>
          </table:table-cell>
          <table:table-cell office:value-type="float" office:value="412000" calcext:value-type="float">
            <text:p>412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55000" calcext:value-type="float">
            <text:p>355000</text:p>
          </table:table-cell>
          <table:table-cell office:value-type="float" office:value="453000" calcext:value-type="float">
            <text:p>453000</text:p>
          </table:table-cell>
          <table:table-cell office:value-type="float" office:value="415000" calcext:value-type="float">
            <text:p>415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3000" calcext:value-type="float">
            <text:p>373000</text:p>
          </table:table-cell>
          <table:table-cell office:value-type="float" office:value="448000" calcext:value-type="float">
            <text:p>448000</text:p>
          </table:table-cell>
          <table:table-cell office:value-type="float" office:value="460000" calcext:value-type="float">
            <text:p>460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2000" calcext:value-type="float">
            <text:p>372000</text:p>
          </table:table-cell>
          <table:table-cell office:value-type="float" office:value="486000" calcext:value-type="float">
            <text:p>486000</text:p>
          </table:table-cell>
          <table:table-cell office:value-type="float" office:value="442000" calcext:value-type="float">
            <text:p>442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87000" calcext:value-type="float">
            <text:p>387000</text:p>
          </table:table-cell>
          <table:table-cell office:value-type="float" office:value="477000" calcext:value-type="float">
            <text:p>477000</text:p>
          </table:table-cell>
          <table:table-cell office:value-type="float" office:value="461000" calcext:value-type="float">
            <text:p>461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9000" calcext:value-type="float">
            <text:p>409000</text:p>
          </table:table-cell>
          <table:table-cell office:value-type="float" office:value="659000" calcext:value-type="float">
            <text:p>659000</text:p>
          </table:table-cell>
          <table:table-cell office:value-type="float" office:value="488000" calcext:value-type="float">
            <text:p>488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0000" calcext:value-type="float">
            <text:p>440000</text:p>
          </table:table-cell>
          <table:table-cell office:value-type="float" office:value="506000" calcext:value-type="float">
            <text:p>506000</text:p>
          </table:table-cell>
          <table:table-cell office:value-type="float" office:value="490000" calcext:value-type="float">
            <text:p>490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6000" calcext:value-type="float">
            <text:p>426000</text:p>
          </table:table-cell>
          <table:table-cell office:value-type="float" office:value="538000" calcext:value-type="float">
            <text:p>538000</text:p>
          </table:table-cell>
          <table:table-cell office:value-type="float" office:value="502000" calcext:value-type="float">
            <text:p>502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5000" calcext:value-type="float">
            <text:p>455000</text:p>
          </table:table-cell>
          <table:table-cell office:value-type="float" office:value="520000" calcext:value-type="float">
            <text:p>520000</text:p>
          </table:table-cell>
          <table:table-cell office:value-type="float" office:value="614000" calcext:value-type="float">
            <text:p>614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91000" calcext:value-type="float">
            <text:p>491000</text:p>
          </table:table-cell>
          <table:table-cell office:value-type="float" office:value="537000" calcext:value-type="float">
            <text:p>537000</text:p>
          </table:table-cell>
          <table:table-cell office:value-type="float" office:value="539000" calcext:value-type="float">
            <text:p>539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3000" calcext:value-type="float">
            <text:p>473000</text:p>
          </table:table-cell>
          <table:table-cell office:value-type="float" office:value="556000" calcext:value-type="float">
            <text:p>556000</text:p>
          </table:table-cell>
          <table:table-cell office:value-type="float" office:value="565000" calcext:value-type="float">
            <text:p>565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6000" calcext:value-type="float">
            <text:p>496000</text:p>
          </table:table-cell>
          <table:table-cell office:value-type="float" office:value="580000" calcext:value-type="float">
            <text:p>580000</text:p>
          </table:table-cell>
          <table:table-cell office:value-type="float" office:value="582000" calcext:value-type="float">
            <text:p>5820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4000" calcext:value-type="float">
            <text:p>504000</text:p>
          </table:table-cell>
          <table:table-cell office:value-type="float" office:value="604000" calcext:value-type="float">
            <text:p>604000</text:p>
          </table:table-cell>
          <table:table-cell office:value-type="float" office:value="597000" calcext:value-type="float">
            <text:p>597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9000" calcext:value-type="float">
            <text:p>519000</text:p>
          </table:table-cell>
          <table:table-cell office:value-type="float" office:value="626000" calcext:value-type="float">
            <text:p>626000</text:p>
          </table:table-cell>
          <table:table-cell office:value-type="float" office:value="614000" calcext:value-type="float">
            <text:p>614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6000" calcext:value-type="float">
            <text:p>556000</text:p>
          </table:table-cell>
          <table:table-cell office:value-type="float" office:value="644000" calcext:value-type="float">
            <text:p>644000</text:p>
          </table:table-cell>
          <table:table-cell office:value-type="float" office:value="637000" calcext:value-type="float">
            <text:p>637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50000" calcext:value-type="float">
            <text:p>550000</text:p>
          </table:table-cell>
          <table:table-cell office:value-type="float" office:value="678000" calcext:value-type="float">
            <text:p>678000</text:p>
          </table:table-cell>
          <table:table-cell office:value-type="float" office:value="656000" calcext:value-type="float">
            <text:p>656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6000" calcext:value-type="float">
            <text:p>636000</text:p>
          </table:table-cell>
          <table:table-cell office:value-type="float" office:value="687000" calcext:value-type="float">
            <text:p>687000</text:p>
          </table:table-cell>
          <table:table-cell office:value-type="float" office:value="729000" calcext:value-type="float">
            <text:p>729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0000" calcext:value-type="float">
            <text:p>600000</text:p>
          </table:table-cell>
          <table:table-cell office:value-type="float" office:value="718000" calcext:value-type="float">
            <text:p>718000</text:p>
          </table:table-cell>
          <table:table-cell office:value-type="float" office:value="700000" calcext:value-type="float">
            <text:p>700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46000" calcext:value-type="float">
            <text:p>646000</text:p>
          </table:table-cell>
          <table:table-cell office:value-type="float" office:value="835000" calcext:value-type="float">
            <text:p>835000</text:p>
          </table:table-cell>
          <table:table-cell office:value-type="float" office:value="773000" calcext:value-type="float">
            <text:p>773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7000" calcext:value-type="float">
            <text:p>657000</text:p>
          </table:table-cell>
          <table:table-cell office:value-type="float" office:value="764000" calcext:value-type="float">
            <text:p>764000</text:p>
          </table:table-cell>
          <table:table-cell office:value-type="float" office:value="760000" calcext:value-type="float">
            <text:p>76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1000" calcext:value-type="float">
            <text:p>661000</text:p>
          </table:table-cell>
          <table:table-cell office:value-type="float" office:value="778000" calcext:value-type="float">
            <text:p>778000</text:p>
          </table:table-cell>
          <table:table-cell office:value-type="float" office:value="769000" calcext:value-type="float">
            <text:p>769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88000" calcext:value-type="float">
            <text:p>688000</text:p>
          </table:table-cell>
          <table:table-cell office:value-type="float" office:value="821000" calcext:value-type="float">
            <text:p>821000</text:p>
          </table:table-cell>
          <table:table-cell office:value-type="float" office:value="810000" calcext:value-type="float">
            <text:p>810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91000" calcext:value-type="float">
            <text:p>691000</text:p>
          </table:table-cell>
          <table:table-cell office:value-type="float" office:value="870000" calcext:value-type="float">
            <text:p>870000</text:p>
          </table:table-cell>
          <table:table-cell office:value-type="float" office:value="1190000" calcext:value-type="float">
            <text:p>1190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33000" calcext:value-type="float">
            <text:p>733000</text:p>
          </table:table-cell>
          <table:table-cell office:value-type="float" office:value="859000" calcext:value-type="float">
            <text:p>859000</text:p>
          </table:table-cell>
          <table:table-cell office:value-type="float" office:value="851000" calcext:value-type="float">
            <text:p>8510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41000" calcext:value-type="float">
            <text:p>741000</text:p>
          </table:table-cell>
          <table:table-cell office:value-type="float" office:value="952000" calcext:value-type="float">
            <text:p>952000</text:p>
          </table:table-cell>
          <table:table-cell office:value-type="float" office:value="1044000" calcext:value-type="float">
            <text:p>1044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56000" calcext:value-type="float">
            <text:p>756000</text:p>
          </table:table-cell>
          <table:table-cell office:value-type="float" office:value="914000" calcext:value-type="float">
            <text:p>914000</text:p>
          </table:table-cell>
          <table:table-cell office:value-type="float" office:value="893000" calcext:value-type="float">
            <text:p>8930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93000" calcext:value-type="float">
            <text:p>793000</text:p>
          </table:table-cell>
          <table:table-cell office:value-type="float" office:value="957000" calcext:value-type="float">
            <text:p>957000</text:p>
          </table:table-cell>
          <table:table-cell office:value-type="float" office:value="953000" calcext:value-type="float">
            <text:p>953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13000" calcext:value-type="float">
            <text:p>813000</text:p>
          </table:table-cell>
          <table:table-cell office:value-type="float" office:value="992000" calcext:value-type="float">
            <text:p>992000</text:p>
          </table:table-cell>
          <table:table-cell office:value-type="float" office:value="1066000" calcext:value-type="float">
            <text:p>10660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34000" calcext:value-type="float">
            <text:p>834000</text:p>
          </table:table-cell>
          <table:table-cell office:value-type="float" office:value="993000" calcext:value-type="float">
            <text:p>993000</text:p>
          </table:table-cell>
          <table:table-cell office:value-type="float" office:value="1030000" calcext:value-type="float">
            <text:p>1030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4000" calcext:value-type="float">
            <text:p>1004000</text:p>
          </table:table-cell>
          <table:table-cell office:value-type="float" office:value="1601000" calcext:value-type="float">
            <text:p>1601000</text:p>
          </table:table-cell>
          <table:table-cell office:value-type="float" office:value="1421000" calcext:value-type="float">
            <text:p>1421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3000" calcext:value-type="float">
            <text:p>1013000</text:p>
          </table:table-cell>
          <table:table-cell office:value-type="float" office:value="1130000" calcext:value-type="float">
            <text:p>1130000</text:p>
          </table:table-cell>
          <table:table-cell office:value-type="float" office:value="1114000" calcext:value-type="float">
            <text:p>1114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11000" calcext:value-type="float">
            <text:p>911000</text:p>
          </table:table-cell>
          <table:table-cell office:value-type="float" office:value="1113000" calcext:value-type="float">
            <text:p>1113000</text:p>
          </table:table-cell>
          <table:table-cell office:value-type="float" office:value="1130000" calcext:value-type="float">
            <text:p>11300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44000" calcext:value-type="float">
            <text:p>944000</text:p>
          </table:table-cell>
          <table:table-cell office:value-type="float" office:value="1274000" calcext:value-type="float">
            <text:p>1274000</text:p>
          </table:table-cell>
          <table:table-cell office:value-type="float" office:value="1118000" calcext:value-type="float">
            <text:p>1118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91000" calcext:value-type="float">
            <text:p>1091000</text:p>
          </table:table-cell>
          <table:table-cell office:value-type="float" office:value="1149000" calcext:value-type="float">
            <text:p>1149000</text:p>
          </table:table-cell>
          <table:table-cell office:value-type="float" office:value="1121000" calcext:value-type="float">
            <text:p>11210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3000" calcext:value-type="float">
            <text:p>1033000</text:p>
          </table:table-cell>
          <table:table-cell office:value-type="float" office:value="1174000" calcext:value-type="float">
            <text:p>1174000</text:p>
          </table:table-cell>
          <table:table-cell office:value-type="float" office:value="1359000" calcext:value-type="float">
            <text:p>1359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1000" calcext:value-type="float">
            <text:p>1001000</text:p>
          </table:table-cell>
          <table:table-cell office:value-type="float" office:value="1193000" calcext:value-type="float">
            <text:p>1193000</text:p>
          </table:table-cell>
          <table:table-cell office:value-type="float" office:value="1195000" calcext:value-type="float">
            <text:p>11950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70000" calcext:value-type="float">
            <text:p>1070000</text:p>
          </table:table-cell>
          <table:table-cell office:value-type="float" office:value="1201000" calcext:value-type="float">
            <text:p>1201000</text:p>
          </table:table-cell>
          <table:table-cell office:value-type="float" office:value="1318000" calcext:value-type="float">
            <text:p>1318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8000" calcext:value-type="float">
            <text:p>1278000</text:p>
          </table:table-cell>
          <table:table-cell office:value-type="float" office:value="1242000" calcext:value-type="float">
            <text:p>1242000</text:p>
          </table:table-cell>
          <table:table-cell office:value-type="float" office:value="1220000" calcext:value-type="float">
            <text:p>12200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34000" calcext:value-type="float">
            <text:p>1134000</text:p>
          </table:table-cell>
          <table:table-cell office:value-type="float" office:value="1367000" calcext:value-type="float">
            <text:p>1367000</text:p>
          </table:table-cell>
          <table:table-cell office:value-type="float" office:value="1291000" calcext:value-type="float">
            <text:p>1291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28000" calcext:value-type="float">
            <text:p>1328000</text:p>
          </table:table-cell>
          <table:table-cell office:value-type="float" office:value="1329000" calcext:value-type="float">
            <text:p>1329000</text:p>
          </table:table-cell>
          <table:table-cell office:value-type="float" office:value="1456000" calcext:value-type="float">
            <text:p>1456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51000" calcext:value-type="float">
            <text:p>1151000</text:p>
          </table:table-cell>
          <table:table-cell office:value-type="float" office:value="1369000" calcext:value-type="float">
            <text:p>1369000</text:p>
          </table:table-cell>
          <table:table-cell office:value-type="float" office:value="1367000" calcext:value-type="float">
            <text:p>1367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63000" calcext:value-type="float">
            <text:p>1163000</text:p>
          </table:table-cell>
          <table:table-cell office:value-type="float" office:value="1393000" calcext:value-type="float">
            <text:p>1393000</text:p>
          </table:table-cell>
          <table:table-cell office:value-type="float" office:value="1378000" calcext:value-type="float">
            <text:p>13780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2000" calcext:value-type="float">
            <text:p>1212000</text:p>
          </table:table-cell>
          <table:table-cell office:value-type="float" office:value="1423000" calcext:value-type="float">
            <text:p>1423000</text:p>
          </table:table-cell>
          <table:table-cell office:value-type="float" office:value="1425000" calcext:value-type="float">
            <text:p>1425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04000" calcext:value-type="float">
            <text:p>1904000</text:p>
          </table:table-cell>
          <table:table-cell table:number-columns-repeated="2" office:value-type="float" office:value="1929000" calcext:value-type="float">
            <text:p>19290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75000" calcext:value-type="float">
            <text:p>1975000</text:p>
          </table:table-cell>
          <table:table-cell office:value-type="float" office:value="2009000" calcext:value-type="float">
            <text:p>2009000</text:p>
          </table:table-cell>
          <table:table-cell office:value-type="float" office:value="1977000" calcext:value-type="float">
            <text:p>1977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48000" calcext:value-type="float">
            <text:p>1348000</text:p>
          </table:table-cell>
          <table:table-cell office:value-type="float" office:value="1519000" calcext:value-type="float">
            <text:p>1519000</text:p>
          </table:table-cell>
          <table:table-cell office:value-type="float" office:value="1507000" calcext:value-type="float">
            <text:p>15070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11000" calcext:value-type="float">
            <text:p>1411000</text:p>
          </table:table-cell>
          <table:table-cell office:value-type="float" office:value="1779000" calcext:value-type="float">
            <text:p>1779000</text:p>
          </table:table-cell>
          <table:table-cell office:value-type="float" office:value="1674000" calcext:value-type="float">
            <text:p>1674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93000" calcext:value-type="float">
            <text:p>1393000</text:p>
          </table:table-cell>
          <table:table-cell office:value-type="float" office:value="1698000" calcext:value-type="float">
            <text:p>1698000</text:p>
          </table:table-cell>
          <table:table-cell office:value-type="float" office:value="1569000" calcext:value-type="float">
            <text:p>1569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1000" calcext:value-type="float">
            <text:p>1381000</text:p>
          </table:table-cell>
          <table:table-cell office:value-type="float" office:value="1658000" calcext:value-type="float">
            <text:p>1658000</text:p>
          </table:table-cell>
          <table:table-cell office:value-type="float" office:value="2216000" calcext:value-type="float">
            <text:p>2216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12000" calcext:value-type="float">
            <text:p>1412000</text:p>
          </table:table-cell>
          <table:table-cell office:value-type="float" office:value="1957000" calcext:value-type="float">
            <text:p>1957000</text:p>
          </table:table-cell>
          <table:table-cell office:value-type="float" office:value="1789000" calcext:value-type="float">
            <text:p>17890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15000" calcext:value-type="float">
            <text:p>1515000</text:p>
          </table:table-cell>
          <table:table-cell office:value-type="float" office:value="1710000" calcext:value-type="float">
            <text:p>1710000</text:p>
          </table:table-cell>
          <table:table-cell office:value-type="float" office:value="1681000" calcext:value-type="float">
            <text:p>1681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2243000" calcext:value-type="float">
            <text:p>2243000</text:p>
          </table:table-cell>
          <table:table-cell office:value-type="float" office:value="1719000" calcext:value-type="float">
            <text:p>17190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85000" calcext:value-type="float">
            <text:p>1485000</text:p>
          </table:table-cell>
          <table:table-cell office:value-type="float" office:value="1849000" calcext:value-type="float">
            <text:p>1849000</text:p>
          </table:table-cell>
          <table:table-cell office:value-type="float" office:value="1824000" calcext:value-type="float">
            <text:p>1824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43000" calcext:value-type="float">
            <text:p>1543000</text:p>
          </table:table-cell>
          <table:table-cell office:value-type="float" office:value="1809000" calcext:value-type="float">
            <text:p>1809000</text:p>
          </table:table-cell>
          <table:table-cell office:value-type="float" office:value="1801000" calcext:value-type="float">
            <text:p>18010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24000" calcext:value-type="float">
            <text:p>1624000</text:p>
          </table:table-cell>
          <table:table-cell office:value-type="float" office:value="1969000" calcext:value-type="float">
            <text:p>1969000</text:p>
          </table:table-cell>
          <table:table-cell office:value-type="float" office:value="1840000" calcext:value-type="float">
            <text:p>1840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95000" calcext:value-type="float">
            <text:p>1595000</text:p>
          </table:table-cell>
          <table:table-cell office:value-type="float" office:value="1896000" calcext:value-type="float">
            <text:p>1896000</text:p>
          </table:table-cell>
          <table:table-cell office:value-type="float" office:value="1885000" calcext:value-type="float">
            <text:p>18850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96000" calcext:value-type="float">
            <text:p>1696000</text:p>
          </table:table-cell>
          <table:table-cell office:value-type="float" office:value="1948000" calcext:value-type="float">
            <text:p>1948000</text:p>
          </table:table-cell>
          <table:table-cell office:value-type="float" office:value="1933000" calcext:value-type="float">
            <text:p>1933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27000" calcext:value-type="float">
            <text:p>1727000</text:p>
          </table:table-cell>
          <table:table-cell office:value-type="float" office:value="2039000" calcext:value-type="float">
            <text:p>2039000</text:p>
          </table:table-cell>
          <table:table-cell office:value-type="float" office:value="1964000" calcext:value-type="float">
            <text:p>19640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55000" calcext:value-type="float">
            <text:p>1755000</text:p>
          </table:table-cell>
          <table:table-cell office:value-type="float" office:value="2050000" calcext:value-type="float">
            <text:p>2050000</text:p>
          </table:table-cell>
          <table:table-cell office:value-type="float" office:value="1994000" calcext:value-type="float">
            <text:p>1994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18000" calcext:value-type="float">
            <text:p>1718000</text:p>
          </table:table-cell>
          <table:table-cell office:value-type="float" office:value="2047000" calcext:value-type="float">
            <text:p>2047000</text:p>
          </table:table-cell>
          <table:table-cell office:value-type="float" office:value="2081000" calcext:value-type="float">
            <text:p>20810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57000" calcext:value-type="float">
            <text:p>1757000</text:p>
          </table:table-cell>
          <table:table-cell office:value-type="float" office:value="2088000" calcext:value-type="float">
            <text:p>2088000</text:p>
          </table:table-cell>
          <table:table-cell office:value-type="float" office:value="2085000" calcext:value-type="float">
            <text:p>2085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95000" calcext:value-type="float">
            <text:p>1995000</text:p>
          </table:table-cell>
          <table:table-cell office:value-type="float" office:value="2262000" calcext:value-type="float">
            <text:p>2262000</text:p>
          </table:table-cell>
          <table:table-cell office:value-type="float" office:value="2277000" calcext:value-type="float">
            <text:p>22770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72000" calcext:value-type="float">
            <text:p>2072000</text:p>
          </table:table-cell>
          <table:table-cell office:value-type="float" office:value="2345000" calcext:value-type="float">
            <text:p>2345000</text:p>
          </table:table-cell>
          <table:table-cell office:value-type="float" office:value="2324000" calcext:value-type="float">
            <text:p>2324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68000" calcext:value-type="float">
            <text:p>1868000</text:p>
          </table:table-cell>
          <table:table-cell office:value-type="float" office:value="2234000" calcext:value-type="float">
            <text:p>2234000</text:p>
          </table:table-cell>
          <table:table-cell office:value-type="float" office:value="2224000" calcext:value-type="float">
            <text:p>22240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04000" calcext:value-type="float">
            <text:p>1904000</text:p>
          </table:table-cell>
          <table:table-cell office:value-type="float" office:value="2274000" calcext:value-type="float">
            <text:p>2274000</text:p>
          </table:table-cell>
          <table:table-cell office:value-type="float" office:value="2271000" calcext:value-type="float">
            <text:p>2271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39000" calcext:value-type="float">
            <text:p>1939000</text:p>
          </table:table-cell>
          <table:table-cell office:value-type="float" office:value="2341000" calcext:value-type="float">
            <text:p>2341000</text:p>
          </table:table-cell>
          <table:table-cell office:value-type="float" office:value="2347000" calcext:value-type="float">
            <text:p>23470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97000" calcext:value-type="float">
            <text:p>1997000</text:p>
          </table:table-cell>
          <table:table-cell office:value-type="float" office:value="2395000" calcext:value-type="float">
            <text:p>2395000</text:p>
          </table:table-cell>
          <table:table-cell office:value-type="float" office:value="2379000" calcext:value-type="float">
            <text:p>2379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32000" calcext:value-type="float">
            <text:p>2032000</text:p>
          </table:table-cell>
          <table:table-cell office:value-type="float" office:value="2435000" calcext:value-type="float">
            <text:p>2435000</text:p>
          </table:table-cell>
          <table:table-cell office:value-type="float" office:value="2415000" calcext:value-type="float">
            <text:p>24150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01000" calcext:value-type="float">
            <text:p>2101000</text:p>
          </table:table-cell>
          <table:table-cell office:value-type="float" office:value="2477000" calcext:value-type="float">
            <text:p>2477000</text:p>
          </table:table-cell>
          <table:table-cell office:value-type="float" office:value="2464000" calcext:value-type="float">
            <text:p>2464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123000" calcext:value-type="float">
            <text:p>2123000</text:p>
          </table:table-cell>
          <table:table-cell office:value-type="float" office:value="2589000" calcext:value-type="float">
            <text:p>2589000</text:p>
          </table:table-cell>
          <table:table-cell office:value-type="float" office:value="2612000" calcext:value-type="float">
            <text:p>26120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2000" calcext:value-type="float">
            <text:p>2212000</text:p>
          </table:table-cell>
          <table:table-cell office:value-type="float" office:value="2620000" calcext:value-type="float">
            <text:p>2620000</text:p>
          </table:table-cell>
          <table:table-cell office:value-type="float" office:value="3953000" calcext:value-type="float">
            <text:p>3953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886000" calcext:value-type="float">
            <text:p>3886000</text:p>
          </table:table-cell>
          <table:table-cell office:value-type="float" office:value="2791000" calcext:value-type="float">
            <text:p>2791000</text:p>
          </table:table-cell>
          <table:table-cell office:value-type="float" office:value="2769000" calcext:value-type="float">
            <text:p>27690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16000" calcext:value-type="float">
            <text:p>2416000</text:p>
          </table:table-cell>
          <table:table-cell office:value-type="float" office:value="5150000" calcext:value-type="float">
            <text:p>5150000</text:p>
          </table:table-cell>
          <table:table-cell office:value-type="float" office:value="3879000" calcext:value-type="float">
            <text:p>3879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02000" calcext:value-type="float">
            <text:p>2402000</text:p>
          </table:table-cell>
          <table:table-cell office:value-type="float" office:value="2893000" calcext:value-type="float">
            <text:p>2893000</text:p>
          </table:table-cell>
          <table:table-cell office:value-type="float" office:value="2808000" calcext:value-type="float">
            <text:p>28080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375000" calcext:value-type="float">
            <text:p>2375000</text:p>
          </table:table-cell>
          <table:table-cell office:value-type="float" office:value="2886000" calcext:value-type="float">
            <text:p>2886000</text:p>
          </table:table-cell>
          <table:table-cell office:value-type="float" office:value="2873000" calcext:value-type="float">
            <text:p>2873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983000" calcext:value-type="float">
            <text:p>2983000</text:p>
          </table:table-cell>
          <table:table-cell office:value-type="float" office:value="3221000" calcext:value-type="float">
            <text:p>3221000</text:p>
          </table:table-cell>
          <table:table-cell office:value-type="float" office:value="3234000" calcext:value-type="float">
            <text:p>32340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962000" calcext:value-type="float">
            <text:p>2962000</text:p>
          </table:table-cell>
          <table:table-cell office:value-type="float" office:value="3334000" calcext:value-type="float">
            <text:p>3334000</text:p>
          </table:table-cell>
          <table:table-cell office:value-type="float" office:value="3325000" calcext:value-type="float">
            <text:p>3325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466000" calcext:value-type="float">
            <text:p>2466000</text:p>
          </table:table-cell>
          <table:table-cell office:value-type="float" office:value="2954000" calcext:value-type="float">
            <text:p>2954000</text:p>
          </table:table-cell>
          <table:table-cell office:value-type="float" office:value="2967000" calcext:value-type="float">
            <text:p>29670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620000" calcext:value-type="float">
            <text:p>2620000</text:p>
          </table:table-cell>
          <table:table-cell office:value-type="float" office:value="3035000" calcext:value-type="float">
            <text:p>3035000</text:p>
          </table:table-cell>
          <table:table-cell office:value-type="float" office:value="3013000" calcext:value-type="float">
            <text:p>3013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44000" calcext:value-type="float">
            <text:p>2644000</text:p>
          </table:table-cell>
          <table:table-cell office:value-type="float" office:value="3119000" calcext:value-type="float">
            <text:p>3119000</text:p>
          </table:table-cell>
          <table:table-cell office:value-type="float" office:value="3109000" calcext:value-type="float">
            <text:p>31090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759000" calcext:value-type="float">
            <text:p>2759000</text:p>
          </table:table-cell>
          <table:table-cell office:value-type="float" office:value="3193000" calcext:value-type="float">
            <text:p>3193000</text:p>
          </table:table-cell>
          <table:table-cell office:value-type="float" office:value="3141000" calcext:value-type="float">
            <text:p>3141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778000" calcext:value-type="float">
            <text:p>2778000</text:p>
          </table:table-cell>
          <table:table-cell office:value-type="float" office:value="3251000" calcext:value-type="float">
            <text:p>3251000</text:p>
          </table:table-cell>
          <table:table-cell office:value-type="float" office:value="3241000" calcext:value-type="float">
            <text:p>32410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906000" calcext:value-type="float">
            <text:p>2906000</text:p>
          </table:table-cell>
          <table:table-cell office:value-type="float" office:value="3318000" calcext:value-type="float">
            <text:p>3318000</text:p>
          </table:table-cell>
          <table:table-cell office:value-type="float" office:value="3281000" calcext:value-type="float">
            <text:p>3281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3307000" calcext:value-type="float">
            <text:p>3307000</text:p>
          </table:table-cell>
          <table:table-cell office:value-type="float" office:value="3283000" calcext:value-type="float">
            <text:p>32830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821000" calcext:value-type="float">
            <text:p>2821000</text:p>
          </table:table-cell>
          <table:table-cell office:value-type="float" office:value="3375000" calcext:value-type="float">
            <text:p>3375000</text:p>
          </table:table-cell>
          <table:table-cell office:value-type="float" office:value="3341000" calcext:value-type="float">
            <text:p>3341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989000" calcext:value-type="float">
            <text:p>2989000</text:p>
          </table:table-cell>
          <table:table-cell office:value-type="float" office:value="3625000" calcext:value-type="float">
            <text:p>3625000</text:p>
          </table:table-cell>
          <table:table-cell office:value-type="float" office:value="3534000" calcext:value-type="float">
            <text:p>35340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017000" calcext:value-type="float">
            <text:p>3017000</text:p>
          </table:table-cell>
          <table:table-cell office:value-type="float" office:value="3498000" calcext:value-type="float">
            <text:p>3498000</text:p>
          </table:table-cell>
          <table:table-cell office:value-type="float" office:value="3514000" calcext:value-type="float">
            <text:p>3514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996000" calcext:value-type="float">
            <text:p>2996000</text:p>
          </table:table-cell>
          <table:table-cell office:value-type="float" office:value="3525000" calcext:value-type="float">
            <text:p>3525000</text:p>
          </table:table-cell>
          <table:table-cell office:value-type="float" office:value="3517000" calcext:value-type="float">
            <text:p>35170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036000" calcext:value-type="float">
            <text:p>3036000</text:p>
          </table:table-cell>
          <table:table-cell office:value-type="float" office:value="3609000" calcext:value-type="float">
            <text:p>3609000</text:p>
          </table:table-cell>
          <table:table-cell office:value-type="float" office:value="3616000" calcext:value-type="float">
            <text:p>3616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181000" calcext:value-type="float">
            <text:p>3181000</text:p>
          </table:table-cell>
          <table:table-cell office:value-type="float" office:value="3761000" calcext:value-type="float">
            <text:p>3761000</text:p>
          </table:table-cell>
          <table:table-cell office:value-type="float" office:value="3764000" calcext:value-type="float">
            <text:p>37640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147000" calcext:value-type="float">
            <text:p>3147000</text:p>
          </table:table-cell>
          <table:table-cell office:value-type="float" office:value="3719000" calcext:value-type="float">
            <text:p>3719000</text:p>
          </table:table-cell>
          <table:table-cell office:value-type="float" office:value="3728000" calcext:value-type="float">
            <text:p>3728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188000" calcext:value-type="float">
            <text:p>3188000</text:p>
          </table:table-cell>
          <table:table-cell office:value-type="float" office:value="3784000" calcext:value-type="float">
            <text:p>3784000</text:p>
          </table:table-cell>
          <table:table-cell office:value-type="float" office:value="3808000" calcext:value-type="float">
            <text:p>38080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235000" calcext:value-type="float">
            <text:p>3235000</text:p>
          </table:table-cell>
          <table:table-cell office:value-type="float" office:value="3887000" calcext:value-type="float">
            <text:p>3887000</text:p>
          </table:table-cell>
          <table:table-cell office:value-type="float" office:value="3856000" calcext:value-type="float">
            <text:p>3856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756000" calcext:value-type="float">
            <text:p>3756000</text:p>
          </table:table-cell>
          <table:table-cell office:value-type="float" office:value="4365000" calcext:value-type="float">
            <text:p>4365000</text:p>
          </table:table-cell>
          <table:table-cell office:value-type="float" office:value="4351000" calcext:value-type="float">
            <text:p>43510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693000" calcext:value-type="float">
            <text:p>3693000</text:p>
          </table:table-cell>
          <table:table-cell office:value-type="float" office:value="4186000" calcext:value-type="float">
            <text:p>4186000</text:p>
          </table:table-cell>
          <table:table-cell office:value-type="float" office:value="4212000" calcext:value-type="float">
            <text:p>4212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26000" calcext:value-type="float">
            <text:p>3526000</text:p>
          </table:table-cell>
          <table:table-cell office:value-type="float" office:value="4075000" calcext:value-type="float">
            <text:p>4075000</text:p>
          </table:table-cell>
          <table:table-cell office:value-type="float" office:value="4040000" calcext:value-type="float">
            <text:p>40400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467000" calcext:value-type="float">
            <text:p>3467000</text:p>
          </table:table-cell>
          <table:table-cell office:value-type="float" office:value="4291000" calcext:value-type="float">
            <text:p>4291000</text:p>
          </table:table-cell>
          <table:table-cell office:value-type="float" office:value="4279000" calcext:value-type="float">
            <text:p>4279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4263000" calcext:value-type="float">
            <text:p>4263000</text:p>
          </table:table-cell>
          <table:table-cell office:value-type="float" office:value="4237000" calcext:value-type="float">
            <text:p>42370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647000" calcext:value-type="float">
            <text:p>3647000</text:p>
          </table:table-cell>
          <table:table-cell office:value-type="float" office:value="4490000" calcext:value-type="float">
            <text:p>4490000</text:p>
          </table:table-cell>
          <table:table-cell office:value-type="float" office:value="4418000" calcext:value-type="float">
            <text:p>4418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699000" calcext:value-type="float">
            <text:p>3699000</text:p>
          </table:table-cell>
          <table:table-cell office:value-type="float" office:value="4359000" calcext:value-type="float">
            <text:p>4359000</text:p>
          </table:table-cell>
          <table:table-cell office:value-type="float" office:value="4362000" calcext:value-type="float">
            <text:p>43620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46000" calcext:value-type="float">
            <text:p>3846000</text:p>
          </table:table-cell>
          <table:table-cell office:value-type="float" office:value="4445000" calcext:value-type="float">
            <text:p>4445000</text:p>
          </table:table-cell>
          <table:table-cell office:value-type="float" office:value="4421000" calcext:value-type="float">
            <text:p>4421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449000" calcext:value-type="float">
            <text:p>4449000</text:p>
          </table:table-cell>
          <table:table-cell office:value-type="float" office:value="5012000" calcext:value-type="float">
            <text:p>5012000</text:p>
          </table:table-cell>
          <table:table-cell office:value-type="float" office:value="4884000" calcext:value-type="float">
            <text:p>48840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583000" calcext:value-type="float">
            <text:p>4583000</text:p>
          </table:table-cell>
          <table:table-cell office:value-type="float" office:value="5003000" calcext:value-type="float">
            <text:p>5003000</text:p>
          </table:table-cell>
          <table:table-cell office:value-type="float" office:value="4973000" calcext:value-type="float">
            <text:p>4973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905000" calcext:value-type="float">
            <text:p>3905000</text:p>
          </table:table-cell>
          <table:table-cell office:value-type="float" office:value="4690000" calcext:value-type="float">
            <text:p>4690000</text:p>
          </table:table-cell>
          <table:table-cell office:value-type="float" office:value="4638000" calcext:value-type="float">
            <text:p>46380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232000" calcext:value-type="float">
            <text:p>4232000</text:p>
          </table:table-cell>
          <table:table-cell office:value-type="float" office:value="4828000" calcext:value-type="float">
            <text:p>4828000</text:p>
          </table:table-cell>
          <table:table-cell office:value-type="float" office:value="4788000" calcext:value-type="float">
            <text:p>4788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52000" calcext:value-type="float">
            <text:p>4052000</text:p>
          </table:table-cell>
          <table:table-cell office:value-type="float" office:value="4905000" calcext:value-type="float">
            <text:p>4905000</text:p>
          </table:table-cell>
          <table:table-cell office:value-type="float" office:value="4810000" calcext:value-type="float">
            <text:p>48100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244000" calcext:value-type="float">
            <text:p>4244000</text:p>
          </table:table-cell>
          <table:table-cell office:value-type="float" office:value="4952000" calcext:value-type="float">
            <text:p>4952000</text:p>
          </table:table-cell>
          <table:table-cell office:value-type="float" office:value="4912000" calcext:value-type="float">
            <text:p>4912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968000" calcext:value-type="float">
            <text:p>5968000</text:p>
          </table:table-cell>
          <table:table-cell office:value-type="float" office:value="6218000" calcext:value-type="float">
            <text:p>6218000</text:p>
          </table:table-cell>
          <table:table-cell office:value-type="float" office:value="6247000" calcext:value-type="float">
            <text:p>62470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502000" calcext:value-type="float">
            <text:p>6502000</text:p>
          </table:table-cell>
          <table:table-cell office:value-type="float" office:value="6626000" calcext:value-type="float">
            <text:p>6626000</text:p>
          </table:table-cell>
          <table:table-cell office:value-type="float" office:value="6587000" calcext:value-type="float">
            <text:p>6587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498000" calcext:value-type="float">
            <text:p>4498000</text:p>
          </table:table-cell>
          <table:table-cell office:value-type="float" office:value="5377000" calcext:value-type="float">
            <text:p>5377000</text:p>
          </table:table-cell>
          <table:table-cell office:value-type="float" office:value="5278000" calcext:value-type="float">
            <text:p>52780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564000" calcext:value-type="float">
            <text:p>4564000</text:p>
          </table:table-cell>
          <table:table-cell office:value-type="float" office:value="5624000" calcext:value-type="float">
            <text:p>5624000</text:p>
          </table:table-cell>
          <table:table-cell office:value-type="float" office:value="5424000" calcext:value-type="float">
            <text:p>5424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659000" calcext:value-type="float">
            <text:p>4659000</text:p>
          </table:table-cell>
          <table:table-cell office:value-type="float" office:value="5506000" calcext:value-type="float">
            <text:p>5506000</text:p>
          </table:table-cell>
          <table:table-cell office:value-type="float" office:value="5664000" calcext:value-type="float">
            <text:p>56640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709000" calcext:value-type="float">
            <text:p>4709000</text:p>
          </table:table-cell>
          <table:table-cell office:value-type="float" office:value="5622000" calcext:value-type="float">
            <text:p>5622000</text:p>
          </table:table-cell>
          <table:table-cell office:value-type="float" office:value="5624000" calcext:value-type="float">
            <text:p>5624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68000" calcext:value-type="float">
            <text:p>4868000</text:p>
          </table:table-cell>
          <table:table-cell office:value-type="float" office:value="5803000" calcext:value-type="float">
            <text:p>5803000</text:p>
          </table:table-cell>
          <table:table-cell office:value-type="float" office:value="5820000" calcext:value-type="float">
            <text:p>58200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23000" calcext:value-type="float">
            <text:p>4823000</text:p>
          </table:table-cell>
          <table:table-cell office:value-type="float" office:value="5865000" calcext:value-type="float">
            <text:p>5865000</text:p>
          </table:table-cell>
          <table:table-cell office:value-type="float" office:value="5697000" calcext:value-type="float">
            <text:p>5697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950000" calcext:value-type="float">
            <text:p>4950000</text:p>
          </table:table-cell>
          <table:table-cell office:value-type="float" office:value="6059000" calcext:value-type="float">
            <text:p>6059000</text:p>
          </table:table-cell>
          <table:table-cell office:value-type="float" office:value="5811000" calcext:value-type="float">
            <text:p>58110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962000" calcext:value-type="float">
            <text:p>4962000</text:p>
          </table:table-cell>
          <table:table-cell office:value-type="float" office:value="5909000" calcext:value-type="float">
            <text:p>5909000</text:p>
          </table:table-cell>
          <table:table-cell office:value-type="float" office:value="5873000" calcext:value-type="float">
            <text:p>5873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100000" calcext:value-type="float">
            <text:p>5100000</text:p>
          </table:table-cell>
          <table:table-cell office:value-type="float" office:value="5999000" calcext:value-type="float">
            <text:p>5999000</text:p>
          </table:table-cell>
          <table:table-cell office:value-type="float" office:value="6000000" calcext:value-type="float">
            <text:p>60000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163000" calcext:value-type="float">
            <text:p>5163000</text:p>
          </table:table-cell>
          <table:table-cell office:value-type="float" office:value="6337000" calcext:value-type="float">
            <text:p>6337000</text:p>
          </table:table-cell>
          <table:table-cell office:value-type="float" office:value="6286000" calcext:value-type="float">
            <text:p>6286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359000" calcext:value-type="float">
            <text:p>5359000</text:p>
          </table:table-cell>
          <table:table-cell office:value-type="float" office:value="6252000" calcext:value-type="float">
            <text:p>6252000</text:p>
          </table:table-cell>
          <table:table-cell office:value-type="float" office:value="6406000" calcext:value-type="float">
            <text:p>6406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658000" calcext:value-type="float">
            <text:p>5658000</text:p>
          </table:table-cell>
          <table:table-cell office:value-type="float" office:value="6666000" calcext:value-type="float">
            <text:p>6666000</text:p>
          </table:table-cell>
          <table:table-cell office:value-type="float" office:value="6602000" calcext:value-type="float">
            <text:p>6602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866000" calcext:value-type="float">
            <text:p>5866000</text:p>
          </table:table-cell>
          <table:table-cell office:value-type="float" office:value="6729000" calcext:value-type="float">
            <text:p>6729000</text:p>
          </table:table-cell>
          <table:table-cell office:value-type="float" office:value="6763000" calcext:value-type="float">
            <text:p>67630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827000" calcext:value-type="float">
            <text:p>5827000</text:p>
          </table:table-cell>
          <table:table-cell office:value-type="float" office:value="6890000" calcext:value-type="float">
            <text:p>6890000</text:p>
          </table:table-cell>
          <table:table-cell office:value-type="float" office:value="6871000" calcext:value-type="float">
            <text:p>6871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544000" calcext:value-type="float">
            <text:p>5544000</text:p>
          </table:table-cell>
          <table:table-cell office:value-type="float" office:value="6989000" calcext:value-type="float">
            <text:p>6989000</text:p>
          </table:table-cell>
          <table:table-cell office:value-type="float" office:value="6886000" calcext:value-type="float">
            <text:p>68860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665000" calcext:value-type="float">
            <text:p>5665000</text:p>
          </table:table-cell>
          <table:table-cell office:value-type="float" office:value="6879000" calcext:value-type="float">
            <text:p>6879000</text:p>
          </table:table-cell>
          <table:table-cell office:value-type="float" office:value="6862000" calcext:value-type="float">
            <text:p>6862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145000" calcext:value-type="float">
            <text:p>6145000</text:p>
          </table:table-cell>
          <table:table-cell office:value-type="float" office:value="7112000" calcext:value-type="float">
            <text:p>7112000</text:p>
          </table:table-cell>
          <table:table-cell office:value-type="float" office:value="6973000" calcext:value-type="float">
            <text:p>697300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360000" calcext:value-type="float">
            <text:p>6360000</text:p>
          </table:table-cell>
          <table:table-cell office:value-type="float" office:value="7260000" calcext:value-type="float">
            <text:p>7260000</text:p>
          </table:table-cell>
          <table:table-cell office:value-type="float" office:value="7267000" calcext:value-type="float">
            <text:p>7267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979000" calcext:value-type="float">
            <text:p>5979000</text:p>
          </table:table-cell>
          <table:table-cell office:value-type="float" office:value="7095000" calcext:value-type="float">
            <text:p>7095000</text:p>
          </table:table-cell>
          <table:table-cell office:value-type="float" office:value="7223000" calcext:value-type="float">
            <text:p>72230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528000" calcext:value-type="float">
            <text:p>6528000</text:p>
          </table:table-cell>
          <table:table-cell office:value-type="float" office:value="7437000" calcext:value-type="float">
            <text:p>7437000</text:p>
          </table:table-cell>
          <table:table-cell office:value-type="float" office:value="7274000" calcext:value-type="float">
            <text:p>7274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011000" calcext:value-type="float">
            <text:p>6011000</text:p>
          </table:table-cell>
          <table:table-cell office:value-type="float" office:value="7173000" calcext:value-type="float">
            <text:p>7173000</text:p>
          </table:table-cell>
          <table:table-cell office:value-type="float" office:value="7229000" calcext:value-type="float">
            <text:p>7229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303000" calcext:value-type="float">
            <text:p>6303000</text:p>
          </table:table-cell>
          <table:table-cell office:value-type="float" office:value="7585000" calcext:value-type="float">
            <text:p>7585000</text:p>
          </table:table-cell>
          <table:table-cell office:value-type="float" office:value="7671000" calcext:value-type="float">
            <text:p>7671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553000" calcext:value-type="float">
            <text:p>6553000</text:p>
          </table:table-cell>
          <table:table-cell office:value-type="float" office:value="7648000" calcext:value-type="float">
            <text:p>7648000</text:p>
          </table:table-cell>
          <table:table-cell office:value-type="float" office:value="7386000" calcext:value-type="float">
            <text:p>73860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419000" calcext:value-type="float">
            <text:p>6419000</text:p>
          </table:table-cell>
          <table:table-cell office:value-type="float" office:value="7736000" calcext:value-type="float">
            <text:p>7736000</text:p>
          </table:table-cell>
          <table:table-cell office:value-type="float" office:value="7771000" calcext:value-type="float">
            <text:p>7771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460000" calcext:value-type="float">
            <text:p>6460000</text:p>
          </table:table-cell>
          <table:table-cell office:value-type="float" office:value="7786000" calcext:value-type="float">
            <text:p>7786000</text:p>
          </table:table-cell>
          <table:table-cell office:value-type="float" office:value="7575000" calcext:value-type="float">
            <text:p>757500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496000" calcext:value-type="float">
            <text:p>6496000</text:p>
          </table:table-cell>
          <table:table-cell office:value-type="float" office:value="8006000" calcext:value-type="float">
            <text:p>8006000</text:p>
          </table:table-cell>
          <table:table-cell office:value-type="float" office:value="7690000" calcext:value-type="float">
            <text:p>7690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694000" calcext:value-type="float">
            <text:p>6694000</text:p>
          </table:table-cell>
          <table:table-cell office:value-type="float" office:value="7817000" calcext:value-type="float">
            <text:p>7817000</text:p>
          </table:table-cell>
          <table:table-cell office:value-type="float" office:value="7956000" calcext:value-type="float">
            <text:p>795600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882000" calcext:value-type="float">
            <text:p>6882000</text:p>
          </table:table-cell>
          <table:table-cell office:value-type="float" office:value="8160000" calcext:value-type="float">
            <text:p>8160000</text:p>
          </table:table-cell>
          <table:table-cell office:value-type="float" office:value="8060000" calcext:value-type="float">
            <text:p>8060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814000" calcext:value-type="float">
            <text:p>6814000</text:p>
          </table:table-cell>
          <table:table-cell office:value-type="float" office:value="8118000" calcext:value-type="float">
            <text:p>8118000</text:p>
          </table:table-cell>
          <table:table-cell office:value-type="float" office:value="8182000" calcext:value-type="float">
            <text:p>818200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114000" calcext:value-type="float">
            <text:p>7114000</text:p>
          </table:table-cell>
          <table:table-cell office:value-type="float" office:value="8443000" calcext:value-type="float">
            <text:p>8443000</text:p>
          </table:table-cell>
          <table:table-cell office:value-type="float" office:value="8515000" calcext:value-type="float">
            <text:p>8515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599000" calcext:value-type="float">
            <text:p>8599000</text:p>
          </table:table-cell>
          <table:table-cell office:value-type="float" office:value="9353000" calcext:value-type="float">
            <text:p>9353000</text:p>
          </table:table-cell>
          <table:table-cell office:value-type="float" office:value="9391000" calcext:value-type="float">
            <text:p>93910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674000" calcext:value-type="float">
            <text:p>8674000</text:p>
          </table:table-cell>
          <table:table-cell office:value-type="float" office:value="9476000" calcext:value-type="float">
            <text:p>9476000</text:p>
          </table:table-cell>
          <table:table-cell office:value-type="float" office:value="9524000" calcext:value-type="float">
            <text:p>9524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420000" calcext:value-type="float">
            <text:p>7420000</text:p>
          </table:table-cell>
          <table:table-cell office:value-type="float" office:value="8638000" calcext:value-type="float">
            <text:p>8638000</text:p>
          </table:table-cell>
          <table:table-cell office:value-type="float" office:value="8567000" calcext:value-type="float">
            <text:p>85670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417000" calcext:value-type="float">
            <text:p>7417000</text:p>
          </table:table-cell>
          <table:table-cell office:value-type="float" office:value="8996000" calcext:value-type="float">
            <text:p>8996000</text:p>
          </table:table-cell>
          <table:table-cell office:value-type="float" office:value="8868000" calcext:value-type="float">
            <text:p>8868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870000" calcext:value-type="float">
            <text:p>8870000</text:p>
          </table:table-cell>
          <table:table-cell office:value-type="float" office:value="9775000" calcext:value-type="float">
            <text:p>9775000</text:p>
          </table:table-cell>
          <table:table-cell office:value-type="float" office:value="9749000" calcext:value-type="float">
            <text:p>97490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708000" calcext:value-type="float">
            <text:p>8708000</text:p>
          </table:table-cell>
          <table:table-cell office:value-type="float" office:value="9633000" calcext:value-type="float">
            <text:p>9633000</text:p>
          </table:table-cell>
          <table:table-cell office:value-type="float" office:value="9748000" calcext:value-type="float">
            <text:p>9748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696000" calcext:value-type="float">
            <text:p>7696000</text:p>
          </table:table-cell>
          <table:table-cell office:value-type="float" office:value="9130000" calcext:value-type="float">
            <text:p>9130000</text:p>
          </table:table-cell>
          <table:table-cell office:value-type="float" office:value="9016000" calcext:value-type="float">
            <text:p>90160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836000" calcext:value-type="float">
            <text:p>7836000</text:p>
          </table:table-cell>
          <table:table-cell office:value-type="float" office:value="9176000" calcext:value-type="float">
            <text:p>9176000</text:p>
          </table:table-cell>
          <table:table-cell office:value-type="float" office:value="9077000" calcext:value-type="float">
            <text:p>9077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109000" calcext:value-type="float">
            <text:p>8109000</text:p>
          </table:table-cell>
          <table:table-cell office:value-type="float" office:value="9650000" calcext:value-type="float">
            <text:p>9650000</text:p>
          </table:table-cell>
          <table:table-cell office:value-type="float" office:value="9428000" calcext:value-type="float">
            <text:p>942800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012000" calcext:value-type="float">
            <text:p>8012000</text:p>
          </table:table-cell>
          <table:table-cell office:value-type="float" office:value="9622000" calcext:value-type="float">
            <text:p>9622000</text:p>
          </table:table-cell>
          <table:table-cell office:value-type="float" office:value="9458000" calcext:value-type="float">
            <text:p>9458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622000" calcext:value-type="float">
            <text:p>8622000</text:p>
          </table:table-cell>
          <table:table-cell office:value-type="float" office:value="11456000" calcext:value-type="float">
            <text:p>11456000</text:p>
          </table:table-cell>
          <table:table-cell office:value-type="float" office:value="9715000" calcext:value-type="float">
            <text:p>97150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662000" calcext:value-type="float">
            <text:p>8662000</text:p>
          </table:table-cell>
          <table:table-cell office:value-type="float" office:value="10024000" calcext:value-type="float">
            <text:p>10024000</text:p>
          </table:table-cell>
          <table:table-cell office:value-type="float" office:value="10125000" calcext:value-type="float">
            <text:p>10125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321000" calcext:value-type="float">
            <text:p>8321000</text:p>
          </table:table-cell>
          <table:table-cell office:value-type="float" office:value="11136000" calcext:value-type="float">
            <text:p>11136000</text:p>
          </table:table-cell>
          <table:table-cell office:value-type="float" office:value="10941000" calcext:value-type="float">
            <text:p>109410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515000" calcext:value-type="float">
            <text:p>8515000</text:p>
          </table:table-cell>
          <table:table-cell office:value-type="float" office:value="10141000" calcext:value-type="float">
            <text:p>10141000</text:p>
          </table:table-cell>
          <table:table-cell office:value-type="float" office:value="9910000" calcext:value-type="float">
            <text:p>9910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782000" calcext:value-type="float">
            <text:p>8782000</text:p>
          </table:table-cell>
          <table:table-cell office:value-type="float" office:value="10329000" calcext:value-type="float">
            <text:p>10329000</text:p>
          </table:table-cell>
          <table:table-cell office:value-type="float" office:value="10434000" calcext:value-type="float">
            <text:p>104340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161000" calcext:value-type="float">
            <text:p>9161000</text:p>
          </table:table-cell>
          <table:table-cell office:value-type="float" office:value="10255000" calcext:value-type="float">
            <text:p>10255000</text:p>
          </table:table-cell>
          <table:table-cell office:value-type="float" office:value="10378000" calcext:value-type="float">
            <text:p>10378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274000" calcext:value-type="float">
            <text:p>9274000</text:p>
          </table:table-cell>
          <table:table-cell office:value-type="float" office:value="10771000" calcext:value-type="float">
            <text:p>10771000</text:p>
          </table:table-cell>
          <table:table-cell office:value-type="float" office:value="10729000" calcext:value-type="float">
            <text:p>107290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488000" calcext:value-type="float">
            <text:p>9488000</text:p>
          </table:table-cell>
          <table:table-cell office:value-type="float" office:value="11057000" calcext:value-type="float">
            <text:p>11057000</text:p>
          </table:table-cell>
          <table:table-cell office:value-type="float" office:value="11022000" calcext:value-type="float">
            <text:p>11022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985000" calcext:value-type="float">
            <text:p>9985000</text:p>
          </table:table-cell>
          <table:table-cell office:value-type="float" office:value="10991000" calcext:value-type="float">
            <text:p>10991000</text:p>
          </table:table-cell>
          <table:table-cell office:value-type="float" office:value="11311000" calcext:value-type="float">
            <text:p>113110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790000" calcext:value-type="float">
            <text:p>9790000</text:p>
          </table:table-cell>
          <table:table-cell office:value-type="float" office:value="11548000" calcext:value-type="float">
            <text:p>11548000</text:p>
          </table:table-cell>
          <table:table-cell office:value-type="float" office:value="11343000" calcext:value-type="float">
            <text:p>11343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657000" calcext:value-type="float">
            <text:p>9657000</text:p>
          </table:table-cell>
          <table:table-cell office:value-type="float" office:value="11263000" calcext:value-type="float">
            <text:p>11263000</text:p>
          </table:table-cell>
          <table:table-cell office:value-type="float" office:value="11378000" calcext:value-type="float">
            <text:p>113780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671000" calcext:value-type="float">
            <text:p>9671000</text:p>
          </table:table-cell>
          <table:table-cell office:value-type="float" office:value="11387000" calcext:value-type="float">
            <text:p>11387000</text:p>
          </table:table-cell>
          <table:table-cell office:value-type="float" office:value="11469000" calcext:value-type="float">
            <text:p>11469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461000" calcext:value-type="float">
            <text:p>10461000</text:p>
          </table:table-cell>
          <table:table-cell office:value-type="float" office:value="11855000" calcext:value-type="float">
            <text:p>11855000</text:p>
          </table:table-cell>
          <table:table-cell office:value-type="float" office:value="11807000" calcext:value-type="float">
            <text:p>118070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214000" calcext:value-type="float">
            <text:p>10214000</text:p>
          </table:table-cell>
          <table:table-cell office:value-type="float" office:value="11699000" calcext:value-type="float">
            <text:p>11699000</text:p>
          </table:table-cell>
          <table:table-cell office:value-type="float" office:value="11655000" calcext:value-type="float">
            <text:p>11655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336000" calcext:value-type="float">
            <text:p>10336000</text:p>
          </table:table-cell>
          <table:table-cell office:value-type="float" office:value="11808000" calcext:value-type="float">
            <text:p>11808000</text:p>
          </table:table-cell>
          <table:table-cell office:value-type="float" office:value="11746000" calcext:value-type="float">
            <text:p>117460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546000" calcext:value-type="float">
            <text:p>10546000</text:p>
          </table:table-cell>
          <table:table-cell office:value-type="float" office:value="11901000" calcext:value-type="float">
            <text:p>11901000</text:p>
          </table:table-cell>
          <table:table-cell office:value-type="float" office:value="11994000" calcext:value-type="float">
            <text:p>11994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361000" calcext:value-type="float">
            <text:p>11361000</text:p>
          </table:table-cell>
          <table:table-cell office:value-type="float" office:value="12737000" calcext:value-type="float">
            <text:p>12737000</text:p>
          </table:table-cell>
          <table:table-cell office:value-type="float" office:value="12740000" calcext:value-type="float">
            <text:p>1274000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488000" calcext:value-type="float">
            <text:p>11488000</text:p>
          </table:table-cell>
          <table:table-cell office:value-type="float" office:value="13019000" calcext:value-type="float">
            <text:p>13019000</text:p>
          </table:table-cell>
          <table:table-cell office:value-type="float" office:value="13051000" calcext:value-type="float">
            <text:p>13051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191000" calcext:value-type="float">
            <text:p>11191000</text:p>
          </table:table-cell>
          <table:table-cell office:value-type="float" office:value="12692000" calcext:value-type="float">
            <text:p>12692000</text:p>
          </table:table-cell>
          <table:table-cell office:value-type="float" office:value="12528000" calcext:value-type="float">
            <text:p>125280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158000" calcext:value-type="float">
            <text:p>11158000</text:p>
          </table:table-cell>
          <table:table-cell office:value-type="float" office:value="12704000" calcext:value-type="float">
            <text:p>12704000</text:p>
          </table:table-cell>
          <table:table-cell office:value-type="float" office:value="12732000" calcext:value-type="float">
            <text:p>12732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010000" calcext:value-type="float">
            <text:p>12010000</text:p>
          </table:table-cell>
          <table:table-cell office:value-type="float" office:value="13604000" calcext:value-type="float">
            <text:p>13604000</text:p>
          </table:table-cell>
          <table:table-cell office:value-type="float" office:value="13380000" calcext:value-type="float">
            <text:p>133800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56000" calcext:value-type="float">
            <text:p>12856000</text:p>
          </table:table-cell>
          <table:table-cell office:value-type="float" office:value="14205000" calcext:value-type="float">
            <text:p>14205000</text:p>
          </table:table-cell>
          <table:table-cell office:value-type="float" office:value="14187000" calcext:value-type="float">
            <text:p>14187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6436000" calcext:value-type="float">
            <text:p>16436000</text:p>
          </table:table-cell>
          <table:table-cell office:value-type="float" office:value="16684000" calcext:value-type="float">
            <text:p>16684000</text:p>
          </table:table-cell>
          <table:table-cell office:value-type="float" office:value="16777000" calcext:value-type="float">
            <text:p>167770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6228000" calcext:value-type="float">
            <text:p>16228000</text:p>
          </table:table-cell>
          <table:table-cell office:value-type="float" office:value="16433000" calcext:value-type="float">
            <text:p>16433000</text:p>
          </table:table-cell>
          <table:table-cell office:value-type="float" office:value="16538000" calcext:value-type="float">
            <text:p>16538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407000" calcext:value-type="float">
            <text:p>12407000</text:p>
          </table:table-cell>
          <table:table-cell office:value-type="float" office:value="15124000" calcext:value-type="float">
            <text:p>15124000</text:p>
          </table:table-cell>
          <table:table-cell office:value-type="float" office:value="14943000" calcext:value-type="float">
            <text:p>1494300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073000" calcext:value-type="float">
            <text:p>13073000</text:p>
          </table:table-cell>
          <table:table-cell office:value-type="float" office:value="14729000" calcext:value-type="float">
            <text:p>14729000</text:p>
          </table:table-cell>
          <table:table-cell office:value-type="float" office:value="14599000" calcext:value-type="float">
            <text:p>14599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654000" calcext:value-type="float">
            <text:p>12654000</text:p>
          </table:table-cell>
          <table:table-cell office:value-type="float" office:value="14245000" calcext:value-type="float">
            <text:p>14245000</text:p>
          </table:table-cell>
          <table:table-cell office:value-type="float" office:value="14280000" calcext:value-type="float">
            <text:p>142800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94000" calcext:value-type="float">
            <text:p>13494000</text:p>
          </table:table-cell>
          <table:table-cell office:value-type="float" office:value="15114000" calcext:value-type="float">
            <text:p>15114000</text:p>
          </table:table-cell>
          <table:table-cell office:value-type="float" office:value="15016000" calcext:value-type="float">
            <text:p>15016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806000" calcext:value-type="float">
            <text:p>13806000</text:p>
          </table:table-cell>
          <table:table-cell office:value-type="float" office:value="15460000" calcext:value-type="float">
            <text:p>15460000</text:p>
          </table:table-cell>
          <table:table-cell office:value-type="float" office:value="15316000" calcext:value-type="float">
            <text:p>1531600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817000" calcext:value-type="float">
            <text:p>13817000</text:p>
          </table:table-cell>
          <table:table-cell office:value-type="float" office:value="15507000" calcext:value-type="float">
            <text:p>15507000</text:p>
          </table:table-cell>
          <table:table-cell office:value-type="float" office:value="15282000" calcext:value-type="float">
            <text:p>15282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708000" calcext:value-type="float">
            <text:p>12708000</text:p>
          </table:table-cell>
          <table:table-cell office:value-type="float" office:value="14438000" calcext:value-type="float">
            <text:p>14438000</text:p>
          </table:table-cell>
          <table:table-cell office:value-type="float" office:value="14329000" calcext:value-type="float">
            <text:p>143290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997000" calcext:value-type="float">
            <text:p>13997000</text:p>
          </table:table-cell>
          <table:table-cell office:value-type="float" office:value="15693000" calcext:value-type="float">
            <text:p>15693000</text:p>
          </table:table-cell>
          <table:table-cell office:value-type="float" office:value="15644000" calcext:value-type="float">
            <text:p>15644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344000" calcext:value-type="float">
            <text:p>14344000</text:p>
          </table:table-cell>
          <table:table-cell office:value-type="float" office:value="16128000" calcext:value-type="float">
            <text:p>16128000</text:p>
          </table:table-cell>
          <table:table-cell office:value-type="float" office:value="16032000" calcext:value-type="float">
            <text:p>160320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512000" calcext:value-type="float">
            <text:p>13512000</text:p>
          </table:table-cell>
          <table:table-cell office:value-type="float" office:value="15241000" calcext:value-type="float">
            <text:p>15241000</text:p>
          </table:table-cell>
          <table:table-cell office:value-type="float" office:value="15031000" calcext:value-type="float">
            <text:p>15031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038000" calcext:value-type="float">
            <text:p>15038000</text:p>
          </table:table-cell>
          <table:table-cell office:value-type="float" office:value="16757000" calcext:value-type="float">
            <text:p>16757000</text:p>
          </table:table-cell>
          <table:table-cell office:value-type="float" office:value="16710000" calcext:value-type="float">
            <text:p>167100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426000" calcext:value-type="float">
            <text:p>15426000</text:p>
          </table:table-cell>
          <table:table-cell office:value-type="float" office:value="16833000" calcext:value-type="float">
            <text:p>16833000</text:p>
          </table:table-cell>
          <table:table-cell office:value-type="float" office:value="16731000" calcext:value-type="float">
            <text:p>16731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129000" calcext:value-type="float">
            <text:p>16129000</text:p>
          </table:table-cell>
          <table:table-cell office:value-type="float" office:value="17613000" calcext:value-type="float">
            <text:p>17613000</text:p>
          </table:table-cell>
          <table:table-cell office:value-type="float" office:value="17543000" calcext:value-type="float">
            <text:p>175430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985000" calcext:value-type="float">
            <text:p>15985000</text:p>
          </table:table-cell>
          <table:table-cell office:value-type="float" office:value="17496000" calcext:value-type="float">
            <text:p>17496000</text:p>
          </table:table-cell>
          <table:table-cell office:value-type="float" office:value="17379000" calcext:value-type="float">
            <text:p>17379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6087000" calcext:value-type="float">
            <text:p>16087000</text:p>
          </table:table-cell>
          <table:table-cell office:value-type="float" office:value="17714000" calcext:value-type="float">
            <text:p>17714000</text:p>
          </table:table-cell>
          <table:table-cell office:value-type="float" office:value="17705000" calcext:value-type="float">
            <text:p>1770500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6854000" calcext:value-type="float">
            <text:p>16854000</text:p>
          </table:table-cell>
          <table:table-cell office:value-type="float" office:value="18277000" calcext:value-type="float">
            <text:p>18277000</text:p>
          </table:table-cell>
          <table:table-cell office:value-type="float" office:value="18296000" calcext:value-type="float">
            <text:p>18296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7079000" calcext:value-type="float">
            <text:p>17079000</text:p>
          </table:table-cell>
          <table:table-cell office:value-type="float" office:value="18569000" calcext:value-type="float">
            <text:p>18569000</text:p>
          </table:table-cell>
          <table:table-cell office:value-type="float" office:value="18483000" calcext:value-type="float">
            <text:p>184830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167000" calcext:value-type="float">
            <text:p>17167000</text:p>
          </table:table-cell>
          <table:table-cell office:value-type="float" office:value="18757000" calcext:value-type="float">
            <text:p>18757000</text:p>
          </table:table-cell>
          <table:table-cell office:value-type="float" office:value="18731000" calcext:value-type="float">
            <text:p>18731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778000" calcext:value-type="float">
            <text:p>15778000</text:p>
          </table:table-cell>
          <table:table-cell office:value-type="float" office:value="17123000" calcext:value-type="float">
            <text:p>17123000</text:p>
          </table:table-cell>
          <table:table-cell office:value-type="float" office:value="17201000" calcext:value-type="float">
            <text:p>1720100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231000" calcext:value-type="float">
            <text:p>16231000</text:p>
          </table:table-cell>
          <table:table-cell office:value-type="float" office:value="18853000" calcext:value-type="float">
            <text:p>18853000</text:p>
          </table:table-cell>
          <table:table-cell office:value-type="float" office:value="18727000" calcext:value-type="float">
            <text:p>18727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7580000" calcext:value-type="float">
            <text:p>17580000</text:p>
          </table:table-cell>
          <table:table-cell office:value-type="float" office:value="19223000" calcext:value-type="float">
            <text:p>19223000</text:p>
          </table:table-cell>
          <table:table-cell office:value-type="float" office:value="19161000" calcext:value-type="float">
            <text:p>1916100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7876000" calcext:value-type="float">
            <text:p>17876000</text:p>
          </table:table-cell>
          <table:table-cell office:value-type="float" office:value="19416000" calcext:value-type="float">
            <text:p>19416000</text:p>
          </table:table-cell>
          <table:table-cell office:value-type="float" office:value="19339000" calcext:value-type="float">
            <text:p>19339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672000" calcext:value-type="float">
            <text:p>17672000</text:p>
          </table:table-cell>
          <table:table-cell office:value-type="float" office:value="19383000" calcext:value-type="float">
            <text:p>19383000</text:p>
          </table:table-cell>
          <table:table-cell office:value-type="float" office:value="19422000" calcext:value-type="float">
            <text:p>194220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8055000" calcext:value-type="float">
            <text:p>18055000</text:p>
          </table:table-cell>
          <table:table-cell office:value-type="float" office:value="19624000" calcext:value-type="float">
            <text:p>19624000</text:p>
          </table:table-cell>
          <table:table-cell office:value-type="float" office:value="19543000" calcext:value-type="float">
            <text:p>19543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8638000" calcext:value-type="float">
            <text:p>18638000</text:p>
          </table:table-cell>
          <table:table-cell office:value-type="float" office:value="20199000" calcext:value-type="float">
            <text:p>20199000</text:p>
          </table:table-cell>
          <table:table-cell office:value-type="float" office:value="20098000" calcext:value-type="float">
            <text:p>200980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8596000" calcext:value-type="float">
            <text:p>18596000</text:p>
          </table:table-cell>
          <table:table-cell office:value-type="float" office:value="20162000" calcext:value-type="float">
            <text:p>20162000</text:p>
          </table:table-cell>
          <table:table-cell office:value-type="float" office:value="20127000" calcext:value-type="float">
            <text:p>20127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9120000" calcext:value-type="float">
            <text:p>19120000</text:p>
          </table:table-cell>
          <table:table-cell office:value-type="float" office:value="20535000" calcext:value-type="float">
            <text:p>20535000</text:p>
          </table:table-cell>
          <table:table-cell office:value-type="float" office:value="20485000" calcext:value-type="float">
            <text:p>204850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622000" calcext:value-type="float">
            <text:p>19622000</text:p>
          </table:table-cell>
          <table:table-cell office:value-type="float" office:value="21304000" calcext:value-type="float">
            <text:p>21304000</text:p>
          </table:table-cell>
          <table:table-cell office:value-type="float" office:value="21145000" calcext:value-type="float">
            <text:p>21145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9381000" calcext:value-type="float">
            <text:p>19381000</text:p>
          </table:table-cell>
          <table:table-cell office:value-type="float" office:value="20437000" calcext:value-type="float">
            <text:p>20437000</text:p>
          </table:table-cell>
          <table:table-cell office:value-type="float" office:value="20413000" calcext:value-type="float">
            <text:p>204130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111000" calcext:value-type="float">
            <text:p>20111000</text:p>
          </table:table-cell>
          <table:table-cell office:value-type="float" office:value="21595000" calcext:value-type="float">
            <text:p>21595000</text:p>
          </table:table-cell>
          <table:table-cell office:value-type="float" office:value="21494000" calcext:value-type="float">
            <text:p>21494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232000" calcext:value-type="float">
            <text:p>22232000</text:p>
          </table:table-cell>
          <table:table-cell office:value-type="float" office:value="22468000" calcext:value-type="float">
            <text:p>22468000</text:p>
          </table:table-cell>
          <table:table-cell office:value-type="float" office:value="22418000" calcext:value-type="float">
            <text:p>224180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1406000" calcext:value-type="float">
            <text:p>21406000</text:p>
          </table:table-cell>
          <table:table-cell office:value-type="float" office:value="22376000" calcext:value-type="float">
            <text:p>22376000</text:p>
          </table:table-cell>
          <table:table-cell office:value-type="float" office:value="22160000" calcext:value-type="float">
            <text:p>22160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1462000" calcext:value-type="float">
            <text:p>21462000</text:p>
          </table:table-cell>
          <table:table-cell office:value-type="float" office:value="22762000" calcext:value-type="float">
            <text:p>22762000</text:p>
          </table:table-cell>
          <table:table-cell office:value-type="float" office:value="22619000" calcext:value-type="float">
            <text:p>2261900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1611000" calcext:value-type="float">
            <text:p>21611000</text:p>
          </table:table-cell>
          <table:table-cell office:value-type="float" office:value="22752000" calcext:value-type="float">
            <text:p>22752000</text:p>
          </table:table-cell>
          <table:table-cell office:value-type="float" office:value="22627000" calcext:value-type="float">
            <text:p>22627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839000" calcext:value-type="float">
            <text:p>20839000</text:p>
          </table:table-cell>
          <table:table-cell office:value-type="float" office:value="22553000" calcext:value-type="float">
            <text:p>22553000</text:p>
          </table:table-cell>
          <table:table-cell office:value-type="float" office:value="22468000" calcext:value-type="float">
            <text:p>2246800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8965000" calcext:value-type="float">
            <text:p>18965000</text:p>
          </table:table-cell>
          <table:table-cell office:value-type="float" office:value="20849000" calcext:value-type="float">
            <text:p>20849000</text:p>
          </table:table-cell>
          <table:table-cell office:value-type="float" office:value="20718000" calcext:value-type="float">
            <text:p>20718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736000" calcext:value-type="float">
            <text:p>20736000</text:p>
          </table:table-cell>
          <table:table-cell office:value-type="float" office:value="23560000" calcext:value-type="float">
            <text:p>23560000</text:p>
          </table:table-cell>
          <table:table-cell office:value-type="float" office:value="23454000" calcext:value-type="float">
            <text:p>234540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1890000" calcext:value-type="float">
            <text:p>21890000</text:p>
          </table:table-cell>
          <table:table-cell office:value-type="float" office:value="23539000" calcext:value-type="float">
            <text:p>23539000</text:p>
          </table:table-cell>
          <table:table-cell office:value-type="float" office:value="24381000" calcext:value-type="float">
            <text:p>24381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3507000" calcext:value-type="float">
            <text:p>23507000</text:p>
          </table:table-cell>
          <table:table-cell office:value-type="float" office:value="24525000" calcext:value-type="float">
            <text:p>24525000</text:p>
          </table:table-cell>
          <table:table-cell office:value-type="float" office:value="24250000" calcext:value-type="float">
            <text:p>2425000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3467000" calcext:value-type="float">
            <text:p>23467000</text:p>
          </table:table-cell>
          <table:table-cell office:value-type="float" office:value="24391000" calcext:value-type="float">
            <text:p>24391000</text:p>
          </table:table-cell>
          <table:table-cell office:value-type="float" office:value="24401000" calcext:value-type="float">
            <text:p>24401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4061000" calcext:value-type="float">
            <text:p>24061000</text:p>
          </table:table-cell>
          <table:table-cell office:value-type="float" office:value="25091000" calcext:value-type="float">
            <text:p>25091000</text:p>
          </table:table-cell>
          <table:table-cell office:value-type="float" office:value="25021000" calcext:value-type="float">
            <text:p>2502100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4684000" calcext:value-type="float">
            <text:p>24684000</text:p>
          </table:table-cell>
          <table:table-cell office:value-type="float" office:value="25779000" calcext:value-type="float">
            <text:p>25779000</text:p>
          </table:table-cell>
          <table:table-cell office:value-type="float" office:value="25723000" calcext:value-type="float">
            <text:p>25723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4012000" calcext:value-type="float">
            <text:p>24012000</text:p>
          </table:table-cell>
          <table:table-cell office:value-type="float" office:value="24930000" calcext:value-type="float">
            <text:p>24930000</text:p>
          </table:table-cell>
          <table:table-cell office:value-type="float" office:value="24847000" calcext:value-type="float">
            <text:p>2484700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570000" calcext:value-type="float">
            <text:p>23570000</text:p>
          </table:table-cell>
          <table:table-cell office:value-type="float" office:value="24908000" calcext:value-type="float">
            <text:p>24908000</text:p>
          </table:table-cell>
          <table:table-cell office:value-type="float" office:value="24913000" calcext:value-type="float">
            <text:p>24913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276000" calcext:value-type="float">
            <text:p>25276000</text:p>
          </table:table-cell>
          <table:table-cell office:value-type="float" office:value="26360000" calcext:value-type="float">
            <text:p>26360000</text:p>
          </table:table-cell>
          <table:table-cell office:value-type="float" office:value="26097000" calcext:value-type="float">
            <text:p>2609700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536000" calcext:value-type="float">
            <text:p>25536000</text:p>
          </table:table-cell>
          <table:table-cell office:value-type="float" office:value="27003000" calcext:value-type="float">
            <text:p>27003000</text:p>
          </table:table-cell>
          <table:table-cell office:value-type="float" office:value="26773000" calcext:value-type="float">
            <text:p>26773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066000" calcext:value-type="float">
            <text:p>26066000</text:p>
          </table:table-cell>
          <table:table-cell office:value-type="float" office:value="26938000" calcext:value-type="float">
            <text:p>26938000</text:p>
          </table:table-cell>
          <table:table-cell office:value-type="float" office:value="26787000" calcext:value-type="float">
            <text:p>26787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42000" calcext:value-type="float">
            <text:p>26142000</text:p>
          </table:table-cell>
          <table:table-cell office:value-type="float" office:value="27139000" calcext:value-type="float">
            <text:p>27139000</text:p>
          </table:table-cell>
          <table:table-cell office:value-type="float" office:value="26983000" calcext:value-type="float">
            <text:p>26983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250000" calcext:value-type="float">
            <text:p>25250000</text:p>
          </table:table-cell>
          <table:table-cell office:value-type="float" office:value="27290000" calcext:value-type="float">
            <text:p>27290000</text:p>
          </table:table-cell>
          <table:table-cell office:value-type="float" office:value="26893000" calcext:value-type="float">
            <text:p>268930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6401000" calcext:value-type="float">
            <text:p>26401000</text:p>
          </table:table-cell>
          <table:table-cell office:value-type="float" office:value="27591000" calcext:value-type="float">
            <text:p>27591000</text:p>
          </table:table-cell>
          <table:table-cell office:value-type="float" office:value="27527000" calcext:value-type="float">
            <text:p>27527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5415000" calcext:value-type="float">
            <text:p>25415000</text:p>
          </table:table-cell>
          <table:table-cell office:value-type="float" office:value="26165000" calcext:value-type="float">
            <text:p>26165000</text:p>
          </table:table-cell>
          <table:table-cell office:value-type="float" office:value="26217000" calcext:value-type="float">
            <text:p>262170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997000" calcext:value-type="float">
            <text:p>25997000</text:p>
          </table:table-cell>
          <table:table-cell office:value-type="float" office:value="28950000" calcext:value-type="float">
            <text:p>28950000</text:p>
          </table:table-cell>
          <table:table-cell office:value-type="float" office:value="29087000" calcext:value-type="float">
            <text:p>29087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7691000" calcext:value-type="float">
            <text:p>27691000</text:p>
          </table:table-cell>
          <table:table-cell office:value-type="float" office:value="28497000" calcext:value-type="float">
            <text:p>28497000</text:p>
          </table:table-cell>
          <table:table-cell office:value-type="float" office:value="28404000" calcext:value-type="float">
            <text:p>284040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7554000" calcext:value-type="float">
            <text:p>27554000</text:p>
          </table:table-cell>
          <table:table-cell office:value-type="float" office:value="28843000" calcext:value-type="float">
            <text:p>28843000</text:p>
          </table:table-cell>
          <table:table-cell office:value-type="float" office:value="28777000" calcext:value-type="float">
            <text:p>28777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8192000" calcext:value-type="float">
            <text:p>28192000</text:p>
          </table:table-cell>
          <table:table-cell office:value-type="float" office:value="29085000" calcext:value-type="float">
            <text:p>29085000</text:p>
          </table:table-cell>
          <table:table-cell office:value-type="float" office:value="29036000" calcext:value-type="float">
            <text:p>2903600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8476000" calcext:value-type="float">
            <text:p>28476000</text:p>
          </table:table-cell>
          <table:table-cell office:value-type="float" office:value="29544000" calcext:value-type="float">
            <text:p>29544000</text:p>
          </table:table-cell>
          <table:table-cell office:value-type="float" office:value="29438000" calcext:value-type="float">
            <text:p>29438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9175000" calcext:value-type="float">
            <text:p>29175000</text:p>
          </table:table-cell>
          <table:table-cell office:value-type="float" office:value="30206000" calcext:value-type="float">
            <text:p>30206000</text:p>
          </table:table-cell>
          <table:table-cell office:value-type="float" office:value="30000000" calcext:value-type="float">
            <text:p>300000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9282000" calcext:value-type="float">
            <text:p>29282000</text:p>
          </table:table-cell>
          <table:table-cell office:value-type="float" office:value="29951000" calcext:value-type="float">
            <text:p>29951000</text:p>
          </table:table-cell>
          <table:table-cell office:value-type="float" office:value="29836000" calcext:value-type="float">
            <text:p>29836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0006000" calcext:value-type="float">
            <text:p>30006000</text:p>
          </table:table-cell>
          <table:table-cell office:value-type="float" office:value="30658000" calcext:value-type="float">
            <text:p>30658000</text:p>
          </table:table-cell>
          <table:table-cell office:value-type="float" office:value="30623000" calcext:value-type="float">
            <text:p>3062300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008000" calcext:value-type="float">
            <text:p>30008000</text:p>
          </table:table-cell>
          <table:table-cell office:value-type="float" office:value="30611000" calcext:value-type="float">
            <text:p>30611000</text:p>
          </table:table-cell>
          <table:table-cell office:value-type="float" office:value="30495000" calcext:value-type="float">
            <text:p>30495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0792000" calcext:value-type="float">
            <text:p>30792000</text:p>
          </table:table-cell>
          <table:table-cell office:value-type="float" office:value="31693000" calcext:value-type="float">
            <text:p>31693000</text:p>
          </table:table-cell>
          <table:table-cell office:value-type="float" office:value="31507000" calcext:value-type="float">
            <text:p>3150700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9469000" calcext:value-type="float">
            <text:p>29469000</text:p>
          </table:table-cell>
          <table:table-cell office:value-type="float" office:value="30842000" calcext:value-type="float">
            <text:p>30842000</text:p>
          </table:table-cell>
          <table:table-cell office:value-type="float" office:value="30714000" calcext:value-type="float">
            <text:p>30714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785000" calcext:value-type="float">
            <text:p>30785000</text:p>
          </table:table-cell>
          <table:table-cell office:value-type="float" office:value="31306000" calcext:value-type="float">
            <text:p>31306000</text:p>
          </table:table-cell>
          <table:table-cell office:value-type="float" office:value="31339000" calcext:value-type="float">
            <text:p>313390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0401000" calcext:value-type="float">
            <text:p>30401000</text:p>
          </table:table-cell>
          <table:table-cell office:value-type="float" office:value="31296000" calcext:value-type="float">
            <text:p>31296000</text:p>
          </table:table-cell>
          <table:table-cell office:value-type="float" office:value="31264000" calcext:value-type="float">
            <text:p>31264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0242000" calcext:value-type="float">
            <text:p>30242000</text:p>
          </table:table-cell>
          <table:table-cell office:value-type="float" office:value="31762000" calcext:value-type="float">
            <text:p>31762000</text:p>
          </table:table-cell>
          <table:table-cell office:value-type="float" office:value="31597000" calcext:value-type="float">
            <text:p>315970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347000" calcext:value-type="float">
            <text:p>32347000</text:p>
          </table:table-cell>
          <table:table-cell office:value-type="float" office:value="33250000" calcext:value-type="float">
            <text:p>33250000</text:p>
          </table:table-cell>
          <table:table-cell office:value-type="float" office:value="33086000" calcext:value-type="float">
            <text:p>33086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3235000" calcext:value-type="float">
            <text:p>33235000</text:p>
          </table:table-cell>
          <table:table-cell office:value-type="float" office:value="33583000" calcext:value-type="float">
            <text:p>33583000</text:p>
          </table:table-cell>
          <table:table-cell office:value-type="float" office:value="33472000" calcext:value-type="float">
            <text:p>334720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774000" calcext:value-type="float">
            <text:p>32774000</text:p>
          </table:table-cell>
          <table:table-cell office:value-type="float" office:value="33597000" calcext:value-type="float">
            <text:p>33597000</text:p>
          </table:table-cell>
          <table:table-cell office:value-type="float" office:value="33417000" calcext:value-type="float">
            <text:p>33417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524000" calcext:value-type="float">
            <text:p>31524000</text:p>
          </table:table-cell>
          <table:table-cell office:value-type="float" office:value="32186000" calcext:value-type="float">
            <text:p>32186000</text:p>
          </table:table-cell>
          <table:table-cell office:value-type="float" office:value="32309000" calcext:value-type="float">
            <text:p>3230900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017000" calcext:value-type="float">
            <text:p>32017000</text:p>
          </table:table-cell>
          <table:table-cell office:value-type="float" office:value="32943000" calcext:value-type="float">
            <text:p>32943000</text:p>
          </table:table-cell>
          <table:table-cell office:value-type="float" office:value="32880000" calcext:value-type="float">
            <text:p>32880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089000" calcext:value-type="float">
            <text:p>33089000</text:p>
          </table:table-cell>
          <table:table-cell office:value-type="float" office:value="33950000" calcext:value-type="float">
            <text:p>33950000</text:p>
          </table:table-cell>
          <table:table-cell office:value-type="float" office:value="34026000" calcext:value-type="float">
            <text:p>3402600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3964000" calcext:value-type="float">
            <text:p>33964000</text:p>
          </table:table-cell>
          <table:table-cell office:value-type="float" office:value="34643000" calcext:value-type="float">
            <text:p>34643000</text:p>
          </table:table-cell>
          <table:table-cell office:value-type="float" office:value="34570000" calcext:value-type="float">
            <text:p>34570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5130000" calcext:value-type="float">
            <text:p>35130000</text:p>
          </table:table-cell>
          <table:table-cell office:value-type="float" office:value="35810000" calcext:value-type="float">
            <text:p>35810000</text:p>
          </table:table-cell>
          <table:table-cell office:value-type="float" office:value="35672000" calcext:value-type="float">
            <text:p>3567200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5071000" calcext:value-type="float">
            <text:p>35071000</text:p>
          </table:table-cell>
          <table:table-cell office:value-type="float" office:value="36377000" calcext:value-type="float">
            <text:p>36377000</text:p>
          </table:table-cell>
          <table:table-cell office:value-type="float" office:value="36146000" calcext:value-type="float">
            <text:p>36146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5583000" calcext:value-type="float">
            <text:p>35583000</text:p>
          </table:table-cell>
          <table:table-cell office:value-type="float" office:value="36374000" calcext:value-type="float">
            <text:p>36374000</text:p>
          </table:table-cell>
          <table:table-cell office:value-type="float" office:value="36230000" calcext:value-type="float">
            <text:p>3623000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5123000" calcext:value-type="float">
            <text:p>35123000</text:p>
          </table:table-cell>
          <table:table-cell office:value-type="float" office:value="36332000" calcext:value-type="float">
            <text:p>36332000</text:p>
          </table:table-cell>
          <table:table-cell office:value-type="float" office:value="36163000" calcext:value-type="float">
            <text:p>36163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4717000" calcext:value-type="float">
            <text:p>34717000</text:p>
          </table:table-cell>
          <table:table-cell office:value-type="float" office:value="35643000" calcext:value-type="float">
            <text:p>35643000</text:p>
          </table:table-cell>
          <table:table-cell office:value-type="float" office:value="35926000" calcext:value-type="float">
            <text:p>359260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466000" calcext:value-type="float">
            <text:p>39466000</text:p>
          </table:table-cell>
          <table:table-cell office:value-type="float" office:value="36854000" calcext:value-type="float">
            <text:p>36854000</text:p>
          </table:table-cell>
          <table:table-cell office:value-type="float" office:value="36712000" calcext:value-type="float">
            <text:p>36712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7079000" calcext:value-type="float">
            <text:p>37079000</text:p>
          </table:table-cell>
          <table:table-cell office:value-type="float" office:value="37381000" calcext:value-type="float">
            <text:p>37381000</text:p>
          </table:table-cell>
          <table:table-cell office:value-type="float" office:value="37250000" calcext:value-type="float">
            <text:p>3725000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7490000" calcext:value-type="float">
            <text:p>37490000</text:p>
          </table:table-cell>
          <table:table-cell office:value-type="float" office:value="38088000" calcext:value-type="float">
            <text:p>38088000</text:p>
          </table:table-cell>
          <table:table-cell office:value-type="float" office:value="37978000" calcext:value-type="float">
            <text:p>37978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6612000" calcext:value-type="float">
            <text:p>36612000</text:p>
          </table:table-cell>
          <table:table-cell office:value-type="float" office:value="37694000" calcext:value-type="float">
            <text:p>37694000</text:p>
          </table:table-cell>
          <table:table-cell office:value-type="float" office:value="37692000" calcext:value-type="float">
            <text:p>3769200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6801000" calcext:value-type="float">
            <text:p>36801000</text:p>
          </table:table-cell>
          <table:table-cell office:value-type="float" office:value="38417000" calcext:value-type="float">
            <text:p>38417000</text:p>
          </table:table-cell>
          <table:table-cell office:value-type="float" office:value="38065000" calcext:value-type="float">
            <text:p>38065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5271000" calcext:value-type="float">
            <text:p>35271000</text:p>
          </table:table-cell>
          <table:table-cell office:value-type="float" office:value="37257000" calcext:value-type="float">
            <text:p>37257000</text:p>
          </table:table-cell>
          <table:table-cell office:value-type="float" office:value="37281000" calcext:value-type="float">
            <text:p>372810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5788000" calcext:value-type="float">
            <text:p>35788000</text:p>
          </table:table-cell>
          <table:table-cell office:value-type="float" office:value="37665000" calcext:value-type="float">
            <text:p>37665000</text:p>
          </table:table-cell>
          <table:table-cell office:value-type="float" office:value="37845000" calcext:value-type="float">
            <text:p>37845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6121000" calcext:value-type="float">
            <text:p>36121000</text:p>
          </table:table-cell>
          <table:table-cell office:value-type="float" office:value="38356000" calcext:value-type="float">
            <text:p>38356000</text:p>
          </table:table-cell>
          <table:table-cell office:value-type="float" office:value="38207000" calcext:value-type="float">
            <text:p>3820700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6019000" calcext:value-type="float">
            <text:p>36019000</text:p>
          </table:table-cell>
          <table:table-cell office:value-type="float" office:value="38640000" calcext:value-type="float">
            <text:p>38640000</text:p>
          </table:table-cell>
          <table:table-cell office:value-type="float" office:value="38327000" calcext:value-type="float">
            <text:p>38327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8809000" calcext:value-type="float">
            <text:p>38809000</text:p>
          </table:table-cell>
          <table:table-cell office:value-type="float" office:value="39826000" calcext:value-type="float">
            <text:p>39826000</text:p>
          </table:table-cell>
          <table:table-cell office:value-type="float" office:value="39698000" calcext:value-type="float">
            <text:p>396980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8298000" calcext:value-type="float">
            <text:p>38298000</text:p>
          </table:table-cell>
          <table:table-cell office:value-type="float" office:value="40269000" calcext:value-type="float">
            <text:p>40269000</text:p>
          </table:table-cell>
          <table:table-cell office:value-type="float" office:value="40115000" calcext:value-type="float">
            <text:p>40115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0125000" calcext:value-type="float">
            <text:p>40125000</text:p>
          </table:table-cell>
          <table:table-cell office:value-type="float" office:value="41950000" calcext:value-type="float">
            <text:p>41950000</text:p>
          </table:table-cell>
          <table:table-cell office:value-type="float" office:value="42018000" calcext:value-type="float">
            <text:p>4201800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1176000" calcext:value-type="float">
            <text:p>41176000</text:p>
          </table:table-cell>
          <table:table-cell office:value-type="float" office:value="42515000" calcext:value-type="float">
            <text:p>42515000</text:p>
          </table:table-cell>
          <table:table-cell office:value-type="float" office:value="41728000" calcext:value-type="float">
            <text:p>41728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1619000" calcext:value-type="float">
            <text:p>41619000</text:p>
          </table:table-cell>
          <table:table-cell office:value-type="float" office:value="42158000" calcext:value-type="float">
            <text:p>42158000</text:p>
          </table:table-cell>
          <table:table-cell office:value-type="float" office:value="42183000" calcext:value-type="float">
            <text:p>4218300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1853000" calcext:value-type="float">
            <text:p>41853000</text:p>
          </table:table-cell>
          <table:table-cell office:value-type="float" office:value="45180000" calcext:value-type="float">
            <text:p>45180000</text:p>
          </table:table-cell>
          <table:table-cell office:value-type="float" office:value="42315000" calcext:value-type="float">
            <text:p>42315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1975000" calcext:value-type="float">
            <text:p>41975000</text:p>
          </table:table-cell>
          <table:table-cell office:value-type="float" office:value="42648000" calcext:value-type="float">
            <text:p>42648000</text:p>
          </table:table-cell>
          <table:table-cell office:value-type="float" office:value="47505000" calcext:value-type="float">
            <text:p>4750500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1871000" calcext:value-type="float">
            <text:p>41871000</text:p>
          </table:table-cell>
          <table:table-cell office:value-type="float" office:value="43149000" calcext:value-type="float">
            <text:p>43149000</text:p>
          </table:table-cell>
          <table:table-cell office:value-type="float" office:value="45776000" calcext:value-type="float">
            <text:p>45776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1235000" calcext:value-type="float">
            <text:p>41235000</text:p>
          </table:table-cell>
          <table:table-cell office:value-type="float" office:value="42289000" calcext:value-type="float">
            <text:p>42289000</text:p>
          </table:table-cell>
          <table:table-cell office:value-type="float" office:value="42237000" calcext:value-type="float">
            <text:p>4223700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2764000" calcext:value-type="float">
            <text:p>42764000</text:p>
          </table:table-cell>
          <table:table-cell office:value-type="float" office:value="43007000" calcext:value-type="float">
            <text:p>43007000</text:p>
          </table:table-cell>
          <table:table-cell office:value-type="float" office:value="42990000" calcext:value-type="float">
            <text:p>42990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3722000" calcext:value-type="float">
            <text:p>43722000</text:p>
          </table:table-cell>
          <table:table-cell office:value-type="float" office:value="44349000" calcext:value-type="float">
            <text:p>44349000</text:p>
          </table:table-cell>
          <table:table-cell office:value-type="float" office:value="44303000" calcext:value-type="float">
            <text:p>443030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3857000" calcext:value-type="float">
            <text:p>43857000</text:p>
          </table:table-cell>
          <table:table-cell office:value-type="float" office:value="44784000" calcext:value-type="float">
            <text:p>44784000</text:p>
          </table:table-cell>
          <table:table-cell office:value-type="float" office:value="44825000" calcext:value-type="float">
            <text:p>44825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4368000" calcext:value-type="float">
            <text:p>44368000</text:p>
          </table:table-cell>
          <table:table-cell office:value-type="float" office:value="44789000" calcext:value-type="float">
            <text:p>44789000</text:p>
          </table:table-cell>
          <table:table-cell office:value-type="float" office:value="44915000" calcext:value-type="float">
            <text:p>4491500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2088000" calcext:value-type="float">
            <text:p>42088000</text:p>
          </table:table-cell>
          <table:table-cell office:value-type="float" office:value="46731000" calcext:value-type="float">
            <text:p>46731000</text:p>
          </table:table-cell>
          <table:table-cell office:value-type="float" office:value="47263000" calcext:value-type="float">
            <text:p>47263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5643000" calcext:value-type="float">
            <text:p>45643000</text:p>
          </table:table-cell>
          <table:table-cell office:value-type="float" office:value="47100000" calcext:value-type="float">
            <text:p>47100000</text:p>
          </table:table-cell>
          <table:table-cell office:value-type="float" office:value="47159000" calcext:value-type="float">
            <text:p>4715900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5693000" calcext:value-type="float">
            <text:p>45693000</text:p>
          </table:table-cell>
          <table:table-cell office:value-type="float" office:value="47749000" calcext:value-type="float">
            <text:p>47749000</text:p>
          </table:table-cell>
          <table:table-cell office:value-type="float" office:value="50899000" calcext:value-type="float">
            <text:p>50899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5759000" calcext:value-type="float">
            <text:p>45759000</text:p>
          </table:table-cell>
          <table:table-cell office:value-type="float" office:value="46507000" calcext:value-type="float">
            <text:p>46507000</text:p>
          </table:table-cell>
          <table:table-cell office:value-type="float" office:value="46299000" calcext:value-type="float">
            <text:p>4629900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6252000" calcext:value-type="float">
            <text:p>46252000</text:p>
          </table:table-cell>
          <table:table-cell office:value-type="float" office:value="47117000" calcext:value-type="float">
            <text:p>47117000</text:p>
          </table:table-cell>
          <table:table-cell office:value-type="float" office:value="47105000" calcext:value-type="float">
            <text:p>47105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6896000" calcext:value-type="float">
            <text:p>46896000</text:p>
          </table:table-cell>
          <table:table-cell office:value-type="float" office:value="48478000" calcext:value-type="float">
            <text:p>48478000</text:p>
          </table:table-cell>
          <table:table-cell office:value-type="float" office:value="47521000" calcext:value-type="float">
            <text:p>4752100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7342000" calcext:value-type="float">
            <text:p>47342000</text:p>
          </table:table-cell>
          <table:table-cell office:value-type="float" office:value="48279000" calcext:value-type="float">
            <text:p>48279000</text:p>
          </table:table-cell>
          <table:table-cell office:value-type="float" office:value="48042000" calcext:value-type="float">
            <text:p>48042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7783000" calcext:value-type="float">
            <text:p>47783000</text:p>
          </table:table-cell>
          <table:table-cell office:value-type="float" office:value="50201000" calcext:value-type="float">
            <text:p>50201000</text:p>
          </table:table-cell>
          <table:table-cell office:value-type="float" office:value="48670000" calcext:value-type="float">
            <text:p>486700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7883000" calcext:value-type="float">
            <text:p>47883000</text:p>
          </table:table-cell>
          <table:table-cell office:value-type="float" office:value="48651000" calcext:value-type="float">
            <text:p>48651000</text:p>
          </table:table-cell>
          <table:table-cell office:value-type="float" office:value="48359000" calcext:value-type="float">
            <text:p>48359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7854000" calcext:value-type="float">
            <text:p>47854000</text:p>
          </table:table-cell>
          <table:table-cell office:value-type="float" office:value="49246000" calcext:value-type="float">
            <text:p>49246000</text:p>
          </table:table-cell>
          <table:table-cell office:value-type="float" office:value="49564000" calcext:value-type="float">
            <text:p>4956400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7275000" calcext:value-type="float">
            <text:p>47275000</text:p>
          </table:table-cell>
          <table:table-cell office:value-type="float" office:value="50018000" calcext:value-type="float">
            <text:p>50018000</text:p>
          </table:table-cell>
          <table:table-cell office:value-type="float" office:value="50132000" calcext:value-type="float">
            <text:p>50132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9373000" calcext:value-type="float">
            <text:p>49373000</text:p>
          </table:table-cell>
          <table:table-cell office:value-type="float" office:value="50168000" calcext:value-type="float">
            <text:p>50168000</text:p>
          </table:table-cell>
          <table:table-cell office:value-type="float" office:value="49906000" calcext:value-type="float">
            <text:p>4990600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9432000" calcext:value-type="float">
            <text:p>49432000</text:p>
          </table:table-cell>
          <table:table-cell office:value-type="float" office:value="50524000" calcext:value-type="float">
            <text:p>50524000</text:p>
          </table:table-cell>
          <table:table-cell office:value-type="float" office:value="50568000" calcext:value-type="float">
            <text:p>50568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1191000" calcext:value-type="float">
            <text:p>51191000</text:p>
          </table:table-cell>
          <table:table-cell office:value-type="float" office:value="52164000" calcext:value-type="float">
            <text:p>52164000</text:p>
          </table:table-cell>
          <table:table-cell office:value-type="float" office:value="51722000" calcext:value-type="float">
            <text:p>5172200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1357000" calcext:value-type="float">
            <text:p>51357000</text:p>
          </table:table-cell>
          <table:table-cell office:value-type="float" office:value="52500000" calcext:value-type="float">
            <text:p>52500000</text:p>
          </table:table-cell>
          <table:table-cell office:value-type="float" office:value="52133000" calcext:value-type="float">
            <text:p>52133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8086000" calcext:value-type="float">
            <text:p>48086000</text:p>
          </table:table-cell>
          <table:table-cell office:value-type="float" office:value="50658000" calcext:value-type="float">
            <text:p>50658000</text:p>
          </table:table-cell>
          <table:table-cell office:value-type="float" office:value="50256000" calcext:value-type="float">
            <text:p>5025600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8353000" calcext:value-type="float">
            <text:p>48353000</text:p>
          </table:table-cell>
          <table:table-cell office:value-type="float" office:value="50787000" calcext:value-type="float">
            <text:p>50787000</text:p>
          </table:table-cell>
          <table:table-cell office:value-type="float" office:value="51133000" calcext:value-type="float">
            <text:p>51133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2505000" calcext:value-type="float">
            <text:p>52505000</text:p>
          </table:table-cell>
          <table:table-cell office:value-type="float" office:value="53338000" calcext:value-type="float">
            <text:p>53338000</text:p>
          </table:table-cell>
          <table:table-cell office:value-type="float" office:value="52944000" calcext:value-type="float">
            <text:p>529440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2417000" calcext:value-type="float">
            <text:p>52417000</text:p>
          </table:table-cell>
          <table:table-cell office:value-type="float" office:value="53604000" calcext:value-type="float">
            <text:p>53604000</text:p>
          </table:table-cell>
          <table:table-cell office:value-type="float" office:value="53762000" calcext:value-type="float">
            <text:p>53762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2935000" calcext:value-type="float">
            <text:p>52935000</text:p>
          </table:table-cell>
          <table:table-cell office:value-type="float" office:value="53687000" calcext:value-type="float">
            <text:p>53687000</text:p>
          </table:table-cell>
          <table:table-cell office:value-type="float" office:value="53294000" calcext:value-type="float">
            <text:p>5329400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2486000" calcext:value-type="float">
            <text:p>52486000</text:p>
          </table:table-cell>
          <table:table-cell office:value-type="float" office:value="56777000" calcext:value-type="float">
            <text:p>56777000</text:p>
          </table:table-cell>
          <table:table-cell office:value-type="float" office:value="56856000" calcext:value-type="float">
            <text:p>56856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3891000" calcext:value-type="float">
            <text:p>53891000</text:p>
          </table:table-cell>
          <table:table-cell office:value-type="float" office:value="55263000" calcext:value-type="float">
            <text:p>55263000</text:p>
          </table:table-cell>
          <table:table-cell office:value-type="float" office:value="54860000" calcext:value-type="float">
            <text:p>5486000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4856000" calcext:value-type="float">
            <text:p>54856000</text:p>
          </table:table-cell>
          <table:table-cell office:value-type="float" office:value="55618000" calcext:value-type="float">
            <text:p>55618000</text:p>
          </table:table-cell>
          <table:table-cell office:value-type="float" office:value="55446000" calcext:value-type="float">
            <text:p>55446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4552000" calcext:value-type="float">
            <text:p>54552000</text:p>
          </table:table-cell>
          <table:table-cell office:value-type="float" office:value="55211000" calcext:value-type="float">
            <text:p>55211000</text:p>
          </table:table-cell>
          <table:table-cell office:value-type="float" office:value="55059000" calcext:value-type="float">
            <text:p>5505900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4602000" calcext:value-type="float">
            <text:p>54602000</text:p>
          </table:table-cell>
          <table:table-cell office:value-type="float" office:value="55497000" calcext:value-type="float">
            <text:p>55497000</text:p>
          </table:table-cell>
          <table:table-cell office:value-type="float" office:value="55113000" calcext:value-type="float">
            <text:p>55113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7125000" calcext:value-type="float">
            <text:p>57125000</text:p>
          </table:table-cell>
          <table:table-cell office:value-type="float" office:value="58169000" calcext:value-type="float">
            <text:p>58169000</text:p>
          </table:table-cell>
          <table:table-cell office:value-type="float" office:value="57925000" calcext:value-type="float">
            <text:p>5792500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7421000" calcext:value-type="float">
            <text:p>57421000</text:p>
          </table:table-cell>
          <table:table-cell office:value-type="float" office:value="58332000" calcext:value-type="float">
            <text:p>58332000</text:p>
          </table:table-cell>
          <table:table-cell office:value-type="float" office:value="58041000" calcext:value-type="float">
            <text:p>58041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9458000" calcext:value-type="float">
            <text:p>59458000</text:p>
          </table:table-cell>
          <table:table-cell office:value-type="float" office:value="60021000" calcext:value-type="float">
            <text:p>60021000</text:p>
          </table:table-cell>
          <table:table-cell office:value-type="float" office:value="60016000" calcext:value-type="float">
            <text:p>600160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9776000" calcext:value-type="float">
            <text:p>59776000</text:p>
          </table:table-cell>
          <table:table-cell office:value-type="float" office:value="60593000" calcext:value-type="float">
            <text:p>60593000</text:p>
          </table:table-cell>
          <table:table-cell office:value-type="float" office:value="60463000" calcext:value-type="float">
            <text:p>60463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8544000" calcext:value-type="float">
            <text:p>58544000</text:p>
          </table:table-cell>
          <table:table-cell office:value-type="float" office:value="61054000" calcext:value-type="float">
            <text:p>61054000</text:p>
          </table:table-cell>
          <table:table-cell office:value-type="float" office:value="60569000" calcext:value-type="float">
            <text:p>6056900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8853000" calcext:value-type="float">
            <text:p>58853000</text:p>
          </table:table-cell>
          <table:table-cell office:value-type="float" office:value="59768000" calcext:value-type="float">
            <text:p>59768000</text:p>
          </table:table-cell>
          <table:table-cell office:value-type="float" office:value="59591000" calcext:value-type="float">
            <text:p>59591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8105000" calcext:value-type="float">
            <text:p>58105000</text:p>
          </table:table-cell>
          <table:table-cell office:value-type="float" office:value="59194000" calcext:value-type="float">
            <text:p>59194000</text:p>
          </table:table-cell>
          <table:table-cell office:value-type="float" office:value="60674000" calcext:value-type="float">
            <text:p>6067400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1957000" calcext:value-type="float">
            <text:p>61957000</text:p>
          </table:table-cell>
          <table:table-cell office:value-type="float" office:value="60799000" calcext:value-type="float">
            <text:p>60799000</text:p>
          </table:table-cell>
          <table:table-cell office:value-type="float" office:value="59104000" calcext:value-type="float">
            <text:p>59104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6234000" calcext:value-type="float">
            <text:p>56234000</text:p>
          </table:table-cell>
          <table:table-cell office:value-type="float" office:value="58794000" calcext:value-type="float">
            <text:p>58794000</text:p>
          </table:table-cell>
          <table:table-cell office:value-type="float" office:value="58543000" calcext:value-type="float">
            <text:p>5854300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8584000" calcext:value-type="float">
            <text:p>58584000</text:p>
          </table:table-cell>
          <table:table-cell office:value-type="float" office:value="59975000" calcext:value-type="float">
            <text:p>59975000</text:p>
          </table:table-cell>
          <table:table-cell office:value-type="float" office:value="60197000" calcext:value-type="float">
            <text:p>60197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9848000" calcext:value-type="float">
            <text:p>59848000</text:p>
          </table:table-cell>
          <table:table-cell office:value-type="float" office:value="60711000" calcext:value-type="float">
            <text:p>60711000</text:p>
          </table:table-cell>
          <table:table-cell office:value-type="float" office:value="60848000" calcext:value-type="float">
            <text:p>6084800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0539000" calcext:value-type="float">
            <text:p>60539000</text:p>
          </table:table-cell>
          <table:table-cell office:value-type="float" office:value="61240000" calcext:value-type="float">
            <text:p>61240000</text:p>
          </table:table-cell>
          <table:table-cell office:value-type="float" office:value="60957000" calcext:value-type="float">
            <text:p>60957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9416000" calcext:value-type="float">
            <text:p>59416000</text:p>
          </table:table-cell>
          <table:table-cell office:value-type="float" office:value="61435000" calcext:value-type="float">
            <text:p>61435000</text:p>
          </table:table-cell>
          <table:table-cell office:value-type="float" office:value="61127000" calcext:value-type="float">
            <text:p>611270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8443000" calcext:value-type="float">
            <text:p>58443000</text:p>
          </table:table-cell>
          <table:table-cell office:value-type="float" office:value="65730000" calcext:value-type="float">
            <text:p>65730000</text:p>
          </table:table-cell>
          <table:table-cell office:value-type="float" office:value="64056000" calcext:value-type="float">
            <text:p>64056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2487000" calcext:value-type="float">
            <text:p>62487000</text:p>
          </table:table-cell>
          <table:table-cell office:value-type="float" office:value="66023000" calcext:value-type="float">
            <text:p>66023000</text:p>
          </table:table-cell>
          <table:table-cell office:value-type="float" office:value="66336000" calcext:value-type="float">
            <text:p>6633600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3768000" calcext:value-type="float">
            <text:p>63768000</text:p>
          </table:table-cell>
          <table:table-cell office:value-type="float" office:value="64177000" calcext:value-type="float">
            <text:p>64177000</text:p>
          </table:table-cell>
          <table:table-cell office:value-type="float" office:value="62522000" calcext:value-type="float">
            <text:p>62522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3008000" calcext:value-type="float">
            <text:p>63008000</text:p>
          </table:table-cell>
          <table:table-cell office:value-type="float" office:value="67001000" calcext:value-type="float">
            <text:p>67001000</text:p>
          </table:table-cell>
          <table:table-cell office:value-type="float" office:value="66730000" calcext:value-type="float">
            <text:p>667300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1042000" calcext:value-type="float">
            <text:p>71042000</text:p>
          </table:table-cell>
          <table:table-cell office:value-type="float" office:value="64359000" calcext:value-type="float">
            <text:p>64359000</text:p>
          </table:table-cell>
          <table:table-cell office:value-type="float" office:value="64249000" calcext:value-type="float">
            <text:p>64249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3467000" calcext:value-type="float">
            <text:p>63467000</text:p>
          </table:table-cell>
          <table:table-cell office:value-type="float" office:value="64492000" calcext:value-type="float">
            <text:p>64492000</text:p>
          </table:table-cell>
          <table:table-cell office:value-type="float" office:value="64580000" calcext:value-type="float">
            <text:p>6458000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4046000" calcext:value-type="float">
            <text:p>64046000</text:p>
          </table:table-cell>
          <table:table-cell office:value-type="float" office:value="65012000" calcext:value-type="float">
            <text:p>65012000</text:p>
          </table:table-cell>
          <table:table-cell office:value-type="float" office:value="65071000" calcext:value-type="float">
            <text:p>65071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5862000" calcext:value-type="float">
            <text:p>65862000</text:p>
          </table:table-cell>
          <table:table-cell office:value-type="float" office:value="68339000" calcext:value-type="float">
            <text:p>68339000</text:p>
          </table:table-cell>
          <table:table-cell office:value-type="float" office:value="68074000" calcext:value-type="float">
            <text:p>6807400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5277000" calcext:value-type="float">
            <text:p>65277000</text:p>
          </table:table-cell>
          <table:table-cell office:value-type="float" office:value="67907000" calcext:value-type="float">
            <text:p>67907000</text:p>
          </table:table-cell>
          <table:table-cell office:value-type="float" office:value="67422000" calcext:value-type="float">
            <text:p>67422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5975000" calcext:value-type="float">
            <text:p>65975000</text:p>
          </table:table-cell>
          <table:table-cell office:value-type="float" office:value="67068000" calcext:value-type="float">
            <text:p>67068000</text:p>
          </table:table-cell>
          <table:table-cell office:value-type="float" office:value="67105000" calcext:value-type="float">
            <text:p>67105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6480000" calcext:value-type="float">
            <text:p>66480000</text:p>
          </table:table-cell>
          <table:table-cell office:value-type="float" office:value="72774000" calcext:value-type="float">
            <text:p>72774000</text:p>
          </table:table-cell>
          <table:table-cell office:value-type="float" office:value="67571000" calcext:value-type="float">
            <text:p>67571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8382000" calcext:value-type="float">
            <text:p>68382000</text:p>
          </table:table-cell>
          <table:table-cell office:value-type="float" office:value="68712000" calcext:value-type="float">
            <text:p>68712000</text:p>
          </table:table-cell>
          <table:table-cell office:value-type="float" office:value="68653000" calcext:value-type="float">
            <text:p>6865300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7901000" calcext:value-type="float">
            <text:p>67901000</text:p>
          </table:table-cell>
          <table:table-cell office:value-type="float" office:value="70059000" calcext:value-type="float">
            <text:p>70059000</text:p>
          </table:table-cell>
          <table:table-cell office:value-type="float" office:value="69350000" calcext:value-type="float">
            <text:p>69350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7969000" calcext:value-type="float">
            <text:p>67969000</text:p>
          </table:table-cell>
          <table:table-cell office:value-type="float" office:value="68798000" calcext:value-type="float">
            <text:p>68798000</text:p>
          </table:table-cell>
          <table:table-cell office:value-type="float" office:value="68915000" calcext:value-type="float">
            <text:p>689150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7131000" calcext:value-type="float">
            <text:p>67131000</text:p>
          </table:table-cell>
          <table:table-cell office:value-type="float" office:value="68335000" calcext:value-type="float">
            <text:p>68335000</text:p>
          </table:table-cell>
          <table:table-cell office:value-type="float" office:value="68193000" calcext:value-type="float">
            <text:p>68193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5517000" calcext:value-type="float">
            <text:p>65517000</text:p>
          </table:table-cell>
          <table:table-cell office:value-type="float" office:value="68676000" calcext:value-type="float">
            <text:p>68676000</text:p>
          </table:table-cell>
          <table:table-cell office:value-type="float" office:value="68645000" calcext:value-type="float">
            <text:p>6864500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4666000" calcext:value-type="float">
            <text:p>64666000</text:p>
          </table:table-cell>
          <table:table-cell office:value-type="float" office:value="75071000" calcext:value-type="float">
            <text:p>75071000</text:p>
          </table:table-cell>
          <table:table-cell office:value-type="float" office:value="72148000" calcext:value-type="float">
            <text:p>72148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9692000" calcext:value-type="float">
            <text:p>69692000</text:p>
          </table:table-cell>
          <table:table-cell office:value-type="float" office:value="71015000" calcext:value-type="float">
            <text:p>71015000</text:p>
          </table:table-cell>
          <table:table-cell office:value-type="float" office:value="70920000" calcext:value-type="float">
            <text:p>7092000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0579000" calcext:value-type="float">
            <text:p>70579000</text:p>
          </table:table-cell>
          <table:table-cell office:value-type="float" office:value="74233000" calcext:value-type="float">
            <text:p>74233000</text:p>
          </table:table-cell>
          <table:table-cell office:value-type="float" office:value="71587000" calcext:value-type="float">
            <text:p>71587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2158000" calcext:value-type="float">
            <text:p>72158000</text:p>
          </table:table-cell>
          <table:table-cell office:value-type="float" office:value="73254000" calcext:value-type="float">
            <text:p>73254000</text:p>
          </table:table-cell>
          <table:table-cell office:value-type="float" office:value="72864000" calcext:value-type="float">
            <text:p>728640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2628000" calcext:value-type="float">
            <text:p>72628000</text:p>
          </table:table-cell>
          <table:table-cell office:value-type="float" office:value="73899000" calcext:value-type="float">
            <text:p>73899000</text:p>
          </table:table-cell>
          <table:table-cell office:value-type="float" office:value="73699000" calcext:value-type="float">
            <text:p>73699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7623000" calcext:value-type="float">
            <text:p>67623000</text:p>
          </table:table-cell>
          <table:table-cell office:value-type="float" office:value="70176000" calcext:value-type="float">
            <text:p>70176000</text:p>
          </table:table-cell>
          <table:table-cell office:value-type="float" office:value="69921000" calcext:value-type="float">
            <text:p>6992100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1862000" calcext:value-type="float">
            <text:p>71862000</text:p>
          </table:table-cell>
          <table:table-cell office:value-type="float" office:value="73233000" calcext:value-type="float">
            <text:p>73233000</text:p>
          </table:table-cell>
          <table:table-cell office:value-type="float" office:value="73030000" calcext:value-type="float">
            <text:p>73030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4051000" calcext:value-type="float">
            <text:p>74051000</text:p>
          </table:table-cell>
          <table:table-cell office:value-type="float" office:value="75250000" calcext:value-type="float">
            <text:p>75250000</text:p>
          </table:table-cell>
          <table:table-cell office:value-type="float" office:value="74905000" calcext:value-type="float">
            <text:p>7490500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3716000" calcext:value-type="float">
            <text:p>73716000</text:p>
          </table:table-cell>
          <table:table-cell office:value-type="float" office:value="79894000" calcext:value-type="float">
            <text:p>79894000</text:p>
          </table:table-cell>
          <table:table-cell office:value-type="float" office:value="79999000" calcext:value-type="float">
            <text:p>79999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4374000" calcext:value-type="float">
            <text:p>74374000</text:p>
          </table:table-cell>
          <table:table-cell office:value-type="float" office:value="75465000" calcext:value-type="float">
            <text:p>75465000</text:p>
          </table:table-cell>
          <table:table-cell office:value-type="float" office:value="75367000" calcext:value-type="float">
            <text:p>7536700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4864000" calcext:value-type="float">
            <text:p>74864000</text:p>
          </table:table-cell>
          <table:table-cell office:value-type="float" office:value="75322000" calcext:value-type="float">
            <text:p>75322000</text:p>
          </table:table-cell>
          <table:table-cell office:value-type="float" office:value="75159000" calcext:value-type="float">
            <text:p>75159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5857000" calcext:value-type="float">
            <text:p>75857000</text:p>
          </table:table-cell>
          <table:table-cell office:value-type="float" office:value="80106000" calcext:value-type="float">
            <text:p>80106000</text:p>
          </table:table-cell>
          <table:table-cell office:value-type="float" office:value="77445000" calcext:value-type="float">
            <text:p>7744500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6323000" calcext:value-type="float">
            <text:p>76323000</text:p>
          </table:table-cell>
          <table:table-cell office:value-type="float" office:value="85109000" calcext:value-type="float">
            <text:p>85109000</text:p>
          </table:table-cell>
          <table:table-cell office:value-type="float" office:value="77310000" calcext:value-type="float">
            <text:p>77310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5853000" calcext:value-type="float">
            <text:p>75853000</text:p>
          </table:table-cell>
          <table:table-cell office:value-type="float" office:value="76814000" calcext:value-type="float">
            <text:p>76814000</text:p>
          </table:table-cell>
          <table:table-cell office:value-type="float" office:value="76915000" calcext:value-type="float">
            <text:p>769150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6433000" calcext:value-type="float">
            <text:p>76433000</text:p>
          </table:table-cell>
          <table:table-cell office:value-type="float" office:value="77608000" calcext:value-type="float">
            <text:p>77608000</text:p>
          </table:table-cell>
          <table:table-cell office:value-type="float" office:value="77389000" calcext:value-type="float">
            <text:p>77389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8045000" calcext:value-type="float">
            <text:p>78045000</text:p>
          </table:table-cell>
          <table:table-cell office:value-type="float" office:value="79371000" calcext:value-type="float">
            <text:p>79371000</text:p>
          </table:table-cell>
          <table:table-cell office:value-type="float" office:value="79261000" calcext:value-type="float">
            <text:p>7926100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8933000" calcext:value-type="float">
            <text:p>78933000</text:p>
          </table:table-cell>
          <table:table-cell office:value-type="float" office:value="80964000" calcext:value-type="float">
            <text:p>80964000</text:p>
          </table:table-cell>
          <table:table-cell office:value-type="float" office:value="80400000" calcext:value-type="float">
            <text:p>80400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8656000" calcext:value-type="float">
            <text:p>78656000</text:p>
          </table:table-cell>
          <table:table-cell office:value-type="float" office:value="79604000" calcext:value-type="float">
            <text:p>79604000</text:p>
          </table:table-cell>
          <table:table-cell office:value-type="float" office:value="79377000" calcext:value-type="float">
            <text:p>7937700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8742000" calcext:value-type="float">
            <text:p>78742000</text:p>
          </table:table-cell>
          <table:table-cell office:value-type="float" office:value="80259000" calcext:value-type="float">
            <text:p>80259000</text:p>
          </table:table-cell>
          <table:table-cell office:value-type="float" office:value="80976000" calcext:value-type="float">
            <text:p>80976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0488000" calcext:value-type="float">
            <text:p>80488000</text:p>
          </table:table-cell>
          <table:table-cell office:value-type="float" office:value="82255000" calcext:value-type="float">
            <text:p>82255000</text:p>
          </table:table-cell>
          <table:table-cell office:value-type="float" office:value="81610000" calcext:value-type="float">
            <text:p>8161000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1235000" calcext:value-type="float">
            <text:p>81235000</text:p>
          </table:table-cell>
          <table:table-cell office:value-type="float" office:value="83196000" calcext:value-type="float">
            <text:p>83196000</text:p>
          </table:table-cell>
          <table:table-cell office:value-type="float" office:value="82216000" calcext:value-type="float">
            <text:p>82216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0489000" calcext:value-type="float">
            <text:p>80489000</text:p>
          </table:table-cell>
          <table:table-cell office:value-type="float" office:value="81928000" calcext:value-type="float">
            <text:p>81928000</text:p>
          </table:table-cell>
          <table:table-cell office:value-type="float" office:value="81958000" calcext:value-type="float">
            <text:p>8195800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0518000" calcext:value-type="float">
            <text:p>80518000</text:p>
          </table:table-cell>
          <table:table-cell office:value-type="float" office:value="81799000" calcext:value-type="float">
            <text:p>81799000</text:p>
          </table:table-cell>
          <table:table-cell office:value-type="float" office:value="81510000" calcext:value-type="float">
            <text:p>81510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2399000" calcext:value-type="float">
            <text:p>82399000</text:p>
          </table:table-cell>
          <table:table-cell office:value-type="float" office:value="91948000" calcext:value-type="float">
            <text:p>91948000</text:p>
          </table:table-cell>
          <table:table-cell office:value-type="float" office:value="91627000" calcext:value-type="float">
            <text:p>916270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3660000" calcext:value-type="float">
            <text:p>83660000</text:p>
          </table:table-cell>
          <table:table-cell office:value-type="float" office:value="85456000" calcext:value-type="float">
            <text:p>85456000</text:p>
          </table:table-cell>
          <table:table-cell office:value-type="float" office:value="84717000" calcext:value-type="float">
            <text:p>84717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3203000" calcext:value-type="float">
            <text:p>83203000</text:p>
          </table:table-cell>
          <table:table-cell office:value-type="float" office:value="83975000" calcext:value-type="float">
            <text:p>83975000</text:p>
          </table:table-cell>
          <table:table-cell office:value-type="float" office:value="83880000" calcext:value-type="float">
            <text:p>8388000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3552000" calcext:value-type="float">
            <text:p>83552000</text:p>
          </table:table-cell>
          <table:table-cell office:value-type="float" office:value="84874000" calcext:value-type="float">
            <text:p>84874000</text:p>
          </table:table-cell>
          <table:table-cell office:value-type="float" office:value="85273000" calcext:value-type="float">
            <text:p>85273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4845000" calcext:value-type="float">
            <text:p>84845000</text:p>
          </table:table-cell>
          <table:table-cell office:value-type="float" office:value="86723000" calcext:value-type="float">
            <text:p>86723000</text:p>
          </table:table-cell>
          <table:table-cell office:value-type="float" office:value="86456000" calcext:value-type="float">
            <text:p>8645600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4764000" calcext:value-type="float">
            <text:p>84764000</text:p>
          </table:table-cell>
          <table:table-cell office:value-type="float" office:value="94389000" calcext:value-type="float">
            <text:p>94389000</text:p>
          </table:table-cell>
          <table:table-cell office:value-type="float" office:value="97404000" calcext:value-type="float">
            <text:p>97404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5263000" calcext:value-type="float">
            <text:p>85263000</text:p>
          </table:table-cell>
          <table:table-cell office:value-type="float" office:value="85958000" calcext:value-type="float">
            <text:p>85958000</text:p>
          </table:table-cell>
          <table:table-cell office:value-type="float" office:value="85679000" calcext:value-type="float">
            <text:p>8567900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5310000" calcext:value-type="float">
            <text:p>85310000</text:p>
          </table:table-cell>
          <table:table-cell office:value-type="float" office:value="92356000" calcext:value-type="float">
            <text:p>92356000</text:p>
          </table:table-cell>
          <table:table-cell office:value-type="float" office:value="91589000" calcext:value-type="float">
            <text:p>91589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8641000" calcext:value-type="float">
            <text:p>88641000</text:p>
          </table:table-cell>
          <table:table-cell office:value-type="float" office:value="89942000" calcext:value-type="float">
            <text:p>89942000</text:p>
          </table:table-cell>
          <table:table-cell office:value-type="float" office:value="94012000" calcext:value-type="float">
            <text:p>9401200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9660000" calcext:value-type="float">
            <text:p>89660000</text:p>
          </table:table-cell>
          <table:table-cell office:value-type="float" office:value="89287000" calcext:value-type="float">
            <text:p>89287000</text:p>
          </table:table-cell>
          <table:table-cell office:value-type="float" office:value="89278000" calcext:value-type="float">
            <text:p>89278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5118000" calcext:value-type="float">
            <text:p>95118000</text:p>
          </table:table-cell>
          <table:table-cell office:value-type="float" office:value="93476000" calcext:value-type="float">
            <text:p>93476000</text:p>
          </table:table-cell>
          <table:table-cell office:value-type="float" office:value="90893000" calcext:value-type="float">
            <text:p>908930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9584000" calcext:value-type="float">
            <text:p>89584000</text:p>
          </table:table-cell>
          <table:table-cell office:value-type="float" office:value="89738000" calcext:value-type="float">
            <text:p>89738000</text:p>
          </table:table-cell>
          <table:table-cell office:value-type="float" office:value="90068000" calcext:value-type="float">
            <text:p>90068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0728000" calcext:value-type="float">
            <text:p>90728000</text:p>
          </table:table-cell>
          <table:table-cell office:value-type="float" office:value="92695000" calcext:value-type="float">
            <text:p>92695000</text:p>
          </table:table-cell>
          <table:table-cell office:value-type="float" office:value="95920000" calcext:value-type="float">
            <text:p>9592000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0684000" calcext:value-type="float">
            <text:p>90684000</text:p>
          </table:table-cell>
          <table:table-cell office:value-type="float" office:value="91843000" calcext:value-type="float">
            <text:p>91843000</text:p>
          </table:table-cell>
          <table:table-cell office:value-type="float" office:value="91412000" calcext:value-type="float">
            <text:p>91412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2521000" calcext:value-type="float">
            <text:p>92521000</text:p>
          </table:table-cell>
          <table:table-cell office:value-type="float" office:value="96733000" calcext:value-type="float">
            <text:p>96733000</text:p>
          </table:table-cell>
          <table:table-cell office:value-type="float" office:value="96300000" calcext:value-type="float">
            <text:p>9630000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8487000" calcext:value-type="float">
            <text:p>88487000</text:p>
          </table:table-cell>
          <table:table-cell office:value-type="float" office:value="89145000" calcext:value-type="float">
            <text:p>89145000</text:p>
          </table:table-cell>
          <table:table-cell office:value-type="float" office:value="90133000" calcext:value-type="float">
            <text:p>90133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3545000" calcext:value-type="float">
            <text:p>93545000</text:p>
          </table:table-cell>
          <table:table-cell office:value-type="float" office:value="94928000" calcext:value-type="float">
            <text:p>94928000</text:p>
          </table:table-cell>
          <table:table-cell office:value-type="float" office:value="94604000" calcext:value-type="float">
            <text:p>9460400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4886000" calcext:value-type="float">
            <text:p>94886000</text:p>
          </table:table-cell>
          <table:table-cell office:value-type="float" office:value="102500000" calcext:value-type="float">
            <text:p>102500000</text:p>
          </table:table-cell>
          <table:table-cell office:value-type="float" office:value="97809000" calcext:value-type="float">
            <text:p>97809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2694000" calcext:value-type="float">
            <text:p>92694000</text:p>
          </table:table-cell>
          <table:table-cell office:value-type="float" office:value="94106000" calcext:value-type="float">
            <text:p>94106000</text:p>
          </table:table-cell>
          <table:table-cell office:value-type="float" office:value="93524000" calcext:value-type="float">
            <text:p>9352400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3409000" calcext:value-type="float">
            <text:p>93409000</text:p>
          </table:table-cell>
          <table:table-cell office:value-type="float" office:value="94412000" calcext:value-type="float">
            <text:p>94412000</text:p>
          </table:table-cell>
          <table:table-cell office:value-type="float" office:value="94906000" calcext:value-type="float">
            <text:p>94906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4046000" calcext:value-type="float">
            <text:p>94046000</text:p>
          </table:table-cell>
          <table:table-cell office:value-type="float" office:value="101562000" calcext:value-type="float">
            <text:p>101562000</text:p>
          </table:table-cell>
          <table:table-cell office:value-type="float" office:value="101197000" calcext:value-type="float">
            <text:p>1011970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5987000" calcext:value-type="float">
            <text:p>95987000</text:p>
          </table:table-cell>
          <table:table-cell office:value-type="float" office:value="96962000" calcext:value-type="float">
            <text:p>96962000</text:p>
          </table:table-cell>
          <table:table-cell office:value-type="float" office:value="96671000" calcext:value-type="float">
            <text:p>96671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5530000" calcext:value-type="float">
            <text:p>95530000</text:p>
          </table:table-cell>
          <table:table-cell office:value-type="float" office:value="95244000" calcext:value-type="float">
            <text:p>95244000</text:p>
          </table:table-cell>
          <table:table-cell office:value-type="float" office:value="95247000" calcext:value-type="float">
            <text:p>9524700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4826000" calcext:value-type="float">
            <text:p>94826000</text:p>
          </table:table-cell>
          <table:table-cell office:value-type="float" office:value="97486000" calcext:value-type="float">
            <text:p>97486000</text:p>
          </table:table-cell>
          <table:table-cell office:value-type="float" office:value="96503000" calcext:value-type="float">
            <text:p>96503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7393000" calcext:value-type="float">
            <text:p>97393000</text:p>
          </table:table-cell>
          <table:table-cell office:value-type="float" office:value="104102000" calcext:value-type="float">
            <text:p>104102000</text:p>
          </table:table-cell>
          <table:table-cell office:value-type="float" office:value="108200000" calcext:value-type="float">
            <text:p>10820000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9955000" calcext:value-type="float">
            <text:p>99955000</text:p>
          </table:table-cell>
          <table:table-cell office:value-type="float" office:value="101864000" calcext:value-type="float">
            <text:p>101864000</text:p>
          </table:table-cell>
          <table:table-cell office:value-type="float" office:value="100906000" calcext:value-type="float">
            <text:p>100906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8173000" calcext:value-type="float">
            <text:p>98173000</text:p>
          </table:table-cell>
          <table:table-cell office:value-type="float" office:value="99480000" calcext:value-type="float">
            <text:p>99480000</text:p>
          </table:table-cell>
          <table:table-cell office:value-type="float" office:value="101649000" calcext:value-type="float">
            <text:p>10164900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2907000" calcext:value-type="float">
            <text:p>102907000</text:p>
          </table:table-cell>
          <table:table-cell office:value-type="float" office:value="99633000" calcext:value-type="float">
            <text:p>99633000</text:p>
          </table:table-cell>
          <table:table-cell office:value-type="float" office:value="99730000" calcext:value-type="float">
            <text:p>99730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0720000" calcext:value-type="float">
            <text:p>100720000</text:p>
          </table:table-cell>
          <table:table-cell office:value-type="float" office:value="102377000" calcext:value-type="float">
            <text:p>102377000</text:p>
          </table:table-cell>
          <table:table-cell office:value-type="float" office:value="102677000" calcext:value-type="float">
            <text:p>10267700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2148000" calcext:value-type="float">
            <text:p>102148000</text:p>
          </table:table-cell>
          <table:table-cell office:value-type="float" office:value="103921000" calcext:value-type="float">
            <text:p>103921000</text:p>
          </table:table-cell>
          <table:table-cell office:value-type="float" office:value="107171000" calcext:value-type="float">
            <text:p>107171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0067000" calcext:value-type="float">
            <text:p>100067000</text:p>
          </table:table-cell>
          <table:table-cell office:value-type="float" office:value="101685000" calcext:value-type="float">
            <text:p>101685000</text:p>
          </table:table-cell>
          <table:table-cell office:value-type="float" office:value="105045000" calcext:value-type="float">
            <text:p>1050450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3652000" calcext:value-type="float">
            <text:p>103652000</text:p>
          </table:table-cell>
          <table:table-cell office:value-type="float" office:value="102572000" calcext:value-type="float">
            <text:p>102572000</text:p>
          </table:table-cell>
          <table:table-cell office:value-type="float" office:value="105981000" calcext:value-type="float">
            <text:p>105981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1029000" calcext:value-type="float">
            <text:p>101029000</text:p>
          </table:table-cell>
          <table:table-cell office:value-type="float" office:value="104425000" calcext:value-type="float">
            <text:p>104425000</text:p>
          </table:table-cell>
          <table:table-cell office:value-type="float" office:value="103319000" calcext:value-type="float">
            <text:p>10331900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3237000" calcext:value-type="float">
            <text:p>103237000</text:p>
          </table:table-cell>
          <table:table-cell office:value-type="float" office:value="120246000" calcext:value-type="float">
            <text:p>120246000</text:p>
          </table:table-cell>
          <table:table-cell office:value-type="float" office:value="120189000" calcext:value-type="float">
            <text:p>120189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3595000" calcext:value-type="float">
            <text:p>103595000</text:p>
          </table:table-cell>
          <table:table-cell office:value-type="float" office:value="104790000" calcext:value-type="float">
            <text:p>104790000</text:p>
          </table:table-cell>
          <table:table-cell office:value-type="float" office:value="104961000" calcext:value-type="float">
            <text:p>10496100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6468000" calcext:value-type="float">
            <text:p>106468000</text:p>
          </table:table-cell>
          <table:table-cell office:value-type="float" office:value="104725000" calcext:value-type="float">
            <text:p>104725000</text:p>
          </table:table-cell>
          <table:table-cell office:value-type="float" office:value="104889000" calcext:value-type="float">
            <text:p>104889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8582000" calcext:value-type="float">
            <text:p>108582000</text:p>
          </table:table-cell>
          <table:table-cell office:value-type="float" office:value="107573000" calcext:value-type="float">
            <text:p>107573000</text:p>
          </table:table-cell>
          <table:table-cell office:value-type="float" office:value="107527000" calcext:value-type="float">
            <text:p>10752700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6284000" calcext:value-type="float">
            <text:p>106284000</text:p>
          </table:table-cell>
          <table:table-cell office:value-type="float" office:value="107979000" calcext:value-type="float">
            <text:p>107979000</text:p>
          </table:table-cell>
          <table:table-cell office:value-type="float" office:value="107594000" calcext:value-type="float">
            <text:p>107594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5179000" calcext:value-type="float">
            <text:p>105179000</text:p>
          </table:table-cell>
          <table:table-cell office:value-type="float" office:value="107513000" calcext:value-type="float">
            <text:p>107513000</text:p>
          </table:table-cell>
          <table:table-cell office:value-type="float" office:value="106936000" calcext:value-type="float">
            <text:p>10693600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8883000" calcext:value-type="float">
            <text:p>108883000</text:p>
          </table:table-cell>
          <table:table-cell office:value-type="float" office:value="110237000" calcext:value-type="float">
            <text:p>110237000</text:p>
          </table:table-cell>
          <table:table-cell office:value-type="float" office:value="110519000" calcext:value-type="float">
            <text:p>110519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8701000" calcext:value-type="float">
            <text:p>108701000</text:p>
          </table:table-cell>
          <table:table-cell office:value-type="float" office:value="110583000" calcext:value-type="float">
            <text:p>110583000</text:p>
          </table:table-cell>
          <table:table-cell office:value-type="float" office:value="110830000" calcext:value-type="float">
            <text:p>1108300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9673000" calcext:value-type="float">
            <text:p>109673000</text:p>
          </table:table-cell>
          <table:table-cell office:value-type="float" office:value="111506000" calcext:value-type="float">
            <text:p>111506000</text:p>
          </table:table-cell>
          <table:table-cell office:value-type="float" office:value="111688000" calcext:value-type="float">
            <text:p>111688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9443000" calcext:value-type="float">
            <text:p>109443000</text:p>
          </table:table-cell>
          <table:table-cell office:value-type="float" office:value="110548000" calcext:value-type="float">
            <text:p>110548000</text:p>
          </table:table-cell>
          <table:table-cell office:value-type="float" office:value="111934000" calcext:value-type="float">
            <text:p>11193400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9477000" calcext:value-type="float">
            <text:p>109477000</text:p>
          </table:table-cell>
          <table:table-cell office:value-type="float" office:value="111405000" calcext:value-type="float">
            <text:p>111405000</text:p>
          </table:table-cell>
          <table:table-cell office:value-type="float" office:value="114117000" calcext:value-type="float">
            <text:p>114117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8313000" calcext:value-type="float">
            <text:p>108313000</text:p>
          </table:table-cell>
          <table:table-cell office:value-type="float" office:value="112255000" calcext:value-type="float">
            <text:p>112255000</text:p>
          </table:table-cell>
          <table:table-cell office:value-type="float" office:value="115427000" calcext:value-type="float">
            <text:p>11542700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5148000" calcext:value-type="float">
            <text:p>105148000</text:p>
          </table:table-cell>
          <table:table-cell office:value-type="float" office:value="118706000" calcext:value-type="float">
            <text:p>118706000</text:p>
          </table:table-cell>
          <table:table-cell office:value-type="float" office:value="118925000" calcext:value-type="float">
            <text:p>118925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5745000" calcext:value-type="float">
            <text:p>105745000</text:p>
          </table:table-cell>
          <table:table-cell office:value-type="float" office:value="109105000" calcext:value-type="float">
            <text:p>109105000</text:p>
          </table:table-cell>
          <table:table-cell office:value-type="float" office:value="109010000" calcext:value-type="float">
            <text:p>10901000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7802000" calcext:value-type="float">
            <text:p>107802000</text:p>
          </table:table-cell>
          <table:table-cell office:value-type="float" office:value="110290000" calcext:value-type="float">
            <text:p>110290000</text:p>
          </table:table-cell>
          <table:table-cell office:value-type="float" office:value="110270000" calcext:value-type="float">
            <text:p>110270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1606000" calcext:value-type="float">
            <text:p>111606000</text:p>
          </table:table-cell>
          <table:table-cell office:value-type="float" office:value="114775000" calcext:value-type="float">
            <text:p>114775000</text:p>
          </table:table-cell>
          <table:table-cell office:value-type="float" office:value="115670000" calcext:value-type="float">
            <text:p>11567000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11362000" calcext:value-type="float">
            <text:p>111362000</text:p>
          </table:table-cell>
          <table:table-cell office:value-type="float" office:value="115471000" calcext:value-type="float">
            <text:p>115471000</text:p>
          </table:table-cell>
          <table:table-cell office:value-type="float" office:value="114942000" calcext:value-type="float">
            <text:p>114942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3653000" calcext:value-type="float">
            <text:p>113653000</text:p>
          </table:table-cell>
          <table:table-cell office:value-type="float" office:value="115879000" calcext:value-type="float">
            <text:p>115879000</text:p>
          </table:table-cell>
          <table:table-cell office:value-type="float" office:value="126294000" calcext:value-type="float">
            <text:p>1262940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13825000" calcext:value-type="float">
            <text:p>113825000</text:p>
          </table:table-cell>
          <table:table-cell office:value-type="float" office:value="115568000" calcext:value-type="float">
            <text:p>115568000</text:p>
          </table:table-cell>
          <table:table-cell office:value-type="float" office:value="115406000" calcext:value-type="float">
            <text:p>115406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17577000" calcext:value-type="float">
            <text:p>117577000</text:p>
          </table:table-cell>
          <table:table-cell office:value-type="float" office:value="120287000" calcext:value-type="float">
            <text:p>120287000</text:p>
          </table:table-cell>
          <table:table-cell office:value-type="float" office:value="122218000" calcext:value-type="float">
            <text:p>12221800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20279000" calcext:value-type="float">
            <text:p>120279000</text:p>
          </table:table-cell>
          <table:table-cell office:value-type="float" office:value="119770000" calcext:value-type="float">
            <text:p>119770000</text:p>
          </table:table-cell>
          <table:table-cell office:value-type="float" office:value="119769000" calcext:value-type="float">
            <text:p>119769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16837000" calcext:value-type="float">
            <text:p>116837000</text:p>
          </table:table-cell>
          <table:table-cell office:value-type="float" office:value="118309000" calcext:value-type="float">
            <text:p>118309000</text:p>
          </table:table-cell>
          <table:table-cell office:value-type="float" office:value="121931000" calcext:value-type="float">
            <text:p>12193100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17018000" calcext:value-type="float">
            <text:p>117018000</text:p>
          </table:table-cell>
          <table:table-cell office:value-type="float" office:value="118542000" calcext:value-type="float">
            <text:p>118542000</text:p>
          </table:table-cell>
          <table:table-cell office:value-type="float" office:value="118682000" calcext:value-type="float">
            <text:p>118682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19044000" calcext:value-type="float">
            <text:p>119044000</text:p>
          </table:table-cell>
          <table:table-cell office:value-type="float" office:value="127349000" calcext:value-type="float">
            <text:p>127349000</text:p>
          </table:table-cell>
          <table:table-cell office:value-type="float" office:value="124435000" calcext:value-type="float">
            <text:p>12443500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19774000" calcext:value-type="float">
            <text:p>119774000</text:p>
          </table:table-cell>
          <table:table-cell office:value-type="float" office:value="123628000" calcext:value-type="float">
            <text:p>123628000</text:p>
          </table:table-cell>
          <table:table-cell office:value-type="float" office:value="122109000" calcext:value-type="float">
            <text:p>122109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19561000" calcext:value-type="float">
            <text:p>119561000</text:p>
          </table:table-cell>
          <table:table-cell office:value-type="float" office:value="123930000" calcext:value-type="float">
            <text:p>123930000</text:p>
          </table:table-cell>
          <table:table-cell office:value-type="float" office:value="121002000" calcext:value-type="float">
            <text:p>12100200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20122000" calcext:value-type="float">
            <text:p>120122000</text:p>
          </table:table-cell>
          <table:table-cell office:value-type="float" office:value="122590000" calcext:value-type="float">
            <text:p>122590000</text:p>
          </table:table-cell>
          <table:table-cell office:value-type="float" office:value="122258000" calcext:value-type="float">
            <text:p>122258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3249000" calcext:value-type="float">
            <text:p>123249000</text:p>
          </table:table-cell>
          <table:table-cell office:value-type="float" office:value="126906000" calcext:value-type="float">
            <text:p>126906000</text:p>
          </table:table-cell>
          <table:table-cell office:value-type="float" office:value="125556000" calcext:value-type="float">
            <text:p>1255560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3734000" calcext:value-type="float">
            <text:p>123734000</text:p>
          </table:table-cell>
          <table:table-cell office:value-type="float" office:value="128422000" calcext:value-type="float">
            <text:p>128422000</text:p>
          </table:table-cell>
          <table:table-cell office:value-type="float" office:value="131288000" calcext:value-type="float">
            <text:p>131288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2203000" calcext:value-type="float">
            <text:p>122203000</text:p>
          </table:table-cell>
          <table:table-cell office:value-type="float" office:value="124927000" calcext:value-type="float">
            <text:p>124927000</text:p>
          </table:table-cell>
          <table:table-cell office:value-type="float" office:value="125154000" calcext:value-type="float">
            <text:p>12515400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6558000" calcext:value-type="float">
            <text:p>126558000</text:p>
          </table:table-cell>
          <table:table-cell office:value-type="float" office:value="129131000" calcext:value-type="float">
            <text:p>129131000</text:p>
          </table:table-cell>
          <table:table-cell office:value-type="float" office:value="126402000" calcext:value-type="float">
            <text:p>126402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6768000" calcext:value-type="float">
            <text:p>126768000</text:p>
          </table:table-cell>
          <table:table-cell office:value-type="float" office:value="128391000" calcext:value-type="float">
            <text:p>128391000</text:p>
          </table:table-cell>
          <table:table-cell office:value-type="float" office:value="128079000" calcext:value-type="float">
            <text:p>12807900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7095000" calcext:value-type="float">
            <text:p>127095000</text:p>
          </table:table-cell>
          <table:table-cell office:value-type="float" office:value="131398000" calcext:value-type="float">
            <text:p>131398000</text:p>
          </table:table-cell>
          <table:table-cell office:value-type="float" office:value="128761000" calcext:value-type="float">
            <text:p>128761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5435000" calcext:value-type="float">
            <text:p>125435000</text:p>
          </table:table-cell>
          <table:table-cell office:value-type="float" office:value="127279000" calcext:value-type="float">
            <text:p>127279000</text:p>
          </table:table-cell>
          <table:table-cell office:value-type="float" office:value="128023000" calcext:value-type="float">
            <text:p>12802300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6107000" calcext:value-type="float">
            <text:p>126107000</text:p>
          </table:table-cell>
          <table:table-cell office:value-type="float" office:value="131560000" calcext:value-type="float">
            <text:p>131560000</text:p>
          </table:table-cell>
          <table:table-cell office:value-type="float" office:value="131451000" calcext:value-type="float">
            <text:p>131451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8990000" calcext:value-type="float">
            <text:p>128990000</text:p>
          </table:table-cell>
          <table:table-cell office:value-type="float" office:value="134170000" calcext:value-type="float">
            <text:p>134170000</text:p>
          </table:table-cell>
          <table:table-cell office:value-type="float" office:value="131027000" calcext:value-type="float">
            <text:p>13102700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30227000" calcext:value-type="float">
            <text:p>130227000</text:p>
          </table:table-cell>
          <table:table-cell office:value-type="float" office:value="135305000" calcext:value-type="float">
            <text:p>135305000</text:p>
          </table:table-cell>
          <table:table-cell office:value-type="float" office:value="134959000" calcext:value-type="float">
            <text:p>134959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30238000" calcext:value-type="float">
            <text:p>130238000</text:p>
          </table:table-cell>
          <table:table-cell office:value-type="float" office:value="131278000" calcext:value-type="float">
            <text:p>131278000</text:p>
          </table:table-cell>
          <table:table-cell office:value-type="float" office:value="134097000" calcext:value-type="float">
            <text:p>134097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9903000" calcext:value-type="float">
            <text:p>129903000</text:p>
          </table:table-cell>
          <table:table-cell office:value-type="float" office:value="134169000" calcext:value-type="float">
            <text:p>134169000</text:p>
          </table:table-cell>
          <table:table-cell office:value-type="float" office:value="131508000" calcext:value-type="float">
            <text:p>131508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31489000" calcext:value-type="float">
            <text:p>131489000</text:p>
          </table:table-cell>
          <table:table-cell office:value-type="float" office:value="139918000" calcext:value-type="float">
            <text:p>139918000</text:p>
          </table:table-cell>
          <table:table-cell office:value-type="float" office:value="140216000" calcext:value-type="float">
            <text:p>14021600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32706000" calcext:value-type="float">
            <text:p>132706000</text:p>
          </table:table-cell>
          <table:table-cell office:value-type="float" office:value="137886000" calcext:value-type="float">
            <text:p>137886000</text:p>
          </table:table-cell>
          <table:table-cell office:value-type="float" office:value="135496000" calcext:value-type="float">
            <text:p>135496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32197000" calcext:value-type="float">
            <text:p>132197000</text:p>
          </table:table-cell>
          <table:table-cell office:value-type="float" office:value="136863000" calcext:value-type="float">
            <text:p>136863000</text:p>
          </table:table-cell>
          <table:table-cell office:value-type="float" office:value="134150000" calcext:value-type="float">
            <text:p>13415000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32787000" calcext:value-type="float">
            <text:p>132787000</text:p>
          </table:table-cell>
          <table:table-cell office:value-type="float" office:value="136093000" calcext:value-type="float">
            <text:p>136093000</text:p>
          </table:table-cell>
          <table:table-cell office:value-type="float" office:value="134571000" calcext:value-type="float">
            <text:p>134571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38506000" calcext:value-type="float">
            <text:p>138506000</text:p>
          </table:table-cell>
          <table:table-cell office:value-type="float" office:value="144277000" calcext:value-type="float">
            <text:p>144277000</text:p>
          </table:table-cell>
          <table:table-cell office:value-type="float" office:value="140953000" calcext:value-type="float">
            <text:p>14095300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37194000" calcext:value-type="float">
            <text:p>137194000</text:p>
          </table:table-cell>
          <table:table-cell office:value-type="float" office:value="140333000" calcext:value-type="float">
            <text:p>140333000</text:p>
          </table:table-cell>
          <table:table-cell office:value-type="float" office:value="140367000" calcext:value-type="float">
            <text:p>140367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75507000" calcext:value-type="float">
            <text:p>275507000</text:p>
          </table:table-cell>
          <table:table-cell office:value-type="float" office:value="272522000" calcext:value-type="float">
            <text:p>272522000</text:p>
          </table:table-cell>
          <table:table-cell office:value-type="float" office:value="261440000" calcext:value-type="float">
            <text:p>26144000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83730000" calcext:value-type="float">
            <text:p>283730000</text:p>
          </table:table-cell>
          <table:table-cell office:value-type="float" office:value="275503000" calcext:value-type="float">
            <text:p>275503000</text:p>
          </table:table-cell>
          <table:table-cell office:value-type="float" office:value="267672000" calcext:value-type="float">
            <text:p>267672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39835000" calcext:value-type="float">
            <text:p>139835000</text:p>
          </table:table-cell>
          <table:table-cell office:value-type="float" office:value="144583000" calcext:value-type="float">
            <text:p>144583000</text:p>
          </table:table-cell>
          <table:table-cell office:value-type="float" office:value="143479000" calcext:value-type="float">
            <text:p>1434790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2854000" calcext:value-type="float">
            <text:p>142854000</text:p>
          </table:table-cell>
          <table:table-cell office:value-type="float" office:value="143950000" calcext:value-type="float">
            <text:p>143950000</text:p>
          </table:table-cell>
          <table:table-cell office:value-type="float" office:value="143935000" calcext:value-type="float">
            <text:p>143935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38801000" calcext:value-type="float">
            <text:p>138801000</text:p>
          </table:table-cell>
          <table:table-cell office:value-type="float" office:value="150351000" calcext:value-type="float">
            <text:p>150351000</text:p>
          </table:table-cell>
          <table:table-cell office:value-type="float" office:value="146604000" calcext:value-type="float">
            <text:p>1466040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9078000" calcext:value-type="float">
            <text:p>139078000</text:p>
          </table:table-cell>
          <table:table-cell office:value-type="float" office:value="141278000" calcext:value-type="float">
            <text:p>141278000</text:p>
          </table:table-cell>
          <table:table-cell office:value-type="float" office:value="141232000" calcext:value-type="float">
            <text:p>141232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1801000" calcext:value-type="float">
            <text:p>141801000</text:p>
          </table:table-cell>
          <table:table-cell office:value-type="float" office:value="147850000" calcext:value-type="float">
            <text:p>147850000</text:p>
          </table:table-cell>
          <table:table-cell office:value-type="float" office:value="144487000" calcext:value-type="float">
            <text:p>14448700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1813000" calcext:value-type="float">
            <text:p>141813000</text:p>
          </table:table-cell>
          <table:table-cell office:value-type="float" office:value="144438000" calcext:value-type="float">
            <text:p>144438000</text:p>
          </table:table-cell>
          <table:table-cell office:value-type="float" office:value="144293000" calcext:value-type="float">
            <text:p>144293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1469000" calcext:value-type="float">
            <text:p>141469000</text:p>
          </table:table-cell>
          <table:table-cell office:value-type="float" office:value="143465000" calcext:value-type="float">
            <text:p>143465000</text:p>
          </table:table-cell>
          <table:table-cell office:value-type="float" office:value="143542000" calcext:value-type="float">
            <text:p>14354200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1400000" calcext:value-type="float">
            <text:p>141400000</text:p>
          </table:table-cell>
          <table:table-cell office:value-type="float" office:value="150867000" calcext:value-type="float">
            <text:p>150867000</text:p>
          </table:table-cell>
          <table:table-cell office:value-type="float" office:value="148383000" calcext:value-type="float">
            <text:p>148383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246000" calcext:value-type="float">
            <text:p>145246000</text:p>
          </table:table-cell>
          <table:table-cell office:value-type="float" office:value="150698000" calcext:value-type="float">
            <text:p>150698000</text:p>
          </table:table-cell>
          <table:table-cell office:value-type="float" office:value="147980000" calcext:value-type="float">
            <text:p>14798000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828000" calcext:value-type="float">
            <text:p>145828000</text:p>
          </table:table-cell>
          <table:table-cell office:value-type="float" office:value="148126000" calcext:value-type="float">
            <text:p>148126000</text:p>
          </table:table-cell>
          <table:table-cell office:value-type="float" office:value="148439000" calcext:value-type="float">
            <text:p>148439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6597000" calcext:value-type="float">
            <text:p>146597000</text:p>
          </table:table-cell>
          <table:table-cell office:value-type="float" office:value="147568000" calcext:value-type="float">
            <text:p>147568000</text:p>
          </table:table-cell>
          <table:table-cell office:value-type="float" office:value="147681000" calcext:value-type="float">
            <text:p>1476810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816000" calcext:value-type="float">
            <text:p>145816000</text:p>
          </table:table-cell>
          <table:table-cell office:value-type="float" office:value="148522000" calcext:value-type="float">
            <text:p>148522000</text:p>
          </table:table-cell>
          <table:table-cell office:value-type="float" office:value="147887000" calcext:value-type="float">
            <text:p>147887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7657000" calcext:value-type="float">
            <text:p>147657000</text:p>
          </table:table-cell>
          <table:table-cell office:value-type="float" office:value="161811000" calcext:value-type="float">
            <text:p>161811000</text:p>
          </table:table-cell>
          <table:table-cell office:value-type="float" office:value="153263000" calcext:value-type="float">
            <text:p>15326300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52549000" calcext:value-type="float">
            <text:p>152549000</text:p>
          </table:table-cell>
          <table:table-cell office:value-type="float" office:value="163048000" calcext:value-type="float">
            <text:p>163048000</text:p>
          </table:table-cell>
          <table:table-cell office:value-type="float" office:value="153330000" calcext:value-type="float">
            <text:p>153330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52946000" calcext:value-type="float">
            <text:p>152946000</text:p>
          </table:table-cell>
          <table:table-cell office:value-type="float" office:value="159363000" calcext:value-type="float">
            <text:p>159363000</text:p>
          </table:table-cell>
          <table:table-cell office:value-type="float" office:value="150573000" calcext:value-type="float">
            <text:p>15057300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57364000" calcext:value-type="float">
            <text:p>157364000</text:p>
          </table:table-cell>
          <table:table-cell office:value-type="float" office:value="154019000" calcext:value-type="float">
            <text:p>154019000</text:p>
          </table:table-cell>
          <table:table-cell office:value-type="float" office:value="150736000" calcext:value-type="float">
            <text:p>150736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51782000" calcext:value-type="float">
            <text:p>151782000</text:p>
          </table:table-cell>
          <table:table-cell office:value-type="float" office:value="157271000" calcext:value-type="float">
            <text:p>157271000</text:p>
          </table:table-cell>
          <table:table-cell office:value-type="float" office:value="153855000" calcext:value-type="float">
            <text:p>15385500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55869000" calcext:value-type="float">
            <text:p>155869000</text:p>
          </table:table-cell>
          <table:table-cell office:value-type="float" office:value="170482000" calcext:value-type="float">
            <text:p>170482000</text:p>
          </table:table-cell>
          <table:table-cell office:value-type="float" office:value="163930000" calcext:value-type="float">
            <text:p>163930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52203000" calcext:value-type="float">
            <text:p>152203000</text:p>
          </table:table-cell>
          <table:table-cell office:value-type="float" office:value="154456000" calcext:value-type="float">
            <text:p>154456000</text:p>
          </table:table-cell>
          <table:table-cell office:value-type="float" office:value="153573000" calcext:value-type="float">
            <text:p>15357300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51553000" calcext:value-type="float">
            <text:p>151553000</text:p>
          </table:table-cell>
          <table:table-cell office:value-type="float" office:value="156964000" calcext:value-type="float">
            <text:p>156964000</text:p>
          </table:table-cell>
          <table:table-cell office:value-type="float" office:value="154412000" calcext:value-type="float">
            <text:p>154412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56320000" calcext:value-type="float">
            <text:p>156320000</text:p>
          </table:table-cell>
          <table:table-cell office:value-type="float" office:value="168530000" calcext:value-type="float">
            <text:p>168530000</text:p>
          </table:table-cell>
          <table:table-cell office:value-type="float" office:value="157612000" calcext:value-type="float">
            <text:p>1576120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56495000" calcext:value-type="float">
            <text:p>156495000</text:p>
          </table:table-cell>
          <table:table-cell office:value-type="float" office:value="166707000" calcext:value-type="float">
            <text:p>166707000</text:p>
          </table:table-cell>
          <table:table-cell office:value-type="float" office:value="167986000" calcext:value-type="float">
            <text:p>167986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54392000" calcext:value-type="float">
            <text:p>154392000</text:p>
          </table:table-cell>
          <table:table-cell office:value-type="float" office:value="156789000" calcext:value-type="float">
            <text:p>156789000</text:p>
          </table:table-cell>
          <table:table-cell office:value-type="float" office:value="157589000" calcext:value-type="float">
            <text:p>15758900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55894000" calcext:value-type="float">
            <text:p>155894000</text:p>
          </table:table-cell>
          <table:table-cell office:value-type="float" office:value="158120000" calcext:value-type="float">
            <text:p>158120000</text:p>
          </table:table-cell>
          <table:table-cell office:value-type="float" office:value="158055000" calcext:value-type="float">
            <text:p>158055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57936000" calcext:value-type="float">
            <text:p>157936000</text:p>
          </table:table-cell>
          <table:table-cell office:value-type="float" office:value="160758000" calcext:value-type="float">
            <text:p>160758000</text:p>
          </table:table-cell>
          <table:table-cell office:value-type="float" office:value="161033000" calcext:value-type="float">
            <text:p>16103300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60241000" calcext:value-type="float">
            <text:p>160241000</text:p>
          </table:table-cell>
          <table:table-cell office:value-type="float" office:value="164326000" calcext:value-type="float">
            <text:p>164326000</text:p>
          </table:table-cell>
          <table:table-cell office:value-type="float" office:value="163606000" calcext:value-type="float">
            <text:p>163606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57658000" calcext:value-type="float">
            <text:p>157658000</text:p>
          </table:table-cell>
          <table:table-cell office:value-type="float" office:value="167105000" calcext:value-type="float">
            <text:p>167105000</text:p>
          </table:table-cell>
          <table:table-cell office:value-type="float" office:value="166814000" calcext:value-type="float">
            <text:p>16681400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59665000" calcext:value-type="float">
            <text:p>159665000</text:p>
          </table:table-cell>
          <table:table-cell office:value-type="float" office:value="162657000" calcext:value-type="float">
            <text:p>162657000</text:p>
          </table:table-cell>
          <table:table-cell office:value-type="float" office:value="162528000" calcext:value-type="float">
            <text:p>162528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56812000" calcext:value-type="float">
            <text:p>156812000</text:p>
          </table:table-cell>
          <table:table-cell office:value-type="float" office:value="161305000" calcext:value-type="float">
            <text:p>161305000</text:p>
          </table:table-cell>
          <table:table-cell office:value-type="float" office:value="161060000" calcext:value-type="float">
            <text:p>16106000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58352000" calcext:value-type="float">
            <text:p>158352000</text:p>
          </table:table-cell>
          <table:table-cell office:value-type="float" office:value="163058000" calcext:value-type="float">
            <text:p>163058000</text:p>
          </table:table-cell>
          <table:table-cell office:value-type="float" office:value="162619000" calcext:value-type="float">
            <text:p>162619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58034000" calcext:value-type="float">
            <text:p>158034000</text:p>
          </table:table-cell>
          <table:table-cell office:value-type="float" office:value="171887000" calcext:value-type="float">
            <text:p>171887000</text:p>
          </table:table-cell>
          <table:table-cell office:value-type="float" office:value="173320000" calcext:value-type="float">
            <text:p>1733200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60652000" calcext:value-type="float">
            <text:p>160652000</text:p>
          </table:table-cell>
          <table:table-cell office:value-type="float" office:value="163961000" calcext:value-type="float">
            <text:p>163961000</text:p>
          </table:table-cell>
          <table:table-cell office:value-type="float" office:value="163686000" calcext:value-type="float">
            <text:p>163686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59974000" calcext:value-type="float">
            <text:p>159974000</text:p>
          </table:table-cell>
          <table:table-cell office:value-type="float" office:value="165402000" calcext:value-type="float">
            <text:p>165402000</text:p>
          </table:table-cell>
          <table:table-cell office:value-type="float" office:value="165426000" calcext:value-type="float">
            <text:p>16542600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63978000" calcext:value-type="float">
            <text:p>163978000</text:p>
          </table:table-cell>
          <table:table-cell office:value-type="float" office:value="169320000" calcext:value-type="float">
            <text:p>169320000</text:p>
          </table:table-cell>
          <table:table-cell office:value-type="float" office:value="169482000" calcext:value-type="float">
            <text:p>169482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67469000" calcext:value-type="float">
            <text:p>167469000</text:p>
          </table:table-cell>
          <table:table-cell office:value-type="float" office:value="170739000" calcext:value-type="float">
            <text:p>170739000</text:p>
          </table:table-cell>
          <table:table-cell office:value-type="float" office:value="170362000" calcext:value-type="float">
            <text:p>17036200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66154000" calcext:value-type="float">
            <text:p>166154000</text:p>
          </table:table-cell>
          <table:table-cell office:value-type="float" office:value="175399000" calcext:value-type="float">
            <text:p>175399000</text:p>
          </table:table-cell>
          <table:table-cell office:value-type="float" office:value="176038000" calcext:value-type="float">
            <text:p>176038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69404000" calcext:value-type="float">
            <text:p>169404000</text:p>
          </table:table-cell>
          <table:table-cell office:value-type="float" office:value="173353000" calcext:value-type="float">
            <text:p>173353000</text:p>
          </table:table-cell>
          <table:table-cell office:value-type="float" office:value="172151000" calcext:value-type="float">
            <text:p>17215100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69912000" calcext:value-type="float">
            <text:p>169912000</text:p>
          </table:table-cell>
          <table:table-cell office:value-type="float" office:value="172928000" calcext:value-type="float">
            <text:p>172928000</text:p>
          </table:table-cell>
          <table:table-cell office:value-type="float" office:value="172643000" calcext:value-type="float">
            <text:p>172643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69153000" calcext:value-type="float">
            <text:p>169153000</text:p>
          </table:table-cell>
          <table:table-cell office:value-type="float" office:value="171752000" calcext:value-type="float">
            <text:p>171752000</text:p>
          </table:table-cell>
          <table:table-cell office:value-type="float" office:value="172630000" calcext:value-type="float">
            <text:p>17263000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69406000" calcext:value-type="float">
            <text:p>169406000</text:p>
          </table:table-cell>
          <table:table-cell office:value-type="float" office:value="191984000" calcext:value-type="float">
            <text:p>191984000</text:p>
          </table:table-cell>
          <table:table-cell office:value-type="float" office:value="184675000" calcext:value-type="float">
            <text:p>184675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78847000" calcext:value-type="float">
            <text:p>178847000</text:p>
          </table:table-cell>
          <table:table-cell office:value-type="float" office:value="180250000" calcext:value-type="float">
            <text:p>180250000</text:p>
          </table:table-cell>
          <table:table-cell office:value-type="float" office:value="177530000" calcext:value-type="float">
            <text:p>1775300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4847000" calcext:value-type="float">
            <text:p>174847000</text:p>
          </table:table-cell>
          <table:table-cell office:value-type="float" office:value="178996000" calcext:value-type="float">
            <text:p>178996000</text:p>
          </table:table-cell>
          <table:table-cell office:value-type="float" office:value="177974000" calcext:value-type="float">
            <text:p>177974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73829000" calcext:value-type="float">
            <text:p>173829000</text:p>
          </table:table-cell>
          <table:table-cell office:value-type="float" office:value="182125000" calcext:value-type="float">
            <text:p>182125000</text:p>
          </table:table-cell>
          <table:table-cell office:value-type="float" office:value="178885000" calcext:value-type="float">
            <text:p>17888500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76956000" calcext:value-type="float">
            <text:p>176956000</text:p>
          </table:table-cell>
          <table:table-cell office:value-type="float" office:value="185115000" calcext:value-type="float">
            <text:p>185115000</text:p>
          </table:table-cell>
          <table:table-cell office:value-type="float" office:value="185554000" calcext:value-type="float">
            <text:p>185554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77263000" calcext:value-type="float">
            <text:p>177263000</text:p>
          </table:table-cell>
          <table:table-cell office:value-type="float" office:value="183889000" calcext:value-type="float">
            <text:p>183889000</text:p>
          </table:table-cell>
          <table:table-cell office:value-type="float" office:value="184147000" calcext:value-type="float">
            <text:p>18414700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80686000" calcext:value-type="float">
            <text:p>180686000</text:p>
          </table:table-cell>
          <table:table-cell office:value-type="float" office:value="181640000" calcext:value-type="float">
            <text:p>181640000</text:p>
          </table:table-cell>
          <table:table-cell office:value-type="float" office:value="184764000" calcext:value-type="float">
            <text:p>184764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76534000" calcext:value-type="float">
            <text:p>176534000</text:p>
          </table:table-cell>
          <table:table-cell office:value-type="float" office:value="179728000" calcext:value-type="float">
            <text:p>179728000</text:p>
          </table:table-cell>
          <table:table-cell office:value-type="float" office:value="180055000" calcext:value-type="float">
            <text:p>18005500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77218000" calcext:value-type="float">
            <text:p>177218000</text:p>
          </table:table-cell>
          <table:table-cell office:value-type="float" office:value="184173000" calcext:value-type="float">
            <text:p>184173000</text:p>
          </table:table-cell>
          <table:table-cell office:value-type="float" office:value="180865000" calcext:value-type="float">
            <text:p>180865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86899000" calcext:value-type="float">
            <text:p>186899000</text:p>
          </table:table-cell>
          <table:table-cell office:value-type="float" office:value="193528000" calcext:value-type="float">
            <text:p>193528000</text:p>
          </table:table-cell>
          <table:table-cell office:value-type="float" office:value="191452000" calcext:value-type="float">
            <text:p>19145200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81874000" calcext:value-type="float">
            <text:p>181874000</text:p>
          </table:table-cell>
          <table:table-cell office:value-type="float" office:value="185163000" calcext:value-type="float">
            <text:p>185163000</text:p>
          </table:table-cell>
          <table:table-cell office:value-type="float" office:value="184869000" calcext:value-type="float">
            <text:p>184869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80010000" calcext:value-type="float">
            <text:p>180010000</text:p>
          </table:table-cell>
          <table:table-cell office:value-type="float" office:value="184397000" calcext:value-type="float">
            <text:p>184397000</text:p>
          </table:table-cell>
          <table:table-cell office:value-type="float" office:value="183738000" calcext:value-type="float">
            <text:p>1837380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81422000" calcext:value-type="float">
            <text:p>181422000</text:p>
          </table:table-cell>
          <table:table-cell office:value-type="float" office:value="184875000" calcext:value-type="float">
            <text:p>184875000</text:p>
          </table:table-cell>
          <table:table-cell office:value-type="float" office:value="186989000" calcext:value-type="float">
            <text:p>186989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88782000" calcext:value-type="float">
            <text:p>188782000</text:p>
          </table:table-cell>
          <table:table-cell office:value-type="float" office:value="203280000" calcext:value-type="float">
            <text:p>203280000</text:p>
          </table:table-cell>
          <table:table-cell office:value-type="float" office:value="195622000" calcext:value-type="float">
            <text:p>19562200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85776000" calcext:value-type="float">
            <text:p>185776000</text:p>
          </table:table-cell>
          <table:table-cell office:value-type="float" office:value="195902000" calcext:value-type="float">
            <text:p>195902000</text:p>
          </table:table-cell>
          <table:table-cell office:value-type="float" office:value="193753000" calcext:value-type="float">
            <text:p>193753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83837000" calcext:value-type="float">
            <text:p>183837000</text:p>
          </table:table-cell>
          <table:table-cell office:value-type="float" office:value="186655000" calcext:value-type="float">
            <text:p>186655000</text:p>
          </table:table-cell>
          <table:table-cell office:value-type="float" office:value="186718000" calcext:value-type="float">
            <text:p>18671800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84535000" calcext:value-type="float">
            <text:p>184535000</text:p>
          </table:table-cell>
          <table:table-cell office:value-type="float" office:value="189446000" calcext:value-type="float">
            <text:p>189446000</text:p>
          </table:table-cell>
          <table:table-cell office:value-type="float" office:value="187459000" calcext:value-type="float">
            <text:p>187459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91809000" calcext:value-type="float">
            <text:p>191809000</text:p>
          </table:table-cell>
          <table:table-cell office:value-type="float" office:value="201073000" calcext:value-type="float">
            <text:p>201073000</text:p>
          </table:table-cell>
          <table:table-cell office:value-type="float" office:value="200369000" calcext:value-type="float">
            <text:p>20036900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89709000" calcext:value-type="float">
            <text:p>189709000</text:p>
          </table:table-cell>
          <table:table-cell office:value-type="float" office:value="193278000" calcext:value-type="float">
            <text:p>193278000</text:p>
          </table:table-cell>
          <table:table-cell office:value-type="float" office:value="192455000" calcext:value-type="float">
            <text:p>192455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88700000" calcext:value-type="float">
            <text:p>188700000</text:p>
          </table:table-cell>
          <table:table-cell office:value-type="float" office:value="190704000" calcext:value-type="float">
            <text:p>190704000</text:p>
          </table:table-cell>
          <table:table-cell office:value-type="float" office:value="191496000" calcext:value-type="float">
            <text:p>19149600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90195000" calcext:value-type="float">
            <text:p>190195000</text:p>
          </table:table-cell>
          <table:table-cell office:value-type="float" office:value="193685000" calcext:value-type="float">
            <text:p>193685000</text:p>
          </table:table-cell>
          <table:table-cell office:value-type="float" office:value="196244000" calcext:value-type="float">
            <text:p>196244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93702000" calcext:value-type="float">
            <text:p>193702000</text:p>
          </table:table-cell>
          <table:table-cell office:value-type="float" office:value="202760000" calcext:value-type="float">
            <text:p>202760000</text:p>
          </table:table-cell>
          <table:table-cell office:value-type="float" office:value="205430000" calcext:value-type="float">
            <text:p>2054300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6268000" calcext:value-type="float">
            <text:p>196268000</text:p>
          </table:table-cell>
          <table:table-cell office:value-type="float" office:value="198966000" calcext:value-type="float">
            <text:p>198966000</text:p>
          </table:table-cell>
          <table:table-cell office:value-type="float" office:value="196637000" calcext:value-type="float">
            <text:p>196637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86617000" calcext:value-type="float">
            <text:p>186617000</text:p>
          </table:table-cell>
          <table:table-cell office:value-type="float" office:value="192340000" calcext:value-type="float">
            <text:p>192340000</text:p>
          </table:table-cell>
          <table:table-cell office:value-type="float" office:value="194350000" calcext:value-type="float">
            <text:p>19435000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88153000" calcext:value-type="float">
            <text:p>188153000</text:p>
          </table:table-cell>
          <table:table-cell office:value-type="float" office:value="194768000" calcext:value-type="float">
            <text:p>194768000</text:p>
          </table:table-cell>
          <table:table-cell office:value-type="float" office:value="195162000" calcext:value-type="float">
            <text:p>195162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95648000" calcext:value-type="float">
            <text:p>195648000</text:p>
          </table:table-cell>
          <table:table-cell office:value-type="float" office:value="211571000" calcext:value-type="float">
            <text:p>211571000</text:p>
          </table:table-cell>
          <table:table-cell office:value-type="float" office:value="208109000" calcext:value-type="float">
            <text:p>20810900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99328000" calcext:value-type="float">
            <text:p>199328000</text:p>
          </table:table-cell>
          <table:table-cell office:value-type="float" office:value="201523000" calcext:value-type="float">
            <text:p>201523000</text:p>
          </table:table-cell>
          <table:table-cell office:value-type="float" office:value="202621000" calcext:value-type="float">
            <text:p>202621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96555000" calcext:value-type="float">
            <text:p>196555000</text:p>
          </table:table-cell>
          <table:table-cell office:value-type="float" office:value="199711000" calcext:value-type="float">
            <text:p>199711000</text:p>
          </table:table-cell>
          <table:table-cell office:value-type="float" office:value="199515000" calcext:value-type="float">
            <text:p>19951500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98769000" calcext:value-type="float">
            <text:p>198769000</text:p>
          </table:table-cell>
          <table:table-cell office:value-type="float" office:value="207516000" calcext:value-type="float">
            <text:p>207516000</text:p>
          </table:table-cell>
          <table:table-cell office:value-type="float" office:value="201953000" calcext:value-type="float">
            <text:p>201953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99296000" calcext:value-type="float">
            <text:p>199296000</text:p>
          </table:table-cell>
          <table:table-cell office:value-type="float" office:value="222822000" calcext:value-type="float">
            <text:p>222822000</text:p>
          </table:table-cell>
          <table:table-cell office:value-type="float" office:value="211298000" calcext:value-type="float">
            <text:p>21129800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01342000" calcext:value-type="float">
            <text:p>201342000</text:p>
          </table:table-cell>
          <table:table-cell office:value-type="float" office:value="208685000" calcext:value-type="float">
            <text:p>208685000</text:p>
          </table:table-cell>
          <table:table-cell office:value-type="float" office:value="206113000" calcext:value-type="float">
            <text:p>206113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99971000" calcext:value-type="float">
            <text:p>199971000</text:p>
          </table:table-cell>
          <table:table-cell office:value-type="float" office:value="203177000" calcext:value-type="float">
            <text:p>203177000</text:p>
          </table:table-cell>
          <table:table-cell office:value-type="float" office:value="205488000" calcext:value-type="float">
            <text:p>2054880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01180000" calcext:value-type="float">
            <text:p>201180000</text:p>
          </table:table-cell>
          <table:table-cell office:value-type="float" office:value="204259000" calcext:value-type="float">
            <text:p>204259000</text:p>
          </table:table-cell>
          <table:table-cell office:value-type="float" office:value="204167000" calcext:value-type="float">
            <text:p>204167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08934000" calcext:value-type="float">
            <text:p>208934000</text:p>
          </table:table-cell>
          <table:table-cell office:value-type="float" office:value="219410000" calcext:value-type="float">
            <text:p>219410000</text:p>
          </table:table-cell>
          <table:table-cell office:value-type="float" office:value="214312000" calcext:value-type="float">
            <text:p>21431200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6874000" calcext:value-type="float">
            <text:p>206874000</text:p>
          </table:table-cell>
          <table:table-cell office:value-type="float" office:value="214078000" calcext:value-type="float">
            <text:p>214078000</text:p>
          </table:table-cell>
          <table:table-cell office:value-type="float" office:value="211993000" calcext:value-type="float">
            <text:p>211993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4645000" calcext:value-type="float">
            <text:p>204645000</text:p>
          </table:table-cell>
          <table:table-cell office:value-type="float" office:value="208017000" calcext:value-type="float">
            <text:p>208017000</text:p>
          </table:table-cell>
          <table:table-cell office:value-type="float" office:value="208890000" calcext:value-type="float">
            <text:p>20889000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6695000" calcext:value-type="float">
            <text:p>206695000</text:p>
          </table:table-cell>
          <table:table-cell office:value-type="float" office:value="223198000" calcext:value-type="float">
            <text:p>223198000</text:p>
          </table:table-cell>
          <table:table-cell office:value-type="float" office:value="220559000" calcext:value-type="float">
            <text:p>220559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13288000" calcext:value-type="float">
            <text:p>213288000</text:p>
          </table:table-cell>
          <table:table-cell office:value-type="float" office:value="216766000" calcext:value-type="float">
            <text:p>216766000</text:p>
          </table:table-cell>
          <table:table-cell office:value-type="float" office:value="216953000" calcext:value-type="float">
            <text:p>21695300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12792000" calcext:value-type="float">
            <text:p>212792000</text:p>
          </table:table-cell>
          <table:table-cell office:value-type="float" office:value="218862000" calcext:value-type="float">
            <text:p>218862000</text:p>
          </table:table-cell>
          <table:table-cell office:value-type="float" office:value="215157000" calcext:value-type="float">
            <text:p>215157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11085000" calcext:value-type="float">
            <text:p>211085000</text:p>
          </table:table-cell>
          <table:table-cell office:value-type="float" office:value="214096000" calcext:value-type="float">
            <text:p>214096000</text:p>
          </table:table-cell>
          <table:table-cell office:value-type="float" office:value="213310000" calcext:value-type="float">
            <text:p>21331000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11141000" calcext:value-type="float">
            <text:p>211141000</text:p>
          </table:table-cell>
          <table:table-cell office:value-type="float" office:value="223342000" calcext:value-type="float">
            <text:p>223342000</text:p>
          </table:table-cell>
          <table:table-cell office:value-type="float" office:value="222701000" calcext:value-type="float">
            <text:p>222701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13514000" calcext:value-type="float">
            <text:p>213514000</text:p>
          </table:table-cell>
          <table:table-cell office:value-type="float" office:value="219473000" calcext:value-type="float">
            <text:p>219473000</text:p>
          </table:table-cell>
          <table:table-cell office:value-type="float" office:value="222476000" calcext:value-type="float">
            <text:p>2224760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6982000" calcext:value-type="float">
            <text:p>216982000</text:p>
          </table:table-cell>
          <table:table-cell office:value-type="float" office:value="218184000" calcext:value-type="float">
            <text:p>218184000</text:p>
          </table:table-cell>
          <table:table-cell office:value-type="float" office:value="217441000" calcext:value-type="float">
            <text:p>217441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14776000" calcext:value-type="float">
            <text:p>214776000</text:p>
          </table:table-cell>
          <table:table-cell office:value-type="float" office:value="229571000" calcext:value-type="float">
            <text:p>229571000</text:p>
          </table:table-cell>
          <table:table-cell office:value-type="float" office:value="218410000" calcext:value-type="float">
            <text:p>21841000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13440000" calcext:value-type="float">
            <text:p>213440000</text:p>
          </table:table-cell>
          <table:table-cell office:value-type="float" office:value="226206000" calcext:value-type="float">
            <text:p>226206000</text:p>
          </table:table-cell>
          <table:table-cell office:value-type="float" office:value="230076000" calcext:value-type="float">
            <text:p>230076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18124000" calcext:value-type="float">
            <text:p>218124000</text:p>
          </table:table-cell>
          <table:table-cell office:value-type="float" office:value="227480000" calcext:value-type="float">
            <text:p>227480000</text:p>
          </table:table-cell>
          <table:table-cell office:value-type="float" office:value="220941000" calcext:value-type="float">
            <text:p>22094100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19022000" calcext:value-type="float">
            <text:p>219022000</text:p>
          </table:table-cell>
          <table:table-cell office:value-type="float" office:value="231045000" calcext:value-type="float">
            <text:p>231045000</text:p>
          </table:table-cell>
          <table:table-cell office:value-type="float" office:value="222357000" calcext:value-type="float">
            <text:p>222357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18357000" calcext:value-type="float">
            <text:p>218357000</text:p>
          </table:table-cell>
          <table:table-cell office:value-type="float" office:value="223308000" calcext:value-type="float">
            <text:p>223308000</text:p>
          </table:table-cell>
          <table:table-cell office:value-type="float" office:value="229081000" calcext:value-type="float">
            <text:p>22908100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18536000" calcext:value-type="float">
            <text:p>218536000</text:p>
          </table:table-cell>
          <table:table-cell office:value-type="float" office:value="227412000" calcext:value-type="float">
            <text:p>227412000</text:p>
          </table:table-cell>
          <table:table-cell office:value-type="float" office:value="222585000" calcext:value-type="float">
            <text:p>222585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23006000" calcext:value-type="float">
            <text:p>223006000</text:p>
          </table:table-cell>
          <table:table-cell office:value-type="float" office:value="232524000" calcext:value-type="float">
            <text:p>232524000</text:p>
          </table:table-cell>
          <table:table-cell office:value-type="float" office:value="227497000" calcext:value-type="float">
            <text:p>22749700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24216000" calcext:value-type="float">
            <text:p>224216000</text:p>
          </table:table-cell>
          <table:table-cell office:value-type="float" office:value="236395000" calcext:value-type="float">
            <text:p>236395000</text:p>
          </table:table-cell>
          <table:table-cell office:value-type="float" office:value="228515000" calcext:value-type="float">
            <text:p>228515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21318000" calcext:value-type="float">
            <text:p>221318000</text:p>
          </table:table-cell>
          <table:table-cell office:value-type="float" office:value="233486000" calcext:value-type="float">
            <text:p>233486000</text:p>
          </table:table-cell>
          <table:table-cell office:value-type="float" office:value="229693000" calcext:value-type="float">
            <text:p>229693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2156000" calcext:value-type="float">
            <text:p>222156000</text:p>
          </table:table-cell>
          <table:table-cell office:value-type="float" office:value="251128000" calcext:value-type="float">
            <text:p>251128000</text:p>
          </table:table-cell>
          <table:table-cell office:value-type="float" office:value="226191000" calcext:value-type="float">
            <text:p>22619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8T23:52:20.124067382</dc:date>
    <meta:editing-duration>PT9M40S</meta:editing-duration>
    <meta:editing-cycles>5</meta:editing-cycles>
    <meta:generator>LibreOffice/7.3.7.2$Linux_X86_64 LibreOffice_project/30$Build-2</meta:generator>
    <meta:document-statistic meta:table-count="1" meta:cell-count="240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411cm" svg:height="17.24cm" xlink:href=".." xlink:type="simple" chart:class="chart:line" chart:style-name="ch1">
        <chart:title svg:x="16.719cm" svg:y="0.48cm" chart:style-name="ch2">
          <text:p>mult of matixs</text:p>
        </chart:title>
        <chart:legend chart:legend-position="end" svg:x="32.977cm" svg:y="7.823cm" style:legend-expansion="high" chart:style-name="ch3"/>
        <chart:plot-area chart:style-name="ch4" table:cell-range-address="data.B1:data.D601" chart:data-source-has-labels="row" svg:x="1.739cm" svg:y="1.603cm" svg:width="30.51cm" svg:height="14.312cm">
          <chart:coordinate-region svg:x="3.657cm" svg:y="1.802cm" svg:width="28.592cm" svg:height="13.189cm"/>
          <chart:axis chart:dimension="x" chart:name="primary-x" chart:style-name="ch5">
            <chart:title svg:x="16.553cm" svg:y="16.259cm" chart:style-name="ch6">
              <text:p>order</text:p>
            </chart:title>
          </chart:axis>
          <chart:axis chart:dimension="y" chart:name="primary-y" chart:style-name="ch5">
            <chart:title svg:x="0.451cm" svg:y="8.988cm" chart:style-name="ch7">
              <text:p>ns</text:p>
            </chart:title>
            <chart:grid chart:style-name="ch8" chart:class="major"/>
          </chart:axis>
          <chart:series chart:style-name="ch9" chart:values-cell-range-address="data.B2:data.B601" chart:label-cell-address="data.B1:data.B1" chart:class="chart:line">
            <chart:data-point chart:repeated="600"/>
          </chart:series>
          <chart:series chart:style-name="ch10" chart:values-cell-range-address="data.C2:data.C601" chart:label-cell-address="data.C1:data.C1" chart:class="chart:line">
            <chart:data-point chart:repeated="600"/>
          </chart:series>
          <chart:series chart:style-name="ch11" chart:values-cell-range-address="data.D2:data.D601" chart:label-cell-address="data.D1:data.D1" chart:class="chart:line">
            <chart:data-point chart:repeated="6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mult</text:p>
                <draw:g>
                  <svg:desc>data.B1:data.B1</svg:desc>
                </draw:g>
              </table:table-cell>
              <table:table-cell office:value-type="string">
                <text:p>D.C mult</text:p>
                <draw:g>
                  <svg:desc>data.C1:data.C1</svg:desc>
                </draw:g>
              </table:table-cell>
              <table:table-cell office:value-type="string">
                <text:p>strassen mult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data.B2:data.B601</svg:desc>
                </draw:g>
              </table:table-cell>
              <table:table-cell office:value-type="float" office:value="38000">
                <text:p>38000</text:p>
                <draw:g>
                  <svg:desc>data.C2:data.C601</svg:desc>
                </draw:g>
              </table:table-cell>
              <table:table-cell office:value-type="float" office:value="4000">
                <text:p>4000</text:p>
                <draw:g>
                  <svg:desc>data.D2:data.D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0">
                <text:p>7000</text:p>
              </table:table-cell>
              <table:table-cell office:value-type="float" office:value="9000">
                <text:p>900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00">
                <text:p>13000</text:p>
              </table:table-cell>
              <table:table-cell office:value-type="float" office:value="17000">
                <text:p>17000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00">
                <text:p>23000</text:p>
              </table:table-cell>
              <table:table-cell office:value-type="float" office:value="24000">
                <text:p>24000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0">
                <text:p>25000</text:p>
              </table:table-cell>
              <table:table-cell office:value-type="float" office:value="28000">
                <text:p>2800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000">
                <text:p>32000</text:p>
              </table:table-cell>
              <table:table-cell office:value-type="float" office:value="40000">
                <text:p>400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000">
                <text:p>41000</text:p>
              </table:table-cell>
              <table:table-cell office:value-type="float" office:value="48000">
                <text:p>48000</text:p>
              </table:table-cell>
              <table:table-cell office:value-type="float" office:value="47000">
                <text:p>47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000">
                <text:p>53000</text:p>
              </table:table-cell>
              <table:table-cell office:value-type="float" office:value="55000">
                <text:p>55000</text:p>
              </table:table-cell>
              <table:table-cell office:value-type="float" office:value="57000">
                <text:p>57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000">
                <text:p>62000</text:p>
              </table:table-cell>
              <table:table-cell office:value-type="float" office:value="69000">
                <text:p>69000</text:p>
              </table:table-cell>
              <table:table-cell office:value-type="float" office:value="82000">
                <text:p>82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000">
                <text:p>85000</text:p>
              </table:table-cell>
              <table:table-cell office:value-type="float" office:value="83000">
                <text:p>83000</text:p>
              </table:table-cell>
              <table:table-cell office:value-type="float" office:value="84000">
                <text:p>84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6000">
                <text:p>406000</text:p>
              </table:table-cell>
              <table:table-cell office:value-type="float" office:value="104000">
                <text:p>104000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6000">
                <text:p>206000</text:p>
              </table:table-cell>
              <table:table-cell office:value-type="float" office:value="124000">
                <text:p>124000</text:p>
              </table:table-cell>
              <table:table-cell office:value-type="float" office:value="137000">
                <text:p>137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000">
                <text:p>137000</text:p>
              </table:table-cell>
              <table:table-cell office:value-type="float" office:value="140000">
                <text:p>140000</text:p>
              </table:table-cell>
              <table:table-cell office:value-type="float" office:value="156000">
                <text:p>156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000">
                <text:p>166000</text:p>
              </table:table-cell>
              <table:table-cell office:value-type="float" office:value="172000">
                <text:p>172000</text:p>
              </table:table-cell>
              <table:table-cell office:value-type="float" office:value="181000">
                <text:p>181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7000">
                <text:p>187000</text:p>
              </table:table-cell>
              <table:table-cell office:value-type="float" office:value="42000">
                <text:p>42000</text:p>
              </table:table-cell>
              <table:table-cell office:value-type="float" office:value="53000">
                <text:p>53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2000">
                <text:p>232000</text:p>
              </table:table-cell>
              <table:table-cell office:value-type="float" office:value="31000">
                <text:p>3100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1000">
                <text:p>251000</text:p>
              </table:table-cell>
              <table:table-cell office:value-type="float" office:value="42000">
                <text:p>4200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5000">
                <text:p>325000</text:p>
              </table:table-cell>
              <table:table-cell office:value-type="float" office:value="35000">
                <text:p>35000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000">
                <text:p>54000</text:p>
              </table:table-cell>
              <table:table-cell office:value-type="float" office:value="41000">
                <text:p>41000</text:p>
              </table:table-cell>
              <table:table-cell office:value-type="float" office:value="44000">
                <text:p>44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000">
                <text:p>45000</text:p>
              </table:table-cell>
              <table:table-cell office:value-type="float" office:value="43000">
                <text:p>43000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000">
                <text:p>57000</text:p>
              </table:table-cell>
              <table:table-cell office:value-type="float" office:value="50000">
                <text:p>50000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000">
                <text:p>86000</text:p>
              </table:table-cell>
              <table:table-cell office:value-type="float" office:value="59000">
                <text:p>59000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000">
                <text:p>62000</text:p>
              </table:table-cell>
              <table:table-cell office:value-type="float" office:value="60000">
                <text:p>60000</text:p>
              </table:table-cell>
              <table:table-cell office:value-type="float" office:value="57000">
                <text:p>57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000">
                <text:p>67000</text:p>
              </table:table-cell>
              <table:table-cell office:value-type="float" office:value="107000">
                <text:p>10700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000">
                <text:p>75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000">
                <text:p>101000</text:p>
              </table:table-cell>
              <table:table-cell office:value-type="float" office:value="131000">
                <text:p>131000</text:p>
              </table:table-cell>
              <table:table-cell office:value-type="float" office:value="119000">
                <text:p>119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1000">
                <text:p>151000</text:p>
              </table:table-cell>
              <table:table-cell office:value-type="float" office:value="96000">
                <text:p>9600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000">
                <text:p>101000</text:p>
              </table:table-cell>
              <table:table-cell office:value-type="float" office:value="150000">
                <text:p>150000</text:p>
              </table:table-cell>
              <table:table-cell office:value-type="float" office:value="153000">
                <text:p>153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000">
                <text:p>107000</text:p>
              </table:table-cell>
              <table:table-cell office:value-type="float" office:value="176000">
                <text:p>176000</text:p>
              </table:table-cell>
              <table:table-cell office:value-type="float" office:value="144000">
                <text:p>144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4000">
                <text:p>104000</text:p>
              </table:table-cell>
              <table:table-cell office:value-type="float" office:value="161000">
                <text:p>161000</text:p>
              </table:table-cell>
              <table:table-cell office:value-type="float" office:value="298000">
                <text:p>298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000">
                <text:p>104000</text:p>
              </table:table-cell>
              <table:table-cell office:value-type="float" office:value="150000">
                <text:p>150000</text:p>
              </table:table-cell>
              <table:table-cell office:value-type="float" office:value="127000">
                <text:p>127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000">
                <text:p>41000</text:p>
              </table:table-cell>
              <table:table-cell office:value-type="float" office:value="164000">
                <text:p>164000</text:p>
              </table:table-cell>
              <table:table-cell office:value-type="float" office:value="134000">
                <text:p>134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000">
                <text:p>41000</text:p>
              </table:table-cell>
              <table:table-cell office:value-type="float" office:value="161000">
                <text:p>161000</text:p>
              </table:table-cell>
              <table:table-cell office:value-type="float" office:value="139000">
                <text:p>139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000">
                <text:p>44000</text:p>
              </table:table-cell>
              <table:table-cell office:value-type="float" office:value="61000">
                <text:p>61000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000">
                <text:p>46000</text:p>
              </table:table-cell>
              <table:table-cell office:value-type="float" office:value="59000">
                <text:p>5900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">
                <text:p>50000</text:p>
              </table:table-cell>
              <table:table-cell office:value-type="float" office:value="63000">
                <text:p>63000</text:p>
              </table:table-cell>
              <table:table-cell office:value-type="float" office:value="55000">
                <text:p>55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000">
                <text:p>52000</text:p>
              </table:table-cell>
              <table:table-cell office:value-type="float" office:value="70000">
                <text:p>70000</text:p>
              </table:table-cell>
              <table:table-cell office:value-type="float" office:value="65000">
                <text:p>65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000">
                <text:p>57000</text:p>
              </table:table-cell>
              <table:table-cell office:value-type="float" office:value="69000">
                <text:p>6900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000">
                <text:p>67000</text:p>
              </table:table-cell>
              <table:table-cell office:value-type="float" office:value="170000">
                <text:p>170000</text:p>
              </table:table-cell>
              <table:table-cell office:value-type="float" office:value="72000">
                <text:p>72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000">
                <text:p>64000</text:p>
              </table:table-cell>
              <table:table-cell office:value-type="float" office:value="91000">
                <text:p>91000</text:p>
              </table:table-cell>
              <table:table-cell office:value-type="float" office:value="84000">
                <text:p>84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000">
                <text:p>78000</text:p>
              </table:table-cell>
              <table:table-cell office:value-type="float" office:value="87000">
                <text:p>87000</text:p>
              </table:table-cell>
              <table:table-cell office:value-type="float" office:value="76000">
                <text:p>76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000">
                <text:p>71000</text:p>
              </table:table-cell>
              <table:table-cell office:value-type="float" office:value="91000">
                <text:p>91000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000">
                <text:p>76000</text:p>
              </table:table-cell>
              <table:table-cell office:value-type="float" office:value="99000">
                <text:p>99000</text:p>
              </table:table-cell>
              <table:table-cell office:value-type="float" office:value="86000">
                <text:p>86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000">
                <text:p>83000</text:p>
              </table:table-cell>
              <table:table-cell office:value-type="float" office:value="105000">
                <text:p>105000</text:p>
              </table:table-cell>
              <table:table-cell office:value-type="float" office:value="92000">
                <text:p>92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8000">
                <text:p>88000</text:p>
              </table:table-cell>
              <table:table-cell office:value-type="float" office:value="105000">
                <text:p>105000</text:p>
              </table:table-cell>
              <table:table-cell office:value-type="float" office:value="98000">
                <text:p>98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0000">
                <text:p>110000</text:p>
              </table:table-cell>
              <table:table-cell office:value-type="float" office:value="156000">
                <text:p>156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000">
                <text:p>143000</text:p>
              </table:table-cell>
              <table:table-cell office:value-type="float" office:value="117000">
                <text:p>117000</text:p>
              </table:table-cell>
              <table:table-cell office:value-type="float" office:value="108000">
                <text:p>108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000">
                <text:p>99000</text:p>
              </table:table-cell>
              <table:table-cell office:value-type="float" office:value="122000">
                <text:p>122000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000">
                <text:p>105000</text:p>
              </table:table-cell>
              <table:table-cell office:value-type="float" office:value="129000">
                <text:p>129000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1000">
                <text:p>111000</text:p>
              </table:table-cell>
              <table:table-cell office:value-type="float" office:value="141000">
                <text:p>141000</text:p>
              </table:table-cell>
              <table:table-cell office:value-type="float" office:value="134000">
                <text:p>134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8000">
                <text:p>118000</text:p>
              </table:table-cell>
              <table:table-cell office:value-type="float" office:value="143000">
                <text:p>143000</text:p>
              </table:table-cell>
              <table:table-cell office:value-type="float" office:value="142000">
                <text:p>142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000">
                <text:p>128000</text:p>
              </table:table-cell>
              <table:table-cell office:value-type="float" office:value="151000">
                <text:p>151000</text:p>
              </table:table-cell>
              <table:table-cell office:value-type="float" office:value="142000">
                <text:p>142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00">
                <text:p>128000</text:p>
              </table:table-cell>
              <table:table-cell office:value-type="float" office:value="159000">
                <text:p>159000</text:p>
              </table:table-cell>
              <table:table-cell office:value-type="float" office:value="154000">
                <text:p>154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3000">
                <text:p>163000</text:p>
              </table:table-cell>
              <table:table-cell office:value-type="float" office:value="207000">
                <text:p>207000</text:p>
              </table:table-cell>
              <table:table-cell office:value-type="float" office:value="218000">
                <text:p>218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6000">
                <text:p>266000</text:p>
              </table:table-cell>
              <table:table-cell office:value-type="float" office:value="206000">
                <text:p>206000</text:p>
              </table:table-cell>
              <table:table-cell office:value-type="float" office:value="172000">
                <text:p>172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000">
                <text:p>151000</text:p>
              </table:table-cell>
              <table:table-cell office:value-type="float" office:value="182000">
                <text:p>182000</text:p>
              </table:table-cell>
              <table:table-cell office:value-type="float" office:value="178000">
                <text:p>178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000">
                <text:p>157000</text:p>
              </table:table-cell>
              <table:table-cell office:value-type="float" office:value="267000">
                <text:p>267000</text:p>
              </table:table-cell>
              <table:table-cell office:value-type="float" office:value="188000">
                <text:p>188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000">
                <text:p>168000</text:p>
              </table:table-cell>
              <table:table-cell office:value-type="float" office:value="303000">
                <text:p>303000</text:p>
              </table:table-cell>
              <table:table-cell office:value-type="float" office:value="201000">
                <text:p>201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2000">
                <text:p>172000</text:p>
              </table:table-cell>
              <table:table-cell office:value-type="float" office:value="207000">
                <text:p>207000</text:p>
              </table:table-cell>
              <table:table-cell office:value-type="float" office:value="202000">
                <text:p>202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4000">
                <text:p>184000</text:p>
              </table:table-cell>
              <table:table-cell office:value-type="float" office:value="221000">
                <text:p>221000</text:p>
              </table:table-cell>
              <table:table-cell office:value-type="float" office:value="209000">
                <text:p>209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7000">
                <text:p>187000</text:p>
              </table:table-cell>
              <table:table-cell office:value-type="float" office:value="230000">
                <text:p>230000</text:p>
              </table:table-cell>
              <table:table-cell office:value-type="float" office:value="222000">
                <text:p>222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3000">
                <text:p>203000</text:p>
              </table:table-cell>
              <table:table-cell office:value-type="float" office:value="271000">
                <text:p>271000</text:p>
              </table:table-cell>
              <table:table-cell office:value-type="float" office:value="233000">
                <text:p>233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5000">
                <text:p>205000</text:p>
              </table:table-cell>
              <table:table-cell office:value-type="float" office:value="249000">
                <text:p>249000</text:p>
              </table:table-cell>
              <table:table-cell office:value-type="float" office:value="238000">
                <text:p>238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0000">
                <text:p>220000</text:p>
              </table:table-cell>
              <table:table-cell office:value-type="float" office:value="254000">
                <text:p>254000</text:p>
              </table:table-cell>
              <table:table-cell office:value-type="float" office:value="271000">
                <text:p>271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5000">
                <text:p>235000</text:p>
              </table:table-cell>
              <table:table-cell office:value-type="float" office:value="292000">
                <text:p>292000</text:p>
              </table:table-cell>
              <table:table-cell office:value-type="float" office:value="262000">
                <text:p>262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1000">
                <text:p>231000</text:p>
              </table:table-cell>
              <table:table-cell office:value-type="float" office:value="291000">
                <text:p>291000</text:p>
              </table:table-cell>
              <table:table-cell office:value-type="float" office:value="286000">
                <text:p>286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2000">
                <text:p>242000</text:p>
              </table:table-cell>
              <table:table-cell office:value-type="float" office:value="293000">
                <text:p>293000</text:p>
              </table:table-cell>
              <table:table-cell office:value-type="float" office:value="284000">
                <text:p>284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9000">
                <text:p>289000</text:p>
              </table:table-cell>
              <table:table-cell office:value-type="float" office:value="302000">
                <text:p>302000</text:p>
              </table:table-cell>
              <table:table-cell office:value-type="float" office:value="293000">
                <text:p>293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1000">
                <text:p>281000</text:p>
              </table:table-cell>
              <table:table-cell office:value-type="float" office:value="432000">
                <text:p>432000</text:p>
              </table:table-cell>
              <table:table-cell office:value-type="float" office:value="309000">
                <text:p>309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3000">
                <text:p>293000</text:p>
              </table:table-cell>
              <table:table-cell office:value-type="float" office:value="476000">
                <text:p>476000</text:p>
              </table:table-cell>
              <table:table-cell office:value-type="float" office:value="474000">
                <text:p>474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4000">
                <text:p>424000</text:p>
              </table:table-cell>
              <table:table-cell office:value-type="float" office:value="346000">
                <text:p>346000</text:p>
              </table:table-cell>
              <table:table-cell office:value-type="float" office:value="330000">
                <text:p>33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9000">
                <text:p>379000</text:p>
              </table:table-cell>
              <table:table-cell office:value-type="float" office:value="424000">
                <text:p>424000</text:p>
              </table:table-cell>
              <table:table-cell office:value-type="float" office:value="344000">
                <text:p>344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5000">
                <text:p>305000</text:p>
              </table:table-cell>
              <table:table-cell office:value-type="float" office:value="370000">
                <text:p>370000</text:p>
              </table:table-cell>
              <table:table-cell office:value-type="float" office:value="388000">
                <text:p>388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6000">
                <text:p>316000</text:p>
              </table:table-cell>
              <table:table-cell office:value-type="float" office:value="391000">
                <text:p>391000</text:p>
              </table:table-cell>
              <table:table-cell office:value-type="float" office:value="371000">
                <text:p>371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0000">
                <text:p>330000</text:p>
              </table:table-cell>
              <table:table-cell office:value-type="float" office:value="434000">
                <text:p>434000</text:p>
              </table:table-cell>
              <table:table-cell office:value-type="float" office:value="423000">
                <text:p>423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6000">
                <text:p>346000</text:p>
              </table:table-cell>
              <table:table-cell office:value-type="float" office:value="428000">
                <text:p>428000</text:p>
              </table:table-cell>
              <table:table-cell office:value-type="float" office:value="412000">
                <text:p>412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5000">
                <text:p>355000</text:p>
              </table:table-cell>
              <table:table-cell office:value-type="float" office:value="453000">
                <text:p>453000</text:p>
              </table:table-cell>
              <table:table-cell office:value-type="float" office:value="415000">
                <text:p>415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3000">
                <text:p>373000</text:p>
              </table:table-cell>
              <table:table-cell office:value-type="float" office:value="448000">
                <text:p>448000</text:p>
              </table:table-cell>
              <table:table-cell office:value-type="float" office:value="460000">
                <text:p>46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2000">
                <text:p>372000</text:p>
              </table:table-cell>
              <table:table-cell office:value-type="float" office:value="486000">
                <text:p>486000</text:p>
              </table:table-cell>
              <table:table-cell office:value-type="float" office:value="442000">
                <text:p>442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7000">
                <text:p>387000</text:p>
              </table:table-cell>
              <table:table-cell office:value-type="float" office:value="477000">
                <text:p>477000</text:p>
              </table:table-cell>
              <table:table-cell office:value-type="float" office:value="461000">
                <text:p>461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9000">
                <text:p>409000</text:p>
              </table:table-cell>
              <table:table-cell office:value-type="float" office:value="659000">
                <text:p>659000</text:p>
              </table:table-cell>
              <table:table-cell office:value-type="float" office:value="488000">
                <text:p>488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00">
                <text:p>440000</text:p>
              </table:table-cell>
              <table:table-cell office:value-type="float" office:value="506000">
                <text:p>506000</text:p>
              </table:table-cell>
              <table:table-cell office:value-type="float" office:value="490000">
                <text:p>49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6000">
                <text:p>426000</text:p>
              </table:table-cell>
              <table:table-cell office:value-type="float" office:value="538000">
                <text:p>538000</text:p>
              </table:table-cell>
              <table:table-cell office:value-type="float" office:value="502000">
                <text:p>502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5000">
                <text:p>455000</text:p>
              </table:table-cell>
              <table:table-cell office:value-type="float" office:value="520000">
                <text:p>520000</text:p>
              </table:table-cell>
              <table:table-cell office:value-type="float" office:value="614000">
                <text:p>614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1000">
                <text:p>491000</text:p>
              </table:table-cell>
              <table:table-cell office:value-type="float" office:value="537000">
                <text:p>537000</text:p>
              </table:table-cell>
              <table:table-cell office:value-type="float" office:value="539000">
                <text:p>539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3000">
                <text:p>473000</text:p>
              </table:table-cell>
              <table:table-cell office:value-type="float" office:value="556000">
                <text:p>556000</text:p>
              </table:table-cell>
              <table:table-cell office:value-type="float" office:value="565000">
                <text:p>565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6000">
                <text:p>496000</text:p>
              </table:table-cell>
              <table:table-cell office:value-type="float" office:value="580000">
                <text:p>580000</text:p>
              </table:table-cell>
              <table:table-cell office:value-type="float" office:value="582000">
                <text:p>582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4000">
                <text:p>504000</text:p>
              </table:table-cell>
              <table:table-cell office:value-type="float" office:value="604000">
                <text:p>604000</text:p>
              </table:table-cell>
              <table:table-cell office:value-type="float" office:value="597000">
                <text:p>597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9000">
                <text:p>519000</text:p>
              </table:table-cell>
              <table:table-cell office:value-type="float" office:value="626000">
                <text:p>626000</text:p>
              </table:table-cell>
              <table:table-cell office:value-type="float" office:value="614000">
                <text:p>614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6000">
                <text:p>556000</text:p>
              </table:table-cell>
              <table:table-cell office:value-type="float" office:value="644000">
                <text:p>644000</text:p>
              </table:table-cell>
              <table:table-cell office:value-type="float" office:value="637000">
                <text:p>637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0000">
                <text:p>550000</text:p>
              </table:table-cell>
              <table:table-cell office:value-type="float" office:value="678000">
                <text:p>678000</text:p>
              </table:table-cell>
              <table:table-cell office:value-type="float" office:value="656000">
                <text:p>656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36000">
                <text:p>636000</text:p>
              </table:table-cell>
              <table:table-cell office:value-type="float" office:value="687000">
                <text:p>687000</text:p>
              </table:table-cell>
              <table:table-cell office:value-type="float" office:value="729000">
                <text:p>729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0000">
                <text:p>600000</text:p>
              </table:table-cell>
              <table:table-cell office:value-type="float" office:value="718000">
                <text:p>718000</text:p>
              </table:table-cell>
              <table:table-cell office:value-type="float" office:value="700000">
                <text:p>7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46000">
                <text:p>646000</text:p>
              </table:table-cell>
              <table:table-cell office:value-type="float" office:value="835000">
                <text:p>835000</text:p>
              </table:table-cell>
              <table:table-cell office:value-type="float" office:value="773000">
                <text:p>773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7000">
                <text:p>657000</text:p>
              </table:table-cell>
              <table:table-cell office:value-type="float" office:value="764000">
                <text:p>764000</text:p>
              </table:table-cell>
              <table:table-cell office:value-type="float" office:value="760000">
                <text:p>76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61000">
                <text:p>661000</text:p>
              </table:table-cell>
              <table:table-cell office:value-type="float" office:value="778000">
                <text:p>778000</text:p>
              </table:table-cell>
              <table:table-cell office:value-type="float" office:value="769000">
                <text:p>769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8000">
                <text:p>688000</text:p>
              </table:table-cell>
              <table:table-cell office:value-type="float" office:value="821000">
                <text:p>821000</text:p>
              </table:table-cell>
              <table:table-cell office:value-type="float" office:value="810000">
                <text:p>81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91000">
                <text:p>691000</text:p>
              </table:table-cell>
              <table:table-cell office:value-type="float" office:value="870000">
                <text:p>870000</text:p>
              </table:table-cell>
              <table:table-cell office:value-type="float" office:value="1190000">
                <text:p>119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33000">
                <text:p>733000</text:p>
              </table:table-cell>
              <table:table-cell office:value-type="float" office:value="859000">
                <text:p>859000</text:p>
              </table:table-cell>
              <table:table-cell office:value-type="float" office:value="851000">
                <text:p>851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41000">
                <text:p>741000</text:p>
              </table:table-cell>
              <table:table-cell office:value-type="float" office:value="952000">
                <text:p>952000</text:p>
              </table:table-cell>
              <table:table-cell office:value-type="float" office:value="1044000">
                <text:p>1044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6000">
                <text:p>756000</text:p>
              </table:table-cell>
              <table:table-cell office:value-type="float" office:value="914000">
                <text:p>914000</text:p>
              </table:table-cell>
              <table:table-cell office:value-type="float" office:value="893000">
                <text:p>893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3000">
                <text:p>793000</text:p>
              </table:table-cell>
              <table:table-cell office:value-type="float" office:value="957000">
                <text:p>957000</text:p>
              </table:table-cell>
              <table:table-cell office:value-type="float" office:value="953000">
                <text:p>953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13000">
                <text:p>813000</text:p>
              </table:table-cell>
              <table:table-cell office:value-type="float" office:value="992000">
                <text:p>992000</text:p>
              </table:table-cell>
              <table:table-cell office:value-type="float" office:value="1066000">
                <text:p>1066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34000">
                <text:p>834000</text:p>
              </table:table-cell>
              <table:table-cell office:value-type="float" office:value="993000">
                <text:p>993000</text:p>
              </table:table-cell>
              <table:table-cell office:value-type="float" office:value="1030000">
                <text:p>103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4000">
                <text:p>1004000</text:p>
              </table:table-cell>
              <table:table-cell office:value-type="float" office:value="1601000">
                <text:p>1601000</text:p>
              </table:table-cell>
              <table:table-cell office:value-type="float" office:value="1421000">
                <text:p>1421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13000">
                <text:p>1013000</text:p>
              </table:table-cell>
              <table:table-cell office:value-type="float" office:value="1130000">
                <text:p>1130000</text:p>
              </table:table-cell>
              <table:table-cell office:value-type="float" office:value="1114000">
                <text:p>1114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11000">
                <text:p>911000</text:p>
              </table:table-cell>
              <table:table-cell office:value-type="float" office:value="1113000">
                <text:p>1113000</text:p>
              </table:table-cell>
              <table:table-cell office:value-type="float" office:value="1130000">
                <text:p>113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44000">
                <text:p>944000</text:p>
              </table:table-cell>
              <table:table-cell office:value-type="float" office:value="1274000">
                <text:p>1274000</text:p>
              </table:table-cell>
              <table:table-cell office:value-type="float" office:value="1118000">
                <text:p>1118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91000">
                <text:p>1091000</text:p>
              </table:table-cell>
              <table:table-cell office:value-type="float" office:value="1149000">
                <text:p>1149000</text:p>
              </table:table-cell>
              <table:table-cell office:value-type="float" office:value="1121000">
                <text:p>1121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33000">
                <text:p>1033000</text:p>
              </table:table-cell>
              <table:table-cell office:value-type="float" office:value="1174000">
                <text:p>1174000</text:p>
              </table:table-cell>
              <table:table-cell office:value-type="float" office:value="1359000">
                <text:p>1359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1000">
                <text:p>1001000</text:p>
              </table:table-cell>
              <table:table-cell office:value-type="float" office:value="1193000">
                <text:p>1193000</text:p>
              </table:table-cell>
              <table:table-cell office:value-type="float" office:value="1195000">
                <text:p>1195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0000">
                <text:p>1070000</text:p>
              </table:table-cell>
              <table:table-cell office:value-type="float" office:value="1201000">
                <text:p>1201000</text:p>
              </table:table-cell>
              <table:table-cell office:value-type="float" office:value="1318000">
                <text:p>1318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78000">
                <text:p>1278000</text:p>
              </table:table-cell>
              <table:table-cell office:value-type="float" office:value="1242000">
                <text:p>1242000</text:p>
              </table:table-cell>
              <table:table-cell office:value-type="float" office:value="1220000">
                <text:p>122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34000">
                <text:p>1134000</text:p>
              </table:table-cell>
              <table:table-cell office:value-type="float" office:value="1367000">
                <text:p>1367000</text:p>
              </table:table-cell>
              <table:table-cell office:value-type="float" office:value="1291000">
                <text:p>1291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28000">
                <text:p>1328000</text:p>
              </table:table-cell>
              <table:table-cell office:value-type="float" office:value="1329000">
                <text:p>1329000</text:p>
              </table:table-cell>
              <table:table-cell office:value-type="float" office:value="1456000">
                <text:p>1456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51000">
                <text:p>1151000</text:p>
              </table:table-cell>
              <table:table-cell office:value-type="float" office:value="1369000">
                <text:p>1369000</text:p>
              </table:table-cell>
              <table:table-cell office:value-type="float" office:value="1367000">
                <text:p>1367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63000">
                <text:p>1163000</text:p>
              </table:table-cell>
              <table:table-cell office:value-type="float" office:value="1393000">
                <text:p>1393000</text:p>
              </table:table-cell>
              <table:table-cell office:value-type="float" office:value="1378000">
                <text:p>1378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2000">
                <text:p>1212000</text:p>
              </table:table-cell>
              <table:table-cell office:value-type="float" office:value="1423000">
                <text:p>1423000</text:p>
              </table:table-cell>
              <table:table-cell office:value-type="float" office:value="1425000">
                <text:p>1425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04000">
                <text:p>1904000</text:p>
              </table:table-cell>
              <table:table-cell office:value-type="float" office:value="1929000">
                <text:p>1929000</text:p>
              </table:table-cell>
              <table:table-cell office:value-type="float" office:value="1929000">
                <text:p>1929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75000">
                <text:p>1975000</text:p>
              </table:table-cell>
              <table:table-cell office:value-type="float" office:value="2009000">
                <text:p>2009000</text:p>
              </table:table-cell>
              <table:table-cell office:value-type="float" office:value="1977000">
                <text:p>1977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48000">
                <text:p>1348000</text:p>
              </table:table-cell>
              <table:table-cell office:value-type="float" office:value="1519000">
                <text:p>1519000</text:p>
              </table:table-cell>
              <table:table-cell office:value-type="float" office:value="1507000">
                <text:p>1507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1000">
                <text:p>1411000</text:p>
              </table:table-cell>
              <table:table-cell office:value-type="float" office:value="1779000">
                <text:p>1779000</text:p>
              </table:table-cell>
              <table:table-cell office:value-type="float" office:value="1674000">
                <text:p>1674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93000">
                <text:p>1393000</text:p>
              </table:table-cell>
              <table:table-cell office:value-type="float" office:value="1698000">
                <text:p>1698000</text:p>
              </table:table-cell>
              <table:table-cell office:value-type="float" office:value="1569000">
                <text:p>1569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81000">
                <text:p>1381000</text:p>
              </table:table-cell>
              <table:table-cell office:value-type="float" office:value="1658000">
                <text:p>1658000</text:p>
              </table:table-cell>
              <table:table-cell office:value-type="float" office:value="2216000">
                <text:p>2216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12000">
                <text:p>1412000</text:p>
              </table:table-cell>
              <table:table-cell office:value-type="float" office:value="1957000">
                <text:p>1957000</text:p>
              </table:table-cell>
              <table:table-cell office:value-type="float" office:value="1789000">
                <text:p>1789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15000">
                <text:p>1515000</text:p>
              </table:table-cell>
              <table:table-cell office:value-type="float" office:value="1710000">
                <text:p>1710000</text:p>
              </table:table-cell>
              <table:table-cell office:value-type="float" office:value="1681000">
                <text:p>1681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20000">
                <text:p>1520000</text:p>
              </table:table-cell>
              <table:table-cell office:value-type="float" office:value="2243000">
                <text:p>2243000</text:p>
              </table:table-cell>
              <table:table-cell office:value-type="float" office:value="1719000">
                <text:p>1719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85000">
                <text:p>1485000</text:p>
              </table:table-cell>
              <table:table-cell office:value-type="float" office:value="1849000">
                <text:p>1849000</text:p>
              </table:table-cell>
              <table:table-cell office:value-type="float" office:value="1824000">
                <text:p>1824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43000">
                <text:p>1543000</text:p>
              </table:table-cell>
              <table:table-cell office:value-type="float" office:value="1809000">
                <text:p>1809000</text:p>
              </table:table-cell>
              <table:table-cell office:value-type="float" office:value="1801000">
                <text:p>1801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24000">
                <text:p>1624000</text:p>
              </table:table-cell>
              <table:table-cell office:value-type="float" office:value="1969000">
                <text:p>1969000</text:p>
              </table:table-cell>
              <table:table-cell office:value-type="float" office:value="1840000">
                <text:p>1840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95000">
                <text:p>1595000</text:p>
              </table:table-cell>
              <table:table-cell office:value-type="float" office:value="1896000">
                <text:p>1896000</text:p>
              </table:table-cell>
              <table:table-cell office:value-type="float" office:value="1885000">
                <text:p>1885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96000">
                <text:p>1696000</text:p>
              </table:table-cell>
              <table:table-cell office:value-type="float" office:value="1948000">
                <text:p>1948000</text:p>
              </table:table-cell>
              <table:table-cell office:value-type="float" office:value="1933000">
                <text:p>1933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27000">
                <text:p>1727000</text:p>
              </table:table-cell>
              <table:table-cell office:value-type="float" office:value="2039000">
                <text:p>2039000</text:p>
              </table:table-cell>
              <table:table-cell office:value-type="float" office:value="1964000">
                <text:p>1964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5000">
                <text:p>1755000</text:p>
              </table:table-cell>
              <table:table-cell office:value-type="float" office:value="2050000">
                <text:p>2050000</text:p>
              </table:table-cell>
              <table:table-cell office:value-type="float" office:value="1994000">
                <text:p>1994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18000">
                <text:p>1718000</text:p>
              </table:table-cell>
              <table:table-cell office:value-type="float" office:value="2047000">
                <text:p>2047000</text:p>
              </table:table-cell>
              <table:table-cell office:value-type="float" office:value="2081000">
                <text:p>2081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57000">
                <text:p>1757000</text:p>
              </table:table-cell>
              <table:table-cell office:value-type="float" office:value="2088000">
                <text:p>2088000</text:p>
              </table:table-cell>
              <table:table-cell office:value-type="float" office:value="2085000">
                <text:p>2085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95000">
                <text:p>1995000</text:p>
              </table:table-cell>
              <table:table-cell office:value-type="float" office:value="2262000">
                <text:p>2262000</text:p>
              </table:table-cell>
              <table:table-cell office:value-type="float" office:value="2277000">
                <text:p>2277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72000">
                <text:p>2072000</text:p>
              </table:table-cell>
              <table:table-cell office:value-type="float" office:value="2345000">
                <text:p>2345000</text:p>
              </table:table-cell>
              <table:table-cell office:value-type="float" office:value="2324000">
                <text:p>2324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68000">
                <text:p>1868000</text:p>
              </table:table-cell>
              <table:table-cell office:value-type="float" office:value="2234000">
                <text:p>2234000</text:p>
              </table:table-cell>
              <table:table-cell office:value-type="float" office:value="2224000">
                <text:p>2224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04000">
                <text:p>1904000</text:p>
              </table:table-cell>
              <table:table-cell office:value-type="float" office:value="2274000">
                <text:p>2274000</text:p>
              </table:table-cell>
              <table:table-cell office:value-type="float" office:value="2271000">
                <text:p>2271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39000">
                <text:p>1939000</text:p>
              </table:table-cell>
              <table:table-cell office:value-type="float" office:value="2341000">
                <text:p>2341000</text:p>
              </table:table-cell>
              <table:table-cell office:value-type="float" office:value="2347000">
                <text:p>2347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97000">
                <text:p>1997000</text:p>
              </table:table-cell>
              <table:table-cell office:value-type="float" office:value="2395000">
                <text:p>2395000</text:p>
              </table:table-cell>
              <table:table-cell office:value-type="float" office:value="2379000">
                <text:p>2379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32000">
                <text:p>2032000</text:p>
              </table:table-cell>
              <table:table-cell office:value-type="float" office:value="2435000">
                <text:p>2435000</text:p>
              </table:table-cell>
              <table:table-cell office:value-type="float" office:value="2415000">
                <text:p>2415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01000">
                <text:p>2101000</text:p>
              </table:table-cell>
              <table:table-cell office:value-type="float" office:value="2477000">
                <text:p>2477000</text:p>
              </table:table-cell>
              <table:table-cell office:value-type="float" office:value="2464000">
                <text:p>2464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23000">
                <text:p>2123000</text:p>
              </table:table-cell>
              <table:table-cell office:value-type="float" office:value="2589000">
                <text:p>2589000</text:p>
              </table:table-cell>
              <table:table-cell office:value-type="float" office:value="2612000">
                <text:p>2612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12000">
                <text:p>2212000</text:p>
              </table:table-cell>
              <table:table-cell office:value-type="float" office:value="2620000">
                <text:p>2620000</text:p>
              </table:table-cell>
              <table:table-cell office:value-type="float" office:value="3953000">
                <text:p>3953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86000">
                <text:p>3886000</text:p>
              </table:table-cell>
              <table:table-cell office:value-type="float" office:value="2791000">
                <text:p>2791000</text:p>
              </table:table-cell>
              <table:table-cell office:value-type="float" office:value="2769000">
                <text:p>2769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16000">
                <text:p>2416000</text:p>
              </table:table-cell>
              <table:table-cell office:value-type="float" office:value="5150000">
                <text:p>5150000</text:p>
              </table:table-cell>
              <table:table-cell office:value-type="float" office:value="3879000">
                <text:p>3879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02000">
                <text:p>2402000</text:p>
              </table:table-cell>
              <table:table-cell office:value-type="float" office:value="2893000">
                <text:p>2893000</text:p>
              </table:table-cell>
              <table:table-cell office:value-type="float" office:value="2808000">
                <text:p>2808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75000">
                <text:p>2375000</text:p>
              </table:table-cell>
              <table:table-cell office:value-type="float" office:value="2886000">
                <text:p>2886000</text:p>
              </table:table-cell>
              <table:table-cell office:value-type="float" office:value="2873000">
                <text:p>2873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83000">
                <text:p>2983000</text:p>
              </table:table-cell>
              <table:table-cell office:value-type="float" office:value="3221000">
                <text:p>3221000</text:p>
              </table:table-cell>
              <table:table-cell office:value-type="float" office:value="3234000">
                <text:p>3234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62000">
                <text:p>2962000</text:p>
              </table:table-cell>
              <table:table-cell office:value-type="float" office:value="3334000">
                <text:p>3334000</text:p>
              </table:table-cell>
              <table:table-cell office:value-type="float" office:value="3325000">
                <text:p>3325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66000">
                <text:p>2466000</text:p>
              </table:table-cell>
              <table:table-cell office:value-type="float" office:value="2954000">
                <text:p>2954000</text:p>
              </table:table-cell>
              <table:table-cell office:value-type="float" office:value="2967000">
                <text:p>2967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20000">
                <text:p>2620000</text:p>
              </table:table-cell>
              <table:table-cell office:value-type="float" office:value="3035000">
                <text:p>3035000</text:p>
              </table:table-cell>
              <table:table-cell office:value-type="float" office:value="3013000">
                <text:p>3013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44000">
                <text:p>2644000</text:p>
              </table:table-cell>
              <table:table-cell office:value-type="float" office:value="3119000">
                <text:p>3119000</text:p>
              </table:table-cell>
              <table:table-cell office:value-type="float" office:value="3109000">
                <text:p>3109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59000">
                <text:p>2759000</text:p>
              </table:table-cell>
              <table:table-cell office:value-type="float" office:value="3193000">
                <text:p>3193000</text:p>
              </table:table-cell>
              <table:table-cell office:value-type="float" office:value="3141000">
                <text:p>3141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78000">
                <text:p>2778000</text:p>
              </table:table-cell>
              <table:table-cell office:value-type="float" office:value="3251000">
                <text:p>3251000</text:p>
              </table:table-cell>
              <table:table-cell office:value-type="float" office:value="3241000">
                <text:p>3241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06000">
                <text:p>2906000</text:p>
              </table:table-cell>
              <table:table-cell office:value-type="float" office:value="3318000">
                <text:p>3318000</text:p>
              </table:table-cell>
              <table:table-cell office:value-type="float" office:value="3281000">
                <text:p>3281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50000">
                <text:p>2750000</text:p>
              </table:table-cell>
              <table:table-cell office:value-type="float" office:value="3307000">
                <text:p>3307000</text:p>
              </table:table-cell>
              <table:table-cell office:value-type="float" office:value="3283000">
                <text:p>3283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21000">
                <text:p>2821000</text:p>
              </table:table-cell>
              <table:table-cell office:value-type="float" office:value="3375000">
                <text:p>3375000</text:p>
              </table:table-cell>
              <table:table-cell office:value-type="float" office:value="3341000">
                <text:p>3341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89000">
                <text:p>2989000</text:p>
              </table:table-cell>
              <table:table-cell office:value-type="float" office:value="3625000">
                <text:p>3625000</text:p>
              </table:table-cell>
              <table:table-cell office:value-type="float" office:value="3534000">
                <text:p>3534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17000">
                <text:p>3017000</text:p>
              </table:table-cell>
              <table:table-cell office:value-type="float" office:value="3498000">
                <text:p>3498000</text:p>
              </table:table-cell>
              <table:table-cell office:value-type="float" office:value="3514000">
                <text:p>3514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96000">
                <text:p>2996000</text:p>
              </table:table-cell>
              <table:table-cell office:value-type="float" office:value="3525000">
                <text:p>3525000</text:p>
              </table:table-cell>
              <table:table-cell office:value-type="float" office:value="3517000">
                <text:p>3517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36000">
                <text:p>3036000</text:p>
              </table:table-cell>
              <table:table-cell office:value-type="float" office:value="3609000">
                <text:p>3609000</text:p>
              </table:table-cell>
              <table:table-cell office:value-type="float" office:value="3616000">
                <text:p>3616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81000">
                <text:p>3181000</text:p>
              </table:table-cell>
              <table:table-cell office:value-type="float" office:value="3761000">
                <text:p>3761000</text:p>
              </table:table-cell>
              <table:table-cell office:value-type="float" office:value="3764000">
                <text:p>3764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47000">
                <text:p>3147000</text:p>
              </table:table-cell>
              <table:table-cell office:value-type="float" office:value="3719000">
                <text:p>3719000</text:p>
              </table:table-cell>
              <table:table-cell office:value-type="float" office:value="3728000">
                <text:p>3728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88000">
                <text:p>3188000</text:p>
              </table:table-cell>
              <table:table-cell office:value-type="float" office:value="3784000">
                <text:p>3784000</text:p>
              </table:table-cell>
              <table:table-cell office:value-type="float" office:value="3808000">
                <text:p>3808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35000">
                <text:p>3235000</text:p>
              </table:table-cell>
              <table:table-cell office:value-type="float" office:value="3887000">
                <text:p>3887000</text:p>
              </table:table-cell>
              <table:table-cell office:value-type="float" office:value="3856000">
                <text:p>3856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56000">
                <text:p>3756000</text:p>
              </table:table-cell>
              <table:table-cell office:value-type="float" office:value="4365000">
                <text:p>4365000</text:p>
              </table:table-cell>
              <table:table-cell office:value-type="float" office:value="4351000">
                <text:p>4351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93000">
                <text:p>3693000</text:p>
              </table:table-cell>
              <table:table-cell office:value-type="float" office:value="4186000">
                <text:p>4186000</text:p>
              </table:table-cell>
              <table:table-cell office:value-type="float" office:value="4212000">
                <text:p>4212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26000">
                <text:p>3526000</text:p>
              </table:table-cell>
              <table:table-cell office:value-type="float" office:value="4075000">
                <text:p>4075000</text:p>
              </table:table-cell>
              <table:table-cell office:value-type="float" office:value="4040000">
                <text:p>404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67000">
                <text:p>3467000</text:p>
              </table:table-cell>
              <table:table-cell office:value-type="float" office:value="4291000">
                <text:p>4291000</text:p>
              </table:table-cell>
              <table:table-cell office:value-type="float" office:value="4279000">
                <text:p>4279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00000">
                <text:p>3700000</text:p>
              </table:table-cell>
              <table:table-cell office:value-type="float" office:value="4263000">
                <text:p>4263000</text:p>
              </table:table-cell>
              <table:table-cell office:value-type="float" office:value="4237000">
                <text:p>4237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47000">
                <text:p>3647000</text:p>
              </table:table-cell>
              <table:table-cell office:value-type="float" office:value="4490000">
                <text:p>4490000</text:p>
              </table:table-cell>
              <table:table-cell office:value-type="float" office:value="4418000">
                <text:p>4418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99000">
                <text:p>3699000</text:p>
              </table:table-cell>
              <table:table-cell office:value-type="float" office:value="4359000">
                <text:p>4359000</text:p>
              </table:table-cell>
              <table:table-cell office:value-type="float" office:value="4362000">
                <text:p>4362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46000">
                <text:p>3846000</text:p>
              </table:table-cell>
              <table:table-cell office:value-type="float" office:value="4445000">
                <text:p>4445000</text:p>
              </table:table-cell>
              <table:table-cell office:value-type="float" office:value="4421000">
                <text:p>4421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49000">
                <text:p>4449000</text:p>
              </table:table-cell>
              <table:table-cell office:value-type="float" office:value="5012000">
                <text:p>5012000</text:p>
              </table:table-cell>
              <table:table-cell office:value-type="float" office:value="4884000">
                <text:p>4884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83000">
                <text:p>4583000</text:p>
              </table:table-cell>
              <table:table-cell office:value-type="float" office:value="5003000">
                <text:p>5003000</text:p>
              </table:table-cell>
              <table:table-cell office:value-type="float" office:value="4973000">
                <text:p>4973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05000">
                <text:p>3905000</text:p>
              </table:table-cell>
              <table:table-cell office:value-type="float" office:value="4690000">
                <text:p>4690000</text:p>
              </table:table-cell>
              <table:table-cell office:value-type="float" office:value="4638000">
                <text:p>4638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32000">
                <text:p>4232000</text:p>
              </table:table-cell>
              <table:table-cell office:value-type="float" office:value="4828000">
                <text:p>4828000</text:p>
              </table:table-cell>
              <table:table-cell office:value-type="float" office:value="4788000">
                <text:p>4788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52000">
                <text:p>4052000</text:p>
              </table:table-cell>
              <table:table-cell office:value-type="float" office:value="4905000">
                <text:p>4905000</text:p>
              </table:table-cell>
              <table:table-cell office:value-type="float" office:value="4810000">
                <text:p>481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44000">
                <text:p>4244000</text:p>
              </table:table-cell>
              <table:table-cell office:value-type="float" office:value="4952000">
                <text:p>4952000</text:p>
              </table:table-cell>
              <table:table-cell office:value-type="float" office:value="4912000">
                <text:p>4912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968000">
                <text:p>5968000</text:p>
              </table:table-cell>
              <table:table-cell office:value-type="float" office:value="6218000">
                <text:p>6218000</text:p>
              </table:table-cell>
              <table:table-cell office:value-type="float" office:value="6247000">
                <text:p>6247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502000">
                <text:p>6502000</text:p>
              </table:table-cell>
              <table:table-cell office:value-type="float" office:value="6626000">
                <text:p>6626000</text:p>
              </table:table-cell>
              <table:table-cell office:value-type="float" office:value="6587000">
                <text:p>6587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498000">
                <text:p>4498000</text:p>
              </table:table-cell>
              <table:table-cell office:value-type="float" office:value="5377000">
                <text:p>5377000</text:p>
              </table:table-cell>
              <table:table-cell office:value-type="float" office:value="5278000">
                <text:p>5278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64000">
                <text:p>4564000</text:p>
              </table:table-cell>
              <table:table-cell office:value-type="float" office:value="5624000">
                <text:p>5624000</text:p>
              </table:table-cell>
              <table:table-cell office:value-type="float" office:value="5424000">
                <text:p>5424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659000">
                <text:p>4659000</text:p>
              </table:table-cell>
              <table:table-cell office:value-type="float" office:value="5506000">
                <text:p>5506000</text:p>
              </table:table-cell>
              <table:table-cell office:value-type="float" office:value="5664000">
                <text:p>5664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09000">
                <text:p>4709000</text:p>
              </table:table-cell>
              <table:table-cell office:value-type="float" office:value="5622000">
                <text:p>5622000</text:p>
              </table:table-cell>
              <table:table-cell office:value-type="float" office:value="5624000">
                <text:p>5624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68000">
                <text:p>4868000</text:p>
              </table:table-cell>
              <table:table-cell office:value-type="float" office:value="5803000">
                <text:p>5803000</text:p>
              </table:table-cell>
              <table:table-cell office:value-type="float" office:value="5820000">
                <text:p>5820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23000">
                <text:p>4823000</text:p>
              </table:table-cell>
              <table:table-cell office:value-type="float" office:value="5865000">
                <text:p>5865000</text:p>
              </table:table-cell>
              <table:table-cell office:value-type="float" office:value="5697000">
                <text:p>5697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50000">
                <text:p>4950000</text:p>
              </table:table-cell>
              <table:table-cell office:value-type="float" office:value="6059000">
                <text:p>6059000</text:p>
              </table:table-cell>
              <table:table-cell office:value-type="float" office:value="5811000">
                <text:p>5811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62000">
                <text:p>4962000</text:p>
              </table:table-cell>
              <table:table-cell office:value-type="float" office:value="5909000">
                <text:p>5909000</text:p>
              </table:table-cell>
              <table:table-cell office:value-type="float" office:value="5873000">
                <text:p>5873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100000">
                <text:p>5100000</text:p>
              </table:table-cell>
              <table:table-cell office:value-type="float" office:value="5999000">
                <text:p>5999000</text:p>
              </table:table-cell>
              <table:table-cell office:value-type="float" office:value="6000000">
                <text:p>6000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63000">
                <text:p>5163000</text:p>
              </table:table-cell>
              <table:table-cell office:value-type="float" office:value="6337000">
                <text:p>6337000</text:p>
              </table:table-cell>
              <table:table-cell office:value-type="float" office:value="6286000">
                <text:p>6286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59000">
                <text:p>5359000</text:p>
              </table:table-cell>
              <table:table-cell office:value-type="float" office:value="6252000">
                <text:p>6252000</text:p>
              </table:table-cell>
              <table:table-cell office:value-type="float" office:value="6406000">
                <text:p>6406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58000">
                <text:p>5658000</text:p>
              </table:table-cell>
              <table:table-cell office:value-type="float" office:value="6666000">
                <text:p>6666000</text:p>
              </table:table-cell>
              <table:table-cell office:value-type="float" office:value="6602000">
                <text:p>6602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66000">
                <text:p>5866000</text:p>
              </table:table-cell>
              <table:table-cell office:value-type="float" office:value="6729000">
                <text:p>6729000</text:p>
              </table:table-cell>
              <table:table-cell office:value-type="float" office:value="6763000">
                <text:p>6763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27000">
                <text:p>5827000</text:p>
              </table:table-cell>
              <table:table-cell office:value-type="float" office:value="6890000">
                <text:p>6890000</text:p>
              </table:table-cell>
              <table:table-cell office:value-type="float" office:value="6871000">
                <text:p>6871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44000">
                <text:p>5544000</text:p>
              </table:table-cell>
              <table:table-cell office:value-type="float" office:value="6989000">
                <text:p>6989000</text:p>
              </table:table-cell>
              <table:table-cell office:value-type="float" office:value="6886000">
                <text:p>6886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65000">
                <text:p>5665000</text:p>
              </table:table-cell>
              <table:table-cell office:value-type="float" office:value="6879000">
                <text:p>6879000</text:p>
              </table:table-cell>
              <table:table-cell office:value-type="float" office:value="6862000">
                <text:p>6862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145000">
                <text:p>6145000</text:p>
              </table:table-cell>
              <table:table-cell office:value-type="float" office:value="7112000">
                <text:p>7112000</text:p>
              </table:table-cell>
              <table:table-cell office:value-type="float" office:value="6973000">
                <text:p>6973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360000">
                <text:p>6360000</text:p>
              </table:table-cell>
              <table:table-cell office:value-type="float" office:value="7260000">
                <text:p>7260000</text:p>
              </table:table-cell>
              <table:table-cell office:value-type="float" office:value="7267000">
                <text:p>7267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979000">
                <text:p>5979000</text:p>
              </table:table-cell>
              <table:table-cell office:value-type="float" office:value="7095000">
                <text:p>7095000</text:p>
              </table:table-cell>
              <table:table-cell office:value-type="float" office:value="7223000">
                <text:p>7223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28000">
                <text:p>6528000</text:p>
              </table:table-cell>
              <table:table-cell office:value-type="float" office:value="7437000">
                <text:p>7437000</text:p>
              </table:table-cell>
              <table:table-cell office:value-type="float" office:value="7274000">
                <text:p>7274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011000">
                <text:p>6011000</text:p>
              </table:table-cell>
              <table:table-cell office:value-type="float" office:value="7173000">
                <text:p>7173000</text:p>
              </table:table-cell>
              <table:table-cell office:value-type="float" office:value="7229000">
                <text:p>7229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303000">
                <text:p>6303000</text:p>
              </table:table-cell>
              <table:table-cell office:value-type="float" office:value="7585000">
                <text:p>7585000</text:p>
              </table:table-cell>
              <table:table-cell office:value-type="float" office:value="7671000">
                <text:p>7671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53000">
                <text:p>6553000</text:p>
              </table:table-cell>
              <table:table-cell office:value-type="float" office:value="7648000">
                <text:p>7648000</text:p>
              </table:table-cell>
              <table:table-cell office:value-type="float" office:value="7386000">
                <text:p>7386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419000">
                <text:p>6419000</text:p>
              </table:table-cell>
              <table:table-cell office:value-type="float" office:value="7736000">
                <text:p>7736000</text:p>
              </table:table-cell>
              <table:table-cell office:value-type="float" office:value="7771000">
                <text:p>7771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460000">
                <text:p>6460000</text:p>
              </table:table-cell>
              <table:table-cell office:value-type="float" office:value="7786000">
                <text:p>7786000</text:p>
              </table:table-cell>
              <table:table-cell office:value-type="float" office:value="7575000">
                <text:p>7575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496000">
                <text:p>6496000</text:p>
              </table:table-cell>
              <table:table-cell office:value-type="float" office:value="8006000">
                <text:p>8006000</text:p>
              </table:table-cell>
              <table:table-cell office:value-type="float" office:value="7690000">
                <text:p>7690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694000">
                <text:p>6694000</text:p>
              </table:table-cell>
              <table:table-cell office:value-type="float" office:value="7817000">
                <text:p>7817000</text:p>
              </table:table-cell>
              <table:table-cell office:value-type="float" office:value="7956000">
                <text:p>7956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882000">
                <text:p>6882000</text:p>
              </table:table-cell>
              <table:table-cell office:value-type="float" office:value="8160000">
                <text:p>8160000</text:p>
              </table:table-cell>
              <table:table-cell office:value-type="float" office:value="8060000">
                <text:p>8060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814000">
                <text:p>6814000</text:p>
              </table:table-cell>
              <table:table-cell office:value-type="float" office:value="8118000">
                <text:p>8118000</text:p>
              </table:table-cell>
              <table:table-cell office:value-type="float" office:value="8182000">
                <text:p>8182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114000">
                <text:p>7114000</text:p>
              </table:table-cell>
              <table:table-cell office:value-type="float" office:value="8443000">
                <text:p>8443000</text:p>
              </table:table-cell>
              <table:table-cell office:value-type="float" office:value="8515000">
                <text:p>8515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599000">
                <text:p>8599000</text:p>
              </table:table-cell>
              <table:table-cell office:value-type="float" office:value="9353000">
                <text:p>9353000</text:p>
              </table:table-cell>
              <table:table-cell office:value-type="float" office:value="9391000">
                <text:p>9391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674000">
                <text:p>8674000</text:p>
              </table:table-cell>
              <table:table-cell office:value-type="float" office:value="9476000">
                <text:p>9476000</text:p>
              </table:table-cell>
              <table:table-cell office:value-type="float" office:value="9524000">
                <text:p>9524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420000">
                <text:p>7420000</text:p>
              </table:table-cell>
              <table:table-cell office:value-type="float" office:value="8638000">
                <text:p>8638000</text:p>
              </table:table-cell>
              <table:table-cell office:value-type="float" office:value="8567000">
                <text:p>8567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417000">
                <text:p>7417000</text:p>
              </table:table-cell>
              <table:table-cell office:value-type="float" office:value="8996000">
                <text:p>8996000</text:p>
              </table:table-cell>
              <table:table-cell office:value-type="float" office:value="8868000">
                <text:p>8868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70000">
                <text:p>8870000</text:p>
              </table:table-cell>
              <table:table-cell office:value-type="float" office:value="9775000">
                <text:p>9775000</text:p>
              </table:table-cell>
              <table:table-cell office:value-type="float" office:value="9749000">
                <text:p>9749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708000">
                <text:p>8708000</text:p>
              </table:table-cell>
              <table:table-cell office:value-type="float" office:value="9633000">
                <text:p>9633000</text:p>
              </table:table-cell>
              <table:table-cell office:value-type="float" office:value="9748000">
                <text:p>9748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696000">
                <text:p>7696000</text:p>
              </table:table-cell>
              <table:table-cell office:value-type="float" office:value="9130000">
                <text:p>9130000</text:p>
              </table:table-cell>
              <table:table-cell office:value-type="float" office:value="9016000">
                <text:p>9016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836000">
                <text:p>7836000</text:p>
              </table:table-cell>
              <table:table-cell office:value-type="float" office:value="9176000">
                <text:p>9176000</text:p>
              </table:table-cell>
              <table:table-cell office:value-type="float" office:value="9077000">
                <text:p>9077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109000">
                <text:p>8109000</text:p>
              </table:table-cell>
              <table:table-cell office:value-type="float" office:value="9650000">
                <text:p>9650000</text:p>
              </table:table-cell>
              <table:table-cell office:value-type="float" office:value="9428000">
                <text:p>9428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12000">
                <text:p>8012000</text:p>
              </table:table-cell>
              <table:table-cell office:value-type="float" office:value="9622000">
                <text:p>9622000</text:p>
              </table:table-cell>
              <table:table-cell office:value-type="float" office:value="9458000">
                <text:p>9458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622000">
                <text:p>8622000</text:p>
              </table:table-cell>
              <table:table-cell office:value-type="float" office:value="11456000">
                <text:p>11456000</text:p>
              </table:table-cell>
              <table:table-cell office:value-type="float" office:value="9715000">
                <text:p>9715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662000">
                <text:p>8662000</text:p>
              </table:table-cell>
              <table:table-cell office:value-type="float" office:value="10024000">
                <text:p>10024000</text:p>
              </table:table-cell>
              <table:table-cell office:value-type="float" office:value="10125000">
                <text:p>10125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321000">
                <text:p>8321000</text:p>
              </table:table-cell>
              <table:table-cell office:value-type="float" office:value="11136000">
                <text:p>11136000</text:p>
              </table:table-cell>
              <table:table-cell office:value-type="float" office:value="10941000">
                <text:p>10941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515000">
                <text:p>8515000</text:p>
              </table:table-cell>
              <table:table-cell office:value-type="float" office:value="10141000">
                <text:p>10141000</text:p>
              </table:table-cell>
              <table:table-cell office:value-type="float" office:value="9910000">
                <text:p>9910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782000">
                <text:p>8782000</text:p>
              </table:table-cell>
              <table:table-cell office:value-type="float" office:value="10329000">
                <text:p>10329000</text:p>
              </table:table-cell>
              <table:table-cell office:value-type="float" office:value="10434000">
                <text:p>10434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161000">
                <text:p>9161000</text:p>
              </table:table-cell>
              <table:table-cell office:value-type="float" office:value="10255000">
                <text:p>10255000</text:p>
              </table:table-cell>
              <table:table-cell office:value-type="float" office:value="10378000">
                <text:p>10378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274000">
                <text:p>9274000</text:p>
              </table:table-cell>
              <table:table-cell office:value-type="float" office:value="10771000">
                <text:p>10771000</text:p>
              </table:table-cell>
              <table:table-cell office:value-type="float" office:value="10729000">
                <text:p>10729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488000">
                <text:p>9488000</text:p>
              </table:table-cell>
              <table:table-cell office:value-type="float" office:value="11057000">
                <text:p>11057000</text:p>
              </table:table-cell>
              <table:table-cell office:value-type="float" office:value="11022000">
                <text:p>11022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985000">
                <text:p>9985000</text:p>
              </table:table-cell>
              <table:table-cell office:value-type="float" office:value="10991000">
                <text:p>10991000</text:p>
              </table:table-cell>
              <table:table-cell office:value-type="float" office:value="11311000">
                <text:p>11311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790000">
                <text:p>9790000</text:p>
              </table:table-cell>
              <table:table-cell office:value-type="float" office:value="11548000">
                <text:p>11548000</text:p>
              </table:table-cell>
              <table:table-cell office:value-type="float" office:value="11343000">
                <text:p>11343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657000">
                <text:p>9657000</text:p>
              </table:table-cell>
              <table:table-cell office:value-type="float" office:value="11263000">
                <text:p>11263000</text:p>
              </table:table-cell>
              <table:table-cell office:value-type="float" office:value="11378000">
                <text:p>11378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671000">
                <text:p>9671000</text:p>
              </table:table-cell>
              <table:table-cell office:value-type="float" office:value="11387000">
                <text:p>11387000</text:p>
              </table:table-cell>
              <table:table-cell office:value-type="float" office:value="11469000">
                <text:p>11469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461000">
                <text:p>10461000</text:p>
              </table:table-cell>
              <table:table-cell office:value-type="float" office:value="11855000">
                <text:p>11855000</text:p>
              </table:table-cell>
              <table:table-cell office:value-type="float" office:value="11807000">
                <text:p>11807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214000">
                <text:p>10214000</text:p>
              </table:table-cell>
              <table:table-cell office:value-type="float" office:value="11699000">
                <text:p>11699000</text:p>
              </table:table-cell>
              <table:table-cell office:value-type="float" office:value="11655000">
                <text:p>11655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336000">
                <text:p>10336000</text:p>
              </table:table-cell>
              <table:table-cell office:value-type="float" office:value="11808000">
                <text:p>11808000</text:p>
              </table:table-cell>
              <table:table-cell office:value-type="float" office:value="11746000">
                <text:p>11746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546000">
                <text:p>10546000</text:p>
              </table:table-cell>
              <table:table-cell office:value-type="float" office:value="11901000">
                <text:p>11901000</text:p>
              </table:table-cell>
              <table:table-cell office:value-type="float" office:value="11994000">
                <text:p>11994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361000">
                <text:p>11361000</text:p>
              </table:table-cell>
              <table:table-cell office:value-type="float" office:value="12737000">
                <text:p>12737000</text:p>
              </table:table-cell>
              <table:table-cell office:value-type="float" office:value="12740000">
                <text:p>12740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488000">
                <text:p>11488000</text:p>
              </table:table-cell>
              <table:table-cell office:value-type="float" office:value="13019000">
                <text:p>13019000</text:p>
              </table:table-cell>
              <table:table-cell office:value-type="float" office:value="13051000">
                <text:p>13051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191000">
                <text:p>11191000</text:p>
              </table:table-cell>
              <table:table-cell office:value-type="float" office:value="12692000">
                <text:p>12692000</text:p>
              </table:table-cell>
              <table:table-cell office:value-type="float" office:value="12528000">
                <text:p>12528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158000">
                <text:p>11158000</text:p>
              </table:table-cell>
              <table:table-cell office:value-type="float" office:value="12704000">
                <text:p>12704000</text:p>
              </table:table-cell>
              <table:table-cell office:value-type="float" office:value="12732000">
                <text:p>12732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010000">
                <text:p>12010000</text:p>
              </table:table-cell>
              <table:table-cell office:value-type="float" office:value="13604000">
                <text:p>13604000</text:p>
              </table:table-cell>
              <table:table-cell office:value-type="float" office:value="13380000">
                <text:p>13380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856000">
                <text:p>12856000</text:p>
              </table:table-cell>
              <table:table-cell office:value-type="float" office:value="14205000">
                <text:p>14205000</text:p>
              </table:table-cell>
              <table:table-cell office:value-type="float" office:value="14187000">
                <text:p>14187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436000">
                <text:p>16436000</text:p>
              </table:table-cell>
              <table:table-cell office:value-type="float" office:value="16684000">
                <text:p>16684000</text:p>
              </table:table-cell>
              <table:table-cell office:value-type="float" office:value="16777000">
                <text:p>16777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228000">
                <text:p>16228000</text:p>
              </table:table-cell>
              <table:table-cell office:value-type="float" office:value="16433000">
                <text:p>16433000</text:p>
              </table:table-cell>
              <table:table-cell office:value-type="float" office:value="16538000">
                <text:p>16538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407000">
                <text:p>12407000</text:p>
              </table:table-cell>
              <table:table-cell office:value-type="float" office:value="15124000">
                <text:p>15124000</text:p>
              </table:table-cell>
              <table:table-cell office:value-type="float" office:value="14943000">
                <text:p>14943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073000">
                <text:p>13073000</text:p>
              </table:table-cell>
              <table:table-cell office:value-type="float" office:value="14729000">
                <text:p>14729000</text:p>
              </table:table-cell>
              <table:table-cell office:value-type="float" office:value="14599000">
                <text:p>14599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654000">
                <text:p>12654000</text:p>
              </table:table-cell>
              <table:table-cell office:value-type="float" office:value="14245000">
                <text:p>14245000</text:p>
              </table:table-cell>
              <table:table-cell office:value-type="float" office:value="14280000">
                <text:p>14280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494000">
                <text:p>13494000</text:p>
              </table:table-cell>
              <table:table-cell office:value-type="float" office:value="15114000">
                <text:p>15114000</text:p>
              </table:table-cell>
              <table:table-cell office:value-type="float" office:value="15016000">
                <text:p>15016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806000">
                <text:p>13806000</text:p>
              </table:table-cell>
              <table:table-cell office:value-type="float" office:value="15460000">
                <text:p>15460000</text:p>
              </table:table-cell>
              <table:table-cell office:value-type="float" office:value="15316000">
                <text:p>15316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817000">
                <text:p>13817000</text:p>
              </table:table-cell>
              <table:table-cell office:value-type="float" office:value="15507000">
                <text:p>15507000</text:p>
              </table:table-cell>
              <table:table-cell office:value-type="float" office:value="15282000">
                <text:p>15282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708000">
                <text:p>12708000</text:p>
              </table:table-cell>
              <table:table-cell office:value-type="float" office:value="14438000">
                <text:p>14438000</text:p>
              </table:table-cell>
              <table:table-cell office:value-type="float" office:value="14329000">
                <text:p>14329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997000">
                <text:p>13997000</text:p>
              </table:table-cell>
              <table:table-cell office:value-type="float" office:value="15693000">
                <text:p>15693000</text:p>
              </table:table-cell>
              <table:table-cell office:value-type="float" office:value="15644000">
                <text:p>15644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344000">
                <text:p>14344000</text:p>
              </table:table-cell>
              <table:table-cell office:value-type="float" office:value="16128000">
                <text:p>16128000</text:p>
              </table:table-cell>
              <table:table-cell office:value-type="float" office:value="16032000">
                <text:p>16032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512000">
                <text:p>13512000</text:p>
              </table:table-cell>
              <table:table-cell office:value-type="float" office:value="15241000">
                <text:p>15241000</text:p>
              </table:table-cell>
              <table:table-cell office:value-type="float" office:value="15031000">
                <text:p>15031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038000">
                <text:p>15038000</text:p>
              </table:table-cell>
              <table:table-cell office:value-type="float" office:value="16757000">
                <text:p>16757000</text:p>
              </table:table-cell>
              <table:table-cell office:value-type="float" office:value="16710000">
                <text:p>16710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426000">
                <text:p>15426000</text:p>
              </table:table-cell>
              <table:table-cell office:value-type="float" office:value="16833000">
                <text:p>16833000</text:p>
              </table:table-cell>
              <table:table-cell office:value-type="float" office:value="16731000">
                <text:p>16731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129000">
                <text:p>16129000</text:p>
              </table:table-cell>
              <table:table-cell office:value-type="float" office:value="17613000">
                <text:p>17613000</text:p>
              </table:table-cell>
              <table:table-cell office:value-type="float" office:value="17543000">
                <text:p>17543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985000">
                <text:p>15985000</text:p>
              </table:table-cell>
              <table:table-cell office:value-type="float" office:value="17496000">
                <text:p>17496000</text:p>
              </table:table-cell>
              <table:table-cell office:value-type="float" office:value="17379000">
                <text:p>17379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087000">
                <text:p>16087000</text:p>
              </table:table-cell>
              <table:table-cell office:value-type="float" office:value="17714000">
                <text:p>17714000</text:p>
              </table:table-cell>
              <table:table-cell office:value-type="float" office:value="17705000">
                <text:p>17705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854000">
                <text:p>16854000</text:p>
              </table:table-cell>
              <table:table-cell office:value-type="float" office:value="18277000">
                <text:p>18277000</text:p>
              </table:table-cell>
              <table:table-cell office:value-type="float" office:value="18296000">
                <text:p>18296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079000">
                <text:p>17079000</text:p>
              </table:table-cell>
              <table:table-cell office:value-type="float" office:value="18569000">
                <text:p>18569000</text:p>
              </table:table-cell>
              <table:table-cell office:value-type="float" office:value="18483000">
                <text:p>18483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167000">
                <text:p>17167000</text:p>
              </table:table-cell>
              <table:table-cell office:value-type="float" office:value="18757000">
                <text:p>18757000</text:p>
              </table:table-cell>
              <table:table-cell office:value-type="float" office:value="18731000">
                <text:p>18731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778000">
                <text:p>15778000</text:p>
              </table:table-cell>
              <table:table-cell office:value-type="float" office:value="17123000">
                <text:p>17123000</text:p>
              </table:table-cell>
              <table:table-cell office:value-type="float" office:value="17201000">
                <text:p>17201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231000">
                <text:p>16231000</text:p>
              </table:table-cell>
              <table:table-cell office:value-type="float" office:value="18853000">
                <text:p>18853000</text:p>
              </table:table-cell>
              <table:table-cell office:value-type="float" office:value="18727000">
                <text:p>18727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580000">
                <text:p>17580000</text:p>
              </table:table-cell>
              <table:table-cell office:value-type="float" office:value="19223000">
                <text:p>19223000</text:p>
              </table:table-cell>
              <table:table-cell office:value-type="float" office:value="19161000">
                <text:p>19161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876000">
                <text:p>17876000</text:p>
              </table:table-cell>
              <table:table-cell office:value-type="float" office:value="19416000">
                <text:p>19416000</text:p>
              </table:table-cell>
              <table:table-cell office:value-type="float" office:value="19339000">
                <text:p>19339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672000">
                <text:p>17672000</text:p>
              </table:table-cell>
              <table:table-cell office:value-type="float" office:value="19383000">
                <text:p>19383000</text:p>
              </table:table-cell>
              <table:table-cell office:value-type="float" office:value="19422000">
                <text:p>19422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055000">
                <text:p>18055000</text:p>
              </table:table-cell>
              <table:table-cell office:value-type="float" office:value="19624000">
                <text:p>19624000</text:p>
              </table:table-cell>
              <table:table-cell office:value-type="float" office:value="19543000">
                <text:p>19543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638000">
                <text:p>18638000</text:p>
              </table:table-cell>
              <table:table-cell office:value-type="float" office:value="20199000">
                <text:p>20199000</text:p>
              </table:table-cell>
              <table:table-cell office:value-type="float" office:value="20098000">
                <text:p>20098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596000">
                <text:p>18596000</text:p>
              </table:table-cell>
              <table:table-cell office:value-type="float" office:value="20162000">
                <text:p>20162000</text:p>
              </table:table-cell>
              <table:table-cell office:value-type="float" office:value="20127000">
                <text:p>20127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120000">
                <text:p>19120000</text:p>
              </table:table-cell>
              <table:table-cell office:value-type="float" office:value="20535000">
                <text:p>20535000</text:p>
              </table:table-cell>
              <table:table-cell office:value-type="float" office:value="20485000">
                <text:p>20485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622000">
                <text:p>19622000</text:p>
              </table:table-cell>
              <table:table-cell office:value-type="float" office:value="21304000">
                <text:p>21304000</text:p>
              </table:table-cell>
              <table:table-cell office:value-type="float" office:value="21145000">
                <text:p>21145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381000">
                <text:p>19381000</text:p>
              </table:table-cell>
              <table:table-cell office:value-type="float" office:value="20437000">
                <text:p>20437000</text:p>
              </table:table-cell>
              <table:table-cell office:value-type="float" office:value="20413000">
                <text:p>20413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111000">
                <text:p>20111000</text:p>
              </table:table-cell>
              <table:table-cell office:value-type="float" office:value="21595000">
                <text:p>21595000</text:p>
              </table:table-cell>
              <table:table-cell office:value-type="float" office:value="21494000">
                <text:p>21494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232000">
                <text:p>22232000</text:p>
              </table:table-cell>
              <table:table-cell office:value-type="float" office:value="22468000">
                <text:p>22468000</text:p>
              </table:table-cell>
              <table:table-cell office:value-type="float" office:value="22418000">
                <text:p>22418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406000">
                <text:p>21406000</text:p>
              </table:table-cell>
              <table:table-cell office:value-type="float" office:value="22376000">
                <text:p>22376000</text:p>
              </table:table-cell>
              <table:table-cell office:value-type="float" office:value="22160000">
                <text:p>22160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462000">
                <text:p>21462000</text:p>
              </table:table-cell>
              <table:table-cell office:value-type="float" office:value="22762000">
                <text:p>22762000</text:p>
              </table:table-cell>
              <table:table-cell office:value-type="float" office:value="22619000">
                <text:p>22619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611000">
                <text:p>21611000</text:p>
              </table:table-cell>
              <table:table-cell office:value-type="float" office:value="22752000">
                <text:p>22752000</text:p>
              </table:table-cell>
              <table:table-cell office:value-type="float" office:value="22627000">
                <text:p>22627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839000">
                <text:p>20839000</text:p>
              </table:table-cell>
              <table:table-cell office:value-type="float" office:value="22553000">
                <text:p>22553000</text:p>
              </table:table-cell>
              <table:table-cell office:value-type="float" office:value="22468000">
                <text:p>22468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965000">
                <text:p>18965000</text:p>
              </table:table-cell>
              <table:table-cell office:value-type="float" office:value="20849000">
                <text:p>20849000</text:p>
              </table:table-cell>
              <table:table-cell office:value-type="float" office:value="20718000">
                <text:p>20718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736000">
                <text:p>20736000</text:p>
              </table:table-cell>
              <table:table-cell office:value-type="float" office:value="23560000">
                <text:p>23560000</text:p>
              </table:table-cell>
              <table:table-cell office:value-type="float" office:value="23454000">
                <text:p>23454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890000">
                <text:p>21890000</text:p>
              </table:table-cell>
              <table:table-cell office:value-type="float" office:value="23539000">
                <text:p>23539000</text:p>
              </table:table-cell>
              <table:table-cell office:value-type="float" office:value="24381000">
                <text:p>24381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507000">
                <text:p>23507000</text:p>
              </table:table-cell>
              <table:table-cell office:value-type="float" office:value="24525000">
                <text:p>24525000</text:p>
              </table:table-cell>
              <table:table-cell office:value-type="float" office:value="24250000">
                <text:p>24250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467000">
                <text:p>23467000</text:p>
              </table:table-cell>
              <table:table-cell office:value-type="float" office:value="24391000">
                <text:p>24391000</text:p>
              </table:table-cell>
              <table:table-cell office:value-type="float" office:value="24401000">
                <text:p>24401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061000">
                <text:p>24061000</text:p>
              </table:table-cell>
              <table:table-cell office:value-type="float" office:value="25091000">
                <text:p>25091000</text:p>
              </table:table-cell>
              <table:table-cell office:value-type="float" office:value="25021000">
                <text:p>25021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684000">
                <text:p>24684000</text:p>
              </table:table-cell>
              <table:table-cell office:value-type="float" office:value="25779000">
                <text:p>25779000</text:p>
              </table:table-cell>
              <table:table-cell office:value-type="float" office:value="25723000">
                <text:p>25723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012000">
                <text:p>24012000</text:p>
              </table:table-cell>
              <table:table-cell office:value-type="float" office:value="24930000">
                <text:p>24930000</text:p>
              </table:table-cell>
              <table:table-cell office:value-type="float" office:value="24847000">
                <text:p>24847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570000">
                <text:p>23570000</text:p>
              </table:table-cell>
              <table:table-cell office:value-type="float" office:value="24908000">
                <text:p>24908000</text:p>
              </table:table-cell>
              <table:table-cell office:value-type="float" office:value="24913000">
                <text:p>24913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276000">
                <text:p>25276000</text:p>
              </table:table-cell>
              <table:table-cell office:value-type="float" office:value="26360000">
                <text:p>26360000</text:p>
              </table:table-cell>
              <table:table-cell office:value-type="float" office:value="26097000">
                <text:p>26097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5536000">
                <text:p>25536000</text:p>
              </table:table-cell>
              <table:table-cell office:value-type="float" office:value="27003000">
                <text:p>27003000</text:p>
              </table:table-cell>
              <table:table-cell office:value-type="float" office:value="26773000">
                <text:p>26773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066000">
                <text:p>26066000</text:p>
              </table:table-cell>
              <table:table-cell office:value-type="float" office:value="26938000">
                <text:p>26938000</text:p>
              </table:table-cell>
              <table:table-cell office:value-type="float" office:value="26787000">
                <text:p>26787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142000">
                <text:p>26142000</text:p>
              </table:table-cell>
              <table:table-cell office:value-type="float" office:value="27139000">
                <text:p>27139000</text:p>
              </table:table-cell>
              <table:table-cell office:value-type="float" office:value="26983000">
                <text:p>26983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250000">
                <text:p>25250000</text:p>
              </table:table-cell>
              <table:table-cell office:value-type="float" office:value="27290000">
                <text:p>27290000</text:p>
              </table:table-cell>
              <table:table-cell office:value-type="float" office:value="26893000">
                <text:p>26893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401000">
                <text:p>26401000</text:p>
              </table:table-cell>
              <table:table-cell office:value-type="float" office:value="27591000">
                <text:p>27591000</text:p>
              </table:table-cell>
              <table:table-cell office:value-type="float" office:value="27527000">
                <text:p>27527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415000">
                <text:p>25415000</text:p>
              </table:table-cell>
              <table:table-cell office:value-type="float" office:value="26165000">
                <text:p>26165000</text:p>
              </table:table-cell>
              <table:table-cell office:value-type="float" office:value="26217000">
                <text:p>26217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997000">
                <text:p>25997000</text:p>
              </table:table-cell>
              <table:table-cell office:value-type="float" office:value="28950000">
                <text:p>28950000</text:p>
              </table:table-cell>
              <table:table-cell office:value-type="float" office:value="29087000">
                <text:p>29087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691000">
                <text:p>27691000</text:p>
              </table:table-cell>
              <table:table-cell office:value-type="float" office:value="28497000">
                <text:p>28497000</text:p>
              </table:table-cell>
              <table:table-cell office:value-type="float" office:value="28404000">
                <text:p>28404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554000">
                <text:p>27554000</text:p>
              </table:table-cell>
              <table:table-cell office:value-type="float" office:value="28843000">
                <text:p>28843000</text:p>
              </table:table-cell>
              <table:table-cell office:value-type="float" office:value="28777000">
                <text:p>28777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192000">
                <text:p>28192000</text:p>
              </table:table-cell>
              <table:table-cell office:value-type="float" office:value="29085000">
                <text:p>29085000</text:p>
              </table:table-cell>
              <table:table-cell office:value-type="float" office:value="29036000">
                <text:p>29036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476000">
                <text:p>28476000</text:p>
              </table:table-cell>
              <table:table-cell office:value-type="float" office:value="29544000">
                <text:p>29544000</text:p>
              </table:table-cell>
              <table:table-cell office:value-type="float" office:value="29438000">
                <text:p>29438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9175000">
                <text:p>29175000</text:p>
              </table:table-cell>
              <table:table-cell office:value-type="float" office:value="30206000">
                <text:p>30206000</text:p>
              </table:table-cell>
              <table:table-cell office:value-type="float" office:value="30000000">
                <text:p>30000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282000">
                <text:p>29282000</text:p>
              </table:table-cell>
              <table:table-cell office:value-type="float" office:value="29951000">
                <text:p>29951000</text:p>
              </table:table-cell>
              <table:table-cell office:value-type="float" office:value="29836000">
                <text:p>29836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006000">
                <text:p>30006000</text:p>
              </table:table-cell>
              <table:table-cell office:value-type="float" office:value="30658000">
                <text:p>30658000</text:p>
              </table:table-cell>
              <table:table-cell office:value-type="float" office:value="30623000">
                <text:p>30623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008000">
                <text:p>30008000</text:p>
              </table:table-cell>
              <table:table-cell office:value-type="float" office:value="30611000">
                <text:p>30611000</text:p>
              </table:table-cell>
              <table:table-cell office:value-type="float" office:value="30495000">
                <text:p>30495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792000">
                <text:p>30792000</text:p>
              </table:table-cell>
              <table:table-cell office:value-type="float" office:value="31693000">
                <text:p>31693000</text:p>
              </table:table-cell>
              <table:table-cell office:value-type="float" office:value="31507000">
                <text:p>31507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469000">
                <text:p>29469000</text:p>
              </table:table-cell>
              <table:table-cell office:value-type="float" office:value="30842000">
                <text:p>30842000</text:p>
              </table:table-cell>
              <table:table-cell office:value-type="float" office:value="30714000">
                <text:p>30714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785000">
                <text:p>30785000</text:p>
              </table:table-cell>
              <table:table-cell office:value-type="float" office:value="31306000">
                <text:p>31306000</text:p>
              </table:table-cell>
              <table:table-cell office:value-type="float" office:value="31339000">
                <text:p>31339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0401000">
                <text:p>30401000</text:p>
              </table:table-cell>
              <table:table-cell office:value-type="float" office:value="31296000">
                <text:p>31296000</text:p>
              </table:table-cell>
              <table:table-cell office:value-type="float" office:value="31264000">
                <text:p>31264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242000">
                <text:p>30242000</text:p>
              </table:table-cell>
              <table:table-cell office:value-type="float" office:value="31762000">
                <text:p>31762000</text:p>
              </table:table-cell>
              <table:table-cell office:value-type="float" office:value="31597000">
                <text:p>31597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347000">
                <text:p>32347000</text:p>
              </table:table-cell>
              <table:table-cell office:value-type="float" office:value="33250000">
                <text:p>33250000</text:p>
              </table:table-cell>
              <table:table-cell office:value-type="float" office:value="33086000">
                <text:p>33086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235000">
                <text:p>33235000</text:p>
              </table:table-cell>
              <table:table-cell office:value-type="float" office:value="33583000">
                <text:p>33583000</text:p>
              </table:table-cell>
              <table:table-cell office:value-type="float" office:value="33472000">
                <text:p>33472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774000">
                <text:p>32774000</text:p>
              </table:table-cell>
              <table:table-cell office:value-type="float" office:value="33597000">
                <text:p>33597000</text:p>
              </table:table-cell>
              <table:table-cell office:value-type="float" office:value="33417000">
                <text:p>33417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524000">
                <text:p>31524000</text:p>
              </table:table-cell>
              <table:table-cell office:value-type="float" office:value="32186000">
                <text:p>32186000</text:p>
              </table:table-cell>
              <table:table-cell office:value-type="float" office:value="32309000">
                <text:p>32309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017000">
                <text:p>32017000</text:p>
              </table:table-cell>
              <table:table-cell office:value-type="float" office:value="32943000">
                <text:p>32943000</text:p>
              </table:table-cell>
              <table:table-cell office:value-type="float" office:value="32880000">
                <text:p>32880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089000">
                <text:p>33089000</text:p>
              </table:table-cell>
              <table:table-cell office:value-type="float" office:value="33950000">
                <text:p>33950000</text:p>
              </table:table-cell>
              <table:table-cell office:value-type="float" office:value="34026000">
                <text:p>34026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964000">
                <text:p>33964000</text:p>
              </table:table-cell>
              <table:table-cell office:value-type="float" office:value="34643000">
                <text:p>34643000</text:p>
              </table:table-cell>
              <table:table-cell office:value-type="float" office:value="34570000">
                <text:p>34570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130000">
                <text:p>35130000</text:p>
              </table:table-cell>
              <table:table-cell office:value-type="float" office:value="35810000">
                <text:p>35810000</text:p>
              </table:table-cell>
              <table:table-cell office:value-type="float" office:value="35672000">
                <text:p>35672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071000">
                <text:p>35071000</text:p>
              </table:table-cell>
              <table:table-cell office:value-type="float" office:value="36377000">
                <text:p>36377000</text:p>
              </table:table-cell>
              <table:table-cell office:value-type="float" office:value="36146000">
                <text:p>36146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583000">
                <text:p>35583000</text:p>
              </table:table-cell>
              <table:table-cell office:value-type="float" office:value="36374000">
                <text:p>36374000</text:p>
              </table:table-cell>
              <table:table-cell office:value-type="float" office:value="36230000">
                <text:p>36230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123000">
                <text:p>35123000</text:p>
              </table:table-cell>
              <table:table-cell office:value-type="float" office:value="36332000">
                <text:p>36332000</text:p>
              </table:table-cell>
              <table:table-cell office:value-type="float" office:value="36163000">
                <text:p>36163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717000">
                <text:p>34717000</text:p>
              </table:table-cell>
              <table:table-cell office:value-type="float" office:value="35643000">
                <text:p>35643000</text:p>
              </table:table-cell>
              <table:table-cell office:value-type="float" office:value="35926000">
                <text:p>35926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466000">
                <text:p>39466000</text:p>
              </table:table-cell>
              <table:table-cell office:value-type="float" office:value="36854000">
                <text:p>36854000</text:p>
              </table:table-cell>
              <table:table-cell office:value-type="float" office:value="36712000">
                <text:p>36712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7079000">
                <text:p>37079000</text:p>
              </table:table-cell>
              <table:table-cell office:value-type="float" office:value="37381000">
                <text:p>37381000</text:p>
              </table:table-cell>
              <table:table-cell office:value-type="float" office:value="37250000">
                <text:p>37250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490000">
                <text:p>37490000</text:p>
              </table:table-cell>
              <table:table-cell office:value-type="float" office:value="38088000">
                <text:p>38088000</text:p>
              </table:table-cell>
              <table:table-cell office:value-type="float" office:value="37978000">
                <text:p>37978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612000">
                <text:p>36612000</text:p>
              </table:table-cell>
              <table:table-cell office:value-type="float" office:value="37694000">
                <text:p>37694000</text:p>
              </table:table-cell>
              <table:table-cell office:value-type="float" office:value="37692000">
                <text:p>37692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801000">
                <text:p>36801000</text:p>
              </table:table-cell>
              <table:table-cell office:value-type="float" office:value="38417000">
                <text:p>38417000</text:p>
              </table:table-cell>
              <table:table-cell office:value-type="float" office:value="38065000">
                <text:p>38065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271000">
                <text:p>35271000</text:p>
              </table:table-cell>
              <table:table-cell office:value-type="float" office:value="37257000">
                <text:p>37257000</text:p>
              </table:table-cell>
              <table:table-cell office:value-type="float" office:value="37281000">
                <text:p>37281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788000">
                <text:p>35788000</text:p>
              </table:table-cell>
              <table:table-cell office:value-type="float" office:value="37665000">
                <text:p>37665000</text:p>
              </table:table-cell>
              <table:table-cell office:value-type="float" office:value="37845000">
                <text:p>37845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121000">
                <text:p>36121000</text:p>
              </table:table-cell>
              <table:table-cell office:value-type="float" office:value="38356000">
                <text:p>38356000</text:p>
              </table:table-cell>
              <table:table-cell office:value-type="float" office:value="38207000">
                <text:p>38207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019000">
                <text:p>36019000</text:p>
              </table:table-cell>
              <table:table-cell office:value-type="float" office:value="38640000">
                <text:p>38640000</text:p>
              </table:table-cell>
              <table:table-cell office:value-type="float" office:value="38327000">
                <text:p>38327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809000">
                <text:p>38809000</text:p>
              </table:table-cell>
              <table:table-cell office:value-type="float" office:value="39826000">
                <text:p>39826000</text:p>
              </table:table-cell>
              <table:table-cell office:value-type="float" office:value="39698000">
                <text:p>39698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298000">
                <text:p>38298000</text:p>
              </table:table-cell>
              <table:table-cell office:value-type="float" office:value="40269000">
                <text:p>40269000</text:p>
              </table:table-cell>
              <table:table-cell office:value-type="float" office:value="40115000">
                <text:p>40115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125000">
                <text:p>40125000</text:p>
              </table:table-cell>
              <table:table-cell office:value-type="float" office:value="41950000">
                <text:p>41950000</text:p>
              </table:table-cell>
              <table:table-cell office:value-type="float" office:value="42018000">
                <text:p>42018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176000">
                <text:p>41176000</text:p>
              </table:table-cell>
              <table:table-cell office:value-type="float" office:value="42515000">
                <text:p>42515000</text:p>
              </table:table-cell>
              <table:table-cell office:value-type="float" office:value="41728000">
                <text:p>41728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619000">
                <text:p>41619000</text:p>
              </table:table-cell>
              <table:table-cell office:value-type="float" office:value="42158000">
                <text:p>42158000</text:p>
              </table:table-cell>
              <table:table-cell office:value-type="float" office:value="42183000">
                <text:p>42183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853000">
                <text:p>41853000</text:p>
              </table:table-cell>
              <table:table-cell office:value-type="float" office:value="45180000">
                <text:p>45180000</text:p>
              </table:table-cell>
              <table:table-cell office:value-type="float" office:value="42315000">
                <text:p>42315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975000">
                <text:p>41975000</text:p>
              </table:table-cell>
              <table:table-cell office:value-type="float" office:value="42648000">
                <text:p>42648000</text:p>
              </table:table-cell>
              <table:table-cell office:value-type="float" office:value="47505000">
                <text:p>47505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871000">
                <text:p>41871000</text:p>
              </table:table-cell>
              <table:table-cell office:value-type="float" office:value="43149000">
                <text:p>43149000</text:p>
              </table:table-cell>
              <table:table-cell office:value-type="float" office:value="45776000">
                <text:p>45776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235000">
                <text:p>41235000</text:p>
              </table:table-cell>
              <table:table-cell office:value-type="float" office:value="42289000">
                <text:p>42289000</text:p>
              </table:table-cell>
              <table:table-cell office:value-type="float" office:value="42237000">
                <text:p>42237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764000">
                <text:p>42764000</text:p>
              </table:table-cell>
              <table:table-cell office:value-type="float" office:value="43007000">
                <text:p>43007000</text:p>
              </table:table-cell>
              <table:table-cell office:value-type="float" office:value="42990000">
                <text:p>42990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3722000">
                <text:p>43722000</text:p>
              </table:table-cell>
              <table:table-cell office:value-type="float" office:value="44349000">
                <text:p>44349000</text:p>
              </table:table-cell>
              <table:table-cell office:value-type="float" office:value="44303000">
                <text:p>44303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3857000">
                <text:p>43857000</text:p>
              </table:table-cell>
              <table:table-cell office:value-type="float" office:value="44784000">
                <text:p>44784000</text:p>
              </table:table-cell>
              <table:table-cell office:value-type="float" office:value="44825000">
                <text:p>44825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4368000">
                <text:p>44368000</text:p>
              </table:table-cell>
              <table:table-cell office:value-type="float" office:value="44789000">
                <text:p>44789000</text:p>
              </table:table-cell>
              <table:table-cell office:value-type="float" office:value="44915000">
                <text:p>44915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088000">
                <text:p>42088000</text:p>
              </table:table-cell>
              <table:table-cell office:value-type="float" office:value="46731000">
                <text:p>46731000</text:p>
              </table:table-cell>
              <table:table-cell office:value-type="float" office:value="47263000">
                <text:p>47263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643000">
                <text:p>45643000</text:p>
              </table:table-cell>
              <table:table-cell office:value-type="float" office:value="47100000">
                <text:p>47100000</text:p>
              </table:table-cell>
              <table:table-cell office:value-type="float" office:value="47159000">
                <text:p>47159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693000">
                <text:p>45693000</text:p>
              </table:table-cell>
              <table:table-cell office:value-type="float" office:value="47749000">
                <text:p>47749000</text:p>
              </table:table-cell>
              <table:table-cell office:value-type="float" office:value="50899000">
                <text:p>50899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759000">
                <text:p>45759000</text:p>
              </table:table-cell>
              <table:table-cell office:value-type="float" office:value="46507000">
                <text:p>46507000</text:p>
              </table:table-cell>
              <table:table-cell office:value-type="float" office:value="46299000">
                <text:p>46299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6252000">
                <text:p>46252000</text:p>
              </table:table-cell>
              <table:table-cell office:value-type="float" office:value="47117000">
                <text:p>47117000</text:p>
              </table:table-cell>
              <table:table-cell office:value-type="float" office:value="47105000">
                <text:p>47105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896000">
                <text:p>46896000</text:p>
              </table:table-cell>
              <table:table-cell office:value-type="float" office:value="48478000">
                <text:p>48478000</text:p>
              </table:table-cell>
              <table:table-cell office:value-type="float" office:value="47521000">
                <text:p>47521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342000">
                <text:p>47342000</text:p>
              </table:table-cell>
              <table:table-cell office:value-type="float" office:value="48279000">
                <text:p>48279000</text:p>
              </table:table-cell>
              <table:table-cell office:value-type="float" office:value="48042000">
                <text:p>48042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7783000">
                <text:p>47783000</text:p>
              </table:table-cell>
              <table:table-cell office:value-type="float" office:value="50201000">
                <text:p>50201000</text:p>
              </table:table-cell>
              <table:table-cell office:value-type="float" office:value="48670000">
                <text:p>48670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7883000">
                <text:p>47883000</text:p>
              </table:table-cell>
              <table:table-cell office:value-type="float" office:value="48651000">
                <text:p>48651000</text:p>
              </table:table-cell>
              <table:table-cell office:value-type="float" office:value="48359000">
                <text:p>48359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854000">
                <text:p>47854000</text:p>
              </table:table-cell>
              <table:table-cell office:value-type="float" office:value="49246000">
                <text:p>49246000</text:p>
              </table:table-cell>
              <table:table-cell office:value-type="float" office:value="49564000">
                <text:p>49564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275000">
                <text:p>47275000</text:p>
              </table:table-cell>
              <table:table-cell office:value-type="float" office:value="50018000">
                <text:p>50018000</text:p>
              </table:table-cell>
              <table:table-cell office:value-type="float" office:value="50132000">
                <text:p>50132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373000">
                <text:p>49373000</text:p>
              </table:table-cell>
              <table:table-cell office:value-type="float" office:value="50168000">
                <text:p>50168000</text:p>
              </table:table-cell>
              <table:table-cell office:value-type="float" office:value="49906000">
                <text:p>49906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9432000">
                <text:p>49432000</text:p>
              </table:table-cell>
              <table:table-cell office:value-type="float" office:value="50524000">
                <text:p>50524000</text:p>
              </table:table-cell>
              <table:table-cell office:value-type="float" office:value="50568000">
                <text:p>50568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1191000">
                <text:p>51191000</text:p>
              </table:table-cell>
              <table:table-cell office:value-type="float" office:value="52164000">
                <text:p>52164000</text:p>
              </table:table-cell>
              <table:table-cell office:value-type="float" office:value="51722000">
                <text:p>51722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1357000">
                <text:p>51357000</text:p>
              </table:table-cell>
              <table:table-cell office:value-type="float" office:value="52500000">
                <text:p>52500000</text:p>
              </table:table-cell>
              <table:table-cell office:value-type="float" office:value="52133000">
                <text:p>52133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8086000">
                <text:p>48086000</text:p>
              </table:table-cell>
              <table:table-cell office:value-type="float" office:value="50658000">
                <text:p>50658000</text:p>
              </table:table-cell>
              <table:table-cell office:value-type="float" office:value="50256000">
                <text:p>50256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8353000">
                <text:p>48353000</text:p>
              </table:table-cell>
              <table:table-cell office:value-type="float" office:value="50787000">
                <text:p>50787000</text:p>
              </table:table-cell>
              <table:table-cell office:value-type="float" office:value="51133000">
                <text:p>51133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505000">
                <text:p>52505000</text:p>
              </table:table-cell>
              <table:table-cell office:value-type="float" office:value="53338000">
                <text:p>53338000</text:p>
              </table:table-cell>
              <table:table-cell office:value-type="float" office:value="52944000">
                <text:p>529440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2417000">
                <text:p>52417000</text:p>
              </table:table-cell>
              <table:table-cell office:value-type="float" office:value="53604000">
                <text:p>53604000</text:p>
              </table:table-cell>
              <table:table-cell office:value-type="float" office:value="53762000">
                <text:p>53762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2935000">
                <text:p>52935000</text:p>
              </table:table-cell>
              <table:table-cell office:value-type="float" office:value="53687000">
                <text:p>53687000</text:p>
              </table:table-cell>
              <table:table-cell office:value-type="float" office:value="53294000">
                <text:p>53294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2486000">
                <text:p>52486000</text:p>
              </table:table-cell>
              <table:table-cell office:value-type="float" office:value="56777000">
                <text:p>56777000</text:p>
              </table:table-cell>
              <table:table-cell office:value-type="float" office:value="56856000">
                <text:p>56856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3891000">
                <text:p>53891000</text:p>
              </table:table-cell>
              <table:table-cell office:value-type="float" office:value="55263000">
                <text:p>55263000</text:p>
              </table:table-cell>
              <table:table-cell office:value-type="float" office:value="54860000">
                <text:p>54860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4856000">
                <text:p>54856000</text:p>
              </table:table-cell>
              <table:table-cell office:value-type="float" office:value="55618000">
                <text:p>55618000</text:p>
              </table:table-cell>
              <table:table-cell office:value-type="float" office:value="55446000">
                <text:p>55446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4552000">
                <text:p>54552000</text:p>
              </table:table-cell>
              <table:table-cell office:value-type="float" office:value="55211000">
                <text:p>55211000</text:p>
              </table:table-cell>
              <table:table-cell office:value-type="float" office:value="55059000">
                <text:p>55059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4602000">
                <text:p>54602000</text:p>
              </table:table-cell>
              <table:table-cell office:value-type="float" office:value="55497000">
                <text:p>55497000</text:p>
              </table:table-cell>
              <table:table-cell office:value-type="float" office:value="55113000">
                <text:p>55113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125000">
                <text:p>57125000</text:p>
              </table:table-cell>
              <table:table-cell office:value-type="float" office:value="58169000">
                <text:p>58169000</text:p>
              </table:table-cell>
              <table:table-cell office:value-type="float" office:value="57925000">
                <text:p>579250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7421000">
                <text:p>57421000</text:p>
              </table:table-cell>
              <table:table-cell office:value-type="float" office:value="58332000">
                <text:p>58332000</text:p>
              </table:table-cell>
              <table:table-cell office:value-type="float" office:value="58041000">
                <text:p>58041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9458000">
                <text:p>59458000</text:p>
              </table:table-cell>
              <table:table-cell office:value-type="float" office:value="60021000">
                <text:p>60021000</text:p>
              </table:table-cell>
              <table:table-cell office:value-type="float" office:value="60016000">
                <text:p>60016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9776000">
                <text:p>59776000</text:p>
              </table:table-cell>
              <table:table-cell office:value-type="float" office:value="60593000">
                <text:p>60593000</text:p>
              </table:table-cell>
              <table:table-cell office:value-type="float" office:value="60463000">
                <text:p>60463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8544000">
                <text:p>58544000</text:p>
              </table:table-cell>
              <table:table-cell office:value-type="float" office:value="61054000">
                <text:p>61054000</text:p>
              </table:table-cell>
              <table:table-cell office:value-type="float" office:value="60569000">
                <text:p>60569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8853000">
                <text:p>58853000</text:p>
              </table:table-cell>
              <table:table-cell office:value-type="float" office:value="59768000">
                <text:p>59768000</text:p>
              </table:table-cell>
              <table:table-cell office:value-type="float" office:value="59591000">
                <text:p>59591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8105000">
                <text:p>58105000</text:p>
              </table:table-cell>
              <table:table-cell office:value-type="float" office:value="59194000">
                <text:p>59194000</text:p>
              </table:table-cell>
              <table:table-cell office:value-type="float" office:value="60674000">
                <text:p>60674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957000">
                <text:p>61957000</text:p>
              </table:table-cell>
              <table:table-cell office:value-type="float" office:value="60799000">
                <text:p>60799000</text:p>
              </table:table-cell>
              <table:table-cell office:value-type="float" office:value="59104000">
                <text:p>59104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6234000">
                <text:p>56234000</text:p>
              </table:table-cell>
              <table:table-cell office:value-type="float" office:value="58794000">
                <text:p>58794000</text:p>
              </table:table-cell>
              <table:table-cell office:value-type="float" office:value="58543000">
                <text:p>58543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8584000">
                <text:p>58584000</text:p>
              </table:table-cell>
              <table:table-cell office:value-type="float" office:value="59975000">
                <text:p>59975000</text:p>
              </table:table-cell>
              <table:table-cell office:value-type="float" office:value="60197000">
                <text:p>60197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9848000">
                <text:p>59848000</text:p>
              </table:table-cell>
              <table:table-cell office:value-type="float" office:value="60711000">
                <text:p>60711000</text:p>
              </table:table-cell>
              <table:table-cell office:value-type="float" office:value="60848000">
                <text:p>60848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0539000">
                <text:p>60539000</text:p>
              </table:table-cell>
              <table:table-cell office:value-type="float" office:value="61240000">
                <text:p>61240000</text:p>
              </table:table-cell>
              <table:table-cell office:value-type="float" office:value="60957000">
                <text:p>60957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9416000">
                <text:p>59416000</text:p>
              </table:table-cell>
              <table:table-cell office:value-type="float" office:value="61435000">
                <text:p>61435000</text:p>
              </table:table-cell>
              <table:table-cell office:value-type="float" office:value="61127000">
                <text:p>61127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8443000">
                <text:p>58443000</text:p>
              </table:table-cell>
              <table:table-cell office:value-type="float" office:value="65730000">
                <text:p>65730000</text:p>
              </table:table-cell>
              <table:table-cell office:value-type="float" office:value="64056000">
                <text:p>64056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2487000">
                <text:p>62487000</text:p>
              </table:table-cell>
              <table:table-cell office:value-type="float" office:value="66023000">
                <text:p>66023000</text:p>
              </table:table-cell>
              <table:table-cell office:value-type="float" office:value="66336000">
                <text:p>66336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3768000">
                <text:p>63768000</text:p>
              </table:table-cell>
              <table:table-cell office:value-type="float" office:value="64177000">
                <text:p>64177000</text:p>
              </table:table-cell>
              <table:table-cell office:value-type="float" office:value="62522000">
                <text:p>62522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3008000">
                <text:p>63008000</text:p>
              </table:table-cell>
              <table:table-cell office:value-type="float" office:value="67001000">
                <text:p>67001000</text:p>
              </table:table-cell>
              <table:table-cell office:value-type="float" office:value="66730000">
                <text:p>66730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1042000">
                <text:p>71042000</text:p>
              </table:table-cell>
              <table:table-cell office:value-type="float" office:value="64359000">
                <text:p>64359000</text:p>
              </table:table-cell>
              <table:table-cell office:value-type="float" office:value="64249000">
                <text:p>64249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3467000">
                <text:p>63467000</text:p>
              </table:table-cell>
              <table:table-cell office:value-type="float" office:value="64492000">
                <text:p>64492000</text:p>
              </table:table-cell>
              <table:table-cell office:value-type="float" office:value="64580000">
                <text:p>64580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4046000">
                <text:p>64046000</text:p>
              </table:table-cell>
              <table:table-cell office:value-type="float" office:value="65012000">
                <text:p>65012000</text:p>
              </table:table-cell>
              <table:table-cell office:value-type="float" office:value="65071000">
                <text:p>65071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5862000">
                <text:p>65862000</text:p>
              </table:table-cell>
              <table:table-cell office:value-type="float" office:value="68339000">
                <text:p>68339000</text:p>
              </table:table-cell>
              <table:table-cell office:value-type="float" office:value="68074000">
                <text:p>68074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5277000">
                <text:p>65277000</text:p>
              </table:table-cell>
              <table:table-cell office:value-type="float" office:value="67907000">
                <text:p>67907000</text:p>
              </table:table-cell>
              <table:table-cell office:value-type="float" office:value="67422000">
                <text:p>67422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5975000">
                <text:p>65975000</text:p>
              </table:table-cell>
              <table:table-cell office:value-type="float" office:value="67068000">
                <text:p>67068000</text:p>
              </table:table-cell>
              <table:table-cell office:value-type="float" office:value="67105000">
                <text:p>67105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6480000">
                <text:p>66480000</text:p>
              </table:table-cell>
              <table:table-cell office:value-type="float" office:value="72774000">
                <text:p>72774000</text:p>
              </table:table-cell>
              <table:table-cell office:value-type="float" office:value="67571000">
                <text:p>67571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8382000">
                <text:p>68382000</text:p>
              </table:table-cell>
              <table:table-cell office:value-type="float" office:value="68712000">
                <text:p>68712000</text:p>
              </table:table-cell>
              <table:table-cell office:value-type="float" office:value="68653000">
                <text:p>68653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7901000">
                <text:p>67901000</text:p>
              </table:table-cell>
              <table:table-cell office:value-type="float" office:value="70059000">
                <text:p>70059000</text:p>
              </table:table-cell>
              <table:table-cell office:value-type="float" office:value="69350000">
                <text:p>69350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7969000">
                <text:p>67969000</text:p>
              </table:table-cell>
              <table:table-cell office:value-type="float" office:value="68798000">
                <text:p>68798000</text:p>
              </table:table-cell>
              <table:table-cell office:value-type="float" office:value="68915000">
                <text:p>68915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7131000">
                <text:p>67131000</text:p>
              </table:table-cell>
              <table:table-cell office:value-type="float" office:value="68335000">
                <text:p>68335000</text:p>
              </table:table-cell>
              <table:table-cell office:value-type="float" office:value="68193000">
                <text:p>68193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517000">
                <text:p>65517000</text:p>
              </table:table-cell>
              <table:table-cell office:value-type="float" office:value="68676000">
                <text:p>68676000</text:p>
              </table:table-cell>
              <table:table-cell office:value-type="float" office:value="68645000">
                <text:p>68645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4666000">
                <text:p>64666000</text:p>
              </table:table-cell>
              <table:table-cell office:value-type="float" office:value="75071000">
                <text:p>75071000</text:p>
              </table:table-cell>
              <table:table-cell office:value-type="float" office:value="72148000">
                <text:p>721480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9692000">
                <text:p>69692000</text:p>
              </table:table-cell>
              <table:table-cell office:value-type="float" office:value="71015000">
                <text:p>71015000</text:p>
              </table:table-cell>
              <table:table-cell office:value-type="float" office:value="70920000">
                <text:p>70920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0579000">
                <text:p>70579000</text:p>
              </table:table-cell>
              <table:table-cell office:value-type="float" office:value="74233000">
                <text:p>74233000</text:p>
              </table:table-cell>
              <table:table-cell office:value-type="float" office:value="71587000">
                <text:p>71587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2158000">
                <text:p>72158000</text:p>
              </table:table-cell>
              <table:table-cell office:value-type="float" office:value="73254000">
                <text:p>73254000</text:p>
              </table:table-cell>
              <table:table-cell office:value-type="float" office:value="72864000">
                <text:p>72864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2628000">
                <text:p>72628000</text:p>
              </table:table-cell>
              <table:table-cell office:value-type="float" office:value="73899000">
                <text:p>73899000</text:p>
              </table:table-cell>
              <table:table-cell office:value-type="float" office:value="73699000">
                <text:p>73699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7623000">
                <text:p>67623000</text:p>
              </table:table-cell>
              <table:table-cell office:value-type="float" office:value="70176000">
                <text:p>70176000</text:p>
              </table:table-cell>
              <table:table-cell office:value-type="float" office:value="69921000">
                <text:p>69921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1862000">
                <text:p>71862000</text:p>
              </table:table-cell>
              <table:table-cell office:value-type="float" office:value="73233000">
                <text:p>73233000</text:p>
              </table:table-cell>
              <table:table-cell office:value-type="float" office:value="73030000">
                <text:p>73030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4051000">
                <text:p>74051000</text:p>
              </table:table-cell>
              <table:table-cell office:value-type="float" office:value="75250000">
                <text:p>75250000</text:p>
              </table:table-cell>
              <table:table-cell office:value-type="float" office:value="74905000">
                <text:p>74905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3716000">
                <text:p>73716000</text:p>
              </table:table-cell>
              <table:table-cell office:value-type="float" office:value="79894000">
                <text:p>79894000</text:p>
              </table:table-cell>
              <table:table-cell office:value-type="float" office:value="79999000">
                <text:p>79999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4374000">
                <text:p>74374000</text:p>
              </table:table-cell>
              <table:table-cell office:value-type="float" office:value="75465000">
                <text:p>75465000</text:p>
              </table:table-cell>
              <table:table-cell office:value-type="float" office:value="75367000">
                <text:p>75367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4864000">
                <text:p>74864000</text:p>
              </table:table-cell>
              <table:table-cell office:value-type="float" office:value="75322000">
                <text:p>75322000</text:p>
              </table:table-cell>
              <table:table-cell office:value-type="float" office:value="75159000">
                <text:p>75159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5857000">
                <text:p>75857000</text:p>
              </table:table-cell>
              <table:table-cell office:value-type="float" office:value="80106000">
                <text:p>80106000</text:p>
              </table:table-cell>
              <table:table-cell office:value-type="float" office:value="77445000">
                <text:p>77445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6323000">
                <text:p>76323000</text:p>
              </table:table-cell>
              <table:table-cell office:value-type="float" office:value="85109000">
                <text:p>85109000</text:p>
              </table:table-cell>
              <table:table-cell office:value-type="float" office:value="77310000">
                <text:p>77310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5853000">
                <text:p>75853000</text:p>
              </table:table-cell>
              <table:table-cell office:value-type="float" office:value="76814000">
                <text:p>76814000</text:p>
              </table:table-cell>
              <table:table-cell office:value-type="float" office:value="76915000">
                <text:p>76915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6433000">
                <text:p>76433000</text:p>
              </table:table-cell>
              <table:table-cell office:value-type="float" office:value="77608000">
                <text:p>77608000</text:p>
              </table:table-cell>
              <table:table-cell office:value-type="float" office:value="77389000">
                <text:p>77389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8045000">
                <text:p>78045000</text:p>
              </table:table-cell>
              <table:table-cell office:value-type="float" office:value="79371000">
                <text:p>79371000</text:p>
              </table:table-cell>
              <table:table-cell office:value-type="float" office:value="79261000">
                <text:p>79261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8933000">
                <text:p>78933000</text:p>
              </table:table-cell>
              <table:table-cell office:value-type="float" office:value="80964000">
                <text:p>80964000</text:p>
              </table:table-cell>
              <table:table-cell office:value-type="float" office:value="80400000">
                <text:p>80400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8656000">
                <text:p>78656000</text:p>
              </table:table-cell>
              <table:table-cell office:value-type="float" office:value="79604000">
                <text:p>79604000</text:p>
              </table:table-cell>
              <table:table-cell office:value-type="float" office:value="79377000">
                <text:p>79377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742000">
                <text:p>78742000</text:p>
              </table:table-cell>
              <table:table-cell office:value-type="float" office:value="80259000">
                <text:p>80259000</text:p>
              </table:table-cell>
              <table:table-cell office:value-type="float" office:value="80976000">
                <text:p>80976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0488000">
                <text:p>80488000</text:p>
              </table:table-cell>
              <table:table-cell office:value-type="float" office:value="82255000">
                <text:p>82255000</text:p>
              </table:table-cell>
              <table:table-cell office:value-type="float" office:value="81610000">
                <text:p>81610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1235000">
                <text:p>81235000</text:p>
              </table:table-cell>
              <table:table-cell office:value-type="float" office:value="83196000">
                <text:p>83196000</text:p>
              </table:table-cell>
              <table:table-cell office:value-type="float" office:value="82216000">
                <text:p>82216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0489000">
                <text:p>80489000</text:p>
              </table:table-cell>
              <table:table-cell office:value-type="float" office:value="81928000">
                <text:p>81928000</text:p>
              </table:table-cell>
              <table:table-cell office:value-type="float" office:value="81958000">
                <text:p>81958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0518000">
                <text:p>80518000</text:p>
              </table:table-cell>
              <table:table-cell office:value-type="float" office:value="81799000">
                <text:p>81799000</text:p>
              </table:table-cell>
              <table:table-cell office:value-type="float" office:value="81510000">
                <text:p>81510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2399000">
                <text:p>82399000</text:p>
              </table:table-cell>
              <table:table-cell office:value-type="float" office:value="91948000">
                <text:p>91948000</text:p>
              </table:table-cell>
              <table:table-cell office:value-type="float" office:value="91627000">
                <text:p>91627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660000">
                <text:p>83660000</text:p>
              </table:table-cell>
              <table:table-cell office:value-type="float" office:value="85456000">
                <text:p>85456000</text:p>
              </table:table-cell>
              <table:table-cell office:value-type="float" office:value="84717000">
                <text:p>84717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3203000">
                <text:p>83203000</text:p>
              </table:table-cell>
              <table:table-cell office:value-type="float" office:value="83975000">
                <text:p>83975000</text:p>
              </table:table-cell>
              <table:table-cell office:value-type="float" office:value="83880000">
                <text:p>83880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3552000">
                <text:p>83552000</text:p>
              </table:table-cell>
              <table:table-cell office:value-type="float" office:value="84874000">
                <text:p>84874000</text:p>
              </table:table-cell>
              <table:table-cell office:value-type="float" office:value="85273000">
                <text:p>85273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4845000">
                <text:p>84845000</text:p>
              </table:table-cell>
              <table:table-cell office:value-type="float" office:value="86723000">
                <text:p>86723000</text:p>
              </table:table-cell>
              <table:table-cell office:value-type="float" office:value="86456000">
                <text:p>86456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4764000">
                <text:p>84764000</text:p>
              </table:table-cell>
              <table:table-cell office:value-type="float" office:value="94389000">
                <text:p>94389000</text:p>
              </table:table-cell>
              <table:table-cell office:value-type="float" office:value="97404000">
                <text:p>97404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263000">
                <text:p>85263000</text:p>
              </table:table-cell>
              <table:table-cell office:value-type="float" office:value="85958000">
                <text:p>85958000</text:p>
              </table:table-cell>
              <table:table-cell office:value-type="float" office:value="85679000">
                <text:p>85679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5310000">
                <text:p>85310000</text:p>
              </table:table-cell>
              <table:table-cell office:value-type="float" office:value="92356000">
                <text:p>92356000</text:p>
              </table:table-cell>
              <table:table-cell office:value-type="float" office:value="91589000">
                <text:p>91589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8641000">
                <text:p>88641000</text:p>
              </table:table-cell>
              <table:table-cell office:value-type="float" office:value="89942000">
                <text:p>89942000</text:p>
              </table:table-cell>
              <table:table-cell office:value-type="float" office:value="94012000">
                <text:p>94012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9660000">
                <text:p>89660000</text:p>
              </table:table-cell>
              <table:table-cell office:value-type="float" office:value="89287000">
                <text:p>89287000</text:p>
              </table:table-cell>
              <table:table-cell office:value-type="float" office:value="89278000">
                <text:p>89278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5118000">
                <text:p>95118000</text:p>
              </table:table-cell>
              <table:table-cell office:value-type="float" office:value="93476000">
                <text:p>93476000</text:p>
              </table:table-cell>
              <table:table-cell office:value-type="float" office:value="90893000">
                <text:p>90893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9584000">
                <text:p>89584000</text:p>
              </table:table-cell>
              <table:table-cell office:value-type="float" office:value="89738000">
                <text:p>89738000</text:p>
              </table:table-cell>
              <table:table-cell office:value-type="float" office:value="90068000">
                <text:p>90068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0728000">
                <text:p>90728000</text:p>
              </table:table-cell>
              <table:table-cell office:value-type="float" office:value="92695000">
                <text:p>92695000</text:p>
              </table:table-cell>
              <table:table-cell office:value-type="float" office:value="95920000">
                <text:p>95920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684000">
                <text:p>90684000</text:p>
              </table:table-cell>
              <table:table-cell office:value-type="float" office:value="91843000">
                <text:p>91843000</text:p>
              </table:table-cell>
              <table:table-cell office:value-type="float" office:value="91412000">
                <text:p>91412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2521000">
                <text:p>92521000</text:p>
              </table:table-cell>
              <table:table-cell office:value-type="float" office:value="96733000">
                <text:p>96733000</text:p>
              </table:table-cell>
              <table:table-cell office:value-type="float" office:value="96300000">
                <text:p>96300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487000">
                <text:p>88487000</text:p>
              </table:table-cell>
              <table:table-cell office:value-type="float" office:value="89145000">
                <text:p>89145000</text:p>
              </table:table-cell>
              <table:table-cell office:value-type="float" office:value="90133000">
                <text:p>90133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3545000">
                <text:p>93545000</text:p>
              </table:table-cell>
              <table:table-cell office:value-type="float" office:value="94928000">
                <text:p>94928000</text:p>
              </table:table-cell>
              <table:table-cell office:value-type="float" office:value="94604000">
                <text:p>94604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4886000">
                <text:p>94886000</text:p>
              </table:table-cell>
              <table:table-cell office:value-type="float" office:value="102500000">
                <text:p>102500000</text:p>
              </table:table-cell>
              <table:table-cell office:value-type="float" office:value="97809000">
                <text:p>97809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2694000">
                <text:p>92694000</text:p>
              </table:table-cell>
              <table:table-cell office:value-type="float" office:value="94106000">
                <text:p>94106000</text:p>
              </table:table-cell>
              <table:table-cell office:value-type="float" office:value="93524000">
                <text:p>93524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3409000">
                <text:p>93409000</text:p>
              </table:table-cell>
              <table:table-cell office:value-type="float" office:value="94412000">
                <text:p>94412000</text:p>
              </table:table-cell>
              <table:table-cell office:value-type="float" office:value="94906000">
                <text:p>94906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4046000">
                <text:p>94046000</text:p>
              </table:table-cell>
              <table:table-cell office:value-type="float" office:value="101562000">
                <text:p>101562000</text:p>
              </table:table-cell>
              <table:table-cell office:value-type="float" office:value="101197000">
                <text:p>101197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5987000">
                <text:p>95987000</text:p>
              </table:table-cell>
              <table:table-cell office:value-type="float" office:value="96962000">
                <text:p>96962000</text:p>
              </table:table-cell>
              <table:table-cell office:value-type="float" office:value="96671000">
                <text:p>96671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5530000">
                <text:p>95530000</text:p>
              </table:table-cell>
              <table:table-cell office:value-type="float" office:value="95244000">
                <text:p>95244000</text:p>
              </table:table-cell>
              <table:table-cell office:value-type="float" office:value="95247000">
                <text:p>95247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4826000">
                <text:p>94826000</text:p>
              </table:table-cell>
              <table:table-cell office:value-type="float" office:value="97486000">
                <text:p>97486000</text:p>
              </table:table-cell>
              <table:table-cell office:value-type="float" office:value="96503000">
                <text:p>96503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7393000">
                <text:p>97393000</text:p>
              </table:table-cell>
              <table:table-cell office:value-type="float" office:value="104102000">
                <text:p>104102000</text:p>
              </table:table-cell>
              <table:table-cell office:value-type="float" office:value="108200000">
                <text:p>108200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9955000">
                <text:p>99955000</text:p>
              </table:table-cell>
              <table:table-cell office:value-type="float" office:value="101864000">
                <text:p>101864000</text:p>
              </table:table-cell>
              <table:table-cell office:value-type="float" office:value="100906000">
                <text:p>100906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8173000">
                <text:p>98173000</text:p>
              </table:table-cell>
              <table:table-cell office:value-type="float" office:value="99480000">
                <text:p>99480000</text:p>
              </table:table-cell>
              <table:table-cell office:value-type="float" office:value="101649000">
                <text:p>101649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2907000">
                <text:p>102907000</text:p>
              </table:table-cell>
              <table:table-cell office:value-type="float" office:value="99633000">
                <text:p>99633000</text:p>
              </table:table-cell>
              <table:table-cell office:value-type="float" office:value="99730000">
                <text:p>99730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720000">
                <text:p>100720000</text:p>
              </table:table-cell>
              <table:table-cell office:value-type="float" office:value="102377000">
                <text:p>102377000</text:p>
              </table:table-cell>
              <table:table-cell office:value-type="float" office:value="102677000">
                <text:p>102677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2148000">
                <text:p>102148000</text:p>
              </table:table-cell>
              <table:table-cell office:value-type="float" office:value="103921000">
                <text:p>103921000</text:p>
              </table:table-cell>
              <table:table-cell office:value-type="float" office:value="107171000">
                <text:p>107171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067000">
                <text:p>100067000</text:p>
              </table:table-cell>
              <table:table-cell office:value-type="float" office:value="101685000">
                <text:p>101685000</text:p>
              </table:table-cell>
              <table:table-cell office:value-type="float" office:value="105045000">
                <text:p>105045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3652000">
                <text:p>103652000</text:p>
              </table:table-cell>
              <table:table-cell office:value-type="float" office:value="102572000">
                <text:p>102572000</text:p>
              </table:table-cell>
              <table:table-cell office:value-type="float" office:value="105981000">
                <text:p>105981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1029000">
                <text:p>101029000</text:p>
              </table:table-cell>
              <table:table-cell office:value-type="float" office:value="104425000">
                <text:p>104425000</text:p>
              </table:table-cell>
              <table:table-cell office:value-type="float" office:value="103319000">
                <text:p>103319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3237000">
                <text:p>103237000</text:p>
              </table:table-cell>
              <table:table-cell office:value-type="float" office:value="120246000">
                <text:p>120246000</text:p>
              </table:table-cell>
              <table:table-cell office:value-type="float" office:value="120189000">
                <text:p>120189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3595000">
                <text:p>103595000</text:p>
              </table:table-cell>
              <table:table-cell office:value-type="float" office:value="104790000">
                <text:p>104790000</text:p>
              </table:table-cell>
              <table:table-cell office:value-type="float" office:value="104961000">
                <text:p>104961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6468000">
                <text:p>106468000</text:p>
              </table:table-cell>
              <table:table-cell office:value-type="float" office:value="104725000">
                <text:p>104725000</text:p>
              </table:table-cell>
              <table:table-cell office:value-type="float" office:value="104889000">
                <text:p>104889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8582000">
                <text:p>108582000</text:p>
              </table:table-cell>
              <table:table-cell office:value-type="float" office:value="107573000">
                <text:p>107573000</text:p>
              </table:table-cell>
              <table:table-cell office:value-type="float" office:value="107527000">
                <text:p>107527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6284000">
                <text:p>106284000</text:p>
              </table:table-cell>
              <table:table-cell office:value-type="float" office:value="107979000">
                <text:p>107979000</text:p>
              </table:table-cell>
              <table:table-cell office:value-type="float" office:value="107594000">
                <text:p>107594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5179000">
                <text:p>105179000</text:p>
              </table:table-cell>
              <table:table-cell office:value-type="float" office:value="107513000">
                <text:p>107513000</text:p>
              </table:table-cell>
              <table:table-cell office:value-type="float" office:value="106936000">
                <text:p>106936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8883000">
                <text:p>108883000</text:p>
              </table:table-cell>
              <table:table-cell office:value-type="float" office:value="110237000">
                <text:p>110237000</text:p>
              </table:table-cell>
              <table:table-cell office:value-type="float" office:value="110519000">
                <text:p>110519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8701000">
                <text:p>108701000</text:p>
              </table:table-cell>
              <table:table-cell office:value-type="float" office:value="110583000">
                <text:p>110583000</text:p>
              </table:table-cell>
              <table:table-cell office:value-type="float" office:value="110830000">
                <text:p>110830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9673000">
                <text:p>109673000</text:p>
              </table:table-cell>
              <table:table-cell office:value-type="float" office:value="111506000">
                <text:p>111506000</text:p>
              </table:table-cell>
              <table:table-cell office:value-type="float" office:value="111688000">
                <text:p>111688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9443000">
                <text:p>109443000</text:p>
              </table:table-cell>
              <table:table-cell office:value-type="float" office:value="110548000">
                <text:p>110548000</text:p>
              </table:table-cell>
              <table:table-cell office:value-type="float" office:value="111934000">
                <text:p>111934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9477000">
                <text:p>109477000</text:p>
              </table:table-cell>
              <table:table-cell office:value-type="float" office:value="111405000">
                <text:p>111405000</text:p>
              </table:table-cell>
              <table:table-cell office:value-type="float" office:value="114117000">
                <text:p>114117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8313000">
                <text:p>108313000</text:p>
              </table:table-cell>
              <table:table-cell office:value-type="float" office:value="112255000">
                <text:p>112255000</text:p>
              </table:table-cell>
              <table:table-cell office:value-type="float" office:value="115427000">
                <text:p>115427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5148000">
                <text:p>105148000</text:p>
              </table:table-cell>
              <table:table-cell office:value-type="float" office:value="118706000">
                <text:p>118706000</text:p>
              </table:table-cell>
              <table:table-cell office:value-type="float" office:value="118925000">
                <text:p>118925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5745000">
                <text:p>105745000</text:p>
              </table:table-cell>
              <table:table-cell office:value-type="float" office:value="109105000">
                <text:p>109105000</text:p>
              </table:table-cell>
              <table:table-cell office:value-type="float" office:value="109010000">
                <text:p>109010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7802000">
                <text:p>107802000</text:p>
              </table:table-cell>
              <table:table-cell office:value-type="float" office:value="110290000">
                <text:p>110290000</text:p>
              </table:table-cell>
              <table:table-cell office:value-type="float" office:value="110270000">
                <text:p>110270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1606000">
                <text:p>111606000</text:p>
              </table:table-cell>
              <table:table-cell office:value-type="float" office:value="114775000">
                <text:p>114775000</text:p>
              </table:table-cell>
              <table:table-cell office:value-type="float" office:value="115670000">
                <text:p>115670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1362000">
                <text:p>111362000</text:p>
              </table:table-cell>
              <table:table-cell office:value-type="float" office:value="115471000">
                <text:p>115471000</text:p>
              </table:table-cell>
              <table:table-cell office:value-type="float" office:value="114942000">
                <text:p>114942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3653000">
                <text:p>113653000</text:p>
              </table:table-cell>
              <table:table-cell office:value-type="float" office:value="115879000">
                <text:p>115879000</text:p>
              </table:table-cell>
              <table:table-cell office:value-type="float" office:value="126294000">
                <text:p>126294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3825000">
                <text:p>113825000</text:p>
              </table:table-cell>
              <table:table-cell office:value-type="float" office:value="115568000">
                <text:p>115568000</text:p>
              </table:table-cell>
              <table:table-cell office:value-type="float" office:value="115406000">
                <text:p>115406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7577000">
                <text:p>117577000</text:p>
              </table:table-cell>
              <table:table-cell office:value-type="float" office:value="120287000">
                <text:p>120287000</text:p>
              </table:table-cell>
              <table:table-cell office:value-type="float" office:value="122218000">
                <text:p>122218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0279000">
                <text:p>120279000</text:p>
              </table:table-cell>
              <table:table-cell office:value-type="float" office:value="119770000">
                <text:p>119770000</text:p>
              </table:table-cell>
              <table:table-cell office:value-type="float" office:value="119769000">
                <text:p>119769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6837000">
                <text:p>116837000</text:p>
              </table:table-cell>
              <table:table-cell office:value-type="float" office:value="118309000">
                <text:p>118309000</text:p>
              </table:table-cell>
              <table:table-cell office:value-type="float" office:value="121931000">
                <text:p>121931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7018000">
                <text:p>117018000</text:p>
              </table:table-cell>
              <table:table-cell office:value-type="float" office:value="118542000">
                <text:p>118542000</text:p>
              </table:table-cell>
              <table:table-cell office:value-type="float" office:value="118682000">
                <text:p>118682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9044000">
                <text:p>119044000</text:p>
              </table:table-cell>
              <table:table-cell office:value-type="float" office:value="127349000">
                <text:p>127349000</text:p>
              </table:table-cell>
              <table:table-cell office:value-type="float" office:value="124435000">
                <text:p>124435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9774000">
                <text:p>119774000</text:p>
              </table:table-cell>
              <table:table-cell office:value-type="float" office:value="123628000">
                <text:p>123628000</text:p>
              </table:table-cell>
              <table:table-cell office:value-type="float" office:value="122109000">
                <text:p>122109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9561000">
                <text:p>119561000</text:p>
              </table:table-cell>
              <table:table-cell office:value-type="float" office:value="123930000">
                <text:p>123930000</text:p>
              </table:table-cell>
              <table:table-cell office:value-type="float" office:value="121002000">
                <text:p>121002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0122000">
                <text:p>120122000</text:p>
              </table:table-cell>
              <table:table-cell office:value-type="float" office:value="122590000">
                <text:p>122590000</text:p>
              </table:table-cell>
              <table:table-cell office:value-type="float" office:value="122258000">
                <text:p>122258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3249000">
                <text:p>123249000</text:p>
              </table:table-cell>
              <table:table-cell office:value-type="float" office:value="126906000">
                <text:p>126906000</text:p>
              </table:table-cell>
              <table:table-cell office:value-type="float" office:value="125556000">
                <text:p>125556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3734000">
                <text:p>123734000</text:p>
              </table:table-cell>
              <table:table-cell office:value-type="float" office:value="128422000">
                <text:p>128422000</text:p>
              </table:table-cell>
              <table:table-cell office:value-type="float" office:value="131288000">
                <text:p>131288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2203000">
                <text:p>122203000</text:p>
              </table:table-cell>
              <table:table-cell office:value-type="float" office:value="124927000">
                <text:p>124927000</text:p>
              </table:table-cell>
              <table:table-cell office:value-type="float" office:value="125154000">
                <text:p>125154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6558000">
                <text:p>126558000</text:p>
              </table:table-cell>
              <table:table-cell office:value-type="float" office:value="129131000">
                <text:p>129131000</text:p>
              </table:table-cell>
              <table:table-cell office:value-type="float" office:value="126402000">
                <text:p>126402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6768000">
                <text:p>126768000</text:p>
              </table:table-cell>
              <table:table-cell office:value-type="float" office:value="128391000">
                <text:p>128391000</text:p>
              </table:table-cell>
              <table:table-cell office:value-type="float" office:value="128079000">
                <text:p>128079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7095000">
                <text:p>127095000</text:p>
              </table:table-cell>
              <table:table-cell office:value-type="float" office:value="131398000">
                <text:p>131398000</text:p>
              </table:table-cell>
              <table:table-cell office:value-type="float" office:value="128761000">
                <text:p>128761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5435000">
                <text:p>125435000</text:p>
              </table:table-cell>
              <table:table-cell office:value-type="float" office:value="127279000">
                <text:p>127279000</text:p>
              </table:table-cell>
              <table:table-cell office:value-type="float" office:value="128023000">
                <text:p>128023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6107000">
                <text:p>126107000</text:p>
              </table:table-cell>
              <table:table-cell office:value-type="float" office:value="131560000">
                <text:p>131560000</text:p>
              </table:table-cell>
              <table:table-cell office:value-type="float" office:value="131451000">
                <text:p>131451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8990000">
                <text:p>128990000</text:p>
              </table:table-cell>
              <table:table-cell office:value-type="float" office:value="134170000">
                <text:p>134170000</text:p>
              </table:table-cell>
              <table:table-cell office:value-type="float" office:value="131027000">
                <text:p>131027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0227000">
                <text:p>130227000</text:p>
              </table:table-cell>
              <table:table-cell office:value-type="float" office:value="135305000">
                <text:p>135305000</text:p>
              </table:table-cell>
              <table:table-cell office:value-type="float" office:value="134959000">
                <text:p>134959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0238000">
                <text:p>130238000</text:p>
              </table:table-cell>
              <table:table-cell office:value-type="float" office:value="131278000">
                <text:p>131278000</text:p>
              </table:table-cell>
              <table:table-cell office:value-type="float" office:value="134097000">
                <text:p>134097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9903000">
                <text:p>129903000</text:p>
              </table:table-cell>
              <table:table-cell office:value-type="float" office:value="134169000">
                <text:p>134169000</text:p>
              </table:table-cell>
              <table:table-cell office:value-type="float" office:value="131508000">
                <text:p>1315080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31489000">
                <text:p>131489000</text:p>
              </table:table-cell>
              <table:table-cell office:value-type="float" office:value="139918000">
                <text:p>139918000</text:p>
              </table:table-cell>
              <table:table-cell office:value-type="float" office:value="140216000">
                <text:p>140216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2706000">
                <text:p>132706000</text:p>
              </table:table-cell>
              <table:table-cell office:value-type="float" office:value="137886000">
                <text:p>137886000</text:p>
              </table:table-cell>
              <table:table-cell office:value-type="float" office:value="135496000">
                <text:p>135496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32197000">
                <text:p>132197000</text:p>
              </table:table-cell>
              <table:table-cell office:value-type="float" office:value="136863000">
                <text:p>136863000</text:p>
              </table:table-cell>
              <table:table-cell office:value-type="float" office:value="134150000">
                <text:p>134150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32787000">
                <text:p>132787000</text:p>
              </table:table-cell>
              <table:table-cell office:value-type="float" office:value="136093000">
                <text:p>136093000</text:p>
              </table:table-cell>
              <table:table-cell office:value-type="float" office:value="134571000">
                <text:p>1345710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38506000">
                <text:p>138506000</text:p>
              </table:table-cell>
              <table:table-cell office:value-type="float" office:value="144277000">
                <text:p>144277000</text:p>
              </table:table-cell>
              <table:table-cell office:value-type="float" office:value="140953000">
                <text:p>1409530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7194000">
                <text:p>137194000</text:p>
              </table:table-cell>
              <table:table-cell office:value-type="float" office:value="140333000">
                <text:p>140333000</text:p>
              </table:table-cell>
              <table:table-cell office:value-type="float" office:value="140367000">
                <text:p>140367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75507000">
                <text:p>275507000</text:p>
              </table:table-cell>
              <table:table-cell office:value-type="float" office:value="272522000">
                <text:p>272522000</text:p>
              </table:table-cell>
              <table:table-cell office:value-type="float" office:value="261440000">
                <text:p>2614400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3730000">
                <text:p>283730000</text:p>
              </table:table-cell>
              <table:table-cell office:value-type="float" office:value="275503000">
                <text:p>275503000</text:p>
              </table:table-cell>
              <table:table-cell office:value-type="float" office:value="267672000">
                <text:p>267672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39835000">
                <text:p>139835000</text:p>
              </table:table-cell>
              <table:table-cell office:value-type="float" office:value="144583000">
                <text:p>144583000</text:p>
              </table:table-cell>
              <table:table-cell office:value-type="float" office:value="143479000">
                <text:p>143479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2854000">
                <text:p>142854000</text:p>
              </table:table-cell>
              <table:table-cell office:value-type="float" office:value="143950000">
                <text:p>143950000</text:p>
              </table:table-cell>
              <table:table-cell office:value-type="float" office:value="143935000">
                <text:p>143935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8801000">
                <text:p>138801000</text:p>
              </table:table-cell>
              <table:table-cell office:value-type="float" office:value="150351000">
                <text:p>150351000</text:p>
              </table:table-cell>
              <table:table-cell office:value-type="float" office:value="146604000">
                <text:p>146604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9078000">
                <text:p>139078000</text:p>
              </table:table-cell>
              <table:table-cell office:value-type="float" office:value="141278000">
                <text:p>141278000</text:p>
              </table:table-cell>
              <table:table-cell office:value-type="float" office:value="141232000">
                <text:p>141232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1801000">
                <text:p>141801000</text:p>
              </table:table-cell>
              <table:table-cell office:value-type="float" office:value="147850000">
                <text:p>147850000</text:p>
              </table:table-cell>
              <table:table-cell office:value-type="float" office:value="144487000">
                <text:p>144487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1813000">
                <text:p>141813000</text:p>
              </table:table-cell>
              <table:table-cell office:value-type="float" office:value="144438000">
                <text:p>144438000</text:p>
              </table:table-cell>
              <table:table-cell office:value-type="float" office:value="144293000">
                <text:p>144293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1469000">
                <text:p>141469000</text:p>
              </table:table-cell>
              <table:table-cell office:value-type="float" office:value="143465000">
                <text:p>143465000</text:p>
              </table:table-cell>
              <table:table-cell office:value-type="float" office:value="143542000">
                <text:p>143542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1400000">
                <text:p>141400000</text:p>
              </table:table-cell>
              <table:table-cell office:value-type="float" office:value="150867000">
                <text:p>150867000</text:p>
              </table:table-cell>
              <table:table-cell office:value-type="float" office:value="148383000">
                <text:p>148383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5246000">
                <text:p>145246000</text:p>
              </table:table-cell>
              <table:table-cell office:value-type="float" office:value="150698000">
                <text:p>150698000</text:p>
              </table:table-cell>
              <table:table-cell office:value-type="float" office:value="147980000">
                <text:p>147980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5828000">
                <text:p>145828000</text:p>
              </table:table-cell>
              <table:table-cell office:value-type="float" office:value="148126000">
                <text:p>148126000</text:p>
              </table:table-cell>
              <table:table-cell office:value-type="float" office:value="148439000">
                <text:p>148439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6597000">
                <text:p>146597000</text:p>
              </table:table-cell>
              <table:table-cell office:value-type="float" office:value="147568000">
                <text:p>147568000</text:p>
              </table:table-cell>
              <table:table-cell office:value-type="float" office:value="147681000">
                <text:p>147681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5816000">
                <text:p>145816000</text:p>
              </table:table-cell>
              <table:table-cell office:value-type="float" office:value="148522000">
                <text:p>148522000</text:p>
              </table:table-cell>
              <table:table-cell office:value-type="float" office:value="147887000">
                <text:p>147887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7657000">
                <text:p>147657000</text:p>
              </table:table-cell>
              <table:table-cell office:value-type="float" office:value="161811000">
                <text:p>161811000</text:p>
              </table:table-cell>
              <table:table-cell office:value-type="float" office:value="153263000">
                <text:p>153263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2549000">
                <text:p>152549000</text:p>
              </table:table-cell>
              <table:table-cell office:value-type="float" office:value="163048000">
                <text:p>163048000</text:p>
              </table:table-cell>
              <table:table-cell office:value-type="float" office:value="153330000">
                <text:p>1533300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2946000">
                <text:p>152946000</text:p>
              </table:table-cell>
              <table:table-cell office:value-type="float" office:value="159363000">
                <text:p>159363000</text:p>
              </table:table-cell>
              <table:table-cell office:value-type="float" office:value="150573000">
                <text:p>1505730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7364000">
                <text:p>157364000</text:p>
              </table:table-cell>
              <table:table-cell office:value-type="float" office:value="154019000">
                <text:p>154019000</text:p>
              </table:table-cell>
              <table:table-cell office:value-type="float" office:value="150736000">
                <text:p>1507360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1782000">
                <text:p>151782000</text:p>
              </table:table-cell>
              <table:table-cell office:value-type="float" office:value="157271000">
                <text:p>157271000</text:p>
              </table:table-cell>
              <table:table-cell office:value-type="float" office:value="153855000">
                <text:p>153855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5869000">
                <text:p>155869000</text:p>
              </table:table-cell>
              <table:table-cell office:value-type="float" office:value="170482000">
                <text:p>170482000</text:p>
              </table:table-cell>
              <table:table-cell office:value-type="float" office:value="163930000">
                <text:p>163930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2203000">
                <text:p>152203000</text:p>
              </table:table-cell>
              <table:table-cell office:value-type="float" office:value="154456000">
                <text:p>154456000</text:p>
              </table:table-cell>
              <table:table-cell office:value-type="float" office:value="153573000">
                <text:p>1535730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1553000">
                <text:p>151553000</text:p>
              </table:table-cell>
              <table:table-cell office:value-type="float" office:value="156964000">
                <text:p>156964000</text:p>
              </table:table-cell>
              <table:table-cell office:value-type="float" office:value="154412000">
                <text:p>1544120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6320000">
                <text:p>156320000</text:p>
              </table:table-cell>
              <table:table-cell office:value-type="float" office:value="168530000">
                <text:p>168530000</text:p>
              </table:table-cell>
              <table:table-cell office:value-type="float" office:value="157612000">
                <text:p>1576120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6495000">
                <text:p>156495000</text:p>
              </table:table-cell>
              <table:table-cell office:value-type="float" office:value="166707000">
                <text:p>166707000</text:p>
              </table:table-cell>
              <table:table-cell office:value-type="float" office:value="167986000">
                <text:p>1679860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4392000">
                <text:p>154392000</text:p>
              </table:table-cell>
              <table:table-cell office:value-type="float" office:value="156789000">
                <text:p>156789000</text:p>
              </table:table-cell>
              <table:table-cell office:value-type="float" office:value="157589000">
                <text:p>1575890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5894000">
                <text:p>155894000</text:p>
              </table:table-cell>
              <table:table-cell office:value-type="float" office:value="158120000">
                <text:p>158120000</text:p>
              </table:table-cell>
              <table:table-cell office:value-type="float" office:value="158055000">
                <text:p>1580550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7936000">
                <text:p>157936000</text:p>
              </table:table-cell>
              <table:table-cell office:value-type="float" office:value="160758000">
                <text:p>160758000</text:p>
              </table:table-cell>
              <table:table-cell office:value-type="float" office:value="161033000">
                <text:p>1610330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0241000">
                <text:p>160241000</text:p>
              </table:table-cell>
              <table:table-cell office:value-type="float" office:value="164326000">
                <text:p>164326000</text:p>
              </table:table-cell>
              <table:table-cell office:value-type="float" office:value="163606000">
                <text:p>1636060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7658000">
                <text:p>157658000</text:p>
              </table:table-cell>
              <table:table-cell office:value-type="float" office:value="167105000">
                <text:p>167105000</text:p>
              </table:table-cell>
              <table:table-cell office:value-type="float" office:value="166814000">
                <text:p>1668140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9665000">
                <text:p>159665000</text:p>
              </table:table-cell>
              <table:table-cell office:value-type="float" office:value="162657000">
                <text:p>162657000</text:p>
              </table:table-cell>
              <table:table-cell office:value-type="float" office:value="162528000">
                <text:p>1625280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6812000">
                <text:p>156812000</text:p>
              </table:table-cell>
              <table:table-cell office:value-type="float" office:value="161305000">
                <text:p>161305000</text:p>
              </table:table-cell>
              <table:table-cell office:value-type="float" office:value="161060000">
                <text:p>1610600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8352000">
                <text:p>158352000</text:p>
              </table:table-cell>
              <table:table-cell office:value-type="float" office:value="163058000">
                <text:p>163058000</text:p>
              </table:table-cell>
              <table:table-cell office:value-type="float" office:value="162619000">
                <text:p>1626190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8034000">
                <text:p>158034000</text:p>
              </table:table-cell>
              <table:table-cell office:value-type="float" office:value="171887000">
                <text:p>171887000</text:p>
              </table:table-cell>
              <table:table-cell office:value-type="float" office:value="173320000">
                <text:p>1733200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0652000">
                <text:p>160652000</text:p>
              </table:table-cell>
              <table:table-cell office:value-type="float" office:value="163961000">
                <text:p>163961000</text:p>
              </table:table-cell>
              <table:table-cell office:value-type="float" office:value="163686000">
                <text:p>1636860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9974000">
                <text:p>159974000</text:p>
              </table:table-cell>
              <table:table-cell office:value-type="float" office:value="165402000">
                <text:p>165402000</text:p>
              </table:table-cell>
              <table:table-cell office:value-type="float" office:value="165426000">
                <text:p>1654260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3978000">
                <text:p>163978000</text:p>
              </table:table-cell>
              <table:table-cell office:value-type="float" office:value="169320000">
                <text:p>169320000</text:p>
              </table:table-cell>
              <table:table-cell office:value-type="float" office:value="169482000">
                <text:p>1694820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7469000">
                <text:p>167469000</text:p>
              </table:table-cell>
              <table:table-cell office:value-type="float" office:value="170739000">
                <text:p>170739000</text:p>
              </table:table-cell>
              <table:table-cell office:value-type="float" office:value="170362000">
                <text:p>1703620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6154000">
                <text:p>166154000</text:p>
              </table:table-cell>
              <table:table-cell office:value-type="float" office:value="175399000">
                <text:p>175399000</text:p>
              </table:table-cell>
              <table:table-cell office:value-type="float" office:value="176038000">
                <text:p>1760380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9404000">
                <text:p>169404000</text:p>
              </table:table-cell>
              <table:table-cell office:value-type="float" office:value="173353000">
                <text:p>173353000</text:p>
              </table:table-cell>
              <table:table-cell office:value-type="float" office:value="172151000">
                <text:p>1721510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9912000">
                <text:p>169912000</text:p>
              </table:table-cell>
              <table:table-cell office:value-type="float" office:value="172928000">
                <text:p>172928000</text:p>
              </table:table-cell>
              <table:table-cell office:value-type="float" office:value="172643000">
                <text:p>1726430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9153000">
                <text:p>169153000</text:p>
              </table:table-cell>
              <table:table-cell office:value-type="float" office:value="171752000">
                <text:p>171752000</text:p>
              </table:table-cell>
              <table:table-cell office:value-type="float" office:value="172630000">
                <text:p>1726300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9406000">
                <text:p>169406000</text:p>
              </table:table-cell>
              <table:table-cell office:value-type="float" office:value="191984000">
                <text:p>191984000</text:p>
              </table:table-cell>
              <table:table-cell office:value-type="float" office:value="184675000">
                <text:p>1846750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8847000">
                <text:p>178847000</text:p>
              </table:table-cell>
              <table:table-cell office:value-type="float" office:value="180250000">
                <text:p>180250000</text:p>
              </table:table-cell>
              <table:table-cell office:value-type="float" office:value="177530000">
                <text:p>1775300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4847000">
                <text:p>174847000</text:p>
              </table:table-cell>
              <table:table-cell office:value-type="float" office:value="178996000">
                <text:p>178996000</text:p>
              </table:table-cell>
              <table:table-cell office:value-type="float" office:value="177974000">
                <text:p>1779740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3829000">
                <text:p>173829000</text:p>
              </table:table-cell>
              <table:table-cell office:value-type="float" office:value="182125000">
                <text:p>182125000</text:p>
              </table:table-cell>
              <table:table-cell office:value-type="float" office:value="178885000">
                <text:p>1788850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6956000">
                <text:p>176956000</text:p>
              </table:table-cell>
              <table:table-cell office:value-type="float" office:value="185115000">
                <text:p>185115000</text:p>
              </table:table-cell>
              <table:table-cell office:value-type="float" office:value="185554000">
                <text:p>1855540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7263000">
                <text:p>177263000</text:p>
              </table:table-cell>
              <table:table-cell office:value-type="float" office:value="183889000">
                <text:p>183889000</text:p>
              </table:table-cell>
              <table:table-cell office:value-type="float" office:value="184147000">
                <text:p>1841470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0686000">
                <text:p>180686000</text:p>
              </table:table-cell>
              <table:table-cell office:value-type="float" office:value="181640000">
                <text:p>181640000</text:p>
              </table:table-cell>
              <table:table-cell office:value-type="float" office:value="184764000">
                <text:p>1847640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6534000">
                <text:p>176534000</text:p>
              </table:table-cell>
              <table:table-cell office:value-type="float" office:value="179728000">
                <text:p>179728000</text:p>
              </table:table-cell>
              <table:table-cell office:value-type="float" office:value="180055000">
                <text:p>1800550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7218000">
                <text:p>177218000</text:p>
              </table:table-cell>
              <table:table-cell office:value-type="float" office:value="184173000">
                <text:p>184173000</text:p>
              </table:table-cell>
              <table:table-cell office:value-type="float" office:value="180865000">
                <text:p>1808650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6899000">
                <text:p>186899000</text:p>
              </table:table-cell>
              <table:table-cell office:value-type="float" office:value="193528000">
                <text:p>193528000</text:p>
              </table:table-cell>
              <table:table-cell office:value-type="float" office:value="191452000">
                <text:p>1914520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1874000">
                <text:p>181874000</text:p>
              </table:table-cell>
              <table:table-cell office:value-type="float" office:value="185163000">
                <text:p>185163000</text:p>
              </table:table-cell>
              <table:table-cell office:value-type="float" office:value="184869000">
                <text:p>1848690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0010000">
                <text:p>180010000</text:p>
              </table:table-cell>
              <table:table-cell office:value-type="float" office:value="184397000">
                <text:p>184397000</text:p>
              </table:table-cell>
              <table:table-cell office:value-type="float" office:value="183738000">
                <text:p>1837380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1422000">
                <text:p>181422000</text:p>
              </table:table-cell>
              <table:table-cell office:value-type="float" office:value="184875000">
                <text:p>184875000</text:p>
              </table:table-cell>
              <table:table-cell office:value-type="float" office:value="186989000">
                <text:p>1869890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8782000">
                <text:p>188782000</text:p>
              </table:table-cell>
              <table:table-cell office:value-type="float" office:value="203280000">
                <text:p>203280000</text:p>
              </table:table-cell>
              <table:table-cell office:value-type="float" office:value="195622000">
                <text:p>1956220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5776000">
                <text:p>185776000</text:p>
              </table:table-cell>
              <table:table-cell office:value-type="float" office:value="195902000">
                <text:p>195902000</text:p>
              </table:table-cell>
              <table:table-cell office:value-type="float" office:value="193753000">
                <text:p>1937530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3837000">
                <text:p>183837000</text:p>
              </table:table-cell>
              <table:table-cell office:value-type="float" office:value="186655000">
                <text:p>186655000</text:p>
              </table:table-cell>
              <table:table-cell office:value-type="float" office:value="186718000">
                <text:p>1867180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4535000">
                <text:p>184535000</text:p>
              </table:table-cell>
              <table:table-cell office:value-type="float" office:value="189446000">
                <text:p>189446000</text:p>
              </table:table-cell>
              <table:table-cell office:value-type="float" office:value="187459000">
                <text:p>1874590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1809000">
                <text:p>191809000</text:p>
              </table:table-cell>
              <table:table-cell office:value-type="float" office:value="201073000">
                <text:p>201073000</text:p>
              </table:table-cell>
              <table:table-cell office:value-type="float" office:value="200369000">
                <text:p>2003690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9709000">
                <text:p>189709000</text:p>
              </table:table-cell>
              <table:table-cell office:value-type="float" office:value="193278000">
                <text:p>193278000</text:p>
              </table:table-cell>
              <table:table-cell office:value-type="float" office:value="192455000">
                <text:p>1924550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8700000">
                <text:p>188700000</text:p>
              </table:table-cell>
              <table:table-cell office:value-type="float" office:value="190704000">
                <text:p>190704000</text:p>
              </table:table-cell>
              <table:table-cell office:value-type="float" office:value="191496000">
                <text:p>1914960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0195000">
                <text:p>190195000</text:p>
              </table:table-cell>
              <table:table-cell office:value-type="float" office:value="193685000">
                <text:p>193685000</text:p>
              </table:table-cell>
              <table:table-cell office:value-type="float" office:value="196244000">
                <text:p>1962440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3702000">
                <text:p>193702000</text:p>
              </table:table-cell>
              <table:table-cell office:value-type="float" office:value="202760000">
                <text:p>202760000</text:p>
              </table:table-cell>
              <table:table-cell office:value-type="float" office:value="205430000">
                <text:p>2054300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6268000">
                <text:p>196268000</text:p>
              </table:table-cell>
              <table:table-cell office:value-type="float" office:value="198966000">
                <text:p>198966000</text:p>
              </table:table-cell>
              <table:table-cell office:value-type="float" office:value="196637000">
                <text:p>1966370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86617000">
                <text:p>186617000</text:p>
              </table:table-cell>
              <table:table-cell office:value-type="float" office:value="192340000">
                <text:p>192340000</text:p>
              </table:table-cell>
              <table:table-cell office:value-type="float" office:value="194350000">
                <text:p>1943500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8153000">
                <text:p>188153000</text:p>
              </table:table-cell>
              <table:table-cell office:value-type="float" office:value="194768000">
                <text:p>194768000</text:p>
              </table:table-cell>
              <table:table-cell office:value-type="float" office:value="195162000">
                <text:p>1951620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5648000">
                <text:p>195648000</text:p>
              </table:table-cell>
              <table:table-cell office:value-type="float" office:value="211571000">
                <text:p>211571000</text:p>
              </table:table-cell>
              <table:table-cell office:value-type="float" office:value="208109000">
                <text:p>2081090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9328000">
                <text:p>199328000</text:p>
              </table:table-cell>
              <table:table-cell office:value-type="float" office:value="201523000">
                <text:p>201523000</text:p>
              </table:table-cell>
              <table:table-cell office:value-type="float" office:value="202621000">
                <text:p>2026210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6555000">
                <text:p>196555000</text:p>
              </table:table-cell>
              <table:table-cell office:value-type="float" office:value="199711000">
                <text:p>199711000</text:p>
              </table:table-cell>
              <table:table-cell office:value-type="float" office:value="199515000">
                <text:p>1995150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8769000">
                <text:p>198769000</text:p>
              </table:table-cell>
              <table:table-cell office:value-type="float" office:value="207516000">
                <text:p>207516000</text:p>
              </table:table-cell>
              <table:table-cell office:value-type="float" office:value="201953000">
                <text:p>2019530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9296000">
                <text:p>199296000</text:p>
              </table:table-cell>
              <table:table-cell office:value-type="float" office:value="222822000">
                <text:p>222822000</text:p>
              </table:table-cell>
              <table:table-cell office:value-type="float" office:value="211298000">
                <text:p>2112980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1342000">
                <text:p>201342000</text:p>
              </table:table-cell>
              <table:table-cell office:value-type="float" office:value="208685000">
                <text:p>208685000</text:p>
              </table:table-cell>
              <table:table-cell office:value-type="float" office:value="206113000">
                <text:p>2061130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9971000">
                <text:p>199971000</text:p>
              </table:table-cell>
              <table:table-cell office:value-type="float" office:value="203177000">
                <text:p>203177000</text:p>
              </table:table-cell>
              <table:table-cell office:value-type="float" office:value="205488000">
                <text:p>2054880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1180000">
                <text:p>201180000</text:p>
              </table:table-cell>
              <table:table-cell office:value-type="float" office:value="204259000">
                <text:p>204259000</text:p>
              </table:table-cell>
              <table:table-cell office:value-type="float" office:value="204167000">
                <text:p>2041670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8934000">
                <text:p>208934000</text:p>
              </table:table-cell>
              <table:table-cell office:value-type="float" office:value="219410000">
                <text:p>219410000</text:p>
              </table:table-cell>
              <table:table-cell office:value-type="float" office:value="214312000">
                <text:p>2143120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6874000">
                <text:p>206874000</text:p>
              </table:table-cell>
              <table:table-cell office:value-type="float" office:value="214078000">
                <text:p>214078000</text:p>
              </table:table-cell>
              <table:table-cell office:value-type="float" office:value="211993000">
                <text:p>2119930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4645000">
                <text:p>204645000</text:p>
              </table:table-cell>
              <table:table-cell office:value-type="float" office:value="208017000">
                <text:p>208017000</text:p>
              </table:table-cell>
              <table:table-cell office:value-type="float" office:value="208890000">
                <text:p>2088900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6695000">
                <text:p>206695000</text:p>
              </table:table-cell>
              <table:table-cell office:value-type="float" office:value="223198000">
                <text:p>223198000</text:p>
              </table:table-cell>
              <table:table-cell office:value-type="float" office:value="220559000">
                <text:p>2205590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3288000">
                <text:p>213288000</text:p>
              </table:table-cell>
              <table:table-cell office:value-type="float" office:value="216766000">
                <text:p>216766000</text:p>
              </table:table-cell>
              <table:table-cell office:value-type="float" office:value="216953000">
                <text:p>2169530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12792000">
                <text:p>212792000</text:p>
              </table:table-cell>
              <table:table-cell office:value-type="float" office:value="218862000">
                <text:p>218862000</text:p>
              </table:table-cell>
              <table:table-cell office:value-type="float" office:value="215157000">
                <text:p>2151570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1085000">
                <text:p>211085000</text:p>
              </table:table-cell>
              <table:table-cell office:value-type="float" office:value="214096000">
                <text:p>214096000</text:p>
              </table:table-cell>
              <table:table-cell office:value-type="float" office:value="213310000">
                <text:p>2133100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11141000">
                <text:p>211141000</text:p>
              </table:table-cell>
              <table:table-cell office:value-type="float" office:value="223342000">
                <text:p>223342000</text:p>
              </table:table-cell>
              <table:table-cell office:value-type="float" office:value="222701000">
                <text:p>2227010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13514000">
                <text:p>213514000</text:p>
              </table:table-cell>
              <table:table-cell office:value-type="float" office:value="219473000">
                <text:p>219473000</text:p>
              </table:table-cell>
              <table:table-cell office:value-type="float" office:value="222476000">
                <text:p>2224760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6982000">
                <text:p>216982000</text:p>
              </table:table-cell>
              <table:table-cell office:value-type="float" office:value="218184000">
                <text:p>218184000</text:p>
              </table:table-cell>
              <table:table-cell office:value-type="float" office:value="217441000">
                <text:p>2174410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14776000">
                <text:p>214776000</text:p>
              </table:table-cell>
              <table:table-cell office:value-type="float" office:value="229571000">
                <text:p>229571000</text:p>
              </table:table-cell>
              <table:table-cell office:value-type="float" office:value="218410000">
                <text:p>2184100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13440000">
                <text:p>213440000</text:p>
              </table:table-cell>
              <table:table-cell office:value-type="float" office:value="226206000">
                <text:p>226206000</text:p>
              </table:table-cell>
              <table:table-cell office:value-type="float" office:value="230076000">
                <text:p>2300760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8124000">
                <text:p>218124000</text:p>
              </table:table-cell>
              <table:table-cell office:value-type="float" office:value="227480000">
                <text:p>227480000</text:p>
              </table:table-cell>
              <table:table-cell office:value-type="float" office:value="220941000">
                <text:p>2209410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19022000">
                <text:p>219022000</text:p>
              </table:table-cell>
              <table:table-cell office:value-type="float" office:value="231045000">
                <text:p>231045000</text:p>
              </table:table-cell>
              <table:table-cell office:value-type="float" office:value="222357000">
                <text:p>2223570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18357000">
                <text:p>218357000</text:p>
              </table:table-cell>
              <table:table-cell office:value-type="float" office:value="223308000">
                <text:p>223308000</text:p>
              </table:table-cell>
              <table:table-cell office:value-type="float" office:value="229081000">
                <text:p>2290810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18536000">
                <text:p>218536000</text:p>
              </table:table-cell>
              <table:table-cell office:value-type="float" office:value="227412000">
                <text:p>227412000</text:p>
              </table:table-cell>
              <table:table-cell office:value-type="float" office:value="222585000">
                <text:p>2225850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23006000">
                <text:p>223006000</text:p>
              </table:table-cell>
              <table:table-cell office:value-type="float" office:value="232524000">
                <text:p>232524000</text:p>
              </table:table-cell>
              <table:table-cell office:value-type="float" office:value="227497000">
                <text:p>2274970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4216000">
                <text:p>224216000</text:p>
              </table:table-cell>
              <table:table-cell office:value-type="float" office:value="236395000">
                <text:p>236395000</text:p>
              </table:table-cell>
              <table:table-cell office:value-type="float" office:value="228515000">
                <text:p>2285150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21318000">
                <text:p>221318000</text:p>
              </table:table-cell>
              <table:table-cell office:value-type="float" office:value="233486000">
                <text:p>233486000</text:p>
              </table:table-cell>
              <table:table-cell office:value-type="float" office:value="229693000">
                <text:p>2296930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22156000">
                <text:p>222156000</text:p>
              </table:table-cell>
              <table:table-cell office:value-type="float" office:value="251128000">
                <text:p>251128000</text:p>
              </table:table-cell>
              <table:table-cell office:value-type="float" office:value="226191000">
                <text:p>22619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41cm" svg:height="21.357cm" xlink:href=".." xlink:type="simple" chart:class="chart:radar" chart:style-name="ch1">
        <chart:legend chart:legend-position="end" svg:x="36.607cm" svg:y="9.881cm" style:legend-expansion="high" chart:style-name="ch2"/>
        <chart:plot-area chart:style-name="ch3" table:cell-range-address="data.B1:data.D601" chart:data-source-has-labels="row" svg:x="1.811cm" svg:y="0.427cm" svg:width="33.996cm" svg:height="19.522cm">
          <chart:coordinate-region svg:x="10.746cm" svg:y="2.126cm" svg:width="16.126cm" svg:height="16.126cm"/>
          <chart:axis chart:dimension="x" chart:name="primary-x" chart:style-name="ch4">
            <chart:title svg:x="18.368cm" svg:y="20.376cm" chart:style-name="ch5">
              <text:p>order</text:p>
            </chart:title>
          </chart:axis>
          <chart:axis chart:dimension="y" chart:name="primary-y" chart:style-name="ch4">
            <chart:title svg:x="0.451cm" svg:y="10.417cm" chart:style-name="ch6">
              <text:p>ns</text:p>
            </chart:title>
            <chart:grid chart:style-name="ch7" chart:class="major"/>
          </chart:axis>
          <chart:series chart:style-name="ch8" chart:values-cell-range-address="data.B2:data.B601" chart:label-cell-address="data.B1:data.B1" chart:class="chart:radar">
            <chart:data-point chart:repeated="600"/>
          </chart:series>
          <chart:series chart:style-name="ch9" chart:values-cell-range-address="data.C2:data.C601" chart:label-cell-address="data.C1:data.C1" chart:class="chart:radar">
            <chart:data-point chart:repeated="600"/>
          </chart:series>
          <chart:series chart:style-name="ch9" chart:values-cell-range-address="data.D2:data.D601" chart:label-cell-address="data.D1:data.D1" chart:class="chart:radar">
            <chart:data-point chart:repeated="6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mult</text:p>
                <draw:g>
                  <svg:desc>data.B1:data.B1</svg:desc>
                </draw:g>
              </table:table-cell>
              <table:table-cell office:value-type="string">
                <text:p>D.C mult</text:p>
                <draw:g>
                  <svg:desc>data.C1:data.C1</svg:desc>
                </draw:g>
              </table:table-cell>
              <table:table-cell office:value-type="string">
                <text:p>strassen mult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data.B2:data.B601</svg:desc>
                </draw:g>
              </table:table-cell>
              <table:table-cell office:value-type="float" office:value="38000">
                <text:p>38000</text:p>
                <draw:g>
                  <svg:desc>data.C2:data.C601</svg:desc>
                </draw:g>
              </table:table-cell>
              <table:table-cell office:value-type="float" office:value="4000">
                <text:p>4000</text:p>
                <draw:g>
                  <svg:desc>data.D2:data.D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0">
                <text:p>7000</text:p>
              </table:table-cell>
              <table:table-cell office:value-type="float" office:value="9000">
                <text:p>900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00">
                <text:p>13000</text:p>
              </table:table-cell>
              <table:table-cell office:value-type="float" office:value="17000">
                <text:p>17000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00">
                <text:p>23000</text:p>
              </table:table-cell>
              <table:table-cell office:value-type="float" office:value="24000">
                <text:p>24000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0">
                <text:p>25000</text:p>
              </table:table-cell>
              <table:table-cell office:value-type="float" office:value="28000">
                <text:p>2800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000">
                <text:p>32000</text:p>
              </table:table-cell>
              <table:table-cell office:value-type="float" office:value="40000">
                <text:p>400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000">
                <text:p>41000</text:p>
              </table:table-cell>
              <table:table-cell office:value-type="float" office:value="48000">
                <text:p>48000</text:p>
              </table:table-cell>
              <table:table-cell office:value-type="float" office:value="47000">
                <text:p>47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000">
                <text:p>53000</text:p>
              </table:table-cell>
              <table:table-cell office:value-type="float" office:value="55000">
                <text:p>55000</text:p>
              </table:table-cell>
              <table:table-cell office:value-type="float" office:value="57000">
                <text:p>57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000">
                <text:p>62000</text:p>
              </table:table-cell>
              <table:table-cell office:value-type="float" office:value="69000">
                <text:p>69000</text:p>
              </table:table-cell>
              <table:table-cell office:value-type="float" office:value="82000">
                <text:p>82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000">
                <text:p>85000</text:p>
              </table:table-cell>
              <table:table-cell office:value-type="float" office:value="83000">
                <text:p>83000</text:p>
              </table:table-cell>
              <table:table-cell office:value-type="float" office:value="84000">
                <text:p>84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6000">
                <text:p>406000</text:p>
              </table:table-cell>
              <table:table-cell office:value-type="float" office:value="104000">
                <text:p>104000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6000">
                <text:p>206000</text:p>
              </table:table-cell>
              <table:table-cell office:value-type="float" office:value="124000">
                <text:p>124000</text:p>
              </table:table-cell>
              <table:table-cell office:value-type="float" office:value="137000">
                <text:p>137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000">
                <text:p>137000</text:p>
              </table:table-cell>
              <table:table-cell office:value-type="float" office:value="140000">
                <text:p>140000</text:p>
              </table:table-cell>
              <table:table-cell office:value-type="float" office:value="156000">
                <text:p>156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000">
                <text:p>166000</text:p>
              </table:table-cell>
              <table:table-cell office:value-type="float" office:value="172000">
                <text:p>172000</text:p>
              </table:table-cell>
              <table:table-cell office:value-type="float" office:value="181000">
                <text:p>181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7000">
                <text:p>187000</text:p>
              </table:table-cell>
              <table:table-cell office:value-type="float" office:value="42000">
                <text:p>42000</text:p>
              </table:table-cell>
              <table:table-cell office:value-type="float" office:value="53000">
                <text:p>53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2000">
                <text:p>232000</text:p>
              </table:table-cell>
              <table:table-cell office:value-type="float" office:value="31000">
                <text:p>3100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1000">
                <text:p>251000</text:p>
              </table:table-cell>
              <table:table-cell office:value-type="float" office:value="42000">
                <text:p>4200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5000">
                <text:p>325000</text:p>
              </table:table-cell>
              <table:table-cell office:value-type="float" office:value="35000">
                <text:p>35000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000">
                <text:p>54000</text:p>
              </table:table-cell>
              <table:table-cell office:value-type="float" office:value="41000">
                <text:p>41000</text:p>
              </table:table-cell>
              <table:table-cell office:value-type="float" office:value="44000">
                <text:p>44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000">
                <text:p>45000</text:p>
              </table:table-cell>
              <table:table-cell office:value-type="float" office:value="43000">
                <text:p>43000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000">
                <text:p>57000</text:p>
              </table:table-cell>
              <table:table-cell office:value-type="float" office:value="50000">
                <text:p>50000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000">
                <text:p>86000</text:p>
              </table:table-cell>
              <table:table-cell office:value-type="float" office:value="59000">
                <text:p>59000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000">
                <text:p>62000</text:p>
              </table:table-cell>
              <table:table-cell office:value-type="float" office:value="60000">
                <text:p>60000</text:p>
              </table:table-cell>
              <table:table-cell office:value-type="float" office:value="57000">
                <text:p>57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000">
                <text:p>67000</text:p>
              </table:table-cell>
              <table:table-cell office:value-type="float" office:value="107000">
                <text:p>10700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000">
                <text:p>75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000">
                <text:p>101000</text:p>
              </table:table-cell>
              <table:table-cell office:value-type="float" office:value="131000">
                <text:p>131000</text:p>
              </table:table-cell>
              <table:table-cell office:value-type="float" office:value="119000">
                <text:p>119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1000">
                <text:p>151000</text:p>
              </table:table-cell>
              <table:table-cell office:value-type="float" office:value="96000">
                <text:p>9600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000">
                <text:p>101000</text:p>
              </table:table-cell>
              <table:table-cell office:value-type="float" office:value="150000">
                <text:p>150000</text:p>
              </table:table-cell>
              <table:table-cell office:value-type="float" office:value="153000">
                <text:p>153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000">
                <text:p>107000</text:p>
              </table:table-cell>
              <table:table-cell office:value-type="float" office:value="176000">
                <text:p>176000</text:p>
              </table:table-cell>
              <table:table-cell office:value-type="float" office:value="144000">
                <text:p>144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4000">
                <text:p>104000</text:p>
              </table:table-cell>
              <table:table-cell office:value-type="float" office:value="161000">
                <text:p>161000</text:p>
              </table:table-cell>
              <table:table-cell office:value-type="float" office:value="298000">
                <text:p>298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000">
                <text:p>104000</text:p>
              </table:table-cell>
              <table:table-cell office:value-type="float" office:value="150000">
                <text:p>150000</text:p>
              </table:table-cell>
              <table:table-cell office:value-type="float" office:value="127000">
                <text:p>127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000">
                <text:p>41000</text:p>
              </table:table-cell>
              <table:table-cell office:value-type="float" office:value="164000">
                <text:p>164000</text:p>
              </table:table-cell>
              <table:table-cell office:value-type="float" office:value="134000">
                <text:p>134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000">
                <text:p>41000</text:p>
              </table:table-cell>
              <table:table-cell office:value-type="float" office:value="161000">
                <text:p>161000</text:p>
              </table:table-cell>
              <table:table-cell office:value-type="float" office:value="139000">
                <text:p>139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000">
                <text:p>44000</text:p>
              </table:table-cell>
              <table:table-cell office:value-type="float" office:value="61000">
                <text:p>61000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000">
                <text:p>46000</text:p>
              </table:table-cell>
              <table:table-cell office:value-type="float" office:value="59000">
                <text:p>5900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">
                <text:p>50000</text:p>
              </table:table-cell>
              <table:table-cell office:value-type="float" office:value="63000">
                <text:p>63000</text:p>
              </table:table-cell>
              <table:table-cell office:value-type="float" office:value="55000">
                <text:p>55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000">
                <text:p>52000</text:p>
              </table:table-cell>
              <table:table-cell office:value-type="float" office:value="70000">
                <text:p>70000</text:p>
              </table:table-cell>
              <table:table-cell office:value-type="float" office:value="65000">
                <text:p>65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000">
                <text:p>57000</text:p>
              </table:table-cell>
              <table:table-cell office:value-type="float" office:value="69000">
                <text:p>6900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000">
                <text:p>67000</text:p>
              </table:table-cell>
              <table:table-cell office:value-type="float" office:value="170000">
                <text:p>170000</text:p>
              </table:table-cell>
              <table:table-cell office:value-type="float" office:value="72000">
                <text:p>72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000">
                <text:p>64000</text:p>
              </table:table-cell>
              <table:table-cell office:value-type="float" office:value="91000">
                <text:p>91000</text:p>
              </table:table-cell>
              <table:table-cell office:value-type="float" office:value="84000">
                <text:p>84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000">
                <text:p>78000</text:p>
              </table:table-cell>
              <table:table-cell office:value-type="float" office:value="87000">
                <text:p>87000</text:p>
              </table:table-cell>
              <table:table-cell office:value-type="float" office:value="76000">
                <text:p>76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000">
                <text:p>71000</text:p>
              </table:table-cell>
              <table:table-cell office:value-type="float" office:value="91000">
                <text:p>91000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000">
                <text:p>76000</text:p>
              </table:table-cell>
              <table:table-cell office:value-type="float" office:value="99000">
                <text:p>99000</text:p>
              </table:table-cell>
              <table:table-cell office:value-type="float" office:value="86000">
                <text:p>86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000">
                <text:p>83000</text:p>
              </table:table-cell>
              <table:table-cell office:value-type="float" office:value="105000">
                <text:p>105000</text:p>
              </table:table-cell>
              <table:table-cell office:value-type="float" office:value="92000">
                <text:p>92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8000">
                <text:p>88000</text:p>
              </table:table-cell>
              <table:table-cell office:value-type="float" office:value="105000">
                <text:p>105000</text:p>
              </table:table-cell>
              <table:table-cell office:value-type="float" office:value="98000">
                <text:p>98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0000">
                <text:p>110000</text:p>
              </table:table-cell>
              <table:table-cell office:value-type="float" office:value="156000">
                <text:p>156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000">
                <text:p>143000</text:p>
              </table:table-cell>
              <table:table-cell office:value-type="float" office:value="117000">
                <text:p>117000</text:p>
              </table:table-cell>
              <table:table-cell office:value-type="float" office:value="108000">
                <text:p>108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000">
                <text:p>99000</text:p>
              </table:table-cell>
              <table:table-cell office:value-type="float" office:value="122000">
                <text:p>122000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000">
                <text:p>105000</text:p>
              </table:table-cell>
              <table:table-cell office:value-type="float" office:value="129000">
                <text:p>129000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1000">
                <text:p>111000</text:p>
              </table:table-cell>
              <table:table-cell office:value-type="float" office:value="141000">
                <text:p>141000</text:p>
              </table:table-cell>
              <table:table-cell office:value-type="float" office:value="134000">
                <text:p>134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8000">
                <text:p>118000</text:p>
              </table:table-cell>
              <table:table-cell office:value-type="float" office:value="143000">
                <text:p>143000</text:p>
              </table:table-cell>
              <table:table-cell office:value-type="float" office:value="142000">
                <text:p>142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000">
                <text:p>128000</text:p>
              </table:table-cell>
              <table:table-cell office:value-type="float" office:value="151000">
                <text:p>151000</text:p>
              </table:table-cell>
              <table:table-cell office:value-type="float" office:value="142000">
                <text:p>142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00">
                <text:p>128000</text:p>
              </table:table-cell>
              <table:table-cell office:value-type="float" office:value="159000">
                <text:p>159000</text:p>
              </table:table-cell>
              <table:table-cell office:value-type="float" office:value="154000">
                <text:p>154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3000">
                <text:p>163000</text:p>
              </table:table-cell>
              <table:table-cell office:value-type="float" office:value="207000">
                <text:p>207000</text:p>
              </table:table-cell>
              <table:table-cell office:value-type="float" office:value="218000">
                <text:p>218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6000">
                <text:p>266000</text:p>
              </table:table-cell>
              <table:table-cell office:value-type="float" office:value="206000">
                <text:p>206000</text:p>
              </table:table-cell>
              <table:table-cell office:value-type="float" office:value="172000">
                <text:p>172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000">
                <text:p>151000</text:p>
              </table:table-cell>
              <table:table-cell office:value-type="float" office:value="182000">
                <text:p>182000</text:p>
              </table:table-cell>
              <table:table-cell office:value-type="float" office:value="178000">
                <text:p>178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000">
                <text:p>157000</text:p>
              </table:table-cell>
              <table:table-cell office:value-type="float" office:value="267000">
                <text:p>267000</text:p>
              </table:table-cell>
              <table:table-cell office:value-type="float" office:value="188000">
                <text:p>188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000">
                <text:p>168000</text:p>
              </table:table-cell>
              <table:table-cell office:value-type="float" office:value="303000">
                <text:p>303000</text:p>
              </table:table-cell>
              <table:table-cell office:value-type="float" office:value="201000">
                <text:p>201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2000">
                <text:p>172000</text:p>
              </table:table-cell>
              <table:table-cell office:value-type="float" office:value="207000">
                <text:p>207000</text:p>
              </table:table-cell>
              <table:table-cell office:value-type="float" office:value="202000">
                <text:p>202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4000">
                <text:p>184000</text:p>
              </table:table-cell>
              <table:table-cell office:value-type="float" office:value="221000">
                <text:p>221000</text:p>
              </table:table-cell>
              <table:table-cell office:value-type="float" office:value="209000">
                <text:p>209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7000">
                <text:p>187000</text:p>
              </table:table-cell>
              <table:table-cell office:value-type="float" office:value="230000">
                <text:p>230000</text:p>
              </table:table-cell>
              <table:table-cell office:value-type="float" office:value="222000">
                <text:p>222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3000">
                <text:p>203000</text:p>
              </table:table-cell>
              <table:table-cell office:value-type="float" office:value="271000">
                <text:p>271000</text:p>
              </table:table-cell>
              <table:table-cell office:value-type="float" office:value="233000">
                <text:p>233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5000">
                <text:p>205000</text:p>
              </table:table-cell>
              <table:table-cell office:value-type="float" office:value="249000">
                <text:p>249000</text:p>
              </table:table-cell>
              <table:table-cell office:value-type="float" office:value="238000">
                <text:p>238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0000">
                <text:p>220000</text:p>
              </table:table-cell>
              <table:table-cell office:value-type="float" office:value="254000">
                <text:p>254000</text:p>
              </table:table-cell>
              <table:table-cell office:value-type="float" office:value="271000">
                <text:p>271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5000">
                <text:p>235000</text:p>
              </table:table-cell>
              <table:table-cell office:value-type="float" office:value="292000">
                <text:p>292000</text:p>
              </table:table-cell>
              <table:table-cell office:value-type="float" office:value="262000">
                <text:p>262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1000">
                <text:p>231000</text:p>
              </table:table-cell>
              <table:table-cell office:value-type="float" office:value="291000">
                <text:p>291000</text:p>
              </table:table-cell>
              <table:table-cell office:value-type="float" office:value="286000">
                <text:p>286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2000">
                <text:p>242000</text:p>
              </table:table-cell>
              <table:table-cell office:value-type="float" office:value="293000">
                <text:p>293000</text:p>
              </table:table-cell>
              <table:table-cell office:value-type="float" office:value="284000">
                <text:p>284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9000">
                <text:p>289000</text:p>
              </table:table-cell>
              <table:table-cell office:value-type="float" office:value="302000">
                <text:p>302000</text:p>
              </table:table-cell>
              <table:table-cell office:value-type="float" office:value="293000">
                <text:p>293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1000">
                <text:p>281000</text:p>
              </table:table-cell>
              <table:table-cell office:value-type="float" office:value="432000">
                <text:p>432000</text:p>
              </table:table-cell>
              <table:table-cell office:value-type="float" office:value="309000">
                <text:p>309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3000">
                <text:p>293000</text:p>
              </table:table-cell>
              <table:table-cell office:value-type="float" office:value="476000">
                <text:p>476000</text:p>
              </table:table-cell>
              <table:table-cell office:value-type="float" office:value="474000">
                <text:p>474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4000">
                <text:p>424000</text:p>
              </table:table-cell>
              <table:table-cell office:value-type="float" office:value="346000">
                <text:p>346000</text:p>
              </table:table-cell>
              <table:table-cell office:value-type="float" office:value="330000">
                <text:p>33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9000">
                <text:p>379000</text:p>
              </table:table-cell>
              <table:table-cell office:value-type="float" office:value="424000">
                <text:p>424000</text:p>
              </table:table-cell>
              <table:table-cell office:value-type="float" office:value="344000">
                <text:p>344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5000">
                <text:p>305000</text:p>
              </table:table-cell>
              <table:table-cell office:value-type="float" office:value="370000">
                <text:p>370000</text:p>
              </table:table-cell>
              <table:table-cell office:value-type="float" office:value="388000">
                <text:p>388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6000">
                <text:p>316000</text:p>
              </table:table-cell>
              <table:table-cell office:value-type="float" office:value="391000">
                <text:p>391000</text:p>
              </table:table-cell>
              <table:table-cell office:value-type="float" office:value="371000">
                <text:p>371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0000">
                <text:p>330000</text:p>
              </table:table-cell>
              <table:table-cell office:value-type="float" office:value="434000">
                <text:p>434000</text:p>
              </table:table-cell>
              <table:table-cell office:value-type="float" office:value="423000">
                <text:p>423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6000">
                <text:p>346000</text:p>
              </table:table-cell>
              <table:table-cell office:value-type="float" office:value="428000">
                <text:p>428000</text:p>
              </table:table-cell>
              <table:table-cell office:value-type="float" office:value="412000">
                <text:p>412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5000">
                <text:p>355000</text:p>
              </table:table-cell>
              <table:table-cell office:value-type="float" office:value="453000">
                <text:p>453000</text:p>
              </table:table-cell>
              <table:table-cell office:value-type="float" office:value="415000">
                <text:p>415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3000">
                <text:p>373000</text:p>
              </table:table-cell>
              <table:table-cell office:value-type="float" office:value="448000">
                <text:p>448000</text:p>
              </table:table-cell>
              <table:table-cell office:value-type="float" office:value="460000">
                <text:p>46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2000">
                <text:p>372000</text:p>
              </table:table-cell>
              <table:table-cell office:value-type="float" office:value="486000">
                <text:p>486000</text:p>
              </table:table-cell>
              <table:table-cell office:value-type="float" office:value="442000">
                <text:p>442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7000">
                <text:p>387000</text:p>
              </table:table-cell>
              <table:table-cell office:value-type="float" office:value="477000">
                <text:p>477000</text:p>
              </table:table-cell>
              <table:table-cell office:value-type="float" office:value="461000">
                <text:p>461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9000">
                <text:p>409000</text:p>
              </table:table-cell>
              <table:table-cell office:value-type="float" office:value="659000">
                <text:p>659000</text:p>
              </table:table-cell>
              <table:table-cell office:value-type="float" office:value="488000">
                <text:p>488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000">
                <text:p>440000</text:p>
              </table:table-cell>
              <table:table-cell office:value-type="float" office:value="506000">
                <text:p>506000</text:p>
              </table:table-cell>
              <table:table-cell office:value-type="float" office:value="490000">
                <text:p>49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6000">
                <text:p>426000</text:p>
              </table:table-cell>
              <table:table-cell office:value-type="float" office:value="538000">
                <text:p>538000</text:p>
              </table:table-cell>
              <table:table-cell office:value-type="float" office:value="502000">
                <text:p>502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5000">
                <text:p>455000</text:p>
              </table:table-cell>
              <table:table-cell office:value-type="float" office:value="520000">
                <text:p>520000</text:p>
              </table:table-cell>
              <table:table-cell office:value-type="float" office:value="614000">
                <text:p>614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1000">
                <text:p>491000</text:p>
              </table:table-cell>
              <table:table-cell office:value-type="float" office:value="537000">
                <text:p>537000</text:p>
              </table:table-cell>
              <table:table-cell office:value-type="float" office:value="539000">
                <text:p>539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3000">
                <text:p>473000</text:p>
              </table:table-cell>
              <table:table-cell office:value-type="float" office:value="556000">
                <text:p>556000</text:p>
              </table:table-cell>
              <table:table-cell office:value-type="float" office:value="565000">
                <text:p>565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6000">
                <text:p>496000</text:p>
              </table:table-cell>
              <table:table-cell office:value-type="float" office:value="580000">
                <text:p>580000</text:p>
              </table:table-cell>
              <table:table-cell office:value-type="float" office:value="582000">
                <text:p>582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4000">
                <text:p>504000</text:p>
              </table:table-cell>
              <table:table-cell office:value-type="float" office:value="604000">
                <text:p>604000</text:p>
              </table:table-cell>
              <table:table-cell office:value-type="float" office:value="597000">
                <text:p>597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9000">
                <text:p>519000</text:p>
              </table:table-cell>
              <table:table-cell office:value-type="float" office:value="626000">
                <text:p>626000</text:p>
              </table:table-cell>
              <table:table-cell office:value-type="float" office:value="614000">
                <text:p>614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6000">
                <text:p>556000</text:p>
              </table:table-cell>
              <table:table-cell office:value-type="float" office:value="644000">
                <text:p>644000</text:p>
              </table:table-cell>
              <table:table-cell office:value-type="float" office:value="637000">
                <text:p>637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0000">
                <text:p>550000</text:p>
              </table:table-cell>
              <table:table-cell office:value-type="float" office:value="678000">
                <text:p>678000</text:p>
              </table:table-cell>
              <table:table-cell office:value-type="float" office:value="656000">
                <text:p>656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36000">
                <text:p>636000</text:p>
              </table:table-cell>
              <table:table-cell office:value-type="float" office:value="687000">
                <text:p>687000</text:p>
              </table:table-cell>
              <table:table-cell office:value-type="float" office:value="729000">
                <text:p>729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0000">
                <text:p>600000</text:p>
              </table:table-cell>
              <table:table-cell office:value-type="float" office:value="718000">
                <text:p>718000</text:p>
              </table:table-cell>
              <table:table-cell office:value-type="float" office:value="700000">
                <text:p>7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46000">
                <text:p>646000</text:p>
              </table:table-cell>
              <table:table-cell office:value-type="float" office:value="835000">
                <text:p>835000</text:p>
              </table:table-cell>
              <table:table-cell office:value-type="float" office:value="773000">
                <text:p>773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7000">
                <text:p>657000</text:p>
              </table:table-cell>
              <table:table-cell office:value-type="float" office:value="764000">
                <text:p>764000</text:p>
              </table:table-cell>
              <table:table-cell office:value-type="float" office:value="760000">
                <text:p>76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61000">
                <text:p>661000</text:p>
              </table:table-cell>
              <table:table-cell office:value-type="float" office:value="778000">
                <text:p>778000</text:p>
              </table:table-cell>
              <table:table-cell office:value-type="float" office:value="769000">
                <text:p>769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8000">
                <text:p>688000</text:p>
              </table:table-cell>
              <table:table-cell office:value-type="float" office:value="821000">
                <text:p>821000</text:p>
              </table:table-cell>
              <table:table-cell office:value-type="float" office:value="810000">
                <text:p>81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91000">
                <text:p>691000</text:p>
              </table:table-cell>
              <table:table-cell office:value-type="float" office:value="870000">
                <text:p>870000</text:p>
              </table:table-cell>
              <table:table-cell office:value-type="float" office:value="1190000">
                <text:p>119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33000">
                <text:p>733000</text:p>
              </table:table-cell>
              <table:table-cell office:value-type="float" office:value="859000">
                <text:p>859000</text:p>
              </table:table-cell>
              <table:table-cell office:value-type="float" office:value="851000">
                <text:p>851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41000">
                <text:p>741000</text:p>
              </table:table-cell>
              <table:table-cell office:value-type="float" office:value="952000">
                <text:p>952000</text:p>
              </table:table-cell>
              <table:table-cell office:value-type="float" office:value="1044000">
                <text:p>1044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6000">
                <text:p>756000</text:p>
              </table:table-cell>
              <table:table-cell office:value-type="float" office:value="914000">
                <text:p>914000</text:p>
              </table:table-cell>
              <table:table-cell office:value-type="float" office:value="893000">
                <text:p>893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3000">
                <text:p>793000</text:p>
              </table:table-cell>
              <table:table-cell office:value-type="float" office:value="957000">
                <text:p>957000</text:p>
              </table:table-cell>
              <table:table-cell office:value-type="float" office:value="953000">
                <text:p>953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13000">
                <text:p>813000</text:p>
              </table:table-cell>
              <table:table-cell office:value-type="float" office:value="992000">
                <text:p>992000</text:p>
              </table:table-cell>
              <table:table-cell office:value-type="float" office:value="1066000">
                <text:p>1066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34000">
                <text:p>834000</text:p>
              </table:table-cell>
              <table:table-cell office:value-type="float" office:value="993000">
                <text:p>993000</text:p>
              </table:table-cell>
              <table:table-cell office:value-type="float" office:value="1030000">
                <text:p>103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4000">
                <text:p>1004000</text:p>
              </table:table-cell>
              <table:table-cell office:value-type="float" office:value="1601000">
                <text:p>1601000</text:p>
              </table:table-cell>
              <table:table-cell office:value-type="float" office:value="1421000">
                <text:p>1421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13000">
                <text:p>1013000</text:p>
              </table:table-cell>
              <table:table-cell office:value-type="float" office:value="1130000">
                <text:p>1130000</text:p>
              </table:table-cell>
              <table:table-cell office:value-type="float" office:value="1114000">
                <text:p>1114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11000">
                <text:p>911000</text:p>
              </table:table-cell>
              <table:table-cell office:value-type="float" office:value="1113000">
                <text:p>1113000</text:p>
              </table:table-cell>
              <table:table-cell office:value-type="float" office:value="1130000">
                <text:p>113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44000">
                <text:p>944000</text:p>
              </table:table-cell>
              <table:table-cell office:value-type="float" office:value="1274000">
                <text:p>1274000</text:p>
              </table:table-cell>
              <table:table-cell office:value-type="float" office:value="1118000">
                <text:p>1118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91000">
                <text:p>1091000</text:p>
              </table:table-cell>
              <table:table-cell office:value-type="float" office:value="1149000">
                <text:p>1149000</text:p>
              </table:table-cell>
              <table:table-cell office:value-type="float" office:value="1121000">
                <text:p>1121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33000">
                <text:p>1033000</text:p>
              </table:table-cell>
              <table:table-cell office:value-type="float" office:value="1174000">
                <text:p>1174000</text:p>
              </table:table-cell>
              <table:table-cell office:value-type="float" office:value="1359000">
                <text:p>1359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1000">
                <text:p>1001000</text:p>
              </table:table-cell>
              <table:table-cell office:value-type="float" office:value="1193000">
                <text:p>1193000</text:p>
              </table:table-cell>
              <table:table-cell office:value-type="float" office:value="1195000">
                <text:p>1195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0000">
                <text:p>1070000</text:p>
              </table:table-cell>
              <table:table-cell office:value-type="float" office:value="1201000">
                <text:p>1201000</text:p>
              </table:table-cell>
              <table:table-cell office:value-type="float" office:value="1318000">
                <text:p>1318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78000">
                <text:p>1278000</text:p>
              </table:table-cell>
              <table:table-cell office:value-type="float" office:value="1242000">
                <text:p>1242000</text:p>
              </table:table-cell>
              <table:table-cell office:value-type="float" office:value="1220000">
                <text:p>122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34000">
                <text:p>1134000</text:p>
              </table:table-cell>
              <table:table-cell office:value-type="float" office:value="1367000">
                <text:p>1367000</text:p>
              </table:table-cell>
              <table:table-cell office:value-type="float" office:value="1291000">
                <text:p>1291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28000">
                <text:p>1328000</text:p>
              </table:table-cell>
              <table:table-cell office:value-type="float" office:value="1329000">
                <text:p>1329000</text:p>
              </table:table-cell>
              <table:table-cell office:value-type="float" office:value="1456000">
                <text:p>1456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51000">
                <text:p>1151000</text:p>
              </table:table-cell>
              <table:table-cell office:value-type="float" office:value="1369000">
                <text:p>1369000</text:p>
              </table:table-cell>
              <table:table-cell office:value-type="float" office:value="1367000">
                <text:p>1367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63000">
                <text:p>1163000</text:p>
              </table:table-cell>
              <table:table-cell office:value-type="float" office:value="1393000">
                <text:p>1393000</text:p>
              </table:table-cell>
              <table:table-cell office:value-type="float" office:value="1378000">
                <text:p>1378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2000">
                <text:p>1212000</text:p>
              </table:table-cell>
              <table:table-cell office:value-type="float" office:value="1423000">
                <text:p>1423000</text:p>
              </table:table-cell>
              <table:table-cell office:value-type="float" office:value="1425000">
                <text:p>1425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04000">
                <text:p>1904000</text:p>
              </table:table-cell>
              <table:table-cell office:value-type="float" office:value="1929000">
                <text:p>1929000</text:p>
              </table:table-cell>
              <table:table-cell office:value-type="float" office:value="1929000">
                <text:p>1929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75000">
                <text:p>1975000</text:p>
              </table:table-cell>
              <table:table-cell office:value-type="float" office:value="2009000">
                <text:p>2009000</text:p>
              </table:table-cell>
              <table:table-cell office:value-type="float" office:value="1977000">
                <text:p>1977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48000">
                <text:p>1348000</text:p>
              </table:table-cell>
              <table:table-cell office:value-type="float" office:value="1519000">
                <text:p>1519000</text:p>
              </table:table-cell>
              <table:table-cell office:value-type="float" office:value="1507000">
                <text:p>1507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1000">
                <text:p>1411000</text:p>
              </table:table-cell>
              <table:table-cell office:value-type="float" office:value="1779000">
                <text:p>1779000</text:p>
              </table:table-cell>
              <table:table-cell office:value-type="float" office:value="1674000">
                <text:p>1674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93000">
                <text:p>1393000</text:p>
              </table:table-cell>
              <table:table-cell office:value-type="float" office:value="1698000">
                <text:p>1698000</text:p>
              </table:table-cell>
              <table:table-cell office:value-type="float" office:value="1569000">
                <text:p>1569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81000">
                <text:p>1381000</text:p>
              </table:table-cell>
              <table:table-cell office:value-type="float" office:value="1658000">
                <text:p>1658000</text:p>
              </table:table-cell>
              <table:table-cell office:value-type="float" office:value="2216000">
                <text:p>2216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12000">
                <text:p>1412000</text:p>
              </table:table-cell>
              <table:table-cell office:value-type="float" office:value="1957000">
                <text:p>1957000</text:p>
              </table:table-cell>
              <table:table-cell office:value-type="float" office:value="1789000">
                <text:p>1789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15000">
                <text:p>1515000</text:p>
              </table:table-cell>
              <table:table-cell office:value-type="float" office:value="1710000">
                <text:p>1710000</text:p>
              </table:table-cell>
              <table:table-cell office:value-type="float" office:value="1681000">
                <text:p>1681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20000">
                <text:p>1520000</text:p>
              </table:table-cell>
              <table:table-cell office:value-type="float" office:value="2243000">
                <text:p>2243000</text:p>
              </table:table-cell>
              <table:table-cell office:value-type="float" office:value="1719000">
                <text:p>1719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85000">
                <text:p>1485000</text:p>
              </table:table-cell>
              <table:table-cell office:value-type="float" office:value="1849000">
                <text:p>1849000</text:p>
              </table:table-cell>
              <table:table-cell office:value-type="float" office:value="1824000">
                <text:p>1824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43000">
                <text:p>1543000</text:p>
              </table:table-cell>
              <table:table-cell office:value-type="float" office:value="1809000">
                <text:p>1809000</text:p>
              </table:table-cell>
              <table:table-cell office:value-type="float" office:value="1801000">
                <text:p>1801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24000">
                <text:p>1624000</text:p>
              </table:table-cell>
              <table:table-cell office:value-type="float" office:value="1969000">
                <text:p>1969000</text:p>
              </table:table-cell>
              <table:table-cell office:value-type="float" office:value="1840000">
                <text:p>1840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95000">
                <text:p>1595000</text:p>
              </table:table-cell>
              <table:table-cell office:value-type="float" office:value="1896000">
                <text:p>1896000</text:p>
              </table:table-cell>
              <table:table-cell office:value-type="float" office:value="1885000">
                <text:p>1885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96000">
                <text:p>1696000</text:p>
              </table:table-cell>
              <table:table-cell office:value-type="float" office:value="1948000">
                <text:p>1948000</text:p>
              </table:table-cell>
              <table:table-cell office:value-type="float" office:value="1933000">
                <text:p>1933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27000">
                <text:p>1727000</text:p>
              </table:table-cell>
              <table:table-cell office:value-type="float" office:value="2039000">
                <text:p>2039000</text:p>
              </table:table-cell>
              <table:table-cell office:value-type="float" office:value="1964000">
                <text:p>1964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5000">
                <text:p>1755000</text:p>
              </table:table-cell>
              <table:table-cell office:value-type="float" office:value="2050000">
                <text:p>2050000</text:p>
              </table:table-cell>
              <table:table-cell office:value-type="float" office:value="1994000">
                <text:p>1994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18000">
                <text:p>1718000</text:p>
              </table:table-cell>
              <table:table-cell office:value-type="float" office:value="2047000">
                <text:p>2047000</text:p>
              </table:table-cell>
              <table:table-cell office:value-type="float" office:value="2081000">
                <text:p>2081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57000">
                <text:p>1757000</text:p>
              </table:table-cell>
              <table:table-cell office:value-type="float" office:value="2088000">
                <text:p>2088000</text:p>
              </table:table-cell>
              <table:table-cell office:value-type="float" office:value="2085000">
                <text:p>2085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95000">
                <text:p>1995000</text:p>
              </table:table-cell>
              <table:table-cell office:value-type="float" office:value="2262000">
                <text:p>2262000</text:p>
              </table:table-cell>
              <table:table-cell office:value-type="float" office:value="2277000">
                <text:p>2277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72000">
                <text:p>2072000</text:p>
              </table:table-cell>
              <table:table-cell office:value-type="float" office:value="2345000">
                <text:p>2345000</text:p>
              </table:table-cell>
              <table:table-cell office:value-type="float" office:value="2324000">
                <text:p>2324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68000">
                <text:p>1868000</text:p>
              </table:table-cell>
              <table:table-cell office:value-type="float" office:value="2234000">
                <text:p>2234000</text:p>
              </table:table-cell>
              <table:table-cell office:value-type="float" office:value="2224000">
                <text:p>2224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04000">
                <text:p>1904000</text:p>
              </table:table-cell>
              <table:table-cell office:value-type="float" office:value="2274000">
                <text:p>2274000</text:p>
              </table:table-cell>
              <table:table-cell office:value-type="float" office:value="2271000">
                <text:p>2271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39000">
                <text:p>1939000</text:p>
              </table:table-cell>
              <table:table-cell office:value-type="float" office:value="2341000">
                <text:p>2341000</text:p>
              </table:table-cell>
              <table:table-cell office:value-type="float" office:value="2347000">
                <text:p>2347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97000">
                <text:p>1997000</text:p>
              </table:table-cell>
              <table:table-cell office:value-type="float" office:value="2395000">
                <text:p>2395000</text:p>
              </table:table-cell>
              <table:table-cell office:value-type="float" office:value="2379000">
                <text:p>2379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32000">
                <text:p>2032000</text:p>
              </table:table-cell>
              <table:table-cell office:value-type="float" office:value="2435000">
                <text:p>2435000</text:p>
              </table:table-cell>
              <table:table-cell office:value-type="float" office:value="2415000">
                <text:p>2415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01000">
                <text:p>2101000</text:p>
              </table:table-cell>
              <table:table-cell office:value-type="float" office:value="2477000">
                <text:p>2477000</text:p>
              </table:table-cell>
              <table:table-cell office:value-type="float" office:value="2464000">
                <text:p>2464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23000">
                <text:p>2123000</text:p>
              </table:table-cell>
              <table:table-cell office:value-type="float" office:value="2589000">
                <text:p>2589000</text:p>
              </table:table-cell>
              <table:table-cell office:value-type="float" office:value="2612000">
                <text:p>2612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12000">
                <text:p>2212000</text:p>
              </table:table-cell>
              <table:table-cell office:value-type="float" office:value="2620000">
                <text:p>2620000</text:p>
              </table:table-cell>
              <table:table-cell office:value-type="float" office:value="3953000">
                <text:p>3953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86000">
                <text:p>3886000</text:p>
              </table:table-cell>
              <table:table-cell office:value-type="float" office:value="2791000">
                <text:p>2791000</text:p>
              </table:table-cell>
              <table:table-cell office:value-type="float" office:value="2769000">
                <text:p>2769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16000">
                <text:p>2416000</text:p>
              </table:table-cell>
              <table:table-cell office:value-type="float" office:value="5150000">
                <text:p>5150000</text:p>
              </table:table-cell>
              <table:table-cell office:value-type="float" office:value="3879000">
                <text:p>3879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02000">
                <text:p>2402000</text:p>
              </table:table-cell>
              <table:table-cell office:value-type="float" office:value="2893000">
                <text:p>2893000</text:p>
              </table:table-cell>
              <table:table-cell office:value-type="float" office:value="2808000">
                <text:p>2808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75000">
                <text:p>2375000</text:p>
              </table:table-cell>
              <table:table-cell office:value-type="float" office:value="2886000">
                <text:p>2886000</text:p>
              </table:table-cell>
              <table:table-cell office:value-type="float" office:value="2873000">
                <text:p>2873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83000">
                <text:p>2983000</text:p>
              </table:table-cell>
              <table:table-cell office:value-type="float" office:value="3221000">
                <text:p>3221000</text:p>
              </table:table-cell>
              <table:table-cell office:value-type="float" office:value="3234000">
                <text:p>3234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62000">
                <text:p>2962000</text:p>
              </table:table-cell>
              <table:table-cell office:value-type="float" office:value="3334000">
                <text:p>3334000</text:p>
              </table:table-cell>
              <table:table-cell office:value-type="float" office:value="3325000">
                <text:p>3325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66000">
                <text:p>2466000</text:p>
              </table:table-cell>
              <table:table-cell office:value-type="float" office:value="2954000">
                <text:p>2954000</text:p>
              </table:table-cell>
              <table:table-cell office:value-type="float" office:value="2967000">
                <text:p>2967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20000">
                <text:p>2620000</text:p>
              </table:table-cell>
              <table:table-cell office:value-type="float" office:value="3035000">
                <text:p>3035000</text:p>
              </table:table-cell>
              <table:table-cell office:value-type="float" office:value="3013000">
                <text:p>3013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44000">
                <text:p>2644000</text:p>
              </table:table-cell>
              <table:table-cell office:value-type="float" office:value="3119000">
                <text:p>3119000</text:p>
              </table:table-cell>
              <table:table-cell office:value-type="float" office:value="3109000">
                <text:p>3109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59000">
                <text:p>2759000</text:p>
              </table:table-cell>
              <table:table-cell office:value-type="float" office:value="3193000">
                <text:p>3193000</text:p>
              </table:table-cell>
              <table:table-cell office:value-type="float" office:value="3141000">
                <text:p>3141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78000">
                <text:p>2778000</text:p>
              </table:table-cell>
              <table:table-cell office:value-type="float" office:value="3251000">
                <text:p>3251000</text:p>
              </table:table-cell>
              <table:table-cell office:value-type="float" office:value="3241000">
                <text:p>3241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06000">
                <text:p>2906000</text:p>
              </table:table-cell>
              <table:table-cell office:value-type="float" office:value="3318000">
                <text:p>3318000</text:p>
              </table:table-cell>
              <table:table-cell office:value-type="float" office:value="3281000">
                <text:p>3281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50000">
                <text:p>2750000</text:p>
              </table:table-cell>
              <table:table-cell office:value-type="float" office:value="3307000">
                <text:p>3307000</text:p>
              </table:table-cell>
              <table:table-cell office:value-type="float" office:value="3283000">
                <text:p>3283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21000">
                <text:p>2821000</text:p>
              </table:table-cell>
              <table:table-cell office:value-type="float" office:value="3375000">
                <text:p>3375000</text:p>
              </table:table-cell>
              <table:table-cell office:value-type="float" office:value="3341000">
                <text:p>3341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89000">
                <text:p>2989000</text:p>
              </table:table-cell>
              <table:table-cell office:value-type="float" office:value="3625000">
                <text:p>3625000</text:p>
              </table:table-cell>
              <table:table-cell office:value-type="float" office:value="3534000">
                <text:p>3534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17000">
                <text:p>3017000</text:p>
              </table:table-cell>
              <table:table-cell office:value-type="float" office:value="3498000">
                <text:p>3498000</text:p>
              </table:table-cell>
              <table:table-cell office:value-type="float" office:value="3514000">
                <text:p>3514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96000">
                <text:p>2996000</text:p>
              </table:table-cell>
              <table:table-cell office:value-type="float" office:value="3525000">
                <text:p>3525000</text:p>
              </table:table-cell>
              <table:table-cell office:value-type="float" office:value="3517000">
                <text:p>3517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36000">
                <text:p>3036000</text:p>
              </table:table-cell>
              <table:table-cell office:value-type="float" office:value="3609000">
                <text:p>3609000</text:p>
              </table:table-cell>
              <table:table-cell office:value-type="float" office:value="3616000">
                <text:p>3616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81000">
                <text:p>3181000</text:p>
              </table:table-cell>
              <table:table-cell office:value-type="float" office:value="3761000">
                <text:p>3761000</text:p>
              </table:table-cell>
              <table:table-cell office:value-type="float" office:value="3764000">
                <text:p>3764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47000">
                <text:p>3147000</text:p>
              </table:table-cell>
              <table:table-cell office:value-type="float" office:value="3719000">
                <text:p>3719000</text:p>
              </table:table-cell>
              <table:table-cell office:value-type="float" office:value="3728000">
                <text:p>3728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88000">
                <text:p>3188000</text:p>
              </table:table-cell>
              <table:table-cell office:value-type="float" office:value="3784000">
                <text:p>3784000</text:p>
              </table:table-cell>
              <table:table-cell office:value-type="float" office:value="3808000">
                <text:p>3808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35000">
                <text:p>3235000</text:p>
              </table:table-cell>
              <table:table-cell office:value-type="float" office:value="3887000">
                <text:p>3887000</text:p>
              </table:table-cell>
              <table:table-cell office:value-type="float" office:value="3856000">
                <text:p>3856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56000">
                <text:p>3756000</text:p>
              </table:table-cell>
              <table:table-cell office:value-type="float" office:value="4365000">
                <text:p>4365000</text:p>
              </table:table-cell>
              <table:table-cell office:value-type="float" office:value="4351000">
                <text:p>4351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93000">
                <text:p>3693000</text:p>
              </table:table-cell>
              <table:table-cell office:value-type="float" office:value="4186000">
                <text:p>4186000</text:p>
              </table:table-cell>
              <table:table-cell office:value-type="float" office:value="4212000">
                <text:p>4212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26000">
                <text:p>3526000</text:p>
              </table:table-cell>
              <table:table-cell office:value-type="float" office:value="4075000">
                <text:p>4075000</text:p>
              </table:table-cell>
              <table:table-cell office:value-type="float" office:value="4040000">
                <text:p>404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67000">
                <text:p>3467000</text:p>
              </table:table-cell>
              <table:table-cell office:value-type="float" office:value="4291000">
                <text:p>4291000</text:p>
              </table:table-cell>
              <table:table-cell office:value-type="float" office:value="4279000">
                <text:p>4279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00000">
                <text:p>3700000</text:p>
              </table:table-cell>
              <table:table-cell office:value-type="float" office:value="4263000">
                <text:p>4263000</text:p>
              </table:table-cell>
              <table:table-cell office:value-type="float" office:value="4237000">
                <text:p>4237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47000">
                <text:p>3647000</text:p>
              </table:table-cell>
              <table:table-cell office:value-type="float" office:value="4490000">
                <text:p>4490000</text:p>
              </table:table-cell>
              <table:table-cell office:value-type="float" office:value="4418000">
                <text:p>4418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99000">
                <text:p>3699000</text:p>
              </table:table-cell>
              <table:table-cell office:value-type="float" office:value="4359000">
                <text:p>4359000</text:p>
              </table:table-cell>
              <table:table-cell office:value-type="float" office:value="4362000">
                <text:p>4362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46000">
                <text:p>3846000</text:p>
              </table:table-cell>
              <table:table-cell office:value-type="float" office:value="4445000">
                <text:p>4445000</text:p>
              </table:table-cell>
              <table:table-cell office:value-type="float" office:value="4421000">
                <text:p>4421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49000">
                <text:p>4449000</text:p>
              </table:table-cell>
              <table:table-cell office:value-type="float" office:value="5012000">
                <text:p>5012000</text:p>
              </table:table-cell>
              <table:table-cell office:value-type="float" office:value="4884000">
                <text:p>4884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83000">
                <text:p>4583000</text:p>
              </table:table-cell>
              <table:table-cell office:value-type="float" office:value="5003000">
                <text:p>5003000</text:p>
              </table:table-cell>
              <table:table-cell office:value-type="float" office:value="4973000">
                <text:p>4973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05000">
                <text:p>3905000</text:p>
              </table:table-cell>
              <table:table-cell office:value-type="float" office:value="4690000">
                <text:p>4690000</text:p>
              </table:table-cell>
              <table:table-cell office:value-type="float" office:value="4638000">
                <text:p>4638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32000">
                <text:p>4232000</text:p>
              </table:table-cell>
              <table:table-cell office:value-type="float" office:value="4828000">
                <text:p>4828000</text:p>
              </table:table-cell>
              <table:table-cell office:value-type="float" office:value="4788000">
                <text:p>4788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52000">
                <text:p>4052000</text:p>
              </table:table-cell>
              <table:table-cell office:value-type="float" office:value="4905000">
                <text:p>4905000</text:p>
              </table:table-cell>
              <table:table-cell office:value-type="float" office:value="4810000">
                <text:p>481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44000">
                <text:p>4244000</text:p>
              </table:table-cell>
              <table:table-cell office:value-type="float" office:value="4952000">
                <text:p>4952000</text:p>
              </table:table-cell>
              <table:table-cell office:value-type="float" office:value="4912000">
                <text:p>4912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968000">
                <text:p>5968000</text:p>
              </table:table-cell>
              <table:table-cell office:value-type="float" office:value="6218000">
                <text:p>6218000</text:p>
              </table:table-cell>
              <table:table-cell office:value-type="float" office:value="6247000">
                <text:p>6247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502000">
                <text:p>6502000</text:p>
              </table:table-cell>
              <table:table-cell office:value-type="float" office:value="6626000">
                <text:p>6626000</text:p>
              </table:table-cell>
              <table:table-cell office:value-type="float" office:value="6587000">
                <text:p>6587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498000">
                <text:p>4498000</text:p>
              </table:table-cell>
              <table:table-cell office:value-type="float" office:value="5377000">
                <text:p>5377000</text:p>
              </table:table-cell>
              <table:table-cell office:value-type="float" office:value="5278000">
                <text:p>5278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64000">
                <text:p>4564000</text:p>
              </table:table-cell>
              <table:table-cell office:value-type="float" office:value="5624000">
                <text:p>5624000</text:p>
              </table:table-cell>
              <table:table-cell office:value-type="float" office:value="5424000">
                <text:p>5424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659000">
                <text:p>4659000</text:p>
              </table:table-cell>
              <table:table-cell office:value-type="float" office:value="5506000">
                <text:p>5506000</text:p>
              </table:table-cell>
              <table:table-cell office:value-type="float" office:value="5664000">
                <text:p>5664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09000">
                <text:p>4709000</text:p>
              </table:table-cell>
              <table:table-cell office:value-type="float" office:value="5622000">
                <text:p>5622000</text:p>
              </table:table-cell>
              <table:table-cell office:value-type="float" office:value="5624000">
                <text:p>5624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68000">
                <text:p>4868000</text:p>
              </table:table-cell>
              <table:table-cell office:value-type="float" office:value="5803000">
                <text:p>5803000</text:p>
              </table:table-cell>
              <table:table-cell office:value-type="float" office:value="5820000">
                <text:p>5820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23000">
                <text:p>4823000</text:p>
              </table:table-cell>
              <table:table-cell office:value-type="float" office:value="5865000">
                <text:p>5865000</text:p>
              </table:table-cell>
              <table:table-cell office:value-type="float" office:value="5697000">
                <text:p>5697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50000">
                <text:p>4950000</text:p>
              </table:table-cell>
              <table:table-cell office:value-type="float" office:value="6059000">
                <text:p>6059000</text:p>
              </table:table-cell>
              <table:table-cell office:value-type="float" office:value="5811000">
                <text:p>5811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62000">
                <text:p>4962000</text:p>
              </table:table-cell>
              <table:table-cell office:value-type="float" office:value="5909000">
                <text:p>5909000</text:p>
              </table:table-cell>
              <table:table-cell office:value-type="float" office:value="5873000">
                <text:p>5873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100000">
                <text:p>5100000</text:p>
              </table:table-cell>
              <table:table-cell office:value-type="float" office:value="5999000">
                <text:p>5999000</text:p>
              </table:table-cell>
              <table:table-cell office:value-type="float" office:value="6000000">
                <text:p>6000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63000">
                <text:p>5163000</text:p>
              </table:table-cell>
              <table:table-cell office:value-type="float" office:value="6337000">
                <text:p>6337000</text:p>
              </table:table-cell>
              <table:table-cell office:value-type="float" office:value="6286000">
                <text:p>6286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59000">
                <text:p>5359000</text:p>
              </table:table-cell>
              <table:table-cell office:value-type="float" office:value="6252000">
                <text:p>6252000</text:p>
              </table:table-cell>
              <table:table-cell office:value-type="float" office:value="6406000">
                <text:p>6406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58000">
                <text:p>5658000</text:p>
              </table:table-cell>
              <table:table-cell office:value-type="float" office:value="6666000">
                <text:p>6666000</text:p>
              </table:table-cell>
              <table:table-cell office:value-type="float" office:value="6602000">
                <text:p>6602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66000">
                <text:p>5866000</text:p>
              </table:table-cell>
              <table:table-cell office:value-type="float" office:value="6729000">
                <text:p>6729000</text:p>
              </table:table-cell>
              <table:table-cell office:value-type="float" office:value="6763000">
                <text:p>6763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27000">
                <text:p>5827000</text:p>
              </table:table-cell>
              <table:table-cell office:value-type="float" office:value="6890000">
                <text:p>6890000</text:p>
              </table:table-cell>
              <table:table-cell office:value-type="float" office:value="6871000">
                <text:p>6871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44000">
                <text:p>5544000</text:p>
              </table:table-cell>
              <table:table-cell office:value-type="float" office:value="6989000">
                <text:p>6989000</text:p>
              </table:table-cell>
              <table:table-cell office:value-type="float" office:value="6886000">
                <text:p>6886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65000">
                <text:p>5665000</text:p>
              </table:table-cell>
              <table:table-cell office:value-type="float" office:value="6879000">
                <text:p>6879000</text:p>
              </table:table-cell>
              <table:table-cell office:value-type="float" office:value="6862000">
                <text:p>6862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145000">
                <text:p>6145000</text:p>
              </table:table-cell>
              <table:table-cell office:value-type="float" office:value="7112000">
                <text:p>7112000</text:p>
              </table:table-cell>
              <table:table-cell office:value-type="float" office:value="6973000">
                <text:p>6973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360000">
                <text:p>6360000</text:p>
              </table:table-cell>
              <table:table-cell office:value-type="float" office:value="7260000">
                <text:p>7260000</text:p>
              </table:table-cell>
              <table:table-cell office:value-type="float" office:value="7267000">
                <text:p>7267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979000">
                <text:p>5979000</text:p>
              </table:table-cell>
              <table:table-cell office:value-type="float" office:value="7095000">
                <text:p>7095000</text:p>
              </table:table-cell>
              <table:table-cell office:value-type="float" office:value="7223000">
                <text:p>7223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28000">
                <text:p>6528000</text:p>
              </table:table-cell>
              <table:table-cell office:value-type="float" office:value="7437000">
                <text:p>7437000</text:p>
              </table:table-cell>
              <table:table-cell office:value-type="float" office:value="7274000">
                <text:p>7274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011000">
                <text:p>6011000</text:p>
              </table:table-cell>
              <table:table-cell office:value-type="float" office:value="7173000">
                <text:p>7173000</text:p>
              </table:table-cell>
              <table:table-cell office:value-type="float" office:value="7229000">
                <text:p>7229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303000">
                <text:p>6303000</text:p>
              </table:table-cell>
              <table:table-cell office:value-type="float" office:value="7585000">
                <text:p>7585000</text:p>
              </table:table-cell>
              <table:table-cell office:value-type="float" office:value="7671000">
                <text:p>7671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53000">
                <text:p>6553000</text:p>
              </table:table-cell>
              <table:table-cell office:value-type="float" office:value="7648000">
                <text:p>7648000</text:p>
              </table:table-cell>
              <table:table-cell office:value-type="float" office:value="7386000">
                <text:p>7386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419000">
                <text:p>6419000</text:p>
              </table:table-cell>
              <table:table-cell office:value-type="float" office:value="7736000">
                <text:p>7736000</text:p>
              </table:table-cell>
              <table:table-cell office:value-type="float" office:value="7771000">
                <text:p>7771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460000">
                <text:p>6460000</text:p>
              </table:table-cell>
              <table:table-cell office:value-type="float" office:value="7786000">
                <text:p>7786000</text:p>
              </table:table-cell>
              <table:table-cell office:value-type="float" office:value="7575000">
                <text:p>7575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496000">
                <text:p>6496000</text:p>
              </table:table-cell>
              <table:table-cell office:value-type="float" office:value="8006000">
                <text:p>8006000</text:p>
              </table:table-cell>
              <table:table-cell office:value-type="float" office:value="7690000">
                <text:p>7690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694000">
                <text:p>6694000</text:p>
              </table:table-cell>
              <table:table-cell office:value-type="float" office:value="7817000">
                <text:p>7817000</text:p>
              </table:table-cell>
              <table:table-cell office:value-type="float" office:value="7956000">
                <text:p>7956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882000">
                <text:p>6882000</text:p>
              </table:table-cell>
              <table:table-cell office:value-type="float" office:value="8160000">
                <text:p>8160000</text:p>
              </table:table-cell>
              <table:table-cell office:value-type="float" office:value="8060000">
                <text:p>8060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814000">
                <text:p>6814000</text:p>
              </table:table-cell>
              <table:table-cell office:value-type="float" office:value="8118000">
                <text:p>8118000</text:p>
              </table:table-cell>
              <table:table-cell office:value-type="float" office:value="8182000">
                <text:p>8182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114000">
                <text:p>7114000</text:p>
              </table:table-cell>
              <table:table-cell office:value-type="float" office:value="8443000">
                <text:p>8443000</text:p>
              </table:table-cell>
              <table:table-cell office:value-type="float" office:value="8515000">
                <text:p>8515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599000">
                <text:p>8599000</text:p>
              </table:table-cell>
              <table:table-cell office:value-type="float" office:value="9353000">
                <text:p>9353000</text:p>
              </table:table-cell>
              <table:table-cell office:value-type="float" office:value="9391000">
                <text:p>9391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674000">
                <text:p>8674000</text:p>
              </table:table-cell>
              <table:table-cell office:value-type="float" office:value="9476000">
                <text:p>9476000</text:p>
              </table:table-cell>
              <table:table-cell office:value-type="float" office:value="9524000">
                <text:p>9524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420000">
                <text:p>7420000</text:p>
              </table:table-cell>
              <table:table-cell office:value-type="float" office:value="8638000">
                <text:p>8638000</text:p>
              </table:table-cell>
              <table:table-cell office:value-type="float" office:value="8567000">
                <text:p>8567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417000">
                <text:p>7417000</text:p>
              </table:table-cell>
              <table:table-cell office:value-type="float" office:value="8996000">
                <text:p>8996000</text:p>
              </table:table-cell>
              <table:table-cell office:value-type="float" office:value="8868000">
                <text:p>8868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70000">
                <text:p>8870000</text:p>
              </table:table-cell>
              <table:table-cell office:value-type="float" office:value="9775000">
                <text:p>9775000</text:p>
              </table:table-cell>
              <table:table-cell office:value-type="float" office:value="9749000">
                <text:p>9749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708000">
                <text:p>8708000</text:p>
              </table:table-cell>
              <table:table-cell office:value-type="float" office:value="9633000">
                <text:p>9633000</text:p>
              </table:table-cell>
              <table:table-cell office:value-type="float" office:value="9748000">
                <text:p>9748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696000">
                <text:p>7696000</text:p>
              </table:table-cell>
              <table:table-cell office:value-type="float" office:value="9130000">
                <text:p>9130000</text:p>
              </table:table-cell>
              <table:table-cell office:value-type="float" office:value="9016000">
                <text:p>9016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836000">
                <text:p>7836000</text:p>
              </table:table-cell>
              <table:table-cell office:value-type="float" office:value="9176000">
                <text:p>9176000</text:p>
              </table:table-cell>
              <table:table-cell office:value-type="float" office:value="9077000">
                <text:p>9077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109000">
                <text:p>8109000</text:p>
              </table:table-cell>
              <table:table-cell office:value-type="float" office:value="9650000">
                <text:p>9650000</text:p>
              </table:table-cell>
              <table:table-cell office:value-type="float" office:value="9428000">
                <text:p>9428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12000">
                <text:p>8012000</text:p>
              </table:table-cell>
              <table:table-cell office:value-type="float" office:value="9622000">
                <text:p>9622000</text:p>
              </table:table-cell>
              <table:table-cell office:value-type="float" office:value="9458000">
                <text:p>9458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622000">
                <text:p>8622000</text:p>
              </table:table-cell>
              <table:table-cell office:value-type="float" office:value="11456000">
                <text:p>11456000</text:p>
              </table:table-cell>
              <table:table-cell office:value-type="float" office:value="9715000">
                <text:p>9715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662000">
                <text:p>8662000</text:p>
              </table:table-cell>
              <table:table-cell office:value-type="float" office:value="10024000">
                <text:p>10024000</text:p>
              </table:table-cell>
              <table:table-cell office:value-type="float" office:value="10125000">
                <text:p>10125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321000">
                <text:p>8321000</text:p>
              </table:table-cell>
              <table:table-cell office:value-type="float" office:value="11136000">
                <text:p>11136000</text:p>
              </table:table-cell>
              <table:table-cell office:value-type="float" office:value="10941000">
                <text:p>10941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515000">
                <text:p>8515000</text:p>
              </table:table-cell>
              <table:table-cell office:value-type="float" office:value="10141000">
                <text:p>10141000</text:p>
              </table:table-cell>
              <table:table-cell office:value-type="float" office:value="9910000">
                <text:p>9910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782000">
                <text:p>8782000</text:p>
              </table:table-cell>
              <table:table-cell office:value-type="float" office:value="10329000">
                <text:p>10329000</text:p>
              </table:table-cell>
              <table:table-cell office:value-type="float" office:value="10434000">
                <text:p>10434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161000">
                <text:p>9161000</text:p>
              </table:table-cell>
              <table:table-cell office:value-type="float" office:value="10255000">
                <text:p>10255000</text:p>
              </table:table-cell>
              <table:table-cell office:value-type="float" office:value="10378000">
                <text:p>10378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274000">
                <text:p>9274000</text:p>
              </table:table-cell>
              <table:table-cell office:value-type="float" office:value="10771000">
                <text:p>10771000</text:p>
              </table:table-cell>
              <table:table-cell office:value-type="float" office:value="10729000">
                <text:p>10729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488000">
                <text:p>9488000</text:p>
              </table:table-cell>
              <table:table-cell office:value-type="float" office:value="11057000">
                <text:p>11057000</text:p>
              </table:table-cell>
              <table:table-cell office:value-type="float" office:value="11022000">
                <text:p>11022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985000">
                <text:p>9985000</text:p>
              </table:table-cell>
              <table:table-cell office:value-type="float" office:value="10991000">
                <text:p>10991000</text:p>
              </table:table-cell>
              <table:table-cell office:value-type="float" office:value="11311000">
                <text:p>11311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790000">
                <text:p>9790000</text:p>
              </table:table-cell>
              <table:table-cell office:value-type="float" office:value="11548000">
                <text:p>11548000</text:p>
              </table:table-cell>
              <table:table-cell office:value-type="float" office:value="11343000">
                <text:p>11343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657000">
                <text:p>9657000</text:p>
              </table:table-cell>
              <table:table-cell office:value-type="float" office:value="11263000">
                <text:p>11263000</text:p>
              </table:table-cell>
              <table:table-cell office:value-type="float" office:value="11378000">
                <text:p>11378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671000">
                <text:p>9671000</text:p>
              </table:table-cell>
              <table:table-cell office:value-type="float" office:value="11387000">
                <text:p>11387000</text:p>
              </table:table-cell>
              <table:table-cell office:value-type="float" office:value="11469000">
                <text:p>11469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461000">
                <text:p>10461000</text:p>
              </table:table-cell>
              <table:table-cell office:value-type="float" office:value="11855000">
                <text:p>11855000</text:p>
              </table:table-cell>
              <table:table-cell office:value-type="float" office:value="11807000">
                <text:p>11807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214000">
                <text:p>10214000</text:p>
              </table:table-cell>
              <table:table-cell office:value-type="float" office:value="11699000">
                <text:p>11699000</text:p>
              </table:table-cell>
              <table:table-cell office:value-type="float" office:value="11655000">
                <text:p>11655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336000">
                <text:p>10336000</text:p>
              </table:table-cell>
              <table:table-cell office:value-type="float" office:value="11808000">
                <text:p>11808000</text:p>
              </table:table-cell>
              <table:table-cell office:value-type="float" office:value="11746000">
                <text:p>11746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546000">
                <text:p>10546000</text:p>
              </table:table-cell>
              <table:table-cell office:value-type="float" office:value="11901000">
                <text:p>11901000</text:p>
              </table:table-cell>
              <table:table-cell office:value-type="float" office:value="11994000">
                <text:p>11994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361000">
                <text:p>11361000</text:p>
              </table:table-cell>
              <table:table-cell office:value-type="float" office:value="12737000">
                <text:p>12737000</text:p>
              </table:table-cell>
              <table:table-cell office:value-type="float" office:value="12740000">
                <text:p>12740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488000">
                <text:p>11488000</text:p>
              </table:table-cell>
              <table:table-cell office:value-type="float" office:value="13019000">
                <text:p>13019000</text:p>
              </table:table-cell>
              <table:table-cell office:value-type="float" office:value="13051000">
                <text:p>13051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191000">
                <text:p>11191000</text:p>
              </table:table-cell>
              <table:table-cell office:value-type="float" office:value="12692000">
                <text:p>12692000</text:p>
              </table:table-cell>
              <table:table-cell office:value-type="float" office:value="12528000">
                <text:p>12528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158000">
                <text:p>11158000</text:p>
              </table:table-cell>
              <table:table-cell office:value-type="float" office:value="12704000">
                <text:p>12704000</text:p>
              </table:table-cell>
              <table:table-cell office:value-type="float" office:value="12732000">
                <text:p>12732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010000">
                <text:p>12010000</text:p>
              </table:table-cell>
              <table:table-cell office:value-type="float" office:value="13604000">
                <text:p>13604000</text:p>
              </table:table-cell>
              <table:table-cell office:value-type="float" office:value="13380000">
                <text:p>13380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856000">
                <text:p>12856000</text:p>
              </table:table-cell>
              <table:table-cell office:value-type="float" office:value="14205000">
                <text:p>14205000</text:p>
              </table:table-cell>
              <table:table-cell office:value-type="float" office:value="14187000">
                <text:p>14187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436000">
                <text:p>16436000</text:p>
              </table:table-cell>
              <table:table-cell office:value-type="float" office:value="16684000">
                <text:p>16684000</text:p>
              </table:table-cell>
              <table:table-cell office:value-type="float" office:value="16777000">
                <text:p>16777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228000">
                <text:p>16228000</text:p>
              </table:table-cell>
              <table:table-cell office:value-type="float" office:value="16433000">
                <text:p>16433000</text:p>
              </table:table-cell>
              <table:table-cell office:value-type="float" office:value="16538000">
                <text:p>16538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407000">
                <text:p>12407000</text:p>
              </table:table-cell>
              <table:table-cell office:value-type="float" office:value="15124000">
                <text:p>15124000</text:p>
              </table:table-cell>
              <table:table-cell office:value-type="float" office:value="14943000">
                <text:p>14943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073000">
                <text:p>13073000</text:p>
              </table:table-cell>
              <table:table-cell office:value-type="float" office:value="14729000">
                <text:p>14729000</text:p>
              </table:table-cell>
              <table:table-cell office:value-type="float" office:value="14599000">
                <text:p>14599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654000">
                <text:p>12654000</text:p>
              </table:table-cell>
              <table:table-cell office:value-type="float" office:value="14245000">
                <text:p>14245000</text:p>
              </table:table-cell>
              <table:table-cell office:value-type="float" office:value="14280000">
                <text:p>14280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494000">
                <text:p>13494000</text:p>
              </table:table-cell>
              <table:table-cell office:value-type="float" office:value="15114000">
                <text:p>15114000</text:p>
              </table:table-cell>
              <table:table-cell office:value-type="float" office:value="15016000">
                <text:p>15016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806000">
                <text:p>13806000</text:p>
              </table:table-cell>
              <table:table-cell office:value-type="float" office:value="15460000">
                <text:p>15460000</text:p>
              </table:table-cell>
              <table:table-cell office:value-type="float" office:value="15316000">
                <text:p>15316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817000">
                <text:p>13817000</text:p>
              </table:table-cell>
              <table:table-cell office:value-type="float" office:value="15507000">
                <text:p>15507000</text:p>
              </table:table-cell>
              <table:table-cell office:value-type="float" office:value="15282000">
                <text:p>15282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708000">
                <text:p>12708000</text:p>
              </table:table-cell>
              <table:table-cell office:value-type="float" office:value="14438000">
                <text:p>14438000</text:p>
              </table:table-cell>
              <table:table-cell office:value-type="float" office:value="14329000">
                <text:p>14329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997000">
                <text:p>13997000</text:p>
              </table:table-cell>
              <table:table-cell office:value-type="float" office:value="15693000">
                <text:p>15693000</text:p>
              </table:table-cell>
              <table:table-cell office:value-type="float" office:value="15644000">
                <text:p>15644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344000">
                <text:p>14344000</text:p>
              </table:table-cell>
              <table:table-cell office:value-type="float" office:value="16128000">
                <text:p>16128000</text:p>
              </table:table-cell>
              <table:table-cell office:value-type="float" office:value="16032000">
                <text:p>16032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512000">
                <text:p>13512000</text:p>
              </table:table-cell>
              <table:table-cell office:value-type="float" office:value="15241000">
                <text:p>15241000</text:p>
              </table:table-cell>
              <table:table-cell office:value-type="float" office:value="15031000">
                <text:p>15031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038000">
                <text:p>15038000</text:p>
              </table:table-cell>
              <table:table-cell office:value-type="float" office:value="16757000">
                <text:p>16757000</text:p>
              </table:table-cell>
              <table:table-cell office:value-type="float" office:value="16710000">
                <text:p>16710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426000">
                <text:p>15426000</text:p>
              </table:table-cell>
              <table:table-cell office:value-type="float" office:value="16833000">
                <text:p>16833000</text:p>
              </table:table-cell>
              <table:table-cell office:value-type="float" office:value="16731000">
                <text:p>16731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129000">
                <text:p>16129000</text:p>
              </table:table-cell>
              <table:table-cell office:value-type="float" office:value="17613000">
                <text:p>17613000</text:p>
              </table:table-cell>
              <table:table-cell office:value-type="float" office:value="17543000">
                <text:p>17543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985000">
                <text:p>15985000</text:p>
              </table:table-cell>
              <table:table-cell office:value-type="float" office:value="17496000">
                <text:p>17496000</text:p>
              </table:table-cell>
              <table:table-cell office:value-type="float" office:value="17379000">
                <text:p>17379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087000">
                <text:p>16087000</text:p>
              </table:table-cell>
              <table:table-cell office:value-type="float" office:value="17714000">
                <text:p>17714000</text:p>
              </table:table-cell>
              <table:table-cell office:value-type="float" office:value="17705000">
                <text:p>17705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854000">
                <text:p>16854000</text:p>
              </table:table-cell>
              <table:table-cell office:value-type="float" office:value="18277000">
                <text:p>18277000</text:p>
              </table:table-cell>
              <table:table-cell office:value-type="float" office:value="18296000">
                <text:p>18296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079000">
                <text:p>17079000</text:p>
              </table:table-cell>
              <table:table-cell office:value-type="float" office:value="18569000">
                <text:p>18569000</text:p>
              </table:table-cell>
              <table:table-cell office:value-type="float" office:value="18483000">
                <text:p>18483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167000">
                <text:p>17167000</text:p>
              </table:table-cell>
              <table:table-cell office:value-type="float" office:value="18757000">
                <text:p>18757000</text:p>
              </table:table-cell>
              <table:table-cell office:value-type="float" office:value="18731000">
                <text:p>18731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778000">
                <text:p>15778000</text:p>
              </table:table-cell>
              <table:table-cell office:value-type="float" office:value="17123000">
                <text:p>17123000</text:p>
              </table:table-cell>
              <table:table-cell office:value-type="float" office:value="17201000">
                <text:p>17201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231000">
                <text:p>16231000</text:p>
              </table:table-cell>
              <table:table-cell office:value-type="float" office:value="18853000">
                <text:p>18853000</text:p>
              </table:table-cell>
              <table:table-cell office:value-type="float" office:value="18727000">
                <text:p>18727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580000">
                <text:p>17580000</text:p>
              </table:table-cell>
              <table:table-cell office:value-type="float" office:value="19223000">
                <text:p>19223000</text:p>
              </table:table-cell>
              <table:table-cell office:value-type="float" office:value="19161000">
                <text:p>19161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876000">
                <text:p>17876000</text:p>
              </table:table-cell>
              <table:table-cell office:value-type="float" office:value="19416000">
                <text:p>19416000</text:p>
              </table:table-cell>
              <table:table-cell office:value-type="float" office:value="19339000">
                <text:p>19339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672000">
                <text:p>17672000</text:p>
              </table:table-cell>
              <table:table-cell office:value-type="float" office:value="19383000">
                <text:p>19383000</text:p>
              </table:table-cell>
              <table:table-cell office:value-type="float" office:value="19422000">
                <text:p>19422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055000">
                <text:p>18055000</text:p>
              </table:table-cell>
              <table:table-cell office:value-type="float" office:value="19624000">
                <text:p>19624000</text:p>
              </table:table-cell>
              <table:table-cell office:value-type="float" office:value="19543000">
                <text:p>19543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638000">
                <text:p>18638000</text:p>
              </table:table-cell>
              <table:table-cell office:value-type="float" office:value="20199000">
                <text:p>20199000</text:p>
              </table:table-cell>
              <table:table-cell office:value-type="float" office:value="20098000">
                <text:p>20098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596000">
                <text:p>18596000</text:p>
              </table:table-cell>
              <table:table-cell office:value-type="float" office:value="20162000">
                <text:p>20162000</text:p>
              </table:table-cell>
              <table:table-cell office:value-type="float" office:value="20127000">
                <text:p>20127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120000">
                <text:p>19120000</text:p>
              </table:table-cell>
              <table:table-cell office:value-type="float" office:value="20535000">
                <text:p>20535000</text:p>
              </table:table-cell>
              <table:table-cell office:value-type="float" office:value="20485000">
                <text:p>20485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622000">
                <text:p>19622000</text:p>
              </table:table-cell>
              <table:table-cell office:value-type="float" office:value="21304000">
                <text:p>21304000</text:p>
              </table:table-cell>
              <table:table-cell office:value-type="float" office:value="21145000">
                <text:p>21145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381000">
                <text:p>19381000</text:p>
              </table:table-cell>
              <table:table-cell office:value-type="float" office:value="20437000">
                <text:p>20437000</text:p>
              </table:table-cell>
              <table:table-cell office:value-type="float" office:value="20413000">
                <text:p>20413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111000">
                <text:p>20111000</text:p>
              </table:table-cell>
              <table:table-cell office:value-type="float" office:value="21595000">
                <text:p>21595000</text:p>
              </table:table-cell>
              <table:table-cell office:value-type="float" office:value="21494000">
                <text:p>21494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232000">
                <text:p>22232000</text:p>
              </table:table-cell>
              <table:table-cell office:value-type="float" office:value="22468000">
                <text:p>22468000</text:p>
              </table:table-cell>
              <table:table-cell office:value-type="float" office:value="22418000">
                <text:p>22418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406000">
                <text:p>21406000</text:p>
              </table:table-cell>
              <table:table-cell office:value-type="float" office:value="22376000">
                <text:p>22376000</text:p>
              </table:table-cell>
              <table:table-cell office:value-type="float" office:value="22160000">
                <text:p>22160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462000">
                <text:p>21462000</text:p>
              </table:table-cell>
              <table:table-cell office:value-type="float" office:value="22762000">
                <text:p>22762000</text:p>
              </table:table-cell>
              <table:table-cell office:value-type="float" office:value="22619000">
                <text:p>22619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611000">
                <text:p>21611000</text:p>
              </table:table-cell>
              <table:table-cell office:value-type="float" office:value="22752000">
                <text:p>22752000</text:p>
              </table:table-cell>
              <table:table-cell office:value-type="float" office:value="22627000">
                <text:p>22627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839000">
                <text:p>20839000</text:p>
              </table:table-cell>
              <table:table-cell office:value-type="float" office:value="22553000">
                <text:p>22553000</text:p>
              </table:table-cell>
              <table:table-cell office:value-type="float" office:value="22468000">
                <text:p>22468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965000">
                <text:p>18965000</text:p>
              </table:table-cell>
              <table:table-cell office:value-type="float" office:value="20849000">
                <text:p>20849000</text:p>
              </table:table-cell>
              <table:table-cell office:value-type="float" office:value="20718000">
                <text:p>20718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736000">
                <text:p>20736000</text:p>
              </table:table-cell>
              <table:table-cell office:value-type="float" office:value="23560000">
                <text:p>23560000</text:p>
              </table:table-cell>
              <table:table-cell office:value-type="float" office:value="23454000">
                <text:p>23454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890000">
                <text:p>21890000</text:p>
              </table:table-cell>
              <table:table-cell office:value-type="float" office:value="23539000">
                <text:p>23539000</text:p>
              </table:table-cell>
              <table:table-cell office:value-type="float" office:value="24381000">
                <text:p>24381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507000">
                <text:p>23507000</text:p>
              </table:table-cell>
              <table:table-cell office:value-type="float" office:value="24525000">
                <text:p>24525000</text:p>
              </table:table-cell>
              <table:table-cell office:value-type="float" office:value="24250000">
                <text:p>24250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467000">
                <text:p>23467000</text:p>
              </table:table-cell>
              <table:table-cell office:value-type="float" office:value="24391000">
                <text:p>24391000</text:p>
              </table:table-cell>
              <table:table-cell office:value-type="float" office:value="24401000">
                <text:p>24401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061000">
                <text:p>24061000</text:p>
              </table:table-cell>
              <table:table-cell office:value-type="float" office:value="25091000">
                <text:p>25091000</text:p>
              </table:table-cell>
              <table:table-cell office:value-type="float" office:value="25021000">
                <text:p>25021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684000">
                <text:p>24684000</text:p>
              </table:table-cell>
              <table:table-cell office:value-type="float" office:value="25779000">
                <text:p>25779000</text:p>
              </table:table-cell>
              <table:table-cell office:value-type="float" office:value="25723000">
                <text:p>25723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012000">
                <text:p>24012000</text:p>
              </table:table-cell>
              <table:table-cell office:value-type="float" office:value="24930000">
                <text:p>24930000</text:p>
              </table:table-cell>
              <table:table-cell office:value-type="float" office:value="24847000">
                <text:p>24847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570000">
                <text:p>23570000</text:p>
              </table:table-cell>
              <table:table-cell office:value-type="float" office:value="24908000">
                <text:p>24908000</text:p>
              </table:table-cell>
              <table:table-cell office:value-type="float" office:value="24913000">
                <text:p>24913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276000">
                <text:p>25276000</text:p>
              </table:table-cell>
              <table:table-cell office:value-type="float" office:value="26360000">
                <text:p>26360000</text:p>
              </table:table-cell>
              <table:table-cell office:value-type="float" office:value="26097000">
                <text:p>26097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5536000">
                <text:p>25536000</text:p>
              </table:table-cell>
              <table:table-cell office:value-type="float" office:value="27003000">
                <text:p>27003000</text:p>
              </table:table-cell>
              <table:table-cell office:value-type="float" office:value="26773000">
                <text:p>26773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066000">
                <text:p>26066000</text:p>
              </table:table-cell>
              <table:table-cell office:value-type="float" office:value="26938000">
                <text:p>26938000</text:p>
              </table:table-cell>
              <table:table-cell office:value-type="float" office:value="26787000">
                <text:p>26787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142000">
                <text:p>26142000</text:p>
              </table:table-cell>
              <table:table-cell office:value-type="float" office:value="27139000">
                <text:p>27139000</text:p>
              </table:table-cell>
              <table:table-cell office:value-type="float" office:value="26983000">
                <text:p>26983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250000">
                <text:p>25250000</text:p>
              </table:table-cell>
              <table:table-cell office:value-type="float" office:value="27290000">
                <text:p>27290000</text:p>
              </table:table-cell>
              <table:table-cell office:value-type="float" office:value="26893000">
                <text:p>26893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401000">
                <text:p>26401000</text:p>
              </table:table-cell>
              <table:table-cell office:value-type="float" office:value="27591000">
                <text:p>27591000</text:p>
              </table:table-cell>
              <table:table-cell office:value-type="float" office:value="27527000">
                <text:p>27527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415000">
                <text:p>25415000</text:p>
              </table:table-cell>
              <table:table-cell office:value-type="float" office:value="26165000">
                <text:p>26165000</text:p>
              </table:table-cell>
              <table:table-cell office:value-type="float" office:value="26217000">
                <text:p>26217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997000">
                <text:p>25997000</text:p>
              </table:table-cell>
              <table:table-cell office:value-type="float" office:value="28950000">
                <text:p>28950000</text:p>
              </table:table-cell>
              <table:table-cell office:value-type="float" office:value="29087000">
                <text:p>29087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691000">
                <text:p>27691000</text:p>
              </table:table-cell>
              <table:table-cell office:value-type="float" office:value="28497000">
                <text:p>28497000</text:p>
              </table:table-cell>
              <table:table-cell office:value-type="float" office:value="28404000">
                <text:p>28404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554000">
                <text:p>27554000</text:p>
              </table:table-cell>
              <table:table-cell office:value-type="float" office:value="28843000">
                <text:p>28843000</text:p>
              </table:table-cell>
              <table:table-cell office:value-type="float" office:value="28777000">
                <text:p>28777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192000">
                <text:p>28192000</text:p>
              </table:table-cell>
              <table:table-cell office:value-type="float" office:value="29085000">
                <text:p>29085000</text:p>
              </table:table-cell>
              <table:table-cell office:value-type="float" office:value="29036000">
                <text:p>29036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476000">
                <text:p>28476000</text:p>
              </table:table-cell>
              <table:table-cell office:value-type="float" office:value="29544000">
                <text:p>29544000</text:p>
              </table:table-cell>
              <table:table-cell office:value-type="float" office:value="29438000">
                <text:p>29438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9175000">
                <text:p>29175000</text:p>
              </table:table-cell>
              <table:table-cell office:value-type="float" office:value="30206000">
                <text:p>30206000</text:p>
              </table:table-cell>
              <table:table-cell office:value-type="float" office:value="30000000">
                <text:p>30000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282000">
                <text:p>29282000</text:p>
              </table:table-cell>
              <table:table-cell office:value-type="float" office:value="29951000">
                <text:p>29951000</text:p>
              </table:table-cell>
              <table:table-cell office:value-type="float" office:value="29836000">
                <text:p>29836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006000">
                <text:p>30006000</text:p>
              </table:table-cell>
              <table:table-cell office:value-type="float" office:value="30658000">
                <text:p>30658000</text:p>
              </table:table-cell>
              <table:table-cell office:value-type="float" office:value="30623000">
                <text:p>30623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008000">
                <text:p>30008000</text:p>
              </table:table-cell>
              <table:table-cell office:value-type="float" office:value="30611000">
                <text:p>30611000</text:p>
              </table:table-cell>
              <table:table-cell office:value-type="float" office:value="30495000">
                <text:p>30495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792000">
                <text:p>30792000</text:p>
              </table:table-cell>
              <table:table-cell office:value-type="float" office:value="31693000">
                <text:p>31693000</text:p>
              </table:table-cell>
              <table:table-cell office:value-type="float" office:value="31507000">
                <text:p>31507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469000">
                <text:p>29469000</text:p>
              </table:table-cell>
              <table:table-cell office:value-type="float" office:value="30842000">
                <text:p>30842000</text:p>
              </table:table-cell>
              <table:table-cell office:value-type="float" office:value="30714000">
                <text:p>30714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785000">
                <text:p>30785000</text:p>
              </table:table-cell>
              <table:table-cell office:value-type="float" office:value="31306000">
                <text:p>31306000</text:p>
              </table:table-cell>
              <table:table-cell office:value-type="float" office:value="31339000">
                <text:p>31339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0401000">
                <text:p>30401000</text:p>
              </table:table-cell>
              <table:table-cell office:value-type="float" office:value="31296000">
                <text:p>31296000</text:p>
              </table:table-cell>
              <table:table-cell office:value-type="float" office:value="31264000">
                <text:p>31264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242000">
                <text:p>30242000</text:p>
              </table:table-cell>
              <table:table-cell office:value-type="float" office:value="31762000">
                <text:p>31762000</text:p>
              </table:table-cell>
              <table:table-cell office:value-type="float" office:value="31597000">
                <text:p>31597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347000">
                <text:p>32347000</text:p>
              </table:table-cell>
              <table:table-cell office:value-type="float" office:value="33250000">
                <text:p>33250000</text:p>
              </table:table-cell>
              <table:table-cell office:value-type="float" office:value="33086000">
                <text:p>33086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235000">
                <text:p>33235000</text:p>
              </table:table-cell>
              <table:table-cell office:value-type="float" office:value="33583000">
                <text:p>33583000</text:p>
              </table:table-cell>
              <table:table-cell office:value-type="float" office:value="33472000">
                <text:p>33472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774000">
                <text:p>32774000</text:p>
              </table:table-cell>
              <table:table-cell office:value-type="float" office:value="33597000">
                <text:p>33597000</text:p>
              </table:table-cell>
              <table:table-cell office:value-type="float" office:value="33417000">
                <text:p>33417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524000">
                <text:p>31524000</text:p>
              </table:table-cell>
              <table:table-cell office:value-type="float" office:value="32186000">
                <text:p>32186000</text:p>
              </table:table-cell>
              <table:table-cell office:value-type="float" office:value="32309000">
                <text:p>32309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017000">
                <text:p>32017000</text:p>
              </table:table-cell>
              <table:table-cell office:value-type="float" office:value="32943000">
                <text:p>32943000</text:p>
              </table:table-cell>
              <table:table-cell office:value-type="float" office:value="32880000">
                <text:p>32880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089000">
                <text:p>33089000</text:p>
              </table:table-cell>
              <table:table-cell office:value-type="float" office:value="33950000">
                <text:p>33950000</text:p>
              </table:table-cell>
              <table:table-cell office:value-type="float" office:value="34026000">
                <text:p>34026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964000">
                <text:p>33964000</text:p>
              </table:table-cell>
              <table:table-cell office:value-type="float" office:value="34643000">
                <text:p>34643000</text:p>
              </table:table-cell>
              <table:table-cell office:value-type="float" office:value="34570000">
                <text:p>34570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130000">
                <text:p>35130000</text:p>
              </table:table-cell>
              <table:table-cell office:value-type="float" office:value="35810000">
                <text:p>35810000</text:p>
              </table:table-cell>
              <table:table-cell office:value-type="float" office:value="35672000">
                <text:p>35672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071000">
                <text:p>35071000</text:p>
              </table:table-cell>
              <table:table-cell office:value-type="float" office:value="36377000">
                <text:p>36377000</text:p>
              </table:table-cell>
              <table:table-cell office:value-type="float" office:value="36146000">
                <text:p>36146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583000">
                <text:p>35583000</text:p>
              </table:table-cell>
              <table:table-cell office:value-type="float" office:value="36374000">
                <text:p>36374000</text:p>
              </table:table-cell>
              <table:table-cell office:value-type="float" office:value="36230000">
                <text:p>36230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123000">
                <text:p>35123000</text:p>
              </table:table-cell>
              <table:table-cell office:value-type="float" office:value="36332000">
                <text:p>36332000</text:p>
              </table:table-cell>
              <table:table-cell office:value-type="float" office:value="36163000">
                <text:p>36163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717000">
                <text:p>34717000</text:p>
              </table:table-cell>
              <table:table-cell office:value-type="float" office:value="35643000">
                <text:p>35643000</text:p>
              </table:table-cell>
              <table:table-cell office:value-type="float" office:value="35926000">
                <text:p>35926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466000">
                <text:p>39466000</text:p>
              </table:table-cell>
              <table:table-cell office:value-type="float" office:value="36854000">
                <text:p>36854000</text:p>
              </table:table-cell>
              <table:table-cell office:value-type="float" office:value="36712000">
                <text:p>36712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7079000">
                <text:p>37079000</text:p>
              </table:table-cell>
              <table:table-cell office:value-type="float" office:value="37381000">
                <text:p>37381000</text:p>
              </table:table-cell>
              <table:table-cell office:value-type="float" office:value="37250000">
                <text:p>37250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490000">
                <text:p>37490000</text:p>
              </table:table-cell>
              <table:table-cell office:value-type="float" office:value="38088000">
                <text:p>38088000</text:p>
              </table:table-cell>
              <table:table-cell office:value-type="float" office:value="37978000">
                <text:p>37978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612000">
                <text:p>36612000</text:p>
              </table:table-cell>
              <table:table-cell office:value-type="float" office:value="37694000">
                <text:p>37694000</text:p>
              </table:table-cell>
              <table:table-cell office:value-type="float" office:value="37692000">
                <text:p>37692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801000">
                <text:p>36801000</text:p>
              </table:table-cell>
              <table:table-cell office:value-type="float" office:value="38417000">
                <text:p>38417000</text:p>
              </table:table-cell>
              <table:table-cell office:value-type="float" office:value="38065000">
                <text:p>38065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271000">
                <text:p>35271000</text:p>
              </table:table-cell>
              <table:table-cell office:value-type="float" office:value="37257000">
                <text:p>37257000</text:p>
              </table:table-cell>
              <table:table-cell office:value-type="float" office:value="37281000">
                <text:p>37281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788000">
                <text:p>35788000</text:p>
              </table:table-cell>
              <table:table-cell office:value-type="float" office:value="37665000">
                <text:p>37665000</text:p>
              </table:table-cell>
              <table:table-cell office:value-type="float" office:value="37845000">
                <text:p>37845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121000">
                <text:p>36121000</text:p>
              </table:table-cell>
              <table:table-cell office:value-type="float" office:value="38356000">
                <text:p>38356000</text:p>
              </table:table-cell>
              <table:table-cell office:value-type="float" office:value="38207000">
                <text:p>38207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019000">
                <text:p>36019000</text:p>
              </table:table-cell>
              <table:table-cell office:value-type="float" office:value="38640000">
                <text:p>38640000</text:p>
              </table:table-cell>
              <table:table-cell office:value-type="float" office:value="38327000">
                <text:p>38327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809000">
                <text:p>38809000</text:p>
              </table:table-cell>
              <table:table-cell office:value-type="float" office:value="39826000">
                <text:p>39826000</text:p>
              </table:table-cell>
              <table:table-cell office:value-type="float" office:value="39698000">
                <text:p>39698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298000">
                <text:p>38298000</text:p>
              </table:table-cell>
              <table:table-cell office:value-type="float" office:value="40269000">
                <text:p>40269000</text:p>
              </table:table-cell>
              <table:table-cell office:value-type="float" office:value="40115000">
                <text:p>40115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125000">
                <text:p>40125000</text:p>
              </table:table-cell>
              <table:table-cell office:value-type="float" office:value="41950000">
                <text:p>41950000</text:p>
              </table:table-cell>
              <table:table-cell office:value-type="float" office:value="42018000">
                <text:p>42018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176000">
                <text:p>41176000</text:p>
              </table:table-cell>
              <table:table-cell office:value-type="float" office:value="42515000">
                <text:p>42515000</text:p>
              </table:table-cell>
              <table:table-cell office:value-type="float" office:value="41728000">
                <text:p>41728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619000">
                <text:p>41619000</text:p>
              </table:table-cell>
              <table:table-cell office:value-type="float" office:value="42158000">
                <text:p>42158000</text:p>
              </table:table-cell>
              <table:table-cell office:value-type="float" office:value="42183000">
                <text:p>42183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853000">
                <text:p>41853000</text:p>
              </table:table-cell>
              <table:table-cell office:value-type="float" office:value="45180000">
                <text:p>45180000</text:p>
              </table:table-cell>
              <table:table-cell office:value-type="float" office:value="42315000">
                <text:p>42315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975000">
                <text:p>41975000</text:p>
              </table:table-cell>
              <table:table-cell office:value-type="float" office:value="42648000">
                <text:p>42648000</text:p>
              </table:table-cell>
              <table:table-cell office:value-type="float" office:value="47505000">
                <text:p>47505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871000">
                <text:p>41871000</text:p>
              </table:table-cell>
              <table:table-cell office:value-type="float" office:value="43149000">
                <text:p>43149000</text:p>
              </table:table-cell>
              <table:table-cell office:value-type="float" office:value="45776000">
                <text:p>45776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235000">
                <text:p>41235000</text:p>
              </table:table-cell>
              <table:table-cell office:value-type="float" office:value="42289000">
                <text:p>42289000</text:p>
              </table:table-cell>
              <table:table-cell office:value-type="float" office:value="42237000">
                <text:p>42237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764000">
                <text:p>42764000</text:p>
              </table:table-cell>
              <table:table-cell office:value-type="float" office:value="43007000">
                <text:p>43007000</text:p>
              </table:table-cell>
              <table:table-cell office:value-type="float" office:value="42990000">
                <text:p>42990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3722000">
                <text:p>43722000</text:p>
              </table:table-cell>
              <table:table-cell office:value-type="float" office:value="44349000">
                <text:p>44349000</text:p>
              </table:table-cell>
              <table:table-cell office:value-type="float" office:value="44303000">
                <text:p>44303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3857000">
                <text:p>43857000</text:p>
              </table:table-cell>
              <table:table-cell office:value-type="float" office:value="44784000">
                <text:p>44784000</text:p>
              </table:table-cell>
              <table:table-cell office:value-type="float" office:value="44825000">
                <text:p>44825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4368000">
                <text:p>44368000</text:p>
              </table:table-cell>
              <table:table-cell office:value-type="float" office:value="44789000">
                <text:p>44789000</text:p>
              </table:table-cell>
              <table:table-cell office:value-type="float" office:value="44915000">
                <text:p>44915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088000">
                <text:p>42088000</text:p>
              </table:table-cell>
              <table:table-cell office:value-type="float" office:value="46731000">
                <text:p>46731000</text:p>
              </table:table-cell>
              <table:table-cell office:value-type="float" office:value="47263000">
                <text:p>47263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643000">
                <text:p>45643000</text:p>
              </table:table-cell>
              <table:table-cell office:value-type="float" office:value="47100000">
                <text:p>47100000</text:p>
              </table:table-cell>
              <table:table-cell office:value-type="float" office:value="47159000">
                <text:p>47159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693000">
                <text:p>45693000</text:p>
              </table:table-cell>
              <table:table-cell office:value-type="float" office:value="47749000">
                <text:p>47749000</text:p>
              </table:table-cell>
              <table:table-cell office:value-type="float" office:value="50899000">
                <text:p>50899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759000">
                <text:p>45759000</text:p>
              </table:table-cell>
              <table:table-cell office:value-type="float" office:value="46507000">
                <text:p>46507000</text:p>
              </table:table-cell>
              <table:table-cell office:value-type="float" office:value="46299000">
                <text:p>46299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6252000">
                <text:p>46252000</text:p>
              </table:table-cell>
              <table:table-cell office:value-type="float" office:value="47117000">
                <text:p>47117000</text:p>
              </table:table-cell>
              <table:table-cell office:value-type="float" office:value="47105000">
                <text:p>47105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896000">
                <text:p>46896000</text:p>
              </table:table-cell>
              <table:table-cell office:value-type="float" office:value="48478000">
                <text:p>48478000</text:p>
              </table:table-cell>
              <table:table-cell office:value-type="float" office:value="47521000">
                <text:p>47521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342000">
                <text:p>47342000</text:p>
              </table:table-cell>
              <table:table-cell office:value-type="float" office:value="48279000">
                <text:p>48279000</text:p>
              </table:table-cell>
              <table:table-cell office:value-type="float" office:value="48042000">
                <text:p>48042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7783000">
                <text:p>47783000</text:p>
              </table:table-cell>
              <table:table-cell office:value-type="float" office:value="50201000">
                <text:p>50201000</text:p>
              </table:table-cell>
              <table:table-cell office:value-type="float" office:value="48670000">
                <text:p>48670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7883000">
                <text:p>47883000</text:p>
              </table:table-cell>
              <table:table-cell office:value-type="float" office:value="48651000">
                <text:p>48651000</text:p>
              </table:table-cell>
              <table:table-cell office:value-type="float" office:value="48359000">
                <text:p>48359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854000">
                <text:p>47854000</text:p>
              </table:table-cell>
              <table:table-cell office:value-type="float" office:value="49246000">
                <text:p>49246000</text:p>
              </table:table-cell>
              <table:table-cell office:value-type="float" office:value="49564000">
                <text:p>49564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275000">
                <text:p>47275000</text:p>
              </table:table-cell>
              <table:table-cell office:value-type="float" office:value="50018000">
                <text:p>50018000</text:p>
              </table:table-cell>
              <table:table-cell office:value-type="float" office:value="50132000">
                <text:p>50132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373000">
                <text:p>49373000</text:p>
              </table:table-cell>
              <table:table-cell office:value-type="float" office:value="50168000">
                <text:p>50168000</text:p>
              </table:table-cell>
              <table:table-cell office:value-type="float" office:value="49906000">
                <text:p>49906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9432000">
                <text:p>49432000</text:p>
              </table:table-cell>
              <table:table-cell office:value-type="float" office:value="50524000">
                <text:p>50524000</text:p>
              </table:table-cell>
              <table:table-cell office:value-type="float" office:value="50568000">
                <text:p>50568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1191000">
                <text:p>51191000</text:p>
              </table:table-cell>
              <table:table-cell office:value-type="float" office:value="52164000">
                <text:p>52164000</text:p>
              </table:table-cell>
              <table:table-cell office:value-type="float" office:value="51722000">
                <text:p>51722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1357000">
                <text:p>51357000</text:p>
              </table:table-cell>
              <table:table-cell office:value-type="float" office:value="52500000">
                <text:p>52500000</text:p>
              </table:table-cell>
              <table:table-cell office:value-type="float" office:value="52133000">
                <text:p>52133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8086000">
                <text:p>48086000</text:p>
              </table:table-cell>
              <table:table-cell office:value-type="float" office:value="50658000">
                <text:p>50658000</text:p>
              </table:table-cell>
              <table:table-cell office:value-type="float" office:value="50256000">
                <text:p>50256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8353000">
                <text:p>48353000</text:p>
              </table:table-cell>
              <table:table-cell office:value-type="float" office:value="50787000">
                <text:p>50787000</text:p>
              </table:table-cell>
              <table:table-cell office:value-type="float" office:value="51133000">
                <text:p>51133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505000">
                <text:p>52505000</text:p>
              </table:table-cell>
              <table:table-cell office:value-type="float" office:value="53338000">
                <text:p>53338000</text:p>
              </table:table-cell>
              <table:table-cell office:value-type="float" office:value="52944000">
                <text:p>529440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2417000">
                <text:p>52417000</text:p>
              </table:table-cell>
              <table:table-cell office:value-type="float" office:value="53604000">
                <text:p>53604000</text:p>
              </table:table-cell>
              <table:table-cell office:value-type="float" office:value="53762000">
                <text:p>53762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2935000">
                <text:p>52935000</text:p>
              </table:table-cell>
              <table:table-cell office:value-type="float" office:value="53687000">
                <text:p>53687000</text:p>
              </table:table-cell>
              <table:table-cell office:value-type="float" office:value="53294000">
                <text:p>53294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2486000">
                <text:p>52486000</text:p>
              </table:table-cell>
              <table:table-cell office:value-type="float" office:value="56777000">
                <text:p>56777000</text:p>
              </table:table-cell>
              <table:table-cell office:value-type="float" office:value="56856000">
                <text:p>56856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3891000">
                <text:p>53891000</text:p>
              </table:table-cell>
              <table:table-cell office:value-type="float" office:value="55263000">
                <text:p>55263000</text:p>
              </table:table-cell>
              <table:table-cell office:value-type="float" office:value="54860000">
                <text:p>54860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4856000">
                <text:p>54856000</text:p>
              </table:table-cell>
              <table:table-cell office:value-type="float" office:value="55618000">
                <text:p>55618000</text:p>
              </table:table-cell>
              <table:table-cell office:value-type="float" office:value="55446000">
                <text:p>55446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4552000">
                <text:p>54552000</text:p>
              </table:table-cell>
              <table:table-cell office:value-type="float" office:value="55211000">
                <text:p>55211000</text:p>
              </table:table-cell>
              <table:table-cell office:value-type="float" office:value="55059000">
                <text:p>55059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4602000">
                <text:p>54602000</text:p>
              </table:table-cell>
              <table:table-cell office:value-type="float" office:value="55497000">
                <text:p>55497000</text:p>
              </table:table-cell>
              <table:table-cell office:value-type="float" office:value="55113000">
                <text:p>55113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125000">
                <text:p>57125000</text:p>
              </table:table-cell>
              <table:table-cell office:value-type="float" office:value="58169000">
                <text:p>58169000</text:p>
              </table:table-cell>
              <table:table-cell office:value-type="float" office:value="57925000">
                <text:p>579250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7421000">
                <text:p>57421000</text:p>
              </table:table-cell>
              <table:table-cell office:value-type="float" office:value="58332000">
                <text:p>58332000</text:p>
              </table:table-cell>
              <table:table-cell office:value-type="float" office:value="58041000">
                <text:p>58041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9458000">
                <text:p>59458000</text:p>
              </table:table-cell>
              <table:table-cell office:value-type="float" office:value="60021000">
                <text:p>60021000</text:p>
              </table:table-cell>
              <table:table-cell office:value-type="float" office:value="60016000">
                <text:p>60016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9776000">
                <text:p>59776000</text:p>
              </table:table-cell>
              <table:table-cell office:value-type="float" office:value="60593000">
                <text:p>60593000</text:p>
              </table:table-cell>
              <table:table-cell office:value-type="float" office:value="60463000">
                <text:p>60463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8544000">
                <text:p>58544000</text:p>
              </table:table-cell>
              <table:table-cell office:value-type="float" office:value="61054000">
                <text:p>61054000</text:p>
              </table:table-cell>
              <table:table-cell office:value-type="float" office:value="60569000">
                <text:p>60569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8853000">
                <text:p>58853000</text:p>
              </table:table-cell>
              <table:table-cell office:value-type="float" office:value="59768000">
                <text:p>59768000</text:p>
              </table:table-cell>
              <table:table-cell office:value-type="float" office:value="59591000">
                <text:p>59591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8105000">
                <text:p>58105000</text:p>
              </table:table-cell>
              <table:table-cell office:value-type="float" office:value="59194000">
                <text:p>59194000</text:p>
              </table:table-cell>
              <table:table-cell office:value-type="float" office:value="60674000">
                <text:p>60674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957000">
                <text:p>61957000</text:p>
              </table:table-cell>
              <table:table-cell office:value-type="float" office:value="60799000">
                <text:p>60799000</text:p>
              </table:table-cell>
              <table:table-cell office:value-type="float" office:value="59104000">
                <text:p>59104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6234000">
                <text:p>56234000</text:p>
              </table:table-cell>
              <table:table-cell office:value-type="float" office:value="58794000">
                <text:p>58794000</text:p>
              </table:table-cell>
              <table:table-cell office:value-type="float" office:value="58543000">
                <text:p>58543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8584000">
                <text:p>58584000</text:p>
              </table:table-cell>
              <table:table-cell office:value-type="float" office:value="59975000">
                <text:p>59975000</text:p>
              </table:table-cell>
              <table:table-cell office:value-type="float" office:value="60197000">
                <text:p>60197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9848000">
                <text:p>59848000</text:p>
              </table:table-cell>
              <table:table-cell office:value-type="float" office:value="60711000">
                <text:p>60711000</text:p>
              </table:table-cell>
              <table:table-cell office:value-type="float" office:value="60848000">
                <text:p>60848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0539000">
                <text:p>60539000</text:p>
              </table:table-cell>
              <table:table-cell office:value-type="float" office:value="61240000">
                <text:p>61240000</text:p>
              </table:table-cell>
              <table:table-cell office:value-type="float" office:value="60957000">
                <text:p>60957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9416000">
                <text:p>59416000</text:p>
              </table:table-cell>
              <table:table-cell office:value-type="float" office:value="61435000">
                <text:p>61435000</text:p>
              </table:table-cell>
              <table:table-cell office:value-type="float" office:value="61127000">
                <text:p>61127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8443000">
                <text:p>58443000</text:p>
              </table:table-cell>
              <table:table-cell office:value-type="float" office:value="65730000">
                <text:p>65730000</text:p>
              </table:table-cell>
              <table:table-cell office:value-type="float" office:value="64056000">
                <text:p>64056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2487000">
                <text:p>62487000</text:p>
              </table:table-cell>
              <table:table-cell office:value-type="float" office:value="66023000">
                <text:p>66023000</text:p>
              </table:table-cell>
              <table:table-cell office:value-type="float" office:value="66336000">
                <text:p>66336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3768000">
                <text:p>63768000</text:p>
              </table:table-cell>
              <table:table-cell office:value-type="float" office:value="64177000">
                <text:p>64177000</text:p>
              </table:table-cell>
              <table:table-cell office:value-type="float" office:value="62522000">
                <text:p>62522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3008000">
                <text:p>63008000</text:p>
              </table:table-cell>
              <table:table-cell office:value-type="float" office:value="67001000">
                <text:p>67001000</text:p>
              </table:table-cell>
              <table:table-cell office:value-type="float" office:value="66730000">
                <text:p>66730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1042000">
                <text:p>71042000</text:p>
              </table:table-cell>
              <table:table-cell office:value-type="float" office:value="64359000">
                <text:p>64359000</text:p>
              </table:table-cell>
              <table:table-cell office:value-type="float" office:value="64249000">
                <text:p>64249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3467000">
                <text:p>63467000</text:p>
              </table:table-cell>
              <table:table-cell office:value-type="float" office:value="64492000">
                <text:p>64492000</text:p>
              </table:table-cell>
              <table:table-cell office:value-type="float" office:value="64580000">
                <text:p>64580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4046000">
                <text:p>64046000</text:p>
              </table:table-cell>
              <table:table-cell office:value-type="float" office:value="65012000">
                <text:p>65012000</text:p>
              </table:table-cell>
              <table:table-cell office:value-type="float" office:value="65071000">
                <text:p>65071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5862000">
                <text:p>65862000</text:p>
              </table:table-cell>
              <table:table-cell office:value-type="float" office:value="68339000">
                <text:p>68339000</text:p>
              </table:table-cell>
              <table:table-cell office:value-type="float" office:value="68074000">
                <text:p>68074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5277000">
                <text:p>65277000</text:p>
              </table:table-cell>
              <table:table-cell office:value-type="float" office:value="67907000">
                <text:p>67907000</text:p>
              </table:table-cell>
              <table:table-cell office:value-type="float" office:value="67422000">
                <text:p>67422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5975000">
                <text:p>65975000</text:p>
              </table:table-cell>
              <table:table-cell office:value-type="float" office:value="67068000">
                <text:p>67068000</text:p>
              </table:table-cell>
              <table:table-cell office:value-type="float" office:value="67105000">
                <text:p>67105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6480000">
                <text:p>66480000</text:p>
              </table:table-cell>
              <table:table-cell office:value-type="float" office:value="72774000">
                <text:p>72774000</text:p>
              </table:table-cell>
              <table:table-cell office:value-type="float" office:value="67571000">
                <text:p>67571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8382000">
                <text:p>68382000</text:p>
              </table:table-cell>
              <table:table-cell office:value-type="float" office:value="68712000">
                <text:p>68712000</text:p>
              </table:table-cell>
              <table:table-cell office:value-type="float" office:value="68653000">
                <text:p>68653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7901000">
                <text:p>67901000</text:p>
              </table:table-cell>
              <table:table-cell office:value-type="float" office:value="70059000">
                <text:p>70059000</text:p>
              </table:table-cell>
              <table:table-cell office:value-type="float" office:value="69350000">
                <text:p>69350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7969000">
                <text:p>67969000</text:p>
              </table:table-cell>
              <table:table-cell office:value-type="float" office:value="68798000">
                <text:p>68798000</text:p>
              </table:table-cell>
              <table:table-cell office:value-type="float" office:value="68915000">
                <text:p>68915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7131000">
                <text:p>67131000</text:p>
              </table:table-cell>
              <table:table-cell office:value-type="float" office:value="68335000">
                <text:p>68335000</text:p>
              </table:table-cell>
              <table:table-cell office:value-type="float" office:value="68193000">
                <text:p>68193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517000">
                <text:p>65517000</text:p>
              </table:table-cell>
              <table:table-cell office:value-type="float" office:value="68676000">
                <text:p>68676000</text:p>
              </table:table-cell>
              <table:table-cell office:value-type="float" office:value="68645000">
                <text:p>68645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4666000">
                <text:p>64666000</text:p>
              </table:table-cell>
              <table:table-cell office:value-type="float" office:value="75071000">
                <text:p>75071000</text:p>
              </table:table-cell>
              <table:table-cell office:value-type="float" office:value="72148000">
                <text:p>721480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9692000">
                <text:p>69692000</text:p>
              </table:table-cell>
              <table:table-cell office:value-type="float" office:value="71015000">
                <text:p>71015000</text:p>
              </table:table-cell>
              <table:table-cell office:value-type="float" office:value="70920000">
                <text:p>70920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0579000">
                <text:p>70579000</text:p>
              </table:table-cell>
              <table:table-cell office:value-type="float" office:value="74233000">
                <text:p>74233000</text:p>
              </table:table-cell>
              <table:table-cell office:value-type="float" office:value="71587000">
                <text:p>71587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2158000">
                <text:p>72158000</text:p>
              </table:table-cell>
              <table:table-cell office:value-type="float" office:value="73254000">
                <text:p>73254000</text:p>
              </table:table-cell>
              <table:table-cell office:value-type="float" office:value="72864000">
                <text:p>72864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2628000">
                <text:p>72628000</text:p>
              </table:table-cell>
              <table:table-cell office:value-type="float" office:value="73899000">
                <text:p>73899000</text:p>
              </table:table-cell>
              <table:table-cell office:value-type="float" office:value="73699000">
                <text:p>73699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7623000">
                <text:p>67623000</text:p>
              </table:table-cell>
              <table:table-cell office:value-type="float" office:value="70176000">
                <text:p>70176000</text:p>
              </table:table-cell>
              <table:table-cell office:value-type="float" office:value="69921000">
                <text:p>69921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1862000">
                <text:p>71862000</text:p>
              </table:table-cell>
              <table:table-cell office:value-type="float" office:value="73233000">
                <text:p>73233000</text:p>
              </table:table-cell>
              <table:table-cell office:value-type="float" office:value="73030000">
                <text:p>73030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4051000">
                <text:p>74051000</text:p>
              </table:table-cell>
              <table:table-cell office:value-type="float" office:value="75250000">
                <text:p>75250000</text:p>
              </table:table-cell>
              <table:table-cell office:value-type="float" office:value="74905000">
                <text:p>74905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3716000">
                <text:p>73716000</text:p>
              </table:table-cell>
              <table:table-cell office:value-type="float" office:value="79894000">
                <text:p>79894000</text:p>
              </table:table-cell>
              <table:table-cell office:value-type="float" office:value="79999000">
                <text:p>79999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4374000">
                <text:p>74374000</text:p>
              </table:table-cell>
              <table:table-cell office:value-type="float" office:value="75465000">
                <text:p>75465000</text:p>
              </table:table-cell>
              <table:table-cell office:value-type="float" office:value="75367000">
                <text:p>75367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4864000">
                <text:p>74864000</text:p>
              </table:table-cell>
              <table:table-cell office:value-type="float" office:value="75322000">
                <text:p>75322000</text:p>
              </table:table-cell>
              <table:table-cell office:value-type="float" office:value="75159000">
                <text:p>75159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5857000">
                <text:p>75857000</text:p>
              </table:table-cell>
              <table:table-cell office:value-type="float" office:value="80106000">
                <text:p>80106000</text:p>
              </table:table-cell>
              <table:table-cell office:value-type="float" office:value="77445000">
                <text:p>77445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6323000">
                <text:p>76323000</text:p>
              </table:table-cell>
              <table:table-cell office:value-type="float" office:value="85109000">
                <text:p>85109000</text:p>
              </table:table-cell>
              <table:table-cell office:value-type="float" office:value="77310000">
                <text:p>77310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5853000">
                <text:p>75853000</text:p>
              </table:table-cell>
              <table:table-cell office:value-type="float" office:value="76814000">
                <text:p>76814000</text:p>
              </table:table-cell>
              <table:table-cell office:value-type="float" office:value="76915000">
                <text:p>76915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6433000">
                <text:p>76433000</text:p>
              </table:table-cell>
              <table:table-cell office:value-type="float" office:value="77608000">
                <text:p>77608000</text:p>
              </table:table-cell>
              <table:table-cell office:value-type="float" office:value="77389000">
                <text:p>77389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8045000">
                <text:p>78045000</text:p>
              </table:table-cell>
              <table:table-cell office:value-type="float" office:value="79371000">
                <text:p>79371000</text:p>
              </table:table-cell>
              <table:table-cell office:value-type="float" office:value="79261000">
                <text:p>79261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8933000">
                <text:p>78933000</text:p>
              </table:table-cell>
              <table:table-cell office:value-type="float" office:value="80964000">
                <text:p>80964000</text:p>
              </table:table-cell>
              <table:table-cell office:value-type="float" office:value="80400000">
                <text:p>80400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8656000">
                <text:p>78656000</text:p>
              </table:table-cell>
              <table:table-cell office:value-type="float" office:value="79604000">
                <text:p>79604000</text:p>
              </table:table-cell>
              <table:table-cell office:value-type="float" office:value="79377000">
                <text:p>79377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742000">
                <text:p>78742000</text:p>
              </table:table-cell>
              <table:table-cell office:value-type="float" office:value="80259000">
                <text:p>80259000</text:p>
              </table:table-cell>
              <table:table-cell office:value-type="float" office:value="80976000">
                <text:p>80976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0488000">
                <text:p>80488000</text:p>
              </table:table-cell>
              <table:table-cell office:value-type="float" office:value="82255000">
                <text:p>82255000</text:p>
              </table:table-cell>
              <table:table-cell office:value-type="float" office:value="81610000">
                <text:p>81610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1235000">
                <text:p>81235000</text:p>
              </table:table-cell>
              <table:table-cell office:value-type="float" office:value="83196000">
                <text:p>83196000</text:p>
              </table:table-cell>
              <table:table-cell office:value-type="float" office:value="82216000">
                <text:p>82216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0489000">
                <text:p>80489000</text:p>
              </table:table-cell>
              <table:table-cell office:value-type="float" office:value="81928000">
                <text:p>81928000</text:p>
              </table:table-cell>
              <table:table-cell office:value-type="float" office:value="81958000">
                <text:p>81958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0518000">
                <text:p>80518000</text:p>
              </table:table-cell>
              <table:table-cell office:value-type="float" office:value="81799000">
                <text:p>81799000</text:p>
              </table:table-cell>
              <table:table-cell office:value-type="float" office:value="81510000">
                <text:p>81510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2399000">
                <text:p>82399000</text:p>
              </table:table-cell>
              <table:table-cell office:value-type="float" office:value="91948000">
                <text:p>91948000</text:p>
              </table:table-cell>
              <table:table-cell office:value-type="float" office:value="91627000">
                <text:p>91627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660000">
                <text:p>83660000</text:p>
              </table:table-cell>
              <table:table-cell office:value-type="float" office:value="85456000">
                <text:p>85456000</text:p>
              </table:table-cell>
              <table:table-cell office:value-type="float" office:value="84717000">
                <text:p>84717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3203000">
                <text:p>83203000</text:p>
              </table:table-cell>
              <table:table-cell office:value-type="float" office:value="83975000">
                <text:p>83975000</text:p>
              </table:table-cell>
              <table:table-cell office:value-type="float" office:value="83880000">
                <text:p>83880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3552000">
                <text:p>83552000</text:p>
              </table:table-cell>
              <table:table-cell office:value-type="float" office:value="84874000">
                <text:p>84874000</text:p>
              </table:table-cell>
              <table:table-cell office:value-type="float" office:value="85273000">
                <text:p>85273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4845000">
                <text:p>84845000</text:p>
              </table:table-cell>
              <table:table-cell office:value-type="float" office:value="86723000">
                <text:p>86723000</text:p>
              </table:table-cell>
              <table:table-cell office:value-type="float" office:value="86456000">
                <text:p>86456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4764000">
                <text:p>84764000</text:p>
              </table:table-cell>
              <table:table-cell office:value-type="float" office:value="94389000">
                <text:p>94389000</text:p>
              </table:table-cell>
              <table:table-cell office:value-type="float" office:value="97404000">
                <text:p>97404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263000">
                <text:p>85263000</text:p>
              </table:table-cell>
              <table:table-cell office:value-type="float" office:value="85958000">
                <text:p>85958000</text:p>
              </table:table-cell>
              <table:table-cell office:value-type="float" office:value="85679000">
                <text:p>85679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5310000">
                <text:p>85310000</text:p>
              </table:table-cell>
              <table:table-cell office:value-type="float" office:value="92356000">
                <text:p>92356000</text:p>
              </table:table-cell>
              <table:table-cell office:value-type="float" office:value="91589000">
                <text:p>91589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8641000">
                <text:p>88641000</text:p>
              </table:table-cell>
              <table:table-cell office:value-type="float" office:value="89942000">
                <text:p>89942000</text:p>
              </table:table-cell>
              <table:table-cell office:value-type="float" office:value="94012000">
                <text:p>94012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9660000">
                <text:p>89660000</text:p>
              </table:table-cell>
              <table:table-cell office:value-type="float" office:value="89287000">
                <text:p>89287000</text:p>
              </table:table-cell>
              <table:table-cell office:value-type="float" office:value="89278000">
                <text:p>89278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5118000">
                <text:p>95118000</text:p>
              </table:table-cell>
              <table:table-cell office:value-type="float" office:value="93476000">
                <text:p>93476000</text:p>
              </table:table-cell>
              <table:table-cell office:value-type="float" office:value="90893000">
                <text:p>90893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9584000">
                <text:p>89584000</text:p>
              </table:table-cell>
              <table:table-cell office:value-type="float" office:value="89738000">
                <text:p>89738000</text:p>
              </table:table-cell>
              <table:table-cell office:value-type="float" office:value="90068000">
                <text:p>90068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0728000">
                <text:p>90728000</text:p>
              </table:table-cell>
              <table:table-cell office:value-type="float" office:value="92695000">
                <text:p>92695000</text:p>
              </table:table-cell>
              <table:table-cell office:value-type="float" office:value="95920000">
                <text:p>95920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684000">
                <text:p>90684000</text:p>
              </table:table-cell>
              <table:table-cell office:value-type="float" office:value="91843000">
                <text:p>91843000</text:p>
              </table:table-cell>
              <table:table-cell office:value-type="float" office:value="91412000">
                <text:p>91412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2521000">
                <text:p>92521000</text:p>
              </table:table-cell>
              <table:table-cell office:value-type="float" office:value="96733000">
                <text:p>96733000</text:p>
              </table:table-cell>
              <table:table-cell office:value-type="float" office:value="96300000">
                <text:p>96300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487000">
                <text:p>88487000</text:p>
              </table:table-cell>
              <table:table-cell office:value-type="float" office:value="89145000">
                <text:p>89145000</text:p>
              </table:table-cell>
              <table:table-cell office:value-type="float" office:value="90133000">
                <text:p>90133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3545000">
                <text:p>93545000</text:p>
              </table:table-cell>
              <table:table-cell office:value-type="float" office:value="94928000">
                <text:p>94928000</text:p>
              </table:table-cell>
              <table:table-cell office:value-type="float" office:value="94604000">
                <text:p>94604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4886000">
                <text:p>94886000</text:p>
              </table:table-cell>
              <table:table-cell office:value-type="float" office:value="102500000">
                <text:p>102500000</text:p>
              </table:table-cell>
              <table:table-cell office:value-type="float" office:value="97809000">
                <text:p>97809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2694000">
                <text:p>92694000</text:p>
              </table:table-cell>
              <table:table-cell office:value-type="float" office:value="94106000">
                <text:p>94106000</text:p>
              </table:table-cell>
              <table:table-cell office:value-type="float" office:value="93524000">
                <text:p>93524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3409000">
                <text:p>93409000</text:p>
              </table:table-cell>
              <table:table-cell office:value-type="float" office:value="94412000">
                <text:p>94412000</text:p>
              </table:table-cell>
              <table:table-cell office:value-type="float" office:value="94906000">
                <text:p>94906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4046000">
                <text:p>94046000</text:p>
              </table:table-cell>
              <table:table-cell office:value-type="float" office:value="101562000">
                <text:p>101562000</text:p>
              </table:table-cell>
              <table:table-cell office:value-type="float" office:value="101197000">
                <text:p>101197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5987000">
                <text:p>95987000</text:p>
              </table:table-cell>
              <table:table-cell office:value-type="float" office:value="96962000">
                <text:p>96962000</text:p>
              </table:table-cell>
              <table:table-cell office:value-type="float" office:value="96671000">
                <text:p>96671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5530000">
                <text:p>95530000</text:p>
              </table:table-cell>
              <table:table-cell office:value-type="float" office:value="95244000">
                <text:p>95244000</text:p>
              </table:table-cell>
              <table:table-cell office:value-type="float" office:value="95247000">
                <text:p>95247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4826000">
                <text:p>94826000</text:p>
              </table:table-cell>
              <table:table-cell office:value-type="float" office:value="97486000">
                <text:p>97486000</text:p>
              </table:table-cell>
              <table:table-cell office:value-type="float" office:value="96503000">
                <text:p>96503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7393000">
                <text:p>97393000</text:p>
              </table:table-cell>
              <table:table-cell office:value-type="float" office:value="104102000">
                <text:p>104102000</text:p>
              </table:table-cell>
              <table:table-cell office:value-type="float" office:value="108200000">
                <text:p>108200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9955000">
                <text:p>99955000</text:p>
              </table:table-cell>
              <table:table-cell office:value-type="float" office:value="101864000">
                <text:p>101864000</text:p>
              </table:table-cell>
              <table:table-cell office:value-type="float" office:value="100906000">
                <text:p>100906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8173000">
                <text:p>98173000</text:p>
              </table:table-cell>
              <table:table-cell office:value-type="float" office:value="99480000">
                <text:p>99480000</text:p>
              </table:table-cell>
              <table:table-cell office:value-type="float" office:value="101649000">
                <text:p>101649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2907000">
                <text:p>102907000</text:p>
              </table:table-cell>
              <table:table-cell office:value-type="float" office:value="99633000">
                <text:p>99633000</text:p>
              </table:table-cell>
              <table:table-cell office:value-type="float" office:value="99730000">
                <text:p>99730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720000">
                <text:p>100720000</text:p>
              </table:table-cell>
              <table:table-cell office:value-type="float" office:value="102377000">
                <text:p>102377000</text:p>
              </table:table-cell>
              <table:table-cell office:value-type="float" office:value="102677000">
                <text:p>102677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2148000">
                <text:p>102148000</text:p>
              </table:table-cell>
              <table:table-cell office:value-type="float" office:value="103921000">
                <text:p>103921000</text:p>
              </table:table-cell>
              <table:table-cell office:value-type="float" office:value="107171000">
                <text:p>107171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067000">
                <text:p>100067000</text:p>
              </table:table-cell>
              <table:table-cell office:value-type="float" office:value="101685000">
                <text:p>101685000</text:p>
              </table:table-cell>
              <table:table-cell office:value-type="float" office:value="105045000">
                <text:p>105045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3652000">
                <text:p>103652000</text:p>
              </table:table-cell>
              <table:table-cell office:value-type="float" office:value="102572000">
                <text:p>102572000</text:p>
              </table:table-cell>
              <table:table-cell office:value-type="float" office:value="105981000">
                <text:p>105981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1029000">
                <text:p>101029000</text:p>
              </table:table-cell>
              <table:table-cell office:value-type="float" office:value="104425000">
                <text:p>104425000</text:p>
              </table:table-cell>
              <table:table-cell office:value-type="float" office:value="103319000">
                <text:p>103319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3237000">
                <text:p>103237000</text:p>
              </table:table-cell>
              <table:table-cell office:value-type="float" office:value="120246000">
                <text:p>120246000</text:p>
              </table:table-cell>
              <table:table-cell office:value-type="float" office:value="120189000">
                <text:p>120189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3595000">
                <text:p>103595000</text:p>
              </table:table-cell>
              <table:table-cell office:value-type="float" office:value="104790000">
                <text:p>104790000</text:p>
              </table:table-cell>
              <table:table-cell office:value-type="float" office:value="104961000">
                <text:p>104961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6468000">
                <text:p>106468000</text:p>
              </table:table-cell>
              <table:table-cell office:value-type="float" office:value="104725000">
                <text:p>104725000</text:p>
              </table:table-cell>
              <table:table-cell office:value-type="float" office:value="104889000">
                <text:p>104889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8582000">
                <text:p>108582000</text:p>
              </table:table-cell>
              <table:table-cell office:value-type="float" office:value="107573000">
                <text:p>107573000</text:p>
              </table:table-cell>
              <table:table-cell office:value-type="float" office:value="107527000">
                <text:p>107527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6284000">
                <text:p>106284000</text:p>
              </table:table-cell>
              <table:table-cell office:value-type="float" office:value="107979000">
                <text:p>107979000</text:p>
              </table:table-cell>
              <table:table-cell office:value-type="float" office:value="107594000">
                <text:p>107594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5179000">
                <text:p>105179000</text:p>
              </table:table-cell>
              <table:table-cell office:value-type="float" office:value="107513000">
                <text:p>107513000</text:p>
              </table:table-cell>
              <table:table-cell office:value-type="float" office:value="106936000">
                <text:p>106936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8883000">
                <text:p>108883000</text:p>
              </table:table-cell>
              <table:table-cell office:value-type="float" office:value="110237000">
                <text:p>110237000</text:p>
              </table:table-cell>
              <table:table-cell office:value-type="float" office:value="110519000">
                <text:p>110519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8701000">
                <text:p>108701000</text:p>
              </table:table-cell>
              <table:table-cell office:value-type="float" office:value="110583000">
                <text:p>110583000</text:p>
              </table:table-cell>
              <table:table-cell office:value-type="float" office:value="110830000">
                <text:p>110830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9673000">
                <text:p>109673000</text:p>
              </table:table-cell>
              <table:table-cell office:value-type="float" office:value="111506000">
                <text:p>111506000</text:p>
              </table:table-cell>
              <table:table-cell office:value-type="float" office:value="111688000">
                <text:p>111688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9443000">
                <text:p>109443000</text:p>
              </table:table-cell>
              <table:table-cell office:value-type="float" office:value="110548000">
                <text:p>110548000</text:p>
              </table:table-cell>
              <table:table-cell office:value-type="float" office:value="111934000">
                <text:p>111934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9477000">
                <text:p>109477000</text:p>
              </table:table-cell>
              <table:table-cell office:value-type="float" office:value="111405000">
                <text:p>111405000</text:p>
              </table:table-cell>
              <table:table-cell office:value-type="float" office:value="114117000">
                <text:p>114117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8313000">
                <text:p>108313000</text:p>
              </table:table-cell>
              <table:table-cell office:value-type="float" office:value="112255000">
                <text:p>112255000</text:p>
              </table:table-cell>
              <table:table-cell office:value-type="float" office:value="115427000">
                <text:p>115427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5148000">
                <text:p>105148000</text:p>
              </table:table-cell>
              <table:table-cell office:value-type="float" office:value="118706000">
                <text:p>118706000</text:p>
              </table:table-cell>
              <table:table-cell office:value-type="float" office:value="118925000">
                <text:p>118925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5745000">
                <text:p>105745000</text:p>
              </table:table-cell>
              <table:table-cell office:value-type="float" office:value="109105000">
                <text:p>109105000</text:p>
              </table:table-cell>
              <table:table-cell office:value-type="float" office:value="109010000">
                <text:p>109010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7802000">
                <text:p>107802000</text:p>
              </table:table-cell>
              <table:table-cell office:value-type="float" office:value="110290000">
                <text:p>110290000</text:p>
              </table:table-cell>
              <table:table-cell office:value-type="float" office:value="110270000">
                <text:p>110270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1606000">
                <text:p>111606000</text:p>
              </table:table-cell>
              <table:table-cell office:value-type="float" office:value="114775000">
                <text:p>114775000</text:p>
              </table:table-cell>
              <table:table-cell office:value-type="float" office:value="115670000">
                <text:p>115670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1362000">
                <text:p>111362000</text:p>
              </table:table-cell>
              <table:table-cell office:value-type="float" office:value="115471000">
                <text:p>115471000</text:p>
              </table:table-cell>
              <table:table-cell office:value-type="float" office:value="114942000">
                <text:p>114942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3653000">
                <text:p>113653000</text:p>
              </table:table-cell>
              <table:table-cell office:value-type="float" office:value="115879000">
                <text:p>115879000</text:p>
              </table:table-cell>
              <table:table-cell office:value-type="float" office:value="126294000">
                <text:p>126294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3825000">
                <text:p>113825000</text:p>
              </table:table-cell>
              <table:table-cell office:value-type="float" office:value="115568000">
                <text:p>115568000</text:p>
              </table:table-cell>
              <table:table-cell office:value-type="float" office:value="115406000">
                <text:p>115406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7577000">
                <text:p>117577000</text:p>
              </table:table-cell>
              <table:table-cell office:value-type="float" office:value="120287000">
                <text:p>120287000</text:p>
              </table:table-cell>
              <table:table-cell office:value-type="float" office:value="122218000">
                <text:p>122218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0279000">
                <text:p>120279000</text:p>
              </table:table-cell>
              <table:table-cell office:value-type="float" office:value="119770000">
                <text:p>119770000</text:p>
              </table:table-cell>
              <table:table-cell office:value-type="float" office:value="119769000">
                <text:p>119769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6837000">
                <text:p>116837000</text:p>
              </table:table-cell>
              <table:table-cell office:value-type="float" office:value="118309000">
                <text:p>118309000</text:p>
              </table:table-cell>
              <table:table-cell office:value-type="float" office:value="121931000">
                <text:p>121931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7018000">
                <text:p>117018000</text:p>
              </table:table-cell>
              <table:table-cell office:value-type="float" office:value="118542000">
                <text:p>118542000</text:p>
              </table:table-cell>
              <table:table-cell office:value-type="float" office:value="118682000">
                <text:p>118682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9044000">
                <text:p>119044000</text:p>
              </table:table-cell>
              <table:table-cell office:value-type="float" office:value="127349000">
                <text:p>127349000</text:p>
              </table:table-cell>
              <table:table-cell office:value-type="float" office:value="124435000">
                <text:p>124435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9774000">
                <text:p>119774000</text:p>
              </table:table-cell>
              <table:table-cell office:value-type="float" office:value="123628000">
                <text:p>123628000</text:p>
              </table:table-cell>
              <table:table-cell office:value-type="float" office:value="122109000">
                <text:p>122109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9561000">
                <text:p>119561000</text:p>
              </table:table-cell>
              <table:table-cell office:value-type="float" office:value="123930000">
                <text:p>123930000</text:p>
              </table:table-cell>
              <table:table-cell office:value-type="float" office:value="121002000">
                <text:p>121002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0122000">
                <text:p>120122000</text:p>
              </table:table-cell>
              <table:table-cell office:value-type="float" office:value="122590000">
                <text:p>122590000</text:p>
              </table:table-cell>
              <table:table-cell office:value-type="float" office:value="122258000">
                <text:p>122258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3249000">
                <text:p>123249000</text:p>
              </table:table-cell>
              <table:table-cell office:value-type="float" office:value="126906000">
                <text:p>126906000</text:p>
              </table:table-cell>
              <table:table-cell office:value-type="float" office:value="125556000">
                <text:p>125556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3734000">
                <text:p>123734000</text:p>
              </table:table-cell>
              <table:table-cell office:value-type="float" office:value="128422000">
                <text:p>128422000</text:p>
              </table:table-cell>
              <table:table-cell office:value-type="float" office:value="131288000">
                <text:p>131288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2203000">
                <text:p>122203000</text:p>
              </table:table-cell>
              <table:table-cell office:value-type="float" office:value="124927000">
                <text:p>124927000</text:p>
              </table:table-cell>
              <table:table-cell office:value-type="float" office:value="125154000">
                <text:p>125154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6558000">
                <text:p>126558000</text:p>
              </table:table-cell>
              <table:table-cell office:value-type="float" office:value="129131000">
                <text:p>129131000</text:p>
              </table:table-cell>
              <table:table-cell office:value-type="float" office:value="126402000">
                <text:p>126402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6768000">
                <text:p>126768000</text:p>
              </table:table-cell>
              <table:table-cell office:value-type="float" office:value="128391000">
                <text:p>128391000</text:p>
              </table:table-cell>
              <table:table-cell office:value-type="float" office:value="128079000">
                <text:p>128079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7095000">
                <text:p>127095000</text:p>
              </table:table-cell>
              <table:table-cell office:value-type="float" office:value="131398000">
                <text:p>131398000</text:p>
              </table:table-cell>
              <table:table-cell office:value-type="float" office:value="128761000">
                <text:p>128761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5435000">
                <text:p>125435000</text:p>
              </table:table-cell>
              <table:table-cell office:value-type="float" office:value="127279000">
                <text:p>127279000</text:p>
              </table:table-cell>
              <table:table-cell office:value-type="float" office:value="128023000">
                <text:p>128023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6107000">
                <text:p>126107000</text:p>
              </table:table-cell>
              <table:table-cell office:value-type="float" office:value="131560000">
                <text:p>131560000</text:p>
              </table:table-cell>
              <table:table-cell office:value-type="float" office:value="131451000">
                <text:p>131451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8990000">
                <text:p>128990000</text:p>
              </table:table-cell>
              <table:table-cell office:value-type="float" office:value="134170000">
                <text:p>134170000</text:p>
              </table:table-cell>
              <table:table-cell office:value-type="float" office:value="131027000">
                <text:p>131027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0227000">
                <text:p>130227000</text:p>
              </table:table-cell>
              <table:table-cell office:value-type="float" office:value="135305000">
                <text:p>135305000</text:p>
              </table:table-cell>
              <table:table-cell office:value-type="float" office:value="134959000">
                <text:p>134959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0238000">
                <text:p>130238000</text:p>
              </table:table-cell>
              <table:table-cell office:value-type="float" office:value="131278000">
                <text:p>131278000</text:p>
              </table:table-cell>
              <table:table-cell office:value-type="float" office:value="134097000">
                <text:p>134097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9903000">
                <text:p>129903000</text:p>
              </table:table-cell>
              <table:table-cell office:value-type="float" office:value="134169000">
                <text:p>134169000</text:p>
              </table:table-cell>
              <table:table-cell office:value-type="float" office:value="131508000">
                <text:p>1315080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31489000">
                <text:p>131489000</text:p>
              </table:table-cell>
              <table:table-cell office:value-type="float" office:value="139918000">
                <text:p>139918000</text:p>
              </table:table-cell>
              <table:table-cell office:value-type="float" office:value="140216000">
                <text:p>140216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2706000">
                <text:p>132706000</text:p>
              </table:table-cell>
              <table:table-cell office:value-type="float" office:value="137886000">
                <text:p>137886000</text:p>
              </table:table-cell>
              <table:table-cell office:value-type="float" office:value="135496000">
                <text:p>135496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32197000">
                <text:p>132197000</text:p>
              </table:table-cell>
              <table:table-cell office:value-type="float" office:value="136863000">
                <text:p>136863000</text:p>
              </table:table-cell>
              <table:table-cell office:value-type="float" office:value="134150000">
                <text:p>134150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32787000">
                <text:p>132787000</text:p>
              </table:table-cell>
              <table:table-cell office:value-type="float" office:value="136093000">
                <text:p>136093000</text:p>
              </table:table-cell>
              <table:table-cell office:value-type="float" office:value="134571000">
                <text:p>1345710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38506000">
                <text:p>138506000</text:p>
              </table:table-cell>
              <table:table-cell office:value-type="float" office:value="144277000">
                <text:p>144277000</text:p>
              </table:table-cell>
              <table:table-cell office:value-type="float" office:value="140953000">
                <text:p>1409530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7194000">
                <text:p>137194000</text:p>
              </table:table-cell>
              <table:table-cell office:value-type="float" office:value="140333000">
                <text:p>140333000</text:p>
              </table:table-cell>
              <table:table-cell office:value-type="float" office:value="140367000">
                <text:p>140367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75507000">
                <text:p>275507000</text:p>
              </table:table-cell>
              <table:table-cell office:value-type="float" office:value="272522000">
                <text:p>272522000</text:p>
              </table:table-cell>
              <table:table-cell office:value-type="float" office:value="261440000">
                <text:p>2614400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3730000">
                <text:p>283730000</text:p>
              </table:table-cell>
              <table:table-cell office:value-type="float" office:value="275503000">
                <text:p>275503000</text:p>
              </table:table-cell>
              <table:table-cell office:value-type="float" office:value="267672000">
                <text:p>267672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39835000">
                <text:p>139835000</text:p>
              </table:table-cell>
              <table:table-cell office:value-type="float" office:value="144583000">
                <text:p>144583000</text:p>
              </table:table-cell>
              <table:table-cell office:value-type="float" office:value="143479000">
                <text:p>143479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2854000">
                <text:p>142854000</text:p>
              </table:table-cell>
              <table:table-cell office:value-type="float" office:value="143950000">
                <text:p>143950000</text:p>
              </table:table-cell>
              <table:table-cell office:value-type="float" office:value="143935000">
                <text:p>143935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8801000">
                <text:p>138801000</text:p>
              </table:table-cell>
              <table:table-cell office:value-type="float" office:value="150351000">
                <text:p>150351000</text:p>
              </table:table-cell>
              <table:table-cell office:value-type="float" office:value="146604000">
                <text:p>146604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9078000">
                <text:p>139078000</text:p>
              </table:table-cell>
              <table:table-cell office:value-type="float" office:value="141278000">
                <text:p>141278000</text:p>
              </table:table-cell>
              <table:table-cell office:value-type="float" office:value="141232000">
                <text:p>141232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1801000">
                <text:p>141801000</text:p>
              </table:table-cell>
              <table:table-cell office:value-type="float" office:value="147850000">
                <text:p>147850000</text:p>
              </table:table-cell>
              <table:table-cell office:value-type="float" office:value="144487000">
                <text:p>144487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1813000">
                <text:p>141813000</text:p>
              </table:table-cell>
              <table:table-cell office:value-type="float" office:value="144438000">
                <text:p>144438000</text:p>
              </table:table-cell>
              <table:table-cell office:value-type="float" office:value="144293000">
                <text:p>144293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1469000">
                <text:p>141469000</text:p>
              </table:table-cell>
              <table:table-cell office:value-type="float" office:value="143465000">
                <text:p>143465000</text:p>
              </table:table-cell>
              <table:table-cell office:value-type="float" office:value="143542000">
                <text:p>143542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1400000">
                <text:p>141400000</text:p>
              </table:table-cell>
              <table:table-cell office:value-type="float" office:value="150867000">
                <text:p>150867000</text:p>
              </table:table-cell>
              <table:table-cell office:value-type="float" office:value="148383000">
                <text:p>148383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5246000">
                <text:p>145246000</text:p>
              </table:table-cell>
              <table:table-cell office:value-type="float" office:value="150698000">
                <text:p>150698000</text:p>
              </table:table-cell>
              <table:table-cell office:value-type="float" office:value="147980000">
                <text:p>147980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5828000">
                <text:p>145828000</text:p>
              </table:table-cell>
              <table:table-cell office:value-type="float" office:value="148126000">
                <text:p>148126000</text:p>
              </table:table-cell>
              <table:table-cell office:value-type="float" office:value="148439000">
                <text:p>148439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6597000">
                <text:p>146597000</text:p>
              </table:table-cell>
              <table:table-cell office:value-type="float" office:value="147568000">
                <text:p>147568000</text:p>
              </table:table-cell>
              <table:table-cell office:value-type="float" office:value="147681000">
                <text:p>147681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5816000">
                <text:p>145816000</text:p>
              </table:table-cell>
              <table:table-cell office:value-type="float" office:value="148522000">
                <text:p>148522000</text:p>
              </table:table-cell>
              <table:table-cell office:value-type="float" office:value="147887000">
                <text:p>147887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7657000">
                <text:p>147657000</text:p>
              </table:table-cell>
              <table:table-cell office:value-type="float" office:value="161811000">
                <text:p>161811000</text:p>
              </table:table-cell>
              <table:table-cell office:value-type="float" office:value="153263000">
                <text:p>153263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2549000">
                <text:p>152549000</text:p>
              </table:table-cell>
              <table:table-cell office:value-type="float" office:value="163048000">
                <text:p>163048000</text:p>
              </table:table-cell>
              <table:table-cell office:value-type="float" office:value="153330000">
                <text:p>1533300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2946000">
                <text:p>152946000</text:p>
              </table:table-cell>
              <table:table-cell office:value-type="float" office:value="159363000">
                <text:p>159363000</text:p>
              </table:table-cell>
              <table:table-cell office:value-type="float" office:value="150573000">
                <text:p>1505730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7364000">
                <text:p>157364000</text:p>
              </table:table-cell>
              <table:table-cell office:value-type="float" office:value="154019000">
                <text:p>154019000</text:p>
              </table:table-cell>
              <table:table-cell office:value-type="float" office:value="150736000">
                <text:p>1507360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1782000">
                <text:p>151782000</text:p>
              </table:table-cell>
              <table:table-cell office:value-type="float" office:value="157271000">
                <text:p>157271000</text:p>
              </table:table-cell>
              <table:table-cell office:value-type="float" office:value="153855000">
                <text:p>153855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5869000">
                <text:p>155869000</text:p>
              </table:table-cell>
              <table:table-cell office:value-type="float" office:value="170482000">
                <text:p>170482000</text:p>
              </table:table-cell>
              <table:table-cell office:value-type="float" office:value="163930000">
                <text:p>163930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2203000">
                <text:p>152203000</text:p>
              </table:table-cell>
              <table:table-cell office:value-type="float" office:value="154456000">
                <text:p>154456000</text:p>
              </table:table-cell>
              <table:table-cell office:value-type="float" office:value="153573000">
                <text:p>1535730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1553000">
                <text:p>151553000</text:p>
              </table:table-cell>
              <table:table-cell office:value-type="float" office:value="156964000">
                <text:p>156964000</text:p>
              </table:table-cell>
              <table:table-cell office:value-type="float" office:value="154412000">
                <text:p>1544120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6320000">
                <text:p>156320000</text:p>
              </table:table-cell>
              <table:table-cell office:value-type="float" office:value="168530000">
                <text:p>168530000</text:p>
              </table:table-cell>
              <table:table-cell office:value-type="float" office:value="157612000">
                <text:p>1576120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6495000">
                <text:p>156495000</text:p>
              </table:table-cell>
              <table:table-cell office:value-type="float" office:value="166707000">
                <text:p>166707000</text:p>
              </table:table-cell>
              <table:table-cell office:value-type="float" office:value="167986000">
                <text:p>1679860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4392000">
                <text:p>154392000</text:p>
              </table:table-cell>
              <table:table-cell office:value-type="float" office:value="156789000">
                <text:p>156789000</text:p>
              </table:table-cell>
              <table:table-cell office:value-type="float" office:value="157589000">
                <text:p>1575890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5894000">
                <text:p>155894000</text:p>
              </table:table-cell>
              <table:table-cell office:value-type="float" office:value="158120000">
                <text:p>158120000</text:p>
              </table:table-cell>
              <table:table-cell office:value-type="float" office:value="158055000">
                <text:p>1580550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7936000">
                <text:p>157936000</text:p>
              </table:table-cell>
              <table:table-cell office:value-type="float" office:value="160758000">
                <text:p>160758000</text:p>
              </table:table-cell>
              <table:table-cell office:value-type="float" office:value="161033000">
                <text:p>1610330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0241000">
                <text:p>160241000</text:p>
              </table:table-cell>
              <table:table-cell office:value-type="float" office:value="164326000">
                <text:p>164326000</text:p>
              </table:table-cell>
              <table:table-cell office:value-type="float" office:value="163606000">
                <text:p>1636060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7658000">
                <text:p>157658000</text:p>
              </table:table-cell>
              <table:table-cell office:value-type="float" office:value="167105000">
                <text:p>167105000</text:p>
              </table:table-cell>
              <table:table-cell office:value-type="float" office:value="166814000">
                <text:p>1668140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9665000">
                <text:p>159665000</text:p>
              </table:table-cell>
              <table:table-cell office:value-type="float" office:value="162657000">
                <text:p>162657000</text:p>
              </table:table-cell>
              <table:table-cell office:value-type="float" office:value="162528000">
                <text:p>1625280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6812000">
                <text:p>156812000</text:p>
              </table:table-cell>
              <table:table-cell office:value-type="float" office:value="161305000">
                <text:p>161305000</text:p>
              </table:table-cell>
              <table:table-cell office:value-type="float" office:value="161060000">
                <text:p>1610600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8352000">
                <text:p>158352000</text:p>
              </table:table-cell>
              <table:table-cell office:value-type="float" office:value="163058000">
                <text:p>163058000</text:p>
              </table:table-cell>
              <table:table-cell office:value-type="float" office:value="162619000">
                <text:p>1626190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8034000">
                <text:p>158034000</text:p>
              </table:table-cell>
              <table:table-cell office:value-type="float" office:value="171887000">
                <text:p>171887000</text:p>
              </table:table-cell>
              <table:table-cell office:value-type="float" office:value="173320000">
                <text:p>1733200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0652000">
                <text:p>160652000</text:p>
              </table:table-cell>
              <table:table-cell office:value-type="float" office:value="163961000">
                <text:p>163961000</text:p>
              </table:table-cell>
              <table:table-cell office:value-type="float" office:value="163686000">
                <text:p>1636860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9974000">
                <text:p>159974000</text:p>
              </table:table-cell>
              <table:table-cell office:value-type="float" office:value="165402000">
                <text:p>165402000</text:p>
              </table:table-cell>
              <table:table-cell office:value-type="float" office:value="165426000">
                <text:p>1654260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3978000">
                <text:p>163978000</text:p>
              </table:table-cell>
              <table:table-cell office:value-type="float" office:value="169320000">
                <text:p>169320000</text:p>
              </table:table-cell>
              <table:table-cell office:value-type="float" office:value="169482000">
                <text:p>1694820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7469000">
                <text:p>167469000</text:p>
              </table:table-cell>
              <table:table-cell office:value-type="float" office:value="170739000">
                <text:p>170739000</text:p>
              </table:table-cell>
              <table:table-cell office:value-type="float" office:value="170362000">
                <text:p>1703620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6154000">
                <text:p>166154000</text:p>
              </table:table-cell>
              <table:table-cell office:value-type="float" office:value="175399000">
                <text:p>175399000</text:p>
              </table:table-cell>
              <table:table-cell office:value-type="float" office:value="176038000">
                <text:p>1760380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9404000">
                <text:p>169404000</text:p>
              </table:table-cell>
              <table:table-cell office:value-type="float" office:value="173353000">
                <text:p>173353000</text:p>
              </table:table-cell>
              <table:table-cell office:value-type="float" office:value="172151000">
                <text:p>1721510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9912000">
                <text:p>169912000</text:p>
              </table:table-cell>
              <table:table-cell office:value-type="float" office:value="172928000">
                <text:p>172928000</text:p>
              </table:table-cell>
              <table:table-cell office:value-type="float" office:value="172643000">
                <text:p>1726430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9153000">
                <text:p>169153000</text:p>
              </table:table-cell>
              <table:table-cell office:value-type="float" office:value="171752000">
                <text:p>171752000</text:p>
              </table:table-cell>
              <table:table-cell office:value-type="float" office:value="172630000">
                <text:p>1726300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9406000">
                <text:p>169406000</text:p>
              </table:table-cell>
              <table:table-cell office:value-type="float" office:value="191984000">
                <text:p>191984000</text:p>
              </table:table-cell>
              <table:table-cell office:value-type="float" office:value="184675000">
                <text:p>1846750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8847000">
                <text:p>178847000</text:p>
              </table:table-cell>
              <table:table-cell office:value-type="float" office:value="180250000">
                <text:p>180250000</text:p>
              </table:table-cell>
              <table:table-cell office:value-type="float" office:value="177530000">
                <text:p>1775300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4847000">
                <text:p>174847000</text:p>
              </table:table-cell>
              <table:table-cell office:value-type="float" office:value="178996000">
                <text:p>178996000</text:p>
              </table:table-cell>
              <table:table-cell office:value-type="float" office:value="177974000">
                <text:p>1779740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3829000">
                <text:p>173829000</text:p>
              </table:table-cell>
              <table:table-cell office:value-type="float" office:value="182125000">
                <text:p>182125000</text:p>
              </table:table-cell>
              <table:table-cell office:value-type="float" office:value="178885000">
                <text:p>1788850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6956000">
                <text:p>176956000</text:p>
              </table:table-cell>
              <table:table-cell office:value-type="float" office:value="185115000">
                <text:p>185115000</text:p>
              </table:table-cell>
              <table:table-cell office:value-type="float" office:value="185554000">
                <text:p>1855540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7263000">
                <text:p>177263000</text:p>
              </table:table-cell>
              <table:table-cell office:value-type="float" office:value="183889000">
                <text:p>183889000</text:p>
              </table:table-cell>
              <table:table-cell office:value-type="float" office:value="184147000">
                <text:p>1841470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0686000">
                <text:p>180686000</text:p>
              </table:table-cell>
              <table:table-cell office:value-type="float" office:value="181640000">
                <text:p>181640000</text:p>
              </table:table-cell>
              <table:table-cell office:value-type="float" office:value="184764000">
                <text:p>1847640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6534000">
                <text:p>176534000</text:p>
              </table:table-cell>
              <table:table-cell office:value-type="float" office:value="179728000">
                <text:p>179728000</text:p>
              </table:table-cell>
              <table:table-cell office:value-type="float" office:value="180055000">
                <text:p>1800550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7218000">
                <text:p>177218000</text:p>
              </table:table-cell>
              <table:table-cell office:value-type="float" office:value="184173000">
                <text:p>184173000</text:p>
              </table:table-cell>
              <table:table-cell office:value-type="float" office:value="180865000">
                <text:p>1808650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6899000">
                <text:p>186899000</text:p>
              </table:table-cell>
              <table:table-cell office:value-type="float" office:value="193528000">
                <text:p>193528000</text:p>
              </table:table-cell>
              <table:table-cell office:value-type="float" office:value="191452000">
                <text:p>1914520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1874000">
                <text:p>181874000</text:p>
              </table:table-cell>
              <table:table-cell office:value-type="float" office:value="185163000">
                <text:p>185163000</text:p>
              </table:table-cell>
              <table:table-cell office:value-type="float" office:value="184869000">
                <text:p>1848690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0010000">
                <text:p>180010000</text:p>
              </table:table-cell>
              <table:table-cell office:value-type="float" office:value="184397000">
                <text:p>184397000</text:p>
              </table:table-cell>
              <table:table-cell office:value-type="float" office:value="183738000">
                <text:p>1837380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1422000">
                <text:p>181422000</text:p>
              </table:table-cell>
              <table:table-cell office:value-type="float" office:value="184875000">
                <text:p>184875000</text:p>
              </table:table-cell>
              <table:table-cell office:value-type="float" office:value="186989000">
                <text:p>1869890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8782000">
                <text:p>188782000</text:p>
              </table:table-cell>
              <table:table-cell office:value-type="float" office:value="203280000">
                <text:p>203280000</text:p>
              </table:table-cell>
              <table:table-cell office:value-type="float" office:value="195622000">
                <text:p>1956220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5776000">
                <text:p>185776000</text:p>
              </table:table-cell>
              <table:table-cell office:value-type="float" office:value="195902000">
                <text:p>195902000</text:p>
              </table:table-cell>
              <table:table-cell office:value-type="float" office:value="193753000">
                <text:p>1937530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3837000">
                <text:p>183837000</text:p>
              </table:table-cell>
              <table:table-cell office:value-type="float" office:value="186655000">
                <text:p>186655000</text:p>
              </table:table-cell>
              <table:table-cell office:value-type="float" office:value="186718000">
                <text:p>1867180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4535000">
                <text:p>184535000</text:p>
              </table:table-cell>
              <table:table-cell office:value-type="float" office:value="189446000">
                <text:p>189446000</text:p>
              </table:table-cell>
              <table:table-cell office:value-type="float" office:value="187459000">
                <text:p>1874590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1809000">
                <text:p>191809000</text:p>
              </table:table-cell>
              <table:table-cell office:value-type="float" office:value="201073000">
                <text:p>201073000</text:p>
              </table:table-cell>
              <table:table-cell office:value-type="float" office:value="200369000">
                <text:p>2003690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9709000">
                <text:p>189709000</text:p>
              </table:table-cell>
              <table:table-cell office:value-type="float" office:value="193278000">
                <text:p>193278000</text:p>
              </table:table-cell>
              <table:table-cell office:value-type="float" office:value="192455000">
                <text:p>1924550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8700000">
                <text:p>188700000</text:p>
              </table:table-cell>
              <table:table-cell office:value-type="float" office:value="190704000">
                <text:p>190704000</text:p>
              </table:table-cell>
              <table:table-cell office:value-type="float" office:value="191496000">
                <text:p>1914960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0195000">
                <text:p>190195000</text:p>
              </table:table-cell>
              <table:table-cell office:value-type="float" office:value="193685000">
                <text:p>193685000</text:p>
              </table:table-cell>
              <table:table-cell office:value-type="float" office:value="196244000">
                <text:p>1962440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3702000">
                <text:p>193702000</text:p>
              </table:table-cell>
              <table:table-cell office:value-type="float" office:value="202760000">
                <text:p>202760000</text:p>
              </table:table-cell>
              <table:table-cell office:value-type="float" office:value="205430000">
                <text:p>2054300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6268000">
                <text:p>196268000</text:p>
              </table:table-cell>
              <table:table-cell office:value-type="float" office:value="198966000">
                <text:p>198966000</text:p>
              </table:table-cell>
              <table:table-cell office:value-type="float" office:value="196637000">
                <text:p>1966370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86617000">
                <text:p>186617000</text:p>
              </table:table-cell>
              <table:table-cell office:value-type="float" office:value="192340000">
                <text:p>192340000</text:p>
              </table:table-cell>
              <table:table-cell office:value-type="float" office:value="194350000">
                <text:p>1943500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8153000">
                <text:p>188153000</text:p>
              </table:table-cell>
              <table:table-cell office:value-type="float" office:value="194768000">
                <text:p>194768000</text:p>
              </table:table-cell>
              <table:table-cell office:value-type="float" office:value="195162000">
                <text:p>1951620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5648000">
                <text:p>195648000</text:p>
              </table:table-cell>
              <table:table-cell office:value-type="float" office:value="211571000">
                <text:p>211571000</text:p>
              </table:table-cell>
              <table:table-cell office:value-type="float" office:value="208109000">
                <text:p>2081090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9328000">
                <text:p>199328000</text:p>
              </table:table-cell>
              <table:table-cell office:value-type="float" office:value="201523000">
                <text:p>201523000</text:p>
              </table:table-cell>
              <table:table-cell office:value-type="float" office:value="202621000">
                <text:p>2026210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6555000">
                <text:p>196555000</text:p>
              </table:table-cell>
              <table:table-cell office:value-type="float" office:value="199711000">
                <text:p>199711000</text:p>
              </table:table-cell>
              <table:table-cell office:value-type="float" office:value="199515000">
                <text:p>1995150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8769000">
                <text:p>198769000</text:p>
              </table:table-cell>
              <table:table-cell office:value-type="float" office:value="207516000">
                <text:p>207516000</text:p>
              </table:table-cell>
              <table:table-cell office:value-type="float" office:value="201953000">
                <text:p>2019530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9296000">
                <text:p>199296000</text:p>
              </table:table-cell>
              <table:table-cell office:value-type="float" office:value="222822000">
                <text:p>222822000</text:p>
              </table:table-cell>
              <table:table-cell office:value-type="float" office:value="211298000">
                <text:p>2112980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1342000">
                <text:p>201342000</text:p>
              </table:table-cell>
              <table:table-cell office:value-type="float" office:value="208685000">
                <text:p>208685000</text:p>
              </table:table-cell>
              <table:table-cell office:value-type="float" office:value="206113000">
                <text:p>2061130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9971000">
                <text:p>199971000</text:p>
              </table:table-cell>
              <table:table-cell office:value-type="float" office:value="203177000">
                <text:p>203177000</text:p>
              </table:table-cell>
              <table:table-cell office:value-type="float" office:value="205488000">
                <text:p>2054880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1180000">
                <text:p>201180000</text:p>
              </table:table-cell>
              <table:table-cell office:value-type="float" office:value="204259000">
                <text:p>204259000</text:p>
              </table:table-cell>
              <table:table-cell office:value-type="float" office:value="204167000">
                <text:p>2041670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8934000">
                <text:p>208934000</text:p>
              </table:table-cell>
              <table:table-cell office:value-type="float" office:value="219410000">
                <text:p>219410000</text:p>
              </table:table-cell>
              <table:table-cell office:value-type="float" office:value="214312000">
                <text:p>2143120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6874000">
                <text:p>206874000</text:p>
              </table:table-cell>
              <table:table-cell office:value-type="float" office:value="214078000">
                <text:p>214078000</text:p>
              </table:table-cell>
              <table:table-cell office:value-type="float" office:value="211993000">
                <text:p>2119930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4645000">
                <text:p>204645000</text:p>
              </table:table-cell>
              <table:table-cell office:value-type="float" office:value="208017000">
                <text:p>208017000</text:p>
              </table:table-cell>
              <table:table-cell office:value-type="float" office:value="208890000">
                <text:p>2088900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6695000">
                <text:p>206695000</text:p>
              </table:table-cell>
              <table:table-cell office:value-type="float" office:value="223198000">
                <text:p>223198000</text:p>
              </table:table-cell>
              <table:table-cell office:value-type="float" office:value="220559000">
                <text:p>2205590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3288000">
                <text:p>213288000</text:p>
              </table:table-cell>
              <table:table-cell office:value-type="float" office:value="216766000">
                <text:p>216766000</text:p>
              </table:table-cell>
              <table:table-cell office:value-type="float" office:value="216953000">
                <text:p>2169530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12792000">
                <text:p>212792000</text:p>
              </table:table-cell>
              <table:table-cell office:value-type="float" office:value="218862000">
                <text:p>218862000</text:p>
              </table:table-cell>
              <table:table-cell office:value-type="float" office:value="215157000">
                <text:p>2151570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1085000">
                <text:p>211085000</text:p>
              </table:table-cell>
              <table:table-cell office:value-type="float" office:value="214096000">
                <text:p>214096000</text:p>
              </table:table-cell>
              <table:table-cell office:value-type="float" office:value="213310000">
                <text:p>2133100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11141000">
                <text:p>211141000</text:p>
              </table:table-cell>
              <table:table-cell office:value-type="float" office:value="223342000">
                <text:p>223342000</text:p>
              </table:table-cell>
              <table:table-cell office:value-type="float" office:value="222701000">
                <text:p>2227010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13514000">
                <text:p>213514000</text:p>
              </table:table-cell>
              <table:table-cell office:value-type="float" office:value="219473000">
                <text:p>219473000</text:p>
              </table:table-cell>
              <table:table-cell office:value-type="float" office:value="222476000">
                <text:p>2224760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6982000">
                <text:p>216982000</text:p>
              </table:table-cell>
              <table:table-cell office:value-type="float" office:value="218184000">
                <text:p>218184000</text:p>
              </table:table-cell>
              <table:table-cell office:value-type="float" office:value="217441000">
                <text:p>2174410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14776000">
                <text:p>214776000</text:p>
              </table:table-cell>
              <table:table-cell office:value-type="float" office:value="229571000">
                <text:p>229571000</text:p>
              </table:table-cell>
              <table:table-cell office:value-type="float" office:value="218410000">
                <text:p>2184100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13440000">
                <text:p>213440000</text:p>
              </table:table-cell>
              <table:table-cell office:value-type="float" office:value="226206000">
                <text:p>226206000</text:p>
              </table:table-cell>
              <table:table-cell office:value-type="float" office:value="230076000">
                <text:p>2300760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8124000">
                <text:p>218124000</text:p>
              </table:table-cell>
              <table:table-cell office:value-type="float" office:value="227480000">
                <text:p>227480000</text:p>
              </table:table-cell>
              <table:table-cell office:value-type="float" office:value="220941000">
                <text:p>2209410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19022000">
                <text:p>219022000</text:p>
              </table:table-cell>
              <table:table-cell office:value-type="float" office:value="231045000">
                <text:p>231045000</text:p>
              </table:table-cell>
              <table:table-cell office:value-type="float" office:value="222357000">
                <text:p>2223570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18357000">
                <text:p>218357000</text:p>
              </table:table-cell>
              <table:table-cell office:value-type="float" office:value="223308000">
                <text:p>223308000</text:p>
              </table:table-cell>
              <table:table-cell office:value-type="float" office:value="229081000">
                <text:p>2290810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18536000">
                <text:p>218536000</text:p>
              </table:table-cell>
              <table:table-cell office:value-type="float" office:value="227412000">
                <text:p>227412000</text:p>
              </table:table-cell>
              <table:table-cell office:value-type="float" office:value="222585000">
                <text:p>2225850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23006000">
                <text:p>223006000</text:p>
              </table:table-cell>
              <table:table-cell office:value-type="float" office:value="232524000">
                <text:p>232524000</text:p>
              </table:table-cell>
              <table:table-cell office:value-type="float" office:value="227497000">
                <text:p>2274970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4216000">
                <text:p>224216000</text:p>
              </table:table-cell>
              <table:table-cell office:value-type="float" office:value="236395000">
                <text:p>236395000</text:p>
              </table:table-cell>
              <table:table-cell office:value-type="float" office:value="228515000">
                <text:p>2285150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21318000">
                <text:p>221318000</text:p>
              </table:table-cell>
              <table:table-cell office:value-type="float" office:value="233486000">
                <text:p>233486000</text:p>
              </table:table-cell>
              <table:table-cell office:value-type="float" office:value="229693000">
                <text:p>2296930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22156000">
                <text:p>222156000</text:p>
              </table:table-cell>
              <table:table-cell office:value-type="float" office:value="251128000">
                <text:p>251128000</text:p>
              </table:table-cell>
              <table:table-cell office:value-type="float" office:value="226191000">
                <text:p>226191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